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2815in" svg:y="0.1335in">
            <draw:object draw:notify-on-update-of-ranges="Sheet1.F1:Sheet1.F20 Sheet1.G1:Sheet1.G20 Sheet1.F1:Sheet1.F20 Sheet1.H1:Sheet1.H20 Sheet1.F1:Sheet1.F20 Sheet1.I1:Sheet1.I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0803in" svg:y="4.2126in">
            <draw:object draw:notify-on-update-of-ranges="Sheet1.F1:Sheet1.F20 Sheet1.H1:Sheet1.H20 Sheet1.F1:Sheet1.F20 Sheet1.I1:Sheet1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151" calcext:value-type="float">
            <text:p>99151</text:p>
          </table:table-cell>
          <table:table-cell office:value-type="float" office:value="832431" calcext:value-type="float">
            <text:p>832431</text:p>
          </table:table-cell>
          <table:table-cell office:value-type="float" office:value="38183" calcext:value-type="float">
            <text:p>38183</text:p>
          </table:table-cell>
          <table:table-cell/>
          <table:table-cell table:formula="of:=AVERAGE([.A1:.A101])" office:value-type="float" office:value="2" calcext:value-type="float">
            <text:p>2</text:p>
          </table:table-cell>
          <table:table-cell table:formula="of:=AVERAGE([.B1:.B101])" office:value-type="float" office:value="20565.9900990099" calcext:value-type="float">
            <text:p>20565.9900990099</text:p>
          </table:table-cell>
          <table:table-cell table:formula="of:=AVERAGE([.C1:.C101])" office:value-type="float" office:value="97904.1485148515" calcext:value-type="float">
            <text:p>97904.1485148515</text:p>
          </table:table-cell>
          <table:table-cell table:formula="of:=AVERAGE([.D1:.D101])" office:value-type="float" office:value="18988.1188118812" calcext:value-type="float">
            <text:p>18988.1188118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93" calcext:value-type="float">
            <text:p>20593</text:p>
          </table:table-cell>
          <table:table-cell office:value-type="float" office:value="108774" calcext:value-type="float">
            <text:p>108774</text:p>
          </table:table-cell>
          <table:table-cell office:value-type="float" office:value="31099" calcext:value-type="float">
            <text:p>31099</text:p>
          </table:table-cell>
          <table:table-cell/>
          <table:table-cell table:formula="of:=AVERAGE([.A102:.A202])" office:value-type="float" office:value="4" calcext:value-type="float">
            <text:p>4</text:p>
          </table:table-cell>
          <table:table-cell table:formula="of:=AVERAGE([.B102:.B202])" office:value-type="float" office:value="15794.4158415842" calcext:value-type="float">
            <text:p>15794.4158415842</text:p>
          </table:table-cell>
          <table:table-cell table:formula="of:=AVERAGE([.C102:.C202])" office:value-type="float" office:value="67031.3762376238" calcext:value-type="float">
            <text:p>67031.3762376238</text:p>
          </table:table-cell>
          <table:table-cell table:formula="of:=AVERAGE([.D102:.D202])" office:value-type="float" office:value="14869.6534653465" calcext:value-type="float">
            <text:p>14869.6534653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48" calcext:value-type="float">
            <text:p>19848</text:p>
          </table:table-cell>
          <table:table-cell office:value-type="float" office:value="83526" calcext:value-type="float">
            <text:p>83526</text:p>
          </table:table-cell>
          <table:table-cell office:value-type="float" office:value="30820" calcext:value-type="float">
            <text:p>30820</text:p>
          </table:table-cell>
          <table:table-cell/>
          <table:table-cell table:style-name="ce1" table:formula="of:=AVERAGE([.A203:.A303])" office:value-type="float" office:value="8" calcext:value-type="float">
            <text:p>8</text:p>
          </table:table-cell>
          <table:table-cell table:style-name="ce1" table:formula="of:=AVERAGE([.B203:.B303])" office:value-type="float" office:value="20764.6633663366" calcext:value-type="float">
            <text:p>20764.6633663366</text:p>
          </table:table-cell>
          <table:table-cell table:style-name="ce1" table:formula="of:=AVERAGE([.C203:.C303])" office:value-type="float" office:value="46577.3069306931" calcext:value-type="float">
            <text:p>46577.3069306931</text:p>
          </table:table-cell>
          <table:table-cell table:style-name="ce1" table:formula="of:=AVERAGE([.D203:.D303])" office:value-type="float" office:value="5971.69306930693" calcext:value-type="float">
            <text:p>5971.6930693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92" calcext:value-type="float">
            <text:p>19492</text:p>
          </table:table-cell>
          <table:table-cell office:value-type="float" office:value="83392" calcext:value-type="float">
            <text:p>83392</text:p>
          </table:table-cell>
          <table:table-cell office:value-type="float" office:value="30729" calcext:value-type="float">
            <text:p>30729</text:p>
          </table:table-cell>
          <table:table-cell/>
          <table:table-cell table:formula="of:=AVERAGE([.A304:.A404])" office:value-type="float" office:value="16" calcext:value-type="float">
            <text:p>16</text:p>
          </table:table-cell>
          <table:table-cell table:formula="of:=AVERAGE([.B304:.B404])" office:value-type="float" office:value="23882.5841584158" calcext:value-type="float">
            <text:p>23882.5841584158</text:p>
          </table:table-cell>
          <table:table-cell table:formula="of:=AVERAGE([.C304:.C404])" office:value-type="float" office:value="15840.3069306931" calcext:value-type="float">
            <text:p>15840.3069306931</text:p>
          </table:table-cell>
          <table:table-cell table:formula="of:=AVERAGE([.D304:.D404])" office:value-type="float" office:value="787.306930693069" calcext:value-type="float">
            <text:p>787.3069306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07" calcext:value-type="float">
            <text:p>19107</text:p>
          </table:table-cell>
          <table:table-cell office:value-type="float" office:value="83106" calcext:value-type="float">
            <text:p>83106</text:p>
          </table:table-cell>
          <table:table-cell office:value-type="float" office:value="30853" calcext:value-type="float">
            <text:p>30853</text:p>
          </table:table-cell>
          <table:table-cell/>
          <table:table-cell table:formula="of:=AVERAGE([.A405:.A505])" office:value-type="float" office:value="32" calcext:value-type="float">
            <text:p>32</text:p>
          </table:table-cell>
          <table:table-cell table:formula="of:=AVERAGE([.B405:.B505])" office:value-type="float" office:value="32025.7524752475" calcext:value-type="float">
            <text:p>32025.7524752475</text:p>
          </table:table-cell>
          <table:table-cell table:formula="of:=AVERAGE([.C405:.C505])" office:value-type="float" office:value="5529.85148514852" calcext:value-type="float">
            <text:p>5529.8514851485</text:p>
          </table:table-cell>
          <table:table-cell table:formula="of:=AVERAGE([.D405:.D505])" office:value-type="float" office:value="585.29702970297" calcext:value-type="float">
            <text:p>585.297029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22" calcext:value-type="float">
            <text:p>19122</text:p>
          </table:table-cell>
          <table:table-cell office:value-type="float" office:value="83307" calcext:value-type="float">
            <text:p>83307</text:p>
          </table:table-cell>
          <table:table-cell office:value-type="float" office:value="31151" calcext:value-type="float">
            <text:p>31151</text:p>
          </table:table-cell>
          <table:table-cell/>
          <table:table-cell table:formula="of:=AVERAGE([.A506:.A606])" office:value-type="float" office:value="64" calcext:value-type="float">
            <text:p>64</text:p>
          </table:table-cell>
          <table:table-cell table:formula="of:=AVERAGE([.B506:.B606])" office:value-type="float" office:value="35377.7524752475" calcext:value-type="float">
            <text:p>35377.7524752475</text:p>
          </table:table-cell>
          <table:table-cell table:formula="of:=AVERAGE([.C506:.C606])" office:value-type="float" office:value="22734.6732673267" calcext:value-type="float">
            <text:p>22734.6732673267</text:p>
          </table:table-cell>
          <table:table-cell table:formula="of:=AVERAGE([.D506:.D606])" office:value-type="float" office:value="903.217821782178" calcext:value-type="float">
            <text:p>903.2178217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99" calcext:value-type="float">
            <text:p>19299</text:p>
          </table:table-cell>
          <table:table-cell office:value-type="float" office:value="83499" calcext:value-type="float">
            <text:p>83499</text:p>
          </table:table-cell>
          <table:table-cell office:value-type="float" office:value="30793" calcext:value-type="float">
            <text:p>30793</text:p>
          </table:table-cell>
          <table:table-cell/>
          <table:table-cell table:formula="of:=AVERAGE([.A607:.A707])" office:value-type="float" office:value="128" calcext:value-type="float">
            <text:p>128</text:p>
          </table:table-cell>
          <table:table-cell table:formula="of:=AVERAGE([.B607:.B707])" office:value-type="float" office:value="35702.8217821782" calcext:value-type="float">
            <text:p>35702.8217821782</text:p>
          </table:table-cell>
          <table:table-cell table:formula="of:=AVERAGE([.C607:.C707])" office:value-type="float" office:value="26825.4158415842" calcext:value-type="float">
            <text:p>26825.4158415842</text:p>
          </table:table-cell>
          <table:table-cell table:formula="of:=AVERAGE([.D607:.D707])" office:value-type="float" office:value="1372.75247524752" calcext:value-type="float">
            <text:p>1372.7524752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88" calcext:value-type="float">
            <text:p>19188</text:p>
          </table:table-cell>
          <table:table-cell office:value-type="float" office:value="82953" calcext:value-type="float">
            <text:p>82953</text:p>
          </table:table-cell>
          <table:table-cell office:value-type="float" office:value="30885" calcext:value-type="float">
            <text:p>30885</text:p>
          </table:table-cell>
          <table:table-cell/>
          <table:table-cell table:formula="of:=AVERAGE([.A708:.A808])" office:value-type="float" office:value="256" calcext:value-type="float">
            <text:p>256</text:p>
          </table:table-cell>
          <table:table-cell table:formula="of:=AVERAGE([.B708:.B808])" office:value-type="float" office:value="36962.9702970297" calcext:value-type="float">
            <text:p>36962.9702970297</text:p>
          </table:table-cell>
          <table:table-cell table:formula="of:=AVERAGE([.C708:.C808])" office:value-type="float" office:value="24977.3564356436" calcext:value-type="float">
            <text:p>24977.3564356436</text:p>
          </table:table-cell>
          <table:table-cell table:formula="of:=AVERAGE([.D708:.D808])" office:value-type="float" office:value="1033.47524752475" calcext:value-type="float">
            <text:p>1033.4752475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24" calcext:value-type="float">
            <text:p>19524</text:p>
          </table:table-cell>
          <table:table-cell office:value-type="float" office:value="83636" calcext:value-type="float">
            <text:p>83636</text:p>
          </table:table-cell>
          <table:table-cell office:value-type="float" office:value="30940" calcext:value-type="float">
            <text:p>30940</text:p>
          </table:table-cell>
          <table:table-cell/>
          <table:table-cell table:formula="of:=AVERAGE([.A809:.A909])" office:value-type="float" office:value="512" calcext:value-type="float">
            <text:p>512</text:p>
          </table:table-cell>
          <table:table-cell table:formula="of:=AVERAGE([.B809:.B909])" office:value-type="float" office:value="113362.049504951" calcext:value-type="float">
            <text:p>113362.049504951</text:p>
          </table:table-cell>
          <table:table-cell table:formula="of:=AVERAGE([.C809:.C909])" office:value-type="float" office:value="6771.14851485149" calcext:value-type="float">
            <text:p>6771.1485148515</text:p>
          </table:table-cell>
          <table:table-cell table:formula="of:=AVERAGE([.D809:.D909])" office:value-type="float" office:value="1875.42574257426" calcext:value-type="float">
            <text:p>1875.4257425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office:value-type="float" office:value="83266" calcext:value-type="float">
            <text:p>83266</text:p>
          </table:table-cell>
          <table:table-cell office:value-type="float" office:value="30869" calcext:value-type="float">
            <text:p>30869</text:p>
          </table:table-cell>
          <table:table-cell/>
          <table:table-cell table:formula="of:=AVERAGE([.A910:.A1010])" office:value-type="float" office:value="1024" calcext:value-type="float">
            <text:p>1024</text:p>
          </table:table-cell>
          <table:table-cell table:formula="of:=AVERAGE([.B910:.B1010])" office:value-type="float" office:value="146986.613861386" calcext:value-type="float">
            <text:p>146986.613861386</text:p>
          </table:table-cell>
          <table:table-cell table:formula="of:=AVERAGE([.C910:.C1010])" office:value-type="float" office:value="8555.09900990099" calcext:value-type="float">
            <text:p>8555.099009901</text:p>
          </table:table-cell>
          <table:table-cell table:formula="of:=AVERAGE([.D910:.D1010])" office:value-type="float" office:value="2534.17821782178" calcext:value-type="float">
            <text:p>2534.1782178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13" calcext:value-type="float">
            <text:p>19213</text:p>
          </table:table-cell>
          <table:table-cell office:value-type="float" office:value="83189" calcext:value-type="float">
            <text:p>83189</text:p>
          </table:table-cell>
          <table:table-cell office:value-type="float" office:value="30946" calcext:value-type="float">
            <text:p>30946</text:p>
          </table:table-cell>
          <table:table-cell/>
          <table:table-cell table:formula="of:=AVERAGE([.A1011:.A1111])" office:value-type="float" office:value="2048" calcext:value-type="float">
            <text:p>2048</text:p>
          </table:table-cell>
          <table:table-cell table:formula="of:=AVERAGE([.B1011:.B1111])" office:value-type="float" office:value="293170.158415842" calcext:value-type="float">
            <text:p>293170.158415842</text:p>
          </table:table-cell>
          <table:table-cell table:formula="of:=AVERAGE([.C1011:.C1111])" office:value-type="float" office:value="13417.4752475248" calcext:value-type="float">
            <text:p>13417.4752475248</text:p>
          </table:table-cell>
          <table:table-cell table:formula="of:=AVERAGE([.D1011:.D1111])" office:value-type="float" office:value="2380.45544554455" calcext:value-type="float">
            <text:p>2380.4554455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62" calcext:value-type="float">
            <text:p>19262</text:p>
          </table:table-cell>
          <table:table-cell office:value-type="float" office:value="82935" calcext:value-type="float">
            <text:p>82935</text:p>
          </table:table-cell>
          <table:table-cell office:value-type="float" office:value="30751" calcext:value-type="float">
            <text:p>30751</text:p>
          </table:table-cell>
          <table:table-cell/>
          <table:table-cell table:formula="of:=AVERAGE([.A1112:.A1212])" office:value-type="float" office:value="4096" calcext:value-type="float">
            <text:p>4096</text:p>
          </table:table-cell>
          <table:table-cell table:formula="of:=AVERAGE([.B1112:.B1212])" office:value-type="float" office:value="414456.534653465" calcext:value-type="float">
            <text:p>414456.534653465</text:p>
          </table:table-cell>
          <table:table-cell table:formula="of:=AVERAGE([.C1112:.C1212])" office:value-type="float" office:value="26456.0693069307" calcext:value-type="float">
            <text:p>26456.0693069307</text:p>
          </table:table-cell>
          <table:table-cell table:formula="of:=AVERAGE([.D1112:.D1212])" office:value-type="float" office:value="5696.49504950495" calcext:value-type="float">
            <text:p>5696.495049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28" calcext:value-type="float">
            <text:p>19028</text:p>
          </table:table-cell>
          <table:table-cell office:value-type="float" office:value="83291" calcext:value-type="float">
            <text:p>83291</text:p>
          </table:table-cell>
          <table:table-cell office:value-type="float" office:value="31006" calcext:value-type="float">
            <text:p>31006</text:p>
          </table:table-cell>
          <table:table-cell/>
          <table:table-cell table:formula="of:=AVERAGE([.A1213:.A1313])" office:value-type="float" office:value="8192" calcext:value-type="float">
            <text:p>8192</text:p>
          </table:table-cell>
          <table:table-cell table:formula="of:=AVERAGE([.B1213:.B1313])" office:value-type="float" office:value="882998.396039604" calcext:value-type="float">
            <text:p>882998.396039604</text:p>
          </table:table-cell>
          <table:table-cell table:formula="of:=AVERAGE([.C1213:.C1313])" office:value-type="float" office:value="29743.3465346535" calcext:value-type="float">
            <text:p>29743.3465346535</text:p>
          </table:table-cell>
          <table:table-cell table:formula="of:=AVERAGE([.D1213:.D1313])" office:value-type="float" office:value="10321.0495049505" calcext:value-type="float">
            <text:p>10321.0495049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99" calcext:value-type="float">
            <text:p>19199</text:p>
          </table:table-cell>
          <table:table-cell office:value-type="float" office:value="83329" calcext:value-type="float">
            <text:p>83329</text:p>
          </table:table-cell>
          <table:table-cell office:value-type="float" office:value="31167" calcext:value-type="float">
            <text:p>31167</text:p>
          </table:table-cell>
          <table:table-cell/>
          <table:table-cell table:formula="of:=AVERAGE([.A1314:.A1414])" office:value-type="float" office:value="16384" calcext:value-type="float">
            <text:p>16384</text:p>
          </table:table-cell>
          <table:table-cell table:formula="of:=AVERAGE([.B1314:.B1414])" office:value-type="float" office:value="1610855.86138614" calcext:value-type="float">
            <text:p>1610855.86138614</text:p>
          </table:table-cell>
          <table:table-cell table:formula="of:=AVERAGE([.C1314:.C1414])" office:value-type="float" office:value="67215.6435643564" calcext:value-type="float">
            <text:p>67215.6435643564</text:p>
          </table:table-cell>
          <table:table-cell table:formula="of:=AVERAGE([.D1314:.D1414])" office:value-type="float" office:value="24179.2871287129" calcext:value-type="float">
            <text:p>24179.2871287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82" calcext:value-type="float">
            <text:p>30282</text:p>
          </table:table-cell>
          <table:table-cell office:value-type="float" office:value="132686" calcext:value-type="float">
            <text:p>132686</text:p>
          </table:table-cell>
          <table:table-cell office:value-type="float" office:value="34453" calcext:value-type="float">
            <text:p>34453</text:p>
          </table:table-cell>
          <table:table-cell/>
          <table:table-cell table:formula="of:=AVERAGE([.A1415:.A1515])" office:value-type="float" office:value="32768" calcext:value-type="float">
            <text:p>32768</text:p>
          </table:table-cell>
          <table:table-cell table:formula="of:=AVERAGE([.B1415:.B1515])" office:value-type="float" office:value="3159157.42574257" calcext:value-type="float">
            <text:p>3159157.42574257</text:p>
          </table:table-cell>
          <table:table-cell table:formula="of:=AVERAGE([.C1415:.C1515])" office:value-type="float" office:value="122594.207920792" calcext:value-type="float">
            <text:p>122594.207920792</text:p>
          </table:table-cell>
          <table:table-cell table:formula="of:=AVERAGE([.D1415:.D1515])" office:value-type="float" office:value="56004.198019802" calcext:value-type="float">
            <text:p>56004.198019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80" calcext:value-type="float">
            <text:p>32180</text:p>
          </table:table-cell>
          <table:table-cell office:value-type="float" office:value="116604" calcext:value-type="float">
            <text:p>116604</text:p>
          </table:table-cell>
          <table:table-cell office:value-type="float" office:value="39208" calcext:value-type="float">
            <text:p>39208</text:p>
          </table:table-cell>
          <table:table-cell/>
          <table:table-cell table:formula="of:=AVERAGE([.A1516:.A1616])" office:value-type="float" office:value="65536" calcext:value-type="float">
            <text:p>65536</text:p>
          </table:table-cell>
          <table:table-cell table:formula="of:=AVERAGE([.B1516:.B1616])" office:value-type="float" office:value="6101143.62376238" calcext:value-type="float">
            <text:p>6101143.62376238</text:p>
          </table:table-cell>
          <table:table-cell table:formula="of:=AVERAGE([.C1516:.C1616])" office:value-type="float" office:value="214989.257425743" calcext:value-type="float">
            <text:p>214989.257425743</text:p>
          </table:table-cell>
          <table:table-cell table:formula="of:=AVERAGE([.D1516:.D1616])" office:value-type="float" office:value="103279.702970297" calcext:value-type="float">
            <text:p>103279.702970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85" calcext:value-type="float">
            <text:p>30985</text:p>
          </table:table-cell>
          <table:table-cell office:value-type="float" office:value="116017" calcext:value-type="float">
            <text:p>116017</text:p>
          </table:table-cell>
          <table:table-cell office:value-type="float" office:value="15531" calcext:value-type="float">
            <text:p>15531</text:p>
          </table:table-cell>
          <table:table-cell/>
          <table:table-cell table:formula="of:=AVERAGE([.A1617:.A1717])" office:value-type="float" office:value="131072" calcext:value-type="float">
            <text:p>131072</text:p>
          </table:table-cell>
          <table:table-cell table:formula="of:=AVERAGE([.B1617:.B1717])" office:value-type="float" office:value="11474022.6930693" calcext:value-type="float">
            <text:p>11474022.6930693</text:p>
          </table:table-cell>
          <table:table-cell table:formula="of:=AVERAGE([.C1617:.C1717])" office:value-type="float" office:value="533071.811881188" calcext:value-type="float">
            <text:p>533071.811881188</text:p>
          </table:table-cell>
          <table:table-cell table:formula="of:=AVERAGE([.D1617:.D1717])" office:value-type="float" office:value="456093.524752475" calcext:value-type="float">
            <text:p>456093.524752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101369" calcext:value-type="float">
            <text:p>101369</text:p>
          </table:table-cell>
          <table:table-cell office:value-type="float" office:value="21366" calcext:value-type="float">
            <text:p>21366</text:p>
          </table:table-cell>
          <table:table-cell/>
          <table:table-cell table:formula="of:=AVERAGE([.A1718:.A1818])" office:value-type="float" office:value="262144" calcext:value-type="float">
            <text:p>262144</text:p>
          </table:table-cell>
          <table:table-cell table:formula="of:=AVERAGE([.B1718:.B1818])" office:value-type="float" office:value="23062628.5940594" calcext:value-type="float">
            <text:p>23062628.5940594</text:p>
          </table:table-cell>
          <table:table-cell table:formula="of:=AVERAGE([.C1718:.C1818])" office:value-type="float" office:value="1072321.30693069" calcext:value-type="float">
            <text:p>1072321.30693069</text:p>
          </table:table-cell>
          <table:table-cell table:formula="of:=AVERAGE([.D1718:.D1818])" office:value-type="float" office:value="262581.544554455" calcext:value-type="float">
            <text:p>262581.54455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55" calcext:value-type="float">
            <text:p>32055</text:p>
          </table:table-cell>
          <table:table-cell office:value-type="float" office:value="113810" calcext:value-type="float">
            <text:p>113810</text:p>
          </table:table-cell>
          <table:table-cell office:value-type="float" office:value="21551" calcext:value-type="float">
            <text:p>21551</text:p>
          </table:table-cell>
          <table:table-cell/>
          <table:table-cell table:formula="of:=AVERAGE([.A1819:.A1919])" office:value-type="float" office:value="524288" calcext:value-type="float">
            <text:p>524288</text:p>
          </table:table-cell>
          <table:table-cell table:formula="of:=AVERAGE([.B1819:.B1919])" office:value-type="float" office:value="45828125.6930693" calcext:value-type="float">
            <text:p>45828125.6930693</text:p>
          </table:table-cell>
          <table:table-cell table:formula="of:=AVERAGE([.C1819:.C1919])" office:value-type="float" office:value="1906344.57425743" calcext:value-type="float">
            <text:p>1906344.57425743</text:p>
          </table:table-cell>
          <table:table-cell table:formula="of:=AVERAGE([.D1819:.D1919])" office:value-type="float" office:value="1222613.24752475" calcext:value-type="float">
            <text:p>1222613.24752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65" calcext:value-type="float">
            <text:p>30565</text:p>
          </table:table-cell>
          <table:table-cell office:value-type="float" office:value="103560" calcext:value-type="float">
            <text:p>103560</text:p>
          </table:table-cell>
          <table:table-cell office:value-type="float" office:value="21699" calcext:value-type="float">
            <text:p>21699</text:p>
          </table:table-cell>
          <table:table-cell/>
          <table:table-cell table:formula="of:=AVERAGE([.A1920:.A2020])" office:value-type="float" office:value="1048576" calcext:value-type="float">
            <text:p>1048576</text:p>
          </table:table-cell>
          <table:table-cell table:formula="of:=AVERAGE([.B1920:.B2020])" office:value-type="float" office:value="94809455.5742574" calcext:value-type="float">
            <text:p>94809455.5742574</text:p>
          </table:table-cell>
          <table:table-cell table:formula="of:=AVERAGE([.C1920:.C2020])" office:value-type="float" office:value="4147305.3960396" calcext:value-type="float">
            <text:p>4147305.3960396</text:p>
          </table:table-cell>
          <table:table-cell table:formula="of:=AVERAGE([.D1920:.D2020])" office:value-type="float" office:value="1857480.6039604" calcext:value-type="float">
            <text:p>1857480.6039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86" calcext:value-type="float">
            <text:p>31386</text:p>
          </table:table-cell>
          <table:table-cell office:value-type="float" office:value="103708" calcext:value-type="float">
            <text:p>103708</text:p>
          </table:table-cell>
          <table:table-cell office:value-type="float" office:value="22030" calcext:value-type="float">
            <text:p>220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53" calcext:value-type="float">
            <text:p>31153</text:p>
          </table:table-cell>
          <table:table-cell office:value-type="float" office:value="106357" calcext:value-type="float">
            <text:p>106357</text:p>
          </table:table-cell>
          <table:table-cell office:value-type="float" office:value="21783" calcext:value-type="float">
            <text:p>217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37" calcext:value-type="float">
            <text:p>30537</text:p>
          </table:table-cell>
          <table:table-cell office:value-type="float" office:value="102735" calcext:value-type="float">
            <text:p>102735</text:p>
          </table:table-cell>
          <table:table-cell office:value-type="float" office:value="21235" calcext:value-type="float">
            <text:p>212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57" calcext:value-type="float">
            <text:p>33257</text:p>
          </table:table-cell>
          <table:table-cell office:value-type="float" office:value="103244" calcext:value-type="float">
            <text:p>103244</text:p>
          </table:table-cell>
          <table:table-cell office:value-type="float" office:value="21455" calcext:value-type="float">
            <text:p>214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35" calcext:value-type="float">
            <text:p>30735</text:p>
          </table:table-cell>
          <table:table-cell office:value-type="float" office:value="102886" calcext:value-type="float">
            <text:p>102886</text:p>
          </table:table-cell>
          <table:table-cell office:value-type="float" office:value="21900" calcext:value-type="float">
            <text:p>219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06" calcext:value-type="float">
            <text:p>31406</text:p>
          </table:table-cell>
          <table:table-cell office:value-type="float" office:value="101751" calcext:value-type="float">
            <text:p>101751</text:p>
          </table:table-cell>
          <table:table-cell office:value-type="float" office:value="21730" calcext:value-type="float">
            <text:p>217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66" calcext:value-type="float">
            <text:p>28866</text:p>
          </table:table-cell>
          <table:table-cell office:value-type="float" office:value="100432" calcext:value-type="float">
            <text:p>100432</text:p>
          </table:table-cell>
          <table:table-cell office:value-type="float" office:value="15483" calcext:value-type="float">
            <text:p>154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98" calcext:value-type="float">
            <text:p>15098</text:p>
          </table:table-cell>
          <table:table-cell office:value-type="float" office:value="70935" calcext:value-type="float">
            <text:p>70935</text:p>
          </table:table-cell>
          <table:table-cell office:value-type="float" office:value="15077" calcext:value-type="float">
            <text:p>150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31" calcext:value-type="float">
            <text:p>14031</text:p>
          </table:table-cell>
          <table:table-cell office:value-type="float" office:value="70981" calcext:value-type="float">
            <text:p>70981</text:p>
          </table:table-cell>
          <table:table-cell office:value-type="float" office:value="15088" calcext:value-type="float">
            <text:p>150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85" calcext:value-type="float">
            <text:p>14185</text:p>
          </table:table-cell>
          <table:table-cell office:value-type="float" office:value="70651" calcext:value-type="float">
            <text:p>70651</text:p>
          </table:table-cell>
          <table:table-cell office:value-type="float" office:value="15125" calcext:value-type="float">
            <text:p>151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95" calcext:value-type="float">
            <text:p>14195</text:p>
          </table:table-cell>
          <table:table-cell office:value-type="float" office:value="70825" calcext:value-type="float">
            <text:p>70825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00" calcext:value-type="float">
            <text:p>14200</text:p>
          </table:table-cell>
          <table:table-cell office:value-type="float" office:value="70887" calcext:value-type="float">
            <text:p>70887</text:p>
          </table:table-cell>
          <table:table-cell office:value-type="float" office:value="15056" calcext:value-type="float">
            <text:p>1505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20" calcext:value-type="float">
            <text:p>14520</text:p>
          </table:table-cell>
          <table:table-cell office:value-type="float" office:value="70535" calcext:value-type="float">
            <text:p>70535</text:p>
          </table:table-cell>
          <table:table-cell office:value-type="float" office:value="15051" calcext:value-type="float">
            <text:p>150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60" calcext:value-type="float">
            <text:p>14360</text:p>
          </table:table-cell>
          <table:table-cell office:value-type="float" office:value="74093" calcext:value-type="float">
            <text:p>74093</text:p>
          </table:table-cell>
          <table:table-cell office:value-type="float" office:value="15163" calcext:value-type="float">
            <text:p>151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89" calcext:value-type="float">
            <text:p>14489</text:p>
          </table:table-cell>
          <table:table-cell office:value-type="float" office:value="69744" calcext:value-type="float">
            <text:p>69744</text:p>
          </table:table-cell>
          <table:table-cell office:value-type="float" office:value="15084" calcext:value-type="float">
            <text:p>150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46" calcext:value-type="float">
            <text:p>14046</text:p>
          </table:table-cell>
          <table:table-cell office:value-type="float" office:value="69992" calcext:value-type="float">
            <text:p>69992</text:p>
          </table:table-cell>
          <table:table-cell office:value-type="float" office:value="15088" calcext:value-type="float">
            <text:p>150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06" calcext:value-type="float">
            <text:p>14106</text:p>
          </table:table-cell>
          <table:table-cell office:value-type="float" office:value="69997" calcext:value-type="float">
            <text:p>69997</text:p>
          </table:table-cell>
          <table:table-cell office:value-type="float" office:value="22371" calcext:value-type="float">
            <text:p>22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96" calcext:value-type="float">
            <text:p>14396</text:p>
          </table:table-cell>
          <table:table-cell office:value-type="float" office:value="77232" calcext:value-type="float">
            <text:p>77232</text:p>
          </table:table-cell>
          <table:table-cell office:value-type="float" office:value="15122" calcext:value-type="float">
            <text:p>151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4" calcext:value-type="float">
            <text:p>14424</text:p>
          </table:table-cell>
          <table:table-cell office:value-type="float" office:value="77105" calcext:value-type="float">
            <text:p>77105</text:p>
          </table:table-cell>
          <table:table-cell office:value-type="float" office:value="14152" calcext:value-type="float">
            <text:p>141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14" calcext:value-type="float">
            <text:p>13314</text:p>
          </table:table-cell>
          <table:table-cell office:value-type="float" office:value="67368" calcext:value-type="float">
            <text:p>67368</text:p>
          </table:table-cell>
          <table:table-cell office:value-type="float" office:value="14146" calcext:value-type="float">
            <text:p>141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9" calcext:value-type="float">
            <text:p>13109</text:p>
          </table:table-cell>
          <table:table-cell office:value-type="float" office:value="66825" calcext:value-type="float">
            <text:p>66825</text:p>
          </table:table-cell>
          <table:table-cell office:value-type="float" office:value="14087" calcext:value-type="float">
            <text:p>140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97" calcext:value-type="float">
            <text:p>13397</text:p>
          </table:table-cell>
          <table:table-cell office:value-type="float" office:value="66671" calcext:value-type="float">
            <text:p>66671</text:p>
          </table:table-cell>
          <table:table-cell office:value-type="float" office:value="14284" calcext:value-type="float">
            <text:p>142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8" calcext:value-type="float">
            <text:p>13438</text:p>
          </table:table-cell>
          <table:table-cell office:value-type="float" office:value="66408" calcext:value-type="float">
            <text:p>66408</text:p>
          </table:table-cell>
          <table:table-cell office:value-type="float" office:value="14123" calcext:value-type="float">
            <text:p>141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57" calcext:value-type="float">
            <text:p>13257</text:p>
          </table:table-cell>
          <table:table-cell office:value-type="float" office:value="66522" calcext:value-type="float">
            <text:p>66522</text:p>
          </table:table-cell>
          <table:table-cell office:value-type="float" office:value="14130" calcext:value-type="float">
            <text:p>1413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45" calcext:value-type="float">
            <text:p>13245</text:p>
          </table:table-cell>
          <table:table-cell office:value-type="float" office:value="66525" calcext:value-type="float">
            <text:p>66525</text:p>
          </table:table-cell>
          <table:table-cell office:value-type="float" office:value="14174" calcext:value-type="float">
            <text:p>141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9" calcext:value-type="float">
            <text:p>13239</text:p>
          </table:table-cell>
          <table:table-cell office:value-type="float" office:value="74115" calcext:value-type="float">
            <text:p>74115</text:p>
          </table:table-cell>
          <table:table-cell office:value-type="float" office:value="14117" calcext:value-type="float">
            <text:p>141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37" calcext:value-type="float">
            <text:p>13637</text:p>
          </table:table-cell>
          <table:table-cell office:value-type="float" office:value="67347" calcext:value-type="float">
            <text:p>67347</text:p>
          </table:table-cell>
          <table:table-cell office:value-type="float" office:value="14099" calcext:value-type="float">
            <text:p>140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51" calcext:value-type="float">
            <text:p>13351</text:p>
          </table:table-cell>
          <table:table-cell office:value-type="float" office:value="67497" calcext:value-type="float">
            <text:p>67497</text:p>
          </table:table-cell>
          <table:table-cell office:value-type="float" office:value="14079" calcext:value-type="float">
            <text:p>140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47" calcext:value-type="float">
            <text:p>13447</text:p>
          </table:table-cell>
          <table:table-cell office:value-type="float" office:value="67810" calcext:value-type="float">
            <text:p>67810</text:p>
          </table:table-cell>
          <table:table-cell office:value-type="float" office:value="14124" calcext:value-type="float">
            <text:p>141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64" calcext:value-type="float">
            <text:p>13264</text:p>
          </table:table-cell>
          <table:table-cell office:value-type="float" office:value="67364" calcext:value-type="float">
            <text:p>67364</text:p>
          </table:table-cell>
          <table:table-cell office:value-type="float" office:value="14135" calcext:value-type="float">
            <text:p>141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17" calcext:value-type="float">
            <text:p>13317</text:p>
          </table:table-cell>
          <table:table-cell office:value-type="float" office:value="67503" calcext:value-type="float">
            <text:p>67503</text:p>
          </table:table-cell>
          <table:table-cell office:value-type="float" office:value="14157" calcext:value-type="float">
            <text:p>141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87" calcext:value-type="float">
            <text:p>13287</text:p>
          </table:table-cell>
          <table:table-cell office:value-type="float" office:value="126504" calcext:value-type="float">
            <text:p>126504</text:p>
          </table:table-cell>
          <table:table-cell office:value-type="float" office:value="20490" calcext:value-type="float">
            <text:p>204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3" calcext:value-type="float">
            <text:p>19633</text:p>
          </table:table-cell>
          <table:table-cell office:value-type="float" office:value="94553" calcext:value-type="float">
            <text:p>94553</text:p>
          </table:table-cell>
          <table:table-cell office:value-type="float" office:value="19462" calcext:value-type="float">
            <text:p>194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68" calcext:value-type="float">
            <text:p>21068</text:p>
          </table:table-cell>
          <table:table-cell office:value-type="float" office:value="101144" calcext:value-type="float">
            <text:p>101144</text:p>
          </table:table-cell>
          <table:table-cell office:value-type="float" office:value="20717" calcext:value-type="float">
            <text:p>207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62" calcext:value-type="float">
            <text:p>20862</text:p>
          </table:table-cell>
          <table:table-cell office:value-type="float" office:value="97675" calcext:value-type="float">
            <text:p>97675</text:p>
          </table:table-cell>
          <table:table-cell office:value-type="float" office:value="20669" calcext:value-type="float">
            <text:p>206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25" calcext:value-type="float">
            <text:p>20425</text:p>
          </table:table-cell>
          <table:table-cell office:value-type="float" office:value="112240" calcext:value-type="float">
            <text:p>112240</text:p>
          </table:table-cell>
          <table:table-cell office:value-type="float" office:value="39117" calcext:value-type="float">
            <text:p>391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98" calcext:value-type="float">
            <text:p>22398</text:p>
          </table:table-cell>
          <table:table-cell office:value-type="float" office:value="101428" calcext:value-type="float">
            <text:p>101428</text:p>
          </table:table-cell>
          <table:table-cell office:value-type="float" office:value="21120" calcext:value-type="float">
            <text:p>211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420" calcext:value-type="float">
            <text:p>49420</text:p>
          </table:table-cell>
          <table:table-cell office:value-type="float" office:value="97970" calcext:value-type="float">
            <text:p>97970</text:p>
          </table:table-cell>
          <table:table-cell office:value-type="float" office:value="14495" calcext:value-type="float">
            <text:p>144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01" calcext:value-type="float">
            <text:p>20901</text:p>
          </table:table-cell>
          <table:table-cell office:value-type="float" office:value="103880" calcext:value-type="float">
            <text:p>103880</text:p>
          </table:table-cell>
          <table:table-cell office:value-type="float" office:value="15403" calcext:value-type="float">
            <text:p>154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41" calcext:value-type="float">
            <text:p>19641</text:p>
          </table:table-cell>
          <table:table-cell office:value-type="float" office:value="100221" calcext:value-type="float">
            <text:p>100221</text:p>
          </table:table-cell>
          <table:table-cell office:value-type="float" office:value="15113" calcext:value-type="float">
            <text:p>151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71" calcext:value-type="float">
            <text:p>20471</text:p>
          </table:table-cell>
          <table:table-cell office:value-type="float" office:value="102179" calcext:value-type="float">
            <text:p>102179</text:p>
          </table:table-cell>
          <table:table-cell office:value-type="float" office:value="16020" calcext:value-type="float">
            <text:p>160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90" calcext:value-type="float">
            <text:p>20890</text:p>
          </table:table-cell>
          <table:table-cell office:value-type="float" office:value="100811" calcext:value-type="float">
            <text:p>100811</text:p>
          </table:table-cell>
          <table:table-cell office:value-type="float" office:value="15240" calcext:value-type="float">
            <text:p>152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93" calcext:value-type="float">
            <text:p>20293</text:p>
          </table:table-cell>
          <table:table-cell office:value-type="float" office:value="105898" calcext:value-type="float">
            <text:p>105898</text:p>
          </table:table-cell>
          <table:table-cell office:value-type="float" office:value="15541" calcext:value-type="float">
            <text:p>155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12" calcext:value-type="float">
            <text:p>21012</text:p>
          </table:table-cell>
          <table:table-cell office:value-type="float" office:value="117599" calcext:value-type="float">
            <text:p>117599</text:p>
          </table:table-cell>
          <table:table-cell office:value-type="float" office:value="21363" calcext:value-type="float">
            <text:p>213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92" calcext:value-type="float">
            <text:p>19792</text:p>
          </table:table-cell>
          <table:table-cell office:value-type="float" office:value="103664" calcext:value-type="float">
            <text:p>103664</text:p>
          </table:table-cell>
          <table:table-cell office:value-type="float" office:value="15527" calcext:value-type="float">
            <text:p>155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36" calcext:value-type="float">
            <text:p>20036</text:p>
          </table:table-cell>
          <table:table-cell office:value-type="float" office:value="105850" calcext:value-type="float">
            <text:p>105850</text:p>
          </table:table-cell>
          <table:table-cell office:value-type="float" office:value="20317" calcext:value-type="float">
            <text:p>203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92" calcext:value-type="float">
            <text:p>22592</text:p>
          </table:table-cell>
          <table:table-cell office:value-type="float" office:value="100625" calcext:value-type="float">
            <text:p>100625</text:p>
          </table:table-cell>
          <table:table-cell office:value-type="float" office:value="16269" calcext:value-type="float">
            <text:p>16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25" calcext:value-type="float">
            <text:p>19625</text:p>
          </table:table-cell>
          <table:table-cell office:value-type="float" office:value="103396" calcext:value-type="float">
            <text:p>103396</text:p>
          </table:table-cell>
          <table:table-cell office:value-type="float" office:value="15986" calcext:value-type="float">
            <text:p>159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92" calcext:value-type="float">
            <text:p>19592</text:p>
          </table:table-cell>
          <table:table-cell office:value-type="float" office:value="99854" calcext:value-type="float">
            <text:p>99854</text:p>
          </table:table-cell>
          <table:table-cell office:value-type="float" office:value="16212" calcext:value-type="float">
            <text:p>162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66" calcext:value-type="float">
            <text:p>20266</text:p>
          </table:table-cell>
          <table:table-cell office:value-type="float" office:value="97522" calcext:value-type="float">
            <text:p>97522</text:p>
          </table:table-cell>
          <table:table-cell office:value-type="float" office:value="15170" calcext:value-type="float">
            <text:p>151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32" calcext:value-type="float">
            <text:p>21632</text:p>
          </table:table-cell>
          <table:table-cell office:value-type="float" office:value="97203" calcext:value-type="float">
            <text:p>97203</text:p>
          </table:table-cell>
          <table:table-cell office:value-type="float" office:value="15529" calcext:value-type="float">
            <text:p>15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54" calcext:value-type="float">
            <text:p>20954</text:p>
          </table:table-cell>
          <table:table-cell office:value-type="float" office:value="100594" calcext:value-type="float">
            <text:p>100594</text:p>
          </table:table-cell>
          <table:table-cell office:value-type="float" office:value="15789" calcext:value-type="float">
            <text:p>157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12" calcext:value-type="float">
            <text:p>20912</text:p>
          </table:table-cell>
          <table:table-cell office:value-type="float" office:value="98731" calcext:value-type="float">
            <text:p>98731</text:p>
          </table:table-cell>
          <table:table-cell office:value-type="float" office:value="16166" calcext:value-type="float">
            <text:p>16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17" calcext:value-type="float">
            <text:p>19517</text:p>
          </table:table-cell>
          <table:table-cell office:value-type="float" office:value="99303" calcext:value-type="float">
            <text:p>99303</text:p>
          </table:table-cell>
          <table:table-cell office:value-type="float" office:value="15486" calcext:value-type="float">
            <text:p>154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24" calcext:value-type="float">
            <text:p>19524</text:p>
          </table:table-cell>
          <table:table-cell office:value-type="float" office:value="96616" calcext:value-type="float">
            <text:p>96616</text:p>
          </table:table-cell>
          <table:table-cell office:value-type="float" office:value="16320" calcext:value-type="float">
            <text:p>16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56" calcext:value-type="float">
            <text:p>19556</text:p>
          </table:table-cell>
          <table:table-cell office:value-type="float" office:value="98171" calcext:value-type="float">
            <text:p>98171</text:p>
          </table:table-cell>
          <table:table-cell office:value-type="float" office:value="16285" calcext:value-type="float">
            <text:p>162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60" calcext:value-type="float">
            <text:p>18860</text:p>
          </table:table-cell>
          <table:table-cell office:value-type="float" office:value="109555" calcext:value-type="float">
            <text:p>109555</text:p>
          </table:table-cell>
          <table:table-cell office:value-type="float" office:value="16118" calcext:value-type="float">
            <text:p>161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22" calcext:value-type="float">
            <text:p>20022</text:p>
          </table:table-cell>
          <table:table-cell office:value-type="float" office:value="97748" calcext:value-type="float">
            <text:p>97748</text:p>
          </table:table-cell>
          <table:table-cell office:value-type="float" office:value="16071" calcext:value-type="float">
            <text:p>160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42" calcext:value-type="float">
            <text:p>19742</text:p>
          </table:table-cell>
          <table:table-cell office:value-type="float" office:value="97682" calcext:value-type="float">
            <text:p>97682</text:p>
          </table:table-cell>
          <table:table-cell office:value-type="float" office:value="16121" calcext:value-type="float">
            <text:p>161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71" calcext:value-type="float">
            <text:p>19971</text:p>
          </table:table-cell>
          <table:table-cell office:value-type="float" office:value="98038" calcext:value-type="float">
            <text:p>98038</text:p>
          </table:table-cell>
          <table:table-cell office:value-type="float" office:value="16176" calcext:value-type="float">
            <text:p>161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88" calcext:value-type="float">
            <text:p>34988</text:p>
          </table:table-cell>
          <table:table-cell office:value-type="float" office:value="105201" calcext:value-type="float">
            <text:p>105201</text:p>
          </table:table-cell>
          <table:table-cell office:value-type="float" office:value="17106" calcext:value-type="float">
            <text:p>171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52" calcext:value-type="float">
            <text:p>21652</text:p>
          </table:table-cell>
          <table:table-cell office:value-type="float" office:value="102452" calcext:value-type="float">
            <text:p>102452</text:p>
          </table:table-cell>
          <table:table-cell office:value-type="float" office:value="16985" calcext:value-type="float">
            <text:p>169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25" calcext:value-type="float">
            <text:p>21225</text:p>
          </table:table-cell>
          <table:table-cell office:value-type="float" office:value="103306" calcext:value-type="float">
            <text:p>103306</text:p>
          </table:table-cell>
          <table:table-cell office:value-type="float" office:value="17085" calcext:value-type="float">
            <text:p>170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72" calcext:value-type="float">
            <text:p>20572</text:p>
          </table:table-cell>
          <table:table-cell office:value-type="float" office:value="102574" calcext:value-type="float">
            <text:p>102574</text:p>
          </table:table-cell>
          <table:table-cell office:value-type="float" office:value="17206" calcext:value-type="float">
            <text:p>172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02" calcext:value-type="float">
            <text:p>21902</text:p>
          </table:table-cell>
          <table:table-cell office:value-type="float" office:value="100579" calcext:value-type="float">
            <text:p>100579</text:p>
          </table:table-cell>
          <table:table-cell office:value-type="float" office:value="16902" calcext:value-type="float">
            <text:p>169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39" calcext:value-type="float">
            <text:p>20439</text:p>
          </table:table-cell>
          <table:table-cell office:value-type="float" office:value="104279" calcext:value-type="float">
            <text:p>104279</text:p>
          </table:table-cell>
          <table:table-cell office:value-type="float" office:value="15847" calcext:value-type="float">
            <text:p>158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86" calcext:value-type="float">
            <text:p>21686</text:p>
          </table:table-cell>
          <table:table-cell office:value-type="float" office:value="107884" calcext:value-type="float">
            <text:p>107884</text:p>
          </table:table-cell>
          <table:table-cell office:value-type="float" office:value="17186" calcext:value-type="float">
            <text:p>171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95" calcext:value-type="float">
            <text:p>20495</text:p>
          </table:table-cell>
          <table:table-cell office:value-type="float" office:value="103479" calcext:value-type="float">
            <text:p>103479</text:p>
          </table:table-cell>
          <table:table-cell office:value-type="float" office:value="17222" calcext:value-type="float">
            <text:p>172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59" calcext:value-type="float">
            <text:p>21159</text:p>
          </table:table-cell>
          <table:table-cell office:value-type="float" office:value="103341" calcext:value-type="float">
            <text:p>103341</text:p>
          </table:table-cell>
          <table:table-cell office:value-type="float" office:value="17025" calcext:value-type="float">
            <text:p>170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04" calcext:value-type="float">
            <text:p>20304</text:p>
          </table:table-cell>
          <table:table-cell office:value-type="float" office:value="113644" calcext:value-type="float">
            <text:p>113644</text:p>
          </table:table-cell>
          <table:table-cell office:value-type="float" office:value="17171" calcext:value-type="float">
            <text:p>171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02" calcext:value-type="float">
            <text:p>16202</text:p>
          </table:table-cell>
          <table:table-cell office:value-type="float" office:value="95328" calcext:value-type="float">
            <text:p>95328</text:p>
          </table:table-cell>
          <table:table-cell office:value-type="float" office:value="15822" calcext:value-type="float">
            <text:p>158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59" calcext:value-type="float">
            <text:p>15659</text:p>
          </table:table-cell>
          <table:table-cell office:value-type="float" office:value="96891" calcext:value-type="float">
            <text:p>96891</text:p>
          </table:table-cell>
          <table:table-cell office:value-type="float" office:value="15870" calcext:value-type="float">
            <text:p>158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09" calcext:value-type="float">
            <text:p>15309</text:p>
          </table:table-cell>
          <table:table-cell office:value-type="float" office:value="96749" calcext:value-type="float">
            <text:p>96749</text:p>
          </table:table-cell>
          <table:table-cell office:value-type="float" office:value="14893" calcext:value-type="float">
            <text:p>148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07" calcext:value-type="float">
            <text:p>16107</text:p>
          </table:table-cell>
          <table:table-cell office:value-type="float" office:value="98341" calcext:value-type="float">
            <text:p>98341</text:p>
          </table:table-cell>
          <table:table-cell office:value-type="float" office:value="15863" calcext:value-type="float">
            <text:p>158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74" calcext:value-type="float">
            <text:p>16574</text:p>
          </table:table-cell>
          <table:table-cell office:value-type="float" office:value="83758" calcext:value-type="float">
            <text:p>83758</text:p>
          </table:table-cell>
          <table:table-cell office:value-type="float" office:value="10824" calcext:value-type="float">
            <text:p>108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80" calcext:value-type="float">
            <text:p>11280</text:p>
          </table:table-cell>
          <table:table-cell office:value-type="float" office:value="77384" calcext:value-type="float">
            <text:p>77384</text:p>
          </table:table-cell>
          <table:table-cell office:value-type="float" office:value="10696" calcext:value-type="float">
            <text:p>106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38" calcext:value-type="float">
            <text:p>11138</text:p>
          </table:table-cell>
          <table:table-cell office:value-type="float" office:value="61656" calcext:value-type="float">
            <text:p>61656</text:p>
          </table:table-cell>
          <table:table-cell office:value-type="float" office:value="10636" calcext:value-type="float">
            <text:p>106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07" calcext:value-type="float">
            <text:p>10907</text:p>
          </table:table-cell>
          <table:table-cell office:value-type="float" office:value="61351" calcext:value-type="float">
            <text:p>61351</text:p>
          </table:table-cell>
          <table:table-cell office:value-type="float" office:value="10636" calcext:value-type="float">
            <text:p>106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04" calcext:value-type="float">
            <text:p>11004</text:p>
          </table:table-cell>
          <table:table-cell office:value-type="float" office:value="60685" calcext:value-type="float">
            <text:p>60685</text:p>
          </table:table-cell>
          <table:table-cell office:value-type="float" office:value="10621" calcext:value-type="float">
            <text:p>106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1" calcext:value-type="float">
            <text:p>10981</text:p>
          </table:table-cell>
          <table:table-cell office:value-type="float" office:value="61013" calcext:value-type="float">
            <text:p>61013</text:p>
          </table:table-cell>
          <table:table-cell office:value-type="float" office:value="10680" calcext:value-type="float">
            <text:p>106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32" calcext:value-type="float">
            <text:p>10832</text:p>
          </table:table-cell>
          <table:table-cell office:value-type="float" office:value="61045" calcext:value-type="float">
            <text:p>61045</text:p>
          </table:table-cell>
          <table:table-cell office:value-type="float" office:value="10584" calcext:value-type="float">
            <text:p>1058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64" calcext:value-type="float">
            <text:p>13064</text:p>
          </table:table-cell>
          <table:table-cell office:value-type="float" office:value="61615" calcext:value-type="float">
            <text:p>61615</text:p>
          </table:table-cell>
          <table:table-cell office:value-type="float" office:value="11532" calcext:value-type="float">
            <text:p>115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23" calcext:value-type="float">
            <text:p>12923</text:p>
          </table:table-cell>
          <table:table-cell office:value-type="float" office:value="61904" calcext:value-type="float">
            <text:p>61904</text:p>
          </table:table-cell>
          <table:table-cell office:value-type="float" office:value="11401" calcext:value-type="float">
            <text:p>114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84" calcext:value-type="float">
            <text:p>13184</text:p>
          </table:table-cell>
          <table:table-cell office:value-type="float" office:value="94464" calcext:value-type="float">
            <text:p>94464</text:p>
          </table:table-cell>
          <table:table-cell office:value-type="float" office:value="12223" calcext:value-type="float">
            <text:p>1222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9" calcext:value-type="float">
            <text:p>14389</text:p>
          </table:table-cell>
          <table:table-cell office:value-type="float" office:value="65714" calcext:value-type="float">
            <text:p>65714</text:p>
          </table:table-cell>
          <table:table-cell office:value-type="float" office:value="12270" calcext:value-type="float">
            <text:p>1227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22" calcext:value-type="float">
            <text:p>13422</text:p>
          </table:table-cell>
          <table:table-cell office:value-type="float" office:value="57903" calcext:value-type="float">
            <text:p>57903</text:p>
          </table:table-cell>
          <table:table-cell office:value-type="float" office:value="11400" calcext:value-type="float">
            <text:p>114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89" calcext:value-type="float">
            <text:p>13089</text:p>
          </table:table-cell>
          <table:table-cell office:value-type="float" office:value="57888" calcext:value-type="float">
            <text:p>57888</text:p>
          </table:table-cell>
          <table:table-cell office:value-type="float" office:value="11446" calcext:value-type="float">
            <text:p>1144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02" calcext:value-type="float">
            <text:p>13002</text:p>
          </table:table-cell>
          <table:table-cell office:value-type="float" office:value="57714" calcext:value-type="float">
            <text:p>57714</text:p>
          </table:table-cell>
          <table:table-cell office:value-type="float" office:value="11395" calcext:value-type="float">
            <text:p>1139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69" calcext:value-type="float">
            <text:p>13069</text:p>
          </table:table-cell>
          <table:table-cell office:value-type="float" office:value="57580" calcext:value-type="float">
            <text:p>57580</text:p>
          </table:table-cell>
          <table:table-cell office:value-type="float" office:value="11390" calcext:value-type="float">
            <text:p>1139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23" calcext:value-type="float">
            <text:p>12923</text:p>
          </table:table-cell>
          <table:table-cell office:value-type="float" office:value="57738" calcext:value-type="float">
            <text:p>57738</text:p>
          </table:table-cell>
          <table:table-cell office:value-type="float" office:value="11383" calcext:value-type="float">
            <text:p>113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96" calcext:value-type="float">
            <text:p>12896</text:p>
          </table:table-cell>
          <table:table-cell office:value-type="float" office:value="57668" calcext:value-type="float">
            <text:p>57668</text:p>
          </table:table-cell>
          <table:table-cell office:value-type="float" office:value="11373" calcext:value-type="float">
            <text:p>113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05" calcext:value-type="float">
            <text:p>12905</text:p>
          </table:table-cell>
          <table:table-cell office:value-type="float" office:value="56967" calcext:value-type="float">
            <text:p>56967</text:p>
          </table:table-cell>
          <table:table-cell office:value-type="float" office:value="11402" calcext:value-type="float">
            <text:p>114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64" calcext:value-type="float">
            <text:p>13264</text:p>
          </table:table-cell>
          <table:table-cell office:value-type="float" office:value="57948" calcext:value-type="float">
            <text:p>57948</text:p>
          </table:table-cell>
          <table:table-cell office:value-type="float" office:value="11445" calcext:value-type="float">
            <text:p>114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14" calcext:value-type="float">
            <text:p>13414</text:p>
          </table:table-cell>
          <table:table-cell office:value-type="float" office:value="57622" calcext:value-type="float">
            <text:p>57622</text:p>
          </table:table-cell>
          <table:table-cell office:value-type="float" office:value="11438" calcext:value-type="float">
            <text:p>114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13" calcext:value-type="float">
            <text:p>13313</text:p>
          </table:table-cell>
          <table:table-cell office:value-type="float" office:value="91155" calcext:value-type="float">
            <text:p>91155</text:p>
          </table:table-cell>
          <table:table-cell office:value-type="float" office:value="15617" calcext:value-type="float">
            <text:p>156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78" calcext:value-type="float">
            <text:p>18778</text:p>
          </table:table-cell>
          <table:table-cell office:value-type="float" office:value="84777" calcext:value-type="float">
            <text:p>84777</text:p>
          </table:table-cell>
          <table:table-cell office:value-type="float" office:value="16269" calcext:value-type="float">
            <text:p>162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17" calcext:value-type="float">
            <text:p>19517</text:p>
          </table:table-cell>
          <table:table-cell office:value-type="float" office:value="84418" calcext:value-type="float">
            <text:p>84418</text:p>
          </table:table-cell>
          <table:table-cell office:value-type="float" office:value="17137" calcext:value-type="float">
            <text:p>17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3" calcext:value-type="float">
            <text:p>19693</text:p>
          </table:table-cell>
          <table:table-cell office:value-type="float" office:value="89348" calcext:value-type="float">
            <text:p>89348</text:p>
          </table:table-cell>
          <table:table-cell office:value-type="float" office:value="17308" calcext:value-type="float">
            <text:p>173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74" calcext:value-type="float">
            <text:p>19374</text:p>
          </table:table-cell>
          <table:table-cell office:value-type="float" office:value="90168" calcext:value-type="float">
            <text:p>90168</text:p>
          </table:table-cell>
          <table:table-cell office:value-type="float" office:value="17354" calcext:value-type="float">
            <text:p>173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54" calcext:value-type="float">
            <text:p>18954</text:p>
          </table:table-cell>
          <table:table-cell office:value-type="float" office:value="86552" calcext:value-type="float">
            <text:p>86552</text:p>
          </table:table-cell>
          <table:table-cell office:value-type="float" office:value="17119" calcext:value-type="float">
            <text:p>171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89" calcext:value-type="float">
            <text:p>20689</text:p>
          </table:table-cell>
          <table:table-cell office:value-type="float" office:value="84630" calcext:value-type="float">
            <text:p>84630</text:p>
          </table:table-cell>
          <table:table-cell office:value-type="float" office:value="17319" calcext:value-type="float">
            <text:p>173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56" calcext:value-type="float">
            <text:p>19456</text:p>
          </table:table-cell>
          <table:table-cell office:value-type="float" office:value="86840" calcext:value-type="float">
            <text:p>86840</text:p>
          </table:table-cell>
          <table:table-cell office:value-type="float" office:value="17206" calcext:value-type="float">
            <text:p>172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61" calcext:value-type="float">
            <text:p>18261</text:p>
          </table:table-cell>
          <table:table-cell office:value-type="float" office:value="85290" calcext:value-type="float">
            <text:p>85290</text:p>
          </table:table-cell>
          <table:table-cell office:value-type="float" office:value="17011" calcext:value-type="float">
            <text:p>170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23" calcext:value-type="float">
            <text:p>18423</text:p>
          </table:table-cell>
          <table:table-cell office:value-type="float" office:value="84188" calcext:value-type="float">
            <text:p>84188</text:p>
          </table:table-cell>
          <table:table-cell office:value-type="float" office:value="17619" calcext:value-type="float">
            <text:p>176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29" calcext:value-type="float">
            <text:p>19929</text:p>
          </table:table-cell>
          <table:table-cell office:value-type="float" office:value="96754" calcext:value-type="float">
            <text:p>96754</text:p>
          </table:table-cell>
          <table:table-cell office:value-type="float" office:value="17135" calcext:value-type="float">
            <text:p>171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93" calcext:value-type="float">
            <text:p>18793</text:p>
          </table:table-cell>
          <table:table-cell office:value-type="float" office:value="86252" calcext:value-type="float">
            <text:p>86252</text:p>
          </table:table-cell>
          <table:table-cell office:value-type="float" office:value="16813" calcext:value-type="float">
            <text:p>168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27" calcext:value-type="float">
            <text:p>18827</text:p>
          </table:table-cell>
          <table:table-cell office:value-type="float" office:value="83193" calcext:value-type="float">
            <text:p>83193</text:p>
          </table:table-cell>
          <table:table-cell office:value-type="float" office:value="17078" calcext:value-type="float">
            <text:p>170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55" calcext:value-type="float">
            <text:p>18355</text:p>
          </table:table-cell>
          <table:table-cell office:value-type="float" office:value="82467" calcext:value-type="float">
            <text:p>82467</text:p>
          </table:table-cell>
          <table:table-cell office:value-type="float" office:value="17263" calcext:value-type="float">
            <text:p>172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30" calcext:value-type="float">
            <text:p>18730</text:p>
          </table:table-cell>
          <table:table-cell office:value-type="float" office:value="85061" calcext:value-type="float">
            <text:p>85061</text:p>
          </table:table-cell>
          <table:table-cell office:value-type="float" office:value="17402" calcext:value-type="float">
            <text:p>174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73" calcext:value-type="float">
            <text:p>18673</text:p>
          </table:table-cell>
          <table:table-cell office:value-type="float" office:value="82820" calcext:value-type="float">
            <text:p>82820</text:p>
          </table:table-cell>
          <table:table-cell office:value-type="float" office:value="17218" calcext:value-type="float">
            <text:p>172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05" calcext:value-type="float">
            <text:p>18505</text:p>
          </table:table-cell>
          <table:table-cell office:value-type="float" office:value="80712" calcext:value-type="float">
            <text:p>80712</text:p>
          </table:table-cell>
          <table:table-cell office:value-type="float" office:value="17375" calcext:value-type="float">
            <text:p>173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27" calcext:value-type="float">
            <text:p>18627</text:p>
          </table:table-cell>
          <table:table-cell office:value-type="float" office:value="83118" calcext:value-type="float">
            <text:p>83118</text:p>
          </table:table-cell>
          <table:table-cell office:value-type="float" office:value="17210" calcext:value-type="float">
            <text:p>172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18" calcext:value-type="float">
            <text:p>18418</text:p>
          </table:table-cell>
          <table:table-cell office:value-type="float" office:value="83560" calcext:value-type="float">
            <text:p>83560</text:p>
          </table:table-cell>
          <table:table-cell office:value-type="float" office:value="17076" calcext:value-type="float">
            <text:p>170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14" calcext:value-type="float">
            <text:p>19314</text:p>
          </table:table-cell>
          <table:table-cell office:value-type="float" office:value="81857" calcext:value-type="float">
            <text:p>81857</text:p>
          </table:table-cell>
          <table:table-cell office:value-type="float" office:value="16877" calcext:value-type="float">
            <text:p>168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92" calcext:value-type="float">
            <text:p>18892</text:p>
          </table:table-cell>
          <table:table-cell office:value-type="float" office:value="82845" calcext:value-type="float">
            <text:p>82845</text:p>
          </table:table-cell>
          <table:table-cell office:value-type="float" office:value="17209" calcext:value-type="float">
            <text:p>172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00" calcext:value-type="float">
            <text:p>15400</text:p>
          </table:table-cell>
          <table:table-cell office:value-type="float" office:value="54809" calcext:value-type="float">
            <text:p>54809</text:p>
          </table:table-cell>
          <table:table-cell office:value-type="float" office:value="11491" calcext:value-type="float">
            <text:p>114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38" calcext:value-type="float">
            <text:p>12938</text:p>
          </table:table-cell>
          <table:table-cell office:value-type="float" office:value="53952" calcext:value-type="float">
            <text:p>53952</text:p>
          </table:table-cell>
          <table:table-cell office:value-type="float" office:value="11434" calcext:value-type="float">
            <text:p>1143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31" calcext:value-type="float">
            <text:p>13031</text:p>
          </table:table-cell>
          <table:table-cell office:value-type="float" office:value="53882" calcext:value-type="float">
            <text:p>53882</text:p>
          </table:table-cell>
          <table:table-cell office:value-type="float" office:value="11499" calcext:value-type="float">
            <text:p>1149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68" calcext:value-type="float">
            <text:p>13068</text:p>
          </table:table-cell>
          <table:table-cell office:value-type="float" office:value="78736" calcext:value-type="float">
            <text:p>78736</text:p>
          </table:table-cell>
          <table:table-cell office:value-type="float" office:value="12329" calcext:value-type="float">
            <text:p>123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98" calcext:value-type="float">
            <text:p>14298</text:p>
          </table:table-cell>
          <table:table-cell office:value-type="float" office:value="57409" calcext:value-type="float">
            <text:p>57409</text:p>
          </table:table-cell>
          <table:table-cell office:value-type="float" office:value="12224" calcext:value-type="float">
            <text:p>122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22" calcext:value-type="float">
            <text:p>14022</text:p>
          </table:table-cell>
          <table:table-cell office:value-type="float" office:value="57502" calcext:value-type="float">
            <text:p>57502</text:p>
          </table:table-cell>
          <table:table-cell office:value-type="float" office:value="12151" calcext:value-type="float">
            <text:p>1215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23" calcext:value-type="float">
            <text:p>14023</text:p>
          </table:table-cell>
          <table:table-cell office:value-type="float" office:value="57222" calcext:value-type="float">
            <text:p>57222</text:p>
          </table:table-cell>
          <table:table-cell office:value-type="float" office:value="12292" calcext:value-type="float">
            <text:p>122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54" calcext:value-type="float">
            <text:p>14054</text:p>
          </table:table-cell>
          <table:table-cell office:value-type="float" office:value="57479" calcext:value-type="float">
            <text:p>57479</text:p>
          </table:table-cell>
          <table:table-cell office:value-type="float" office:value="12234" calcext:value-type="float">
            <text:p>1223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29" calcext:value-type="float">
            <text:p>13829</text:p>
          </table:table-cell>
          <table:table-cell office:value-type="float" office:value="57588" calcext:value-type="float">
            <text:p>57588</text:p>
          </table:table-cell>
          <table:table-cell office:value-type="float" office:value="12177" calcext:value-type="float">
            <text:p>121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75" calcext:value-type="float">
            <text:p>13875</text:p>
          </table:table-cell>
          <table:table-cell office:value-type="float" office:value="57819" calcext:value-type="float">
            <text:p>57819</text:p>
          </table:table-cell>
          <table:table-cell office:value-type="float" office:value="12152" calcext:value-type="float">
            <text:p>121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90" calcext:value-type="float">
            <text:p>13790</text:p>
          </table:table-cell>
          <table:table-cell office:value-type="float" office:value="57535" calcext:value-type="float">
            <text:p>57535</text:p>
          </table:table-cell>
          <table:table-cell office:value-type="float" office:value="12197" calcext:value-type="float">
            <text:p>121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78" calcext:value-type="float">
            <text:p>13878</text:p>
          </table:table-cell>
          <table:table-cell office:value-type="float" office:value="57689" calcext:value-type="float">
            <text:p>57689</text:p>
          </table:table-cell>
          <table:table-cell office:value-type="float" office:value="12163" calcext:value-type="float">
            <text:p>121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38" calcext:value-type="float">
            <text:p>13938</text:p>
          </table:table-cell>
          <table:table-cell office:value-type="float" office:value="56685" calcext:value-type="float">
            <text:p>56685</text:p>
          </table:table-cell>
          <table:table-cell office:value-type="float" office:value="12179" calcext:value-type="float">
            <text:p>121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9" calcext:value-type="float">
            <text:p>14009</text:p>
          </table:table-cell>
          <table:table-cell office:value-type="float" office:value="57437" calcext:value-type="float">
            <text:p>57437</text:p>
          </table:table-cell>
          <table:table-cell office:value-type="float" office:value="12174" calcext:value-type="float">
            <text:p>1217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39" calcext:value-type="float">
            <text:p>13839</text:p>
          </table:table-cell>
          <table:table-cell office:value-type="float" office:value="56935" calcext:value-type="float">
            <text:p>56935</text:p>
          </table:table-cell>
          <table:table-cell office:value-type="float" office:value="12186" calcext:value-type="float">
            <text:p>1218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70" calcext:value-type="float">
            <text:p>13870</text:p>
          </table:table-cell>
          <table:table-cell office:value-type="float" office:value="57313" calcext:value-type="float">
            <text:p>57313</text:p>
          </table:table-cell>
          <table:table-cell office:value-type="float" office:value="12143" calcext:value-type="float">
            <text:p>121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58" calcext:value-type="float">
            <text:p>13858</text:p>
          </table:table-cell>
          <table:table-cell office:value-type="float" office:value="57548" calcext:value-type="float">
            <text:p>57548</text:p>
          </table:table-cell>
          <table:table-cell office:value-type="float" office:value="12192" calcext:value-type="float">
            <text:p>121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84" calcext:value-type="float">
            <text:p>13784</text:p>
          </table:table-cell>
          <table:table-cell office:value-type="float" office:value="57213" calcext:value-type="float">
            <text:p>57213</text:p>
          </table:table-cell>
          <table:table-cell office:value-type="float" office:value="12257" calcext:value-type="float">
            <text:p>122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10" calcext:value-type="float">
            <text:p>14010</text:p>
          </table:table-cell>
          <table:table-cell office:value-type="float" office:value="58755" calcext:value-type="float">
            <text:p>58755</text:p>
          </table:table-cell>
          <table:table-cell office:value-type="float" office:value="12147" calcext:value-type="float">
            <text:p>121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66" calcext:value-type="float">
            <text:p>13766</text:p>
          </table:table-cell>
          <table:table-cell office:value-type="float" office:value="422001" calcext:value-type="float">
            <text:p>422001</text:p>
          </table:table-cell>
          <table:table-cell office:value-type="float" office:value="12841" calcext:value-type="float">
            <text:p>128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56" calcext:value-type="float">
            <text:p>16756</text:p>
          </table:table-cell>
          <table:table-cell office:value-type="float" office:value="58151" calcext:value-type="float">
            <text:p>58151</text:p>
          </table:table-cell>
          <table:table-cell office:value-type="float" office:value="12298" calcext:value-type="float">
            <text:p>1229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12" calcext:value-type="float">
            <text:p>13912</text:p>
          </table:table-cell>
          <table:table-cell office:value-type="float" office:value="57091" calcext:value-type="float">
            <text:p>57091</text:p>
          </table:table-cell>
          <table:table-cell office:value-type="float" office:value="12144" calcext:value-type="float">
            <text:p>121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76" calcext:value-type="float">
            <text:p>13876</text:p>
          </table:table-cell>
          <table:table-cell office:value-type="float" office:value="57129" calcext:value-type="float">
            <text:p>57129</text:p>
          </table:table-cell>
          <table:table-cell office:value-type="float" office:value="12158" calcext:value-type="float">
            <text:p>1215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87" calcext:value-type="float">
            <text:p>14087</text:p>
          </table:table-cell>
          <table:table-cell office:value-type="float" office:value="57224" calcext:value-type="float">
            <text:p>57224</text:p>
          </table:table-cell>
          <table:table-cell office:value-type="float" office:value="12232" calcext:value-type="float">
            <text:p>122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11" calcext:value-type="float">
            <text:p>14111</text:p>
          </table:table-cell>
          <table:table-cell office:value-type="float" office:value="57103" calcext:value-type="float">
            <text:p>57103</text:p>
          </table:table-cell>
          <table:table-cell office:value-type="float" office:value="12138" calcext:value-type="float">
            <text:p>121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94" calcext:value-type="float">
            <text:p>13994</text:p>
          </table:table-cell>
          <table:table-cell office:value-type="float" office:value="56978" calcext:value-type="float">
            <text:p>56978</text:p>
          </table:table-cell>
          <table:table-cell office:value-type="float" office:value="12158" calcext:value-type="float">
            <text:p>1215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83" calcext:value-type="float">
            <text:p>13783</text:p>
          </table:table-cell>
          <table:table-cell office:value-type="float" office:value="57612" calcext:value-type="float">
            <text:p>57612</text:p>
          </table:table-cell>
          <table:table-cell office:value-type="float" office:value="12132" calcext:value-type="float">
            <text:p>121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87" calcext:value-type="float">
            <text:p>13887</text:p>
          </table:table-cell>
          <table:table-cell office:value-type="float" office:value="56661" calcext:value-type="float">
            <text:p>56661</text:p>
          </table:table-cell>
          <table:table-cell office:value-type="float" office:value="12189" calcext:value-type="float">
            <text:p>121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float" office:value="86803" calcext:value-type="float">
            <text:p>86803</text:p>
          </table:table-cell>
          <table:table-cell office:value-type="float" office:value="15110" calcext:value-type="float">
            <text:p>151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79" calcext:value-type="float">
            <text:p>19779</text:p>
          </table:table-cell>
          <table:table-cell office:value-type="float" office:value="82983" calcext:value-type="float">
            <text:p>82983</text:p>
          </table:table-cell>
          <table:table-cell office:value-type="float" office:value="17177" calcext:value-type="float">
            <text:p>171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31" calcext:value-type="float">
            <text:p>19531</text:p>
          </table:table-cell>
          <table:table-cell office:value-type="float" office:value="83868" calcext:value-type="float">
            <text:p>83868</text:p>
          </table:table-cell>
          <table:table-cell office:value-type="float" office:value="17683" calcext:value-type="float">
            <text:p>176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86" calcext:value-type="float">
            <text:p>19786</text:p>
          </table:table-cell>
          <table:table-cell office:value-type="float" office:value="84084" calcext:value-type="float">
            <text:p>84084</text:p>
          </table:table-cell>
          <table:table-cell office:value-type="float" office:value="18195" calcext:value-type="float">
            <text:p>1819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303" calcext:value-type="float">
            <text:p>21303</text:p>
          </table:table-cell>
          <table:table-cell office:value-type="float" office:value="96199" calcext:value-type="float">
            <text:p>96199</text:p>
          </table:table-cell>
          <table:table-cell office:value-type="float" office:value="18171" calcext:value-type="float">
            <text:p>181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54" calcext:value-type="float">
            <text:p>20954</text:p>
          </table:table-cell>
          <table:table-cell office:value-type="float" office:value="95896" calcext:value-type="float">
            <text:p>95896</text:p>
          </table:table-cell>
          <table:table-cell office:value-type="float" office:value="18635" calcext:value-type="float">
            <text:p>18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0" calcext:value-type="float">
            <text:p>20130</text:p>
          </table:table-cell>
          <table:table-cell office:value-type="float" office:value="82986" calcext:value-type="float">
            <text:p>82986</text:p>
          </table:table-cell>
          <table:table-cell office:value-type="float" office:value="18565" calcext:value-type="float">
            <text:p>185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96" calcext:value-type="float">
            <text:p>20796</text:p>
          </table:table-cell>
          <table:table-cell office:value-type="float" office:value="97019" calcext:value-type="float">
            <text:p>97019</text:p>
          </table:table-cell>
          <table:table-cell office:value-type="float" office:value="18515" calcext:value-type="float">
            <text:p>185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41" calcext:value-type="float">
            <text:p>20341</text:p>
          </table:table-cell>
          <table:table-cell office:value-type="float" office:value="115501" calcext:value-type="float">
            <text:p>115501</text:p>
          </table:table-cell>
          <table:table-cell office:value-type="float" office:value="18409" calcext:value-type="float">
            <text:p>184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785" calcext:value-type="float">
            <text:p>42785</text:p>
          </table:table-cell>
          <table:table-cell office:value-type="float" office:value="54542" calcext:value-type="float">
            <text:p>54542</text:p>
          </table:table-cell>
          <table:table-cell office:value-type="float" office:value="18014" calcext:value-type="float">
            <text:p>180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16" calcext:value-type="float">
            <text:p>17816</text:p>
          </table:table-cell>
          <table:table-cell office:value-type="float" office:value="55437" calcext:value-type="float">
            <text:p>55437</text:p>
          </table:table-cell>
          <table:table-cell office:value-type="float" office:value="17812" calcext:value-type="float">
            <text:p>178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44" calcext:value-type="float">
            <text:p>17944</text:p>
          </table:table-cell>
          <table:table-cell office:value-type="float" office:value="54066" calcext:value-type="float">
            <text:p>54066</text:p>
          </table:table-cell>
          <table:table-cell office:value-type="float" office:value="17277" calcext:value-type="float">
            <text:p>172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62" calcext:value-type="float">
            <text:p>18862</text:p>
          </table:table-cell>
          <table:table-cell office:value-type="float" office:value="54335" calcext:value-type="float">
            <text:p>54335</text:p>
          </table:table-cell>
          <table:table-cell office:value-type="float" office:value="17888" calcext:value-type="float">
            <text:p>178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95" calcext:value-type="float">
            <text:p>27195</text:p>
          </table:table-cell>
          <table:table-cell office:value-type="float" office:value="67948" calcext:value-type="float">
            <text:p>67948</text:p>
          </table:table-cell>
          <table:table-cell office:value-type="float" office:value="11719" calcext:value-type="float">
            <text:p>117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29" calcext:value-type="float">
            <text:p>10729</text:p>
          </table:table-cell>
          <table:table-cell office:value-type="float" office:value="32764" calcext:value-type="float">
            <text:p>32764</text:p>
          </table:table-cell>
          <table:table-cell office:value-type="float" office:value="11482" calcext:value-type="float">
            <text:p>1148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99" calcext:value-type="float">
            <text:p>9799</text:p>
          </table:table-cell>
          <table:table-cell office:value-type="float" office:value="32048" calcext:value-type="float">
            <text:p>32048</text:p>
          </table:table-cell>
          <table:table-cell office:value-type="float" office:value="11446" calcext:value-type="float">
            <text:p>1144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54" calcext:value-type="float">
            <text:p>9854</text:p>
          </table:table-cell>
          <table:table-cell office:value-type="float" office:value="32221" calcext:value-type="float">
            <text:p>32221</text:p>
          </table:table-cell>
          <table:table-cell office:value-type="float" office:value="11524" calcext:value-type="float">
            <text:p>115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72" calcext:value-type="float">
            <text:p>9872</text:p>
          </table:table-cell>
          <table:table-cell office:value-type="float" office:value="31967" calcext:value-type="float">
            <text:p>31967</text:p>
          </table:table-cell>
          <table:table-cell office:value-type="float" office:value="12251" calcext:value-type="float">
            <text:p>1225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3" calcext:value-type="float">
            <text:p>10043</text:p>
          </table:table-cell>
          <table:table-cell office:value-type="float" office:value="32260" calcext:value-type="float">
            <text:p>32260</text:p>
          </table:table-cell>
          <table:table-cell office:value-type="float" office:value="11432" calcext:value-type="float">
            <text:p>114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37" calcext:value-type="float">
            <text:p>9837</text:p>
          </table:table-cell>
          <table:table-cell office:value-type="float" office:value="32145" calcext:value-type="float">
            <text:p>32145</text:p>
          </table:table-cell>
          <table:table-cell office:value-type="float" office:value="11501" calcext:value-type="float">
            <text:p>115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52" calcext:value-type="float">
            <text:p>10252</text:p>
          </table:table-cell>
          <table:table-cell office:value-type="float" office:value="32034" calcext:value-type="float">
            <text:p>32034</text:p>
          </table:table-cell>
          <table:table-cell office:value-type="float" office:value="11570" calcext:value-type="float">
            <text:p>1157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39" calcext:value-type="float">
            <text:p>9639</text:p>
          </table:table-cell>
          <table:table-cell office:value-type="float" office:value="32140" calcext:value-type="float">
            <text:p>32140</text:p>
          </table:table-cell>
          <table:table-cell office:value-type="float" office:value="11497" calcext:value-type="float">
            <text:p>114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22" calcext:value-type="float">
            <text:p>9622</text:p>
          </table:table-cell>
          <table:table-cell office:value-type="float" office:value="33044" calcext:value-type="float">
            <text:p>33044</text:p>
          </table:table-cell>
          <table:table-cell office:value-type="float" office:value="11435" calcext:value-type="float">
            <text:p>114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94" calcext:value-type="float">
            <text:p>9794</text:p>
          </table:table-cell>
          <table:table-cell office:value-type="float" office:value="32013" calcext:value-type="float">
            <text:p>32013</text:p>
          </table:table-cell>
          <table:table-cell office:value-type="float" office:value="11447" calcext:value-type="float">
            <text:p>114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0" calcext:value-type="float">
            <text:p>9730</text:p>
          </table:table-cell>
          <table:table-cell office:value-type="float" office:value="32416" calcext:value-type="float">
            <text:p>32416</text:p>
          </table:table-cell>
          <table:table-cell office:value-type="float" office:value="11404" calcext:value-type="float">
            <text:p>114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1" calcext:value-type="float">
            <text:p>9781</text:p>
          </table:table-cell>
          <table:table-cell office:value-type="float" office:value="53319" calcext:value-type="float">
            <text:p>53319</text:p>
          </table:table-cell>
          <table:table-cell office:value-type="float" office:value="31787" calcext:value-type="float">
            <text:p>317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05" calcext:value-type="float">
            <text:p>17005</text:p>
          </table:table-cell>
          <table:table-cell office:value-type="float" office:value="50577" calcext:value-type="float">
            <text:p>50577</text:p>
          </table:table-cell>
          <table:table-cell office:value-type="float" office:value="32698" calcext:value-type="float">
            <text:p>3269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23" calcext:value-type="float">
            <text:p>17123</text:p>
          </table:table-cell>
          <table:table-cell office:value-type="float" office:value="47573" calcext:value-type="float">
            <text:p>47573</text:p>
          </table:table-cell>
          <table:table-cell office:value-type="float" office:value="18249" calcext:value-type="float">
            <text:p>182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54" calcext:value-type="float">
            <text:p>16554</text:p>
          </table:table-cell>
          <table:table-cell office:value-type="float" office:value="47736" calcext:value-type="float">
            <text:p>47736</text:p>
          </table:table-cell>
          <table:table-cell office:value-type="float" office:value="17986" calcext:value-type="float">
            <text:p>1798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66" calcext:value-type="float">
            <text:p>15866</text:p>
          </table:table-cell>
          <table:table-cell office:value-type="float" office:value="48690" calcext:value-type="float">
            <text:p>48690</text:p>
          </table:table-cell>
          <table:table-cell office:value-type="float" office:value="18559" calcext:value-type="float">
            <text:p>185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66" calcext:value-type="float">
            <text:p>14966</text:p>
          </table:table-cell>
          <table:table-cell office:value-type="float" office:value="56363" calcext:value-type="float">
            <text:p>56363</text:p>
          </table:table-cell>
          <table:table-cell office:value-type="float" office:value="18442" calcext:value-type="float">
            <text:p>184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06" calcext:value-type="float">
            <text:p>15106</text:p>
          </table:table-cell>
          <table:table-cell office:value-type="float" office:value="51995" calcext:value-type="float">
            <text:p>51995</text:p>
          </table:table-cell>
          <table:table-cell office:value-type="float" office:value="18215" calcext:value-type="float">
            <text:p>182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98" calcext:value-type="float">
            <text:p>15898</text:p>
          </table:table-cell>
          <table:table-cell office:value-type="float" office:value="47565" calcext:value-type="float">
            <text:p>47565</text:p>
          </table:table-cell>
          <table:table-cell office:value-type="float" office:value="17710" calcext:value-type="float">
            <text:p>177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10" calcext:value-type="float">
            <text:p>15310</text:p>
          </table:table-cell>
          <table:table-cell office:value-type="float" office:value="67533" calcext:value-type="float">
            <text:p>67533</text:p>
          </table:table-cell>
          <table:table-cell office:value-type="float" office:value="18270" calcext:value-type="float">
            <text:p>1827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50" calcext:value-type="float">
            <text:p>15750</text:p>
          </table:table-cell>
          <table:table-cell office:value-type="float" office:value="47925" calcext:value-type="float">
            <text:p>47925</text:p>
          </table:table-cell>
          <table:table-cell office:value-type="float" office:value="17992" calcext:value-type="float">
            <text:p>179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58" calcext:value-type="float">
            <text:p>15958</text:p>
          </table:table-cell>
          <table:table-cell office:value-type="float" office:value="48396" calcext:value-type="float">
            <text:p>48396</text:p>
          </table:table-cell>
          <table:table-cell office:value-type="float" office:value="18076" calcext:value-type="float">
            <text:p>180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90" calcext:value-type="float">
            <text:p>14990</text:p>
          </table:table-cell>
          <table:table-cell office:value-type="float" office:value="47165" calcext:value-type="float">
            <text:p>47165</text:p>
          </table:table-cell>
          <table:table-cell office:value-type="float" office:value="18492" calcext:value-type="float">
            <text:p>184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36" calcext:value-type="float">
            <text:p>16436</text:p>
          </table:table-cell>
          <table:table-cell office:value-type="float" office:value="55855" calcext:value-type="float">
            <text:p>55855</text:p>
          </table:table-cell>
          <table:table-cell office:value-type="float" office:value="18214" calcext:value-type="float">
            <text:p>182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39" calcext:value-type="float">
            <text:p>16339</text:p>
          </table:table-cell>
          <table:table-cell office:value-type="float" office:value="50570" calcext:value-type="float">
            <text:p>50570</text:p>
          </table:table-cell>
          <table:table-cell office:value-type="float" office:value="18362" calcext:value-type="float">
            <text:p>183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94" calcext:value-type="float">
            <text:p>20094</text:p>
          </table:table-cell>
          <table:table-cell office:value-type="float" office:value="50747" calcext:value-type="float">
            <text:p>50747</text:p>
          </table:table-cell>
          <table:table-cell office:value-type="float" office:value="18039" calcext:value-type="float">
            <text:p>180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34" calcext:value-type="float">
            <text:p>19534</text:p>
          </table:table-cell>
          <table:table-cell office:value-type="float" office:value="51240" calcext:value-type="float">
            <text:p>51240</text:p>
          </table:table-cell>
          <table:table-cell office:value-type="float" office:value="17311" calcext:value-type="float">
            <text:p>173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91" calcext:value-type="float">
            <text:p>20591</text:p>
          </table:table-cell>
          <table:table-cell office:value-type="float" office:value="70310" calcext:value-type="float">
            <text:p>70310</text:p>
          </table:table-cell>
          <table:table-cell office:value-type="float" office:value="16270" calcext:value-type="float">
            <text:p>162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80" calcext:value-type="float">
            <text:p>19780</text:p>
          </table:table-cell>
          <table:table-cell office:value-type="float" office:value="49883" calcext:value-type="float">
            <text:p>49883</text:p>
          </table:table-cell>
          <table:table-cell office:value-type="float" office:value="17529" calcext:value-type="float">
            <text:p>175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99" calcext:value-type="float">
            <text:p>20899</text:p>
          </table:table-cell>
          <table:table-cell office:value-type="float" office:value="49927" calcext:value-type="float">
            <text:p>49927</text:p>
          </table:table-cell>
          <table:table-cell office:value-type="float" office:value="16702" calcext:value-type="float">
            <text:p>167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95" calcext:value-type="float">
            <text:p>21195</text:p>
          </table:table-cell>
          <table:table-cell office:value-type="float" office:value="51314" calcext:value-type="float">
            <text:p>51314</text:p>
          </table:table-cell>
          <table:table-cell office:value-type="float" office:value="16283" calcext:value-type="float">
            <text:p>162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86" calcext:value-type="float">
            <text:p>19986</text:p>
          </table:table-cell>
          <table:table-cell office:value-type="float" office:value="50437" calcext:value-type="float">
            <text:p>50437</text:p>
          </table:table-cell>
          <table:table-cell office:value-type="float" office:value="17061" calcext:value-type="float">
            <text:p>170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68" calcext:value-type="float">
            <text:p>19968</text:p>
          </table:table-cell>
          <table:table-cell office:value-type="float" office:value="49365" calcext:value-type="float">
            <text:p>49365</text:p>
          </table:table-cell>
          <table:table-cell office:value-type="float" office:value="17701" calcext:value-type="float">
            <text:p>177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65" calcext:value-type="float">
            <text:p>19165</text:p>
          </table:table-cell>
          <table:table-cell office:value-type="float" office:value="50702" calcext:value-type="float">
            <text:p>50702</text:p>
          </table:table-cell>
          <table:table-cell office:value-type="float" office:value="17843" calcext:value-type="float">
            <text:p>178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09" calcext:value-type="float">
            <text:p>23309</text:p>
          </table:table-cell>
          <table:table-cell office:value-type="float" office:value="50785" calcext:value-type="float">
            <text:p>50785</text:p>
          </table:table-cell>
          <table:table-cell office:value-type="float" office:value="17636" calcext:value-type="float">
            <text:p>176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33" calcext:value-type="float">
            <text:p>20433</text:p>
          </table:table-cell>
          <table:table-cell office:value-type="float" office:value="50571" calcext:value-type="float">
            <text:p>50571</text:p>
          </table:table-cell>
          <table:table-cell office:value-type="float" office:value="17628" calcext:value-type="float">
            <text:p>176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724" calcext:value-type="float">
            <text:p>20724</text:p>
          </table:table-cell>
          <table:table-cell office:value-type="float" office:value="50771" calcext:value-type="float">
            <text:p>50771</text:p>
          </table:table-cell>
          <table:table-cell office:value-type="float" office:value="29573" calcext:value-type="float">
            <text:p>2957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45" calcext:value-type="float">
            <text:p>19145</text:p>
          </table:table-cell>
          <table:table-cell office:value-type="float" office:value="50215" calcext:value-type="float">
            <text:p>50215</text:p>
          </table:table-cell>
          <table:table-cell office:value-type="float" office:value="18625" calcext:value-type="float">
            <text:p>186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9" calcext:value-type="float">
            <text:p>20179</text:p>
          </table:table-cell>
          <table:table-cell office:value-type="float" office:value="49187" calcext:value-type="float">
            <text:p>49187</text:p>
          </table:table-cell>
          <table:table-cell office:value-type="float" office:value="17554" calcext:value-type="float">
            <text:p>175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06" calcext:value-type="float">
            <text:p>19706</text:p>
          </table:table-cell>
          <table:table-cell office:value-type="float" office:value="50134" calcext:value-type="float">
            <text:p>50134</text:p>
          </table:table-cell>
          <table:table-cell office:value-type="float" office:value="17523" calcext:value-type="float">
            <text:p>175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92" calcext:value-type="float">
            <text:p>19392</text:p>
          </table:table-cell>
          <table:table-cell office:value-type="float" office:value="50053" calcext:value-type="float">
            <text:p>50053</text:p>
          </table:table-cell>
          <table:table-cell office:value-type="float" office:value="17532" calcext:value-type="float">
            <text:p>175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51" calcext:value-type="float">
            <text:p>20251</text:p>
          </table:table-cell>
          <table:table-cell office:value-type="float" office:value="50511" calcext:value-type="float">
            <text:p>50511</text:p>
          </table:table-cell>
          <table:table-cell office:value-type="float" office:value="17723" calcext:value-type="float">
            <text:p>177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40" calcext:value-type="float">
            <text:p>19740</text:p>
          </table:table-cell>
          <table:table-cell office:value-type="float" office:value="49380" calcext:value-type="float">
            <text:p>49380</text:p>
          </table:table-cell>
          <table:table-cell office:value-type="float" office:value="17624" calcext:value-type="float">
            <text:p>176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40" calcext:value-type="float">
            <text:p>19240</text:p>
          </table:table-cell>
          <table:table-cell office:value-type="float" office:value="49009" calcext:value-type="float">
            <text:p>49009</text:p>
          </table:table-cell>
          <table:table-cell office:value-type="float" office:value="17147" calcext:value-type="float">
            <text:p>171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03" calcext:value-type="float">
            <text:p>20603</text:p>
          </table:table-cell>
          <table:table-cell office:value-type="float" office:value="50208" calcext:value-type="float">
            <text:p>50208</text:p>
          </table:table-cell>
          <table:table-cell office:value-type="float" office:value="17313" calcext:value-type="float">
            <text:p>173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29" calcext:value-type="float">
            <text:p>20429</text:p>
          </table:table-cell>
          <table:table-cell office:value-type="float" office:value="46380" calcext:value-type="float">
            <text:p>46380</text:p>
          </table:table-cell>
          <table:table-cell office:value-type="float" office:value="10191" calcext:value-type="float">
            <text:p>101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77" calcext:value-type="float">
            <text:p>20277</text:p>
          </table:table-cell>
          <table:table-cell office:value-type="float" office:value="48374" calcext:value-type="float">
            <text:p>48374</text:p>
          </table:table-cell>
          <table:table-cell office:value-type="float" office:value="9588" calcext:value-type="float">
            <text:p>95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99" calcext:value-type="float">
            <text:p>20999</text:p>
          </table:table-cell>
          <table:table-cell office:value-type="float" office:value="50486" calcext:value-type="float">
            <text:p>50486</text:p>
          </table:table-cell>
          <table:table-cell office:value-type="float" office:value="10438" calcext:value-type="float">
            <text:p>104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09" calcext:value-type="float">
            <text:p>21009</text:p>
          </table:table-cell>
          <table:table-cell office:value-type="float" office:value="49747" calcext:value-type="float">
            <text:p>49747</text:p>
          </table:table-cell>
          <table:table-cell office:value-type="float" office:value="10728" calcext:value-type="float">
            <text:p>107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92" calcext:value-type="float">
            <text:p>21992</text:p>
          </table:table-cell>
          <table:table-cell office:value-type="float" office:value="49384" calcext:value-type="float">
            <text:p>49384</text:p>
          </table:table-cell>
          <table:table-cell office:value-type="float" office:value="10412" calcext:value-type="float">
            <text:p>104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23" calcext:value-type="float">
            <text:p>21123</text:p>
          </table:table-cell>
          <table:table-cell office:value-type="float" office:value="49482" calcext:value-type="float">
            <text:p>49482</text:p>
          </table:table-cell>
          <table:table-cell office:value-type="float" office:value="10574" calcext:value-type="float">
            <text:p>105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565" calcext:value-type="float">
            <text:p>21565</text:p>
          </table:table-cell>
          <table:table-cell office:value-type="float" office:value="50744" calcext:value-type="float">
            <text:p>50744</text:p>
          </table:table-cell>
          <table:table-cell office:value-type="float" office:value="10711" calcext:value-type="float">
            <text:p>107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143" calcext:value-type="float">
            <text:p>22143</text:p>
          </table:table-cell>
          <table:table-cell office:value-type="float" office:value="50248" calcext:value-type="float">
            <text:p>50248</text:p>
          </table:table-cell>
          <table:table-cell office:value-type="float" office:value="16994" calcext:value-type="float">
            <text:p>1699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83" calcext:value-type="float">
            <text:p>22083</text:p>
          </table:table-cell>
          <table:table-cell office:value-type="float" office:value="49902" calcext:value-type="float">
            <text:p>49902</text:p>
          </table:table-cell>
          <table:table-cell office:value-type="float" office:value="10928" calcext:value-type="float">
            <text:p>109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92" calcext:value-type="float">
            <text:p>21292</text:p>
          </table:table-cell>
          <table:table-cell office:value-type="float" office:value="50064" calcext:value-type="float">
            <text:p>50064</text:p>
          </table:table-cell>
          <table:table-cell office:value-type="float" office:value="10860" calcext:value-type="float">
            <text:p>10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94" calcext:value-type="float">
            <text:p>21294</text:p>
          </table:table-cell>
          <table:table-cell office:value-type="float" office:value="50837" calcext:value-type="float">
            <text:p>50837</text:p>
          </table:table-cell>
          <table:table-cell office:value-type="float" office:value="10893" calcext:value-type="float">
            <text:p>108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41" calcext:value-type="float">
            <text:p>21641</text:p>
          </table:table-cell>
          <table:table-cell office:value-type="float" office:value="50785" calcext:value-type="float">
            <text:p>50785</text:p>
          </table:table-cell>
          <table:table-cell office:value-type="float" office:value="10942" calcext:value-type="float">
            <text:p>1094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65" calcext:value-type="float">
            <text:p>22065</text:p>
          </table:table-cell>
          <table:table-cell office:value-type="float" office:value="50945" calcext:value-type="float">
            <text:p>50945</text:p>
          </table:table-cell>
          <table:table-cell office:value-type="float" office:value="10450" calcext:value-type="float">
            <text:p>1045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88" calcext:value-type="float">
            <text:p>21088</text:p>
          </table:table-cell>
          <table:table-cell office:value-type="float" office:value="51199" calcext:value-type="float">
            <text:p>51199</text:p>
          </table:table-cell>
          <table:table-cell office:value-type="float" office:value="10576" calcext:value-type="float">
            <text:p>105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88" calcext:value-type="float">
            <text:p>21688</text:p>
          </table:table-cell>
          <table:table-cell office:value-type="float" office:value="49582" calcext:value-type="float">
            <text:p>49582</text:p>
          </table:table-cell>
          <table:table-cell office:value-type="float" office:value="10768" calcext:value-type="float">
            <text:p>107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78" calcext:value-type="float">
            <text:p>19178</text:p>
          </table:table-cell>
          <table:table-cell office:value-type="float" office:value="48561" calcext:value-type="float">
            <text:p>48561</text:p>
          </table:table-cell>
          <table:table-cell office:value-type="float" office:value="10795" calcext:value-type="float">
            <text:p>1079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09" calcext:value-type="float">
            <text:p>21409</text:p>
          </table:table-cell>
          <table:table-cell office:value-type="float" office:value="49716" calcext:value-type="float">
            <text:p>49716</text:p>
          </table:table-cell>
          <table:table-cell office:value-type="float" office:value="10887" calcext:value-type="float">
            <text:p>108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41" calcext:value-type="float">
            <text:p>21041</text:p>
          </table:table-cell>
          <table:table-cell office:value-type="float" office:value="50606" calcext:value-type="float">
            <text:p>50606</text:p>
          </table:table-cell>
          <table:table-cell office:value-type="float" office:value="1383" calcext:value-type="float">
            <text:p>13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07" calcext:value-type="float">
            <text:p>20607</text:p>
          </table:table-cell>
          <table:table-cell office:value-type="float" office:value="49506" calcext:value-type="float">
            <text:p>49506</text:p>
          </table:table-cell>
          <table:table-cell office:value-type="float" office:value="1466" calcext:value-type="float">
            <text:p>146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06" calcext:value-type="float">
            <text:p>20306</text:p>
          </table:table-cell>
          <table:table-cell office:value-type="float" office:value="52910" calcext:value-type="float">
            <text:p>52910</text:p>
          </table:table-cell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18" calcext:value-type="float">
            <text:p>19818</text:p>
          </table:table-cell>
          <table:table-cell office:value-type="float" office:value="53784" calcext:value-type="float">
            <text:p>53784</text:p>
          </table:table-cell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56" calcext:value-type="float">
            <text:p>19656</text:p>
          </table:table-cell>
          <table:table-cell office:value-type="float" office:value="50062" calcext:value-type="float">
            <text:p>50062</text:p>
          </table:table-cell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1" calcext:value-type="float">
            <text:p>20121</text:p>
          </table:table-cell>
          <table:table-cell office:value-type="float" office:value="49112" calcext:value-type="float">
            <text:p>49112</text:p>
          </table:table-cell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92" calcext:value-type="float">
            <text:p>20692</text:p>
          </table:table-cell>
          <table:table-cell office:value-type="float" office:value="51881" calcext:value-type="float">
            <text:p>51881</text:p>
          </table:table-cell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27" calcext:value-type="float">
            <text:p>20027</text:p>
          </table:table-cell>
          <table:table-cell office:value-type="float" office:value="53690" calcext:value-type="float">
            <text:p>53690</text:p>
          </table:table-cell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36" calcext:value-type="float">
            <text:p>20236</text:p>
          </table:table-cell>
          <table:table-cell office:value-type="float" office:value="51859" calcext:value-type="float">
            <text:p>51859</text:p>
          </table:table-cell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22" calcext:value-type="float">
            <text:p>19522</text:p>
          </table:table-cell>
          <table:table-cell office:value-type="float" office:value="51252" calcext:value-type="float">
            <text:p>51252</text:p>
          </table:table-cell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85" calcext:value-type="float">
            <text:p>20885</text:p>
          </table:table-cell>
          <table:table-cell office:value-type="float" office:value="51265" calcext:value-type="float">
            <text:p>51265</text:p>
          </table:table-cell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85" calcext:value-type="float">
            <text:p>22485</text:p>
          </table:table-cell>
          <table:table-cell office:value-type="float" office:value="50601" calcext:value-type="float">
            <text:p>50601</text:p>
          </table:table-cell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00" calcext:value-type="float">
            <text:p>20100</text:p>
          </table:table-cell>
          <table:table-cell office:value-type="float" office:value="50924" calcext:value-type="float">
            <text:p>50924</text:p>
          </table:table-cell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316" calcext:value-type="float">
            <text:p>21316</text:p>
          </table:table-cell>
          <table:table-cell office:value-type="float" office:value="51483" calcext:value-type="float">
            <text:p>51483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12" calcext:value-type="float">
            <text:p>24012</text:p>
          </table:table-cell>
          <table:table-cell office:value-type="float" office:value="55314" calcext:value-type="float">
            <text:p>55314</text:p>
          </table:table-cell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90" calcext:value-type="float">
            <text:p>20590</text:p>
          </table:table-cell>
          <table:table-cell office:value-type="float" office:value="50545" calcext:value-type="float">
            <text:p>50545</text:p>
          </table:table-cell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62" calcext:value-type="float">
            <text:p>19662</text:p>
          </table:table-cell>
          <table:table-cell office:value-type="float" office:value="50905" calcext:value-type="float">
            <text:p>50905</text:p>
          </table:table-cell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60" calcext:value-type="float">
            <text:p>21860</text:p>
          </table:table-cell>
          <table:table-cell office:value-type="float" office:value="51049" calcext:value-type="float">
            <text:p>51049</text:p>
          </table:table-cell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07" calcext:value-type="float">
            <text:p>20607</text:p>
          </table:table-cell>
          <table:table-cell office:value-type="float" office:value="50458" calcext:value-type="float">
            <text:p>50458</text:p>
          </table:table-cell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16" calcext:value-type="float">
            <text:p>21416</text:p>
          </table:table-cell>
          <table:table-cell office:value-type="float" office:value="51508" calcext:value-type="float">
            <text:p>51508</text:p>
          </table:table-cell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10" calcext:value-type="float">
            <text:p>20410</text:p>
          </table:table-cell>
          <table:table-cell office:value-type="float" office:value="50436" calcext:value-type="float">
            <text:p>50436</text:p>
          </table:table-cell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16" calcext:value-type="float">
            <text:p>20616</text:p>
          </table:table-cell>
          <table:table-cell office:value-type="float" office:value="51392" calcext:value-type="float">
            <text:p>51392</text:p>
          </table:table-cell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21" calcext:value-type="float">
            <text:p>20421</text:p>
          </table:table-cell>
          <table:table-cell office:value-type="float" office:value="52069" calcext:value-type="float">
            <text:p>52069</text:p>
          </table:table-cell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83" calcext:value-type="float">
            <text:p>20883</text:p>
          </table:table-cell>
          <table:table-cell office:value-type="float" office:value="51158" calcext:value-type="float">
            <text:p>51158</text:p>
          </table:table-cell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16" calcext:value-type="float">
            <text:p>20916</text:p>
          </table:table-cell>
          <table:table-cell office:value-type="float" office:value="51454" calcext:value-type="float">
            <text:p>51454</text:p>
          </table:table-cell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751" calcext:value-type="float">
            <text:p>20751</text:p>
          </table:table-cell>
          <table:table-cell office:value-type="float" office:value="50006" calcext:value-type="float">
            <text:p>50006</text:p>
          </table:table-cell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82" calcext:value-type="float">
            <text:p>19782</text:p>
          </table:table-cell>
          <table:table-cell office:value-type="float" office:value="54520" calcext:value-type="float">
            <text:p>54520</text:p>
          </table:table-cell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45" calcext:value-type="float">
            <text:p>19745</text:p>
          </table:table-cell>
          <table:table-cell office:value-type="float" office:value="43850" calcext:value-type="float">
            <text:p>43850</text:p>
          </table:table-cell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11" calcext:value-type="float">
            <text:p>21411</text:p>
          </table:table-cell>
          <table:table-cell office:value-type="float" office:value="44607" calcext:value-type="float">
            <text:p>44607</text:p>
          </table:table-cell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30" calcext:value-type="float">
            <text:p>21030</text:p>
          </table:table-cell>
          <table:table-cell office:value-type="float" office:value="42789" calcext:value-type="float">
            <text:p>42789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70" calcext:value-type="float">
            <text:p>21870</text:p>
          </table:table-cell>
          <table:table-cell office:value-type="float" office:value="43323" calcext:value-type="float">
            <text:p>43323</text:p>
          </table:table-cell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97" calcext:value-type="float">
            <text:p>20297</text:p>
          </table:table-cell>
          <table:table-cell office:value-type="float" office:value="39806" calcext:value-type="float">
            <text:p>39806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01" calcext:value-type="float">
            <text:p>20101</text:p>
          </table:table-cell>
          <table:table-cell office:value-type="float" office:value="39896" calcext:value-type="float">
            <text:p>39896</text:p>
          </table:table-cell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18" calcext:value-type="float">
            <text:p>20318</text:p>
          </table:table-cell>
          <table:table-cell office:value-type="float" office:value="39028" calcext:value-type="float">
            <text:p>39028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26" calcext:value-type="float">
            <text:p>20326</text:p>
          </table:table-cell>
          <table:table-cell office:value-type="float" office:value="39322" calcext:value-type="float">
            <text:p>39322</text:p>
          </table:table-cell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74" calcext:value-type="float">
            <text:p>19974</text:p>
          </table:table-cell>
          <table:table-cell office:value-type="float" office:value="41194" calcext:value-type="float">
            <text:p>41194</text:p>
          </table:table-cell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39" calcext:value-type="float">
            <text:p>20539</text:p>
          </table:table-cell>
          <table:table-cell office:value-type="float" office:value="39309" calcext:value-type="float">
            <text:p>39309</text:p>
          </table:table-cell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71" calcext:value-type="float">
            <text:p>19871</text:p>
          </table:table-cell>
          <table:table-cell office:value-type="float" office:value="39349" calcext:value-type="float">
            <text:p>39349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81" calcext:value-type="float">
            <text:p>19781</text:p>
          </table:table-cell>
          <table:table-cell office:value-type="float" office:value="52137" calcext:value-type="float">
            <text:p>52137</text:p>
          </table:table-cell>
          <table:table-cell office:value-type="float" office:value="894" calcext:value-type="float">
            <text:p>89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31" calcext:value-type="float">
            <text:p>19631</text:p>
          </table:table-cell>
          <table:table-cell office:value-type="float" office:value="40256" calcext:value-type="float">
            <text:p>40256</text:p>
          </table:table-cell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50" calcext:value-type="float">
            <text:p>20550</text:p>
          </table:table-cell>
          <table:table-cell office:value-type="float" office:value="40732" calcext:value-type="float">
            <text:p>40732</text:p>
          </table:table-cell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46" calcext:value-type="float">
            <text:p>21046</text:p>
          </table:table-cell>
          <table:table-cell office:value-type="float" office:value="39192" calcext:value-type="float">
            <text:p>39192</text:p>
          </table:table-cell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74" calcext:value-type="float">
            <text:p>22274</text:p>
          </table:table-cell>
          <table:table-cell office:value-type="float" office:value="39871" calcext:value-type="float">
            <text:p>39871</text:p>
          </table:table-cell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79" calcext:value-type="float">
            <text:p>20479</text:p>
          </table:table-cell>
          <table:table-cell office:value-type="float" office:value="39727" calcext:value-type="float">
            <text:p>39727</text:p>
          </table:table-cell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10" calcext:value-type="float">
            <text:p>21210</text:p>
          </table:table-cell>
          <table:table-cell office:value-type="float" office:value="40065" calcext:value-type="float">
            <text:p>40065</text:p>
          </table:table-cell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232" calcext:value-type="float">
            <text:p>21232</text:p>
          </table:table-cell>
          <table:table-cell office:value-type="float" office:value="53122" calcext:value-type="float">
            <text:p>53122</text:p>
          </table:table-cell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95" calcext:value-type="float">
            <text:p>22095</text:p>
          </table:table-cell>
          <table:table-cell office:value-type="float" office:value="39778" calcext:value-type="float">
            <text:p>39778</text:p>
          </table:table-cell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50" calcext:value-type="float">
            <text:p>21150</text:p>
          </table:table-cell>
          <table:table-cell office:value-type="float" office:value="40319" calcext:value-type="float">
            <text:p>40319</text:p>
          </table:table-cell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700" calcext:value-type="float">
            <text:p>20700</text:p>
          </table:table-cell>
          <table:table-cell office:value-type="float" office:value="40625" calcext:value-type="float">
            <text:p>40625</text:p>
          </table:table-cell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04" calcext:value-type="float">
            <text:p>20504</text:p>
          </table:table-cell>
          <table:table-cell office:value-type="float" office:value="47533" calcext:value-type="float">
            <text:p>47533</text:p>
          </table:table-cell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22" calcext:value-type="float">
            <text:p>20522</text:p>
          </table:table-cell>
          <table:table-cell office:value-type="float" office:value="44433" calcext:value-type="float">
            <text:p>44433</text:p>
          </table:table-cell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70" calcext:value-type="float">
            <text:p>19870</text:p>
          </table:table-cell>
          <table:table-cell office:value-type="float" office:value="44414" calcext:value-type="float">
            <text:p>44414</text:p>
          </table:table-cell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56" calcext:value-type="float">
            <text:p>19356</text:p>
          </table:table-cell>
          <table:table-cell office:value-type="float" office:value="41003" calcext:value-type="float">
            <text:p>41003</text:p>
          </table:table-cell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852" calcext:value-type="float">
            <text:p>34852</text:p>
          </table:table-cell>
          <table:table-cell office:value-type="float" office:value="43704" calcext:value-type="float">
            <text:p>43704</text:p>
          </table:table-cell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33" calcext:value-type="float">
            <text:p>20333</text:p>
          </table:table-cell>
          <table:table-cell office:value-type="float" office:value="51326" calcext:value-type="float">
            <text:p>51326</text:p>
          </table:table-cell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11" calcext:value-type="float">
            <text:p>20011</text:p>
          </table:table-cell>
          <table:table-cell office:value-type="float" office:value="30293" calcext:value-type="float">
            <text:p>30293</text:p>
          </table:table-cell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02" calcext:value-type="float">
            <text:p>19702</text:p>
          </table:table-cell>
          <table:table-cell office:value-type="float" office:value="28864" calcext:value-type="float">
            <text:p>28864</text:p>
          </table:table-cell>
          <table:table-cell office:value-type="float" office:value="1263" calcext:value-type="float">
            <text:p>126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03" calcext:value-type="float">
            <text:p>20603</text:p>
          </table:table-cell>
          <table:table-cell office:value-type="float" office:value="29225" calcext:value-type="float">
            <text:p>29225</text:p>
          </table:table-cell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36" calcext:value-type="float">
            <text:p>20436</text:p>
          </table:table-cell>
          <table:table-cell office:value-type="float" office:value="27901" calcext:value-type="float">
            <text:p>27901</text:p>
          </table:table-cell>
          <table:table-cell office:value-type="float" office:value="861" calcext:value-type="float">
            <text:p>8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53" calcext:value-type="float">
            <text:p>20353</text:p>
          </table:table-cell>
          <table:table-cell office:value-type="float" office:value="28724" calcext:value-type="float">
            <text:p>28724</text:p>
          </table:table-cell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934" calcext:value-type="float">
            <text:p>25934</text:p>
          </table:table-cell>
          <table:table-cell office:value-type="float" office:value="26814" calcext:value-type="float">
            <text:p>26814</text:p>
          </table:table-cell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21" calcext:value-type="float">
            <text:p>18321</text:p>
          </table:table-cell>
          <table:table-cell office:value-type="float" office:value="26770" calcext:value-type="float">
            <text:p>26770</text:p>
          </table:table-cell>
          <table:table-cell office:value-type="float" office:value="782" calcext:value-type="float">
            <text:p>7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40" calcext:value-type="float">
            <text:p>18440</text:p>
          </table:table-cell>
          <table:table-cell office:value-type="float" office:value="26902" calcext:value-type="float">
            <text:p>26902</text:p>
          </table:table-cell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17" calcext:value-type="float">
            <text:p>18417</text:p>
          </table:table-cell>
          <table:table-cell office:value-type="float" office:value="27171" calcext:value-type="float">
            <text:p>27171</text:p>
          </table:table-cell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31" calcext:value-type="float">
            <text:p>27631</text:p>
          </table:table-cell>
          <table:table-cell office:value-type="float" office:value="25238" calcext:value-type="float">
            <text:p>2523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814" calcext:value-type="float">
            <text:p>27814</text:p>
          </table:table-cell>
          <table:table-cell office:value-type="float" office:value="25103" calcext:value-type="float">
            <text:p>25103</text:p>
          </table:table-cell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42" calcext:value-type="float">
            <text:p>28342</text:p>
          </table:table-cell>
          <table:table-cell office:value-type="float" office:value="24376" calcext:value-type="float">
            <text:p>24376</text:p>
          </table:table-cell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77" calcext:value-type="float">
            <text:p>26977</text:p>
          </table:table-cell>
          <table:table-cell office:value-type="float" office:value="24735" calcext:value-type="float">
            <text:p>24735</text:p>
          </table:table-cell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30" calcext:value-type="float">
            <text:p>28030</text:p>
          </table:table-cell>
          <table:table-cell office:value-type="float" office:value="24904" calcext:value-type="float">
            <text:p>24904</text:p>
          </table:table-cell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336" calcext:value-type="float">
            <text:p>27336</text:p>
          </table:table-cell>
          <table:table-cell office:value-type="float" office:value="24255" calcext:value-type="float">
            <text:p>24255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46" calcext:value-type="float">
            <text:p>27646</text:p>
          </table:table-cell>
          <table:table-cell office:value-type="float" office:value="27664" calcext:value-type="float">
            <text:p>27664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18" calcext:value-type="float">
            <text:p>28118</text:p>
          </table:table-cell>
          <table:table-cell office:value-type="float" office:value="24622" calcext:value-type="float">
            <text:p>24622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329" calcext:value-type="float">
            <text:p>27329</text:p>
          </table:table-cell>
          <table:table-cell office:value-type="float" office:value="25143" calcext:value-type="float">
            <text:p>25143</text:p>
          </table:table-cell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08" calcext:value-type="float">
            <text:p>28008</text:p>
          </table:table-cell>
          <table:table-cell office:value-type="float" office:value="24707" calcext:value-type="float">
            <text:p>24707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0" calcext:value-type="float">
            <text:p>28870</text:p>
          </table:table-cell>
          <table:table-cell office:value-type="float" office:value="24886" calcext:value-type="float">
            <text:p>24886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328" calcext:value-type="float">
            <text:p>27328</text:p>
          </table:table-cell>
          <table:table-cell office:value-type="float" office:value="24846" calcext:value-type="float">
            <text:p>24846</text:p>
          </table:table-cell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985" calcext:value-type="float">
            <text:p>27985</text:p>
          </table:table-cell>
          <table:table-cell office:value-type="float" office:value="24363" calcext:value-type="float">
            <text:p>24363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19" calcext:value-type="float">
            <text:p>26819</text:p>
          </table:table-cell>
          <table:table-cell office:value-type="float" office:value="24682" calcext:value-type="float">
            <text:p>24682</text:p>
          </table:table-cell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257" calcext:value-type="float">
            <text:p>30257</text:p>
          </table:table-cell>
          <table:table-cell office:value-type="float" office:value="25350" calcext:value-type="float">
            <text:p>25350</text:p>
          </table:table-cell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580" calcext:value-type="float">
            <text:p>27580</text:p>
          </table:table-cell>
          <table:table-cell office:value-type="float" office:value="24854" calcext:value-type="float">
            <text:p>24854</text:p>
          </table:table-cell>
          <table:table-cell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963" calcext:value-type="float">
            <text:p>27963</text:p>
          </table:table-cell>
          <table:table-cell office:value-type="float" office:value="24474" calcext:value-type="float">
            <text:p>24474</text:p>
          </table:table-cell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93" calcext:value-type="float">
            <text:p>27093</text:p>
          </table:table-cell>
          <table:table-cell office:value-type="float" office:value="24902" calcext:value-type="float">
            <text:p>24902</text:p>
          </table:table-cell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675" calcext:value-type="float">
            <text:p>35675</text:p>
          </table:table-cell>
          <table:table-cell office:value-type="float" office:value="24801" calcext:value-type="float">
            <text:p>24801</text:p>
          </table:table-cell>
          <table:table-cell office:value-type="float" office:value="1005" calcext:value-type="float">
            <text:p>10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576" calcext:value-type="float">
            <text:p>27576</text:p>
          </table:table-cell>
          <table:table-cell office:value-type="float" office:value="24650" calcext:value-type="float">
            <text:p>24650</text:p>
          </table:table-cell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774" calcext:value-type="float">
            <text:p>27774</text:p>
          </table:table-cell>
          <table:table-cell office:value-type="float" office:value="24649" calcext:value-type="float">
            <text:p>24649</text:p>
          </table:table-cell>
          <table:table-cell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01" calcext:value-type="float">
            <text:p>27401</text:p>
          </table:table-cell>
          <table:table-cell office:value-type="float" office:value="24314" calcext:value-type="float">
            <text:p>24314</text:p>
          </table:table-cell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728" calcext:value-type="float">
            <text:p>27728</text:p>
          </table:table-cell>
          <table:table-cell office:value-type="float" office:value="25054" calcext:value-type="float">
            <text:p>25054</text:p>
          </table:table-cell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6" calcext:value-type="float">
            <text:p>28176</text:p>
          </table:table-cell>
          <table:table-cell office:value-type="float" office:value="25091" calcext:value-type="float">
            <text:p>25091</text:p>
          </table:table-cell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51" calcext:value-type="float">
            <text:p>26251</text:p>
          </table:table-cell>
          <table:table-cell office:value-type="float" office:value="24592" calcext:value-type="float">
            <text:p>24592</text:p>
          </table:table-cell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58" calcext:value-type="float">
            <text:p>27658</text:p>
          </table:table-cell>
          <table:table-cell office:value-type="float" office:value="24373" calcext:value-type="float">
            <text:p>24373</text:p>
          </table:table-cell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18" calcext:value-type="float">
            <text:p>26118</text:p>
          </table:table-cell>
          <table:table-cell office:value-type="float" office:value="26436" calcext:value-type="float">
            <text:p>26436</text:p>
          </table:table-cell>
          <table:table-cell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119" calcext:value-type="float">
            <text:p>27119</text:p>
          </table:table-cell>
          <table:table-cell office:value-type="float" office:value="24672" calcext:value-type="float">
            <text:p>24672</text:p>
          </table:table-cell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769" calcext:value-type="float">
            <text:p>27769</text:p>
          </table:table-cell>
          <table:table-cell office:value-type="float" office:value="25023" calcext:value-type="float">
            <text:p>25023</text:p>
          </table:table-cell>
          <table:table-cell office:value-type="float" office:value="977" calcext:value-type="float">
            <text:p>9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40" calcext:value-type="float">
            <text:p>26240</text:p>
          </table:table-cell>
          <table:table-cell office:value-type="float" office:value="23986" calcext:value-type="float">
            <text:p>23986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779" calcext:value-type="float">
            <text:p>28779</text:p>
          </table:table-cell>
          <table:table-cell office:value-type="float" office:value="24624" calcext:value-type="float">
            <text:p>24624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508" calcext:value-type="float">
            <text:p>27508</text:p>
          </table:table-cell>
          <table:table-cell office:value-type="float" office:value="23618" calcext:value-type="float">
            <text:p>23618</text:p>
          </table:table-cell>
          <table:table-cell office:value-type="float" office:value="1040" calcext:value-type="float">
            <text:p>104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18" calcext:value-type="float">
            <text:p>27218</text:p>
          </table:table-cell>
          <table:table-cell office:value-type="float" office:value="23758" calcext:value-type="float">
            <text:p>23758</text:p>
          </table:table-cell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328" calcext:value-type="float">
            <text:p>26328</text:p>
          </table:table-cell>
          <table:table-cell office:value-type="float" office:value="23629" calcext:value-type="float">
            <text:p>23629</text:p>
          </table:table-cell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413" calcext:value-type="float">
            <text:p>28413</text:p>
          </table:table-cell>
          <table:table-cell office:value-type="float" office:value="25455" calcext:value-type="float">
            <text:p>25455</text:p>
          </table:table-cell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914" calcext:value-type="float">
            <text:p>27914</text:p>
          </table:table-cell>
          <table:table-cell office:value-type="float" office:value="25625" calcext:value-type="float">
            <text:p>25625</text:p>
          </table:table-cell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25" calcext:value-type="float">
            <text:p>28325</text:p>
          </table:table-cell>
          <table:table-cell office:value-type="float" office:value="25538" calcext:value-type="float">
            <text:p>25538</text:p>
          </table:table-cell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94" calcext:value-type="float">
            <text:p>27094</text:p>
          </table:table-cell>
          <table:table-cell office:value-type="float" office:value="24933" calcext:value-type="float">
            <text:p>24933</text:p>
          </table:table-cell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495" calcext:value-type="float">
            <text:p>28495</text:p>
          </table:table-cell>
          <table:table-cell office:value-type="float" office:value="24750" calcext:value-type="float">
            <text:p>24750</text:p>
          </table:table-cell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889" calcext:value-type="float">
            <text:p>31889</text:p>
          </table:table-cell>
          <table:table-cell office:value-type="float" office:value="26171" calcext:value-type="float">
            <text:p>26171</text:p>
          </table:table-cell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013" calcext:value-type="float">
            <text:p>29013</text:p>
          </table:table-cell>
          <table:table-cell office:value-type="float" office:value="25677" calcext:value-type="float">
            <text:p>25677</text:p>
          </table:table-cell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183" calcext:value-type="float">
            <text:p>27183</text:p>
          </table:table-cell>
          <table:table-cell office:value-type="float" office:value="37463" calcext:value-type="float">
            <text:p>37463</text:p>
          </table:table-cell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08" calcext:value-type="float">
            <text:p>19108</text:p>
          </table:table-cell>
          <table:table-cell office:value-type="float" office:value="9938" calcext:value-type="float">
            <text:p>9938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93" calcext:value-type="float">
            <text:p>18693</text:p>
          </table:table-cell>
          <table:table-cell office:value-type="float" office:value="9750" calcext:value-type="float">
            <text:p>9750</text:p>
          </table:table-cell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75" calcext:value-type="float">
            <text:p>18675</text:p>
          </table:table-cell>
          <table:table-cell office:value-type="float" office:value="9640" calcext:value-type="float">
            <text:p>9640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76" calcext:value-type="float">
            <text:p>18476</text:p>
          </table:table-cell>
          <table:table-cell office:value-type="float" office:value="9587" calcext:value-type="float">
            <text:p>9587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40" calcext:value-type="float">
            <text:p>18540</text:p>
          </table:table-cell>
          <table:table-cell office:value-type="float" office:value="9488" calcext:value-type="float">
            <text:p>9488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942" calcext:value-type="float">
            <text:p>18942</text:p>
          </table:table-cell>
          <table:table-cell office:value-type="float" office:value="9561" calcext:value-type="float">
            <text:p>9561</text:p>
          </table:table-cell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21" calcext:value-type="float">
            <text:p>25121</text:p>
          </table:table-cell>
          <table:table-cell office:value-type="float" office:value="9977" calcext:value-type="float">
            <text:p>9977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12" calcext:value-type="float">
            <text:p>19012</text:p>
          </table:table-cell>
          <table:table-cell office:value-type="float" office:value="9766" calcext:value-type="float">
            <text:p>9766</text:p>
          </table:table-cell>
          <table:table-cell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85" calcext:value-type="float">
            <text:p>18785</text:p>
          </table:table-cell>
          <table:table-cell office:value-type="float" office:value="9413" calcext:value-type="float">
            <text:p>9413</text:p>
          </table:table-cell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6" calcext:value-type="float">
            <text:p>18576</text:p>
          </table:table-cell>
          <table:table-cell office:value-type="float" office:value="9512" calcext:value-type="float">
            <text:p>9512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34" calcext:value-type="float">
            <text:p>19034</text:p>
          </table:table-cell>
          <table:table-cell office:value-type="float" office:value="9686" calcext:value-type="float">
            <text:p>9686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944" calcext:value-type="float">
            <text:p>18944</text:p>
          </table:table-cell>
          <table:table-cell office:value-type="float" office:value="9846" calcext:value-type="float">
            <text:p>9846</text:p>
          </table:table-cell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92" calcext:value-type="float">
            <text:p>18592</text:p>
          </table:table-cell>
          <table:table-cell office:value-type="float" office:value="9565" calcext:value-type="float">
            <text:p>9565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43" calcext:value-type="float">
            <text:p>18443</text:p>
          </table:table-cell>
          <table:table-cell office:value-type="float" office:value="9640" calcext:value-type="float">
            <text:p>9640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32" calcext:value-type="float">
            <text:p>18232</text:p>
          </table:table-cell>
          <table:table-cell office:value-type="float" office:value="11532" calcext:value-type="float">
            <text:p>11532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70" calcext:value-type="float">
            <text:p>18470</text:p>
          </table:table-cell>
          <table:table-cell office:value-type="float" office:value="9566" calcext:value-type="float">
            <text:p>9566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41" calcext:value-type="float">
            <text:p>18741</text:p>
          </table:table-cell>
          <table:table-cell office:value-type="float" office:value="9777" calcext:value-type="float">
            <text:p>9777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91" calcext:value-type="float">
            <text:p>18391</text:p>
          </table:table-cell>
          <table:table-cell office:value-type="float" office:value="9427" calcext:value-type="float">
            <text:p>9427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06" calcext:value-type="float">
            <text:p>18406</text:p>
          </table:table-cell>
          <table:table-cell office:value-type="float" office:value="9517" calcext:value-type="float">
            <text:p>9517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17" calcext:value-type="float">
            <text:p>18317</text:p>
          </table:table-cell>
          <table:table-cell office:value-type="float" office:value="9573" calcext:value-type="float">
            <text:p>9573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12" calcext:value-type="float">
            <text:p>18412</text:p>
          </table:table-cell>
          <table:table-cell office:value-type="float" office:value="9802" calcext:value-type="float">
            <text:p>9802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97" calcext:value-type="float">
            <text:p>21497</text:p>
          </table:table-cell>
          <table:table-cell office:value-type="float" office:value="9566" calcext:value-type="float">
            <text:p>9566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04" calcext:value-type="float">
            <text:p>18604</text:p>
          </table:table-cell>
          <table:table-cell office:value-type="float" office:value="9652" calcext:value-type="float">
            <text:p>9652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37" calcext:value-type="float">
            <text:p>18537</text:p>
          </table:table-cell>
          <table:table-cell office:value-type="float" office:value="9719" calcext:value-type="float">
            <text:p>9719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26" calcext:value-type="float">
            <text:p>18526</text:p>
          </table:table-cell>
          <table:table-cell office:value-type="float" office:value="9774" calcext:value-type="float">
            <text:p>9774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20" calcext:value-type="float">
            <text:p>18520</text:p>
          </table:table-cell>
          <table:table-cell office:value-type="float" office:value="9560" calcext:value-type="float">
            <text:p>9560</text:p>
          </table:table-cell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11" calcext:value-type="float">
            <text:p>18611</text:p>
          </table:table-cell>
          <table:table-cell office:value-type="float" office:value="21463" calcext:value-type="float">
            <text:p>21463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91" calcext:value-type="float">
            <text:p>20091</text:p>
          </table:table-cell>
          <table:table-cell office:value-type="float" office:value="21541" calcext:value-type="float">
            <text:p>21541</text:p>
          </table:table-cell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72" calcext:value-type="float">
            <text:p>29772</text:p>
          </table:table-cell>
          <table:table-cell office:value-type="float" office:value="15819" calcext:value-type="float">
            <text:p>15819</text:p>
          </table:table-cell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423" calcext:value-type="float">
            <text:p>42423</text:p>
          </table:table-cell>
          <table:table-cell office:value-type="float" office:value="13670" calcext:value-type="float">
            <text:p>13670</text:p>
          </table:table-cell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73" calcext:value-type="float">
            <text:p>27673</text:p>
          </table:table-cell>
          <table:table-cell office:value-type="float" office:value="12462" calcext:value-type="float">
            <text:p>12462</text:p>
          </table:table-cell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437" calcext:value-type="float">
            <text:p>28437</text:p>
          </table:table-cell>
          <table:table-cell office:value-type="float" office:value="11929" calcext:value-type="float">
            <text:p>11929</text:p>
          </table:table-cell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174" calcext:value-type="float">
            <text:p>29174</text:p>
          </table:table-cell>
          <table:table-cell office:value-type="float" office:value="12302" calcext:value-type="float">
            <text:p>12302</text:p>
          </table:table-cell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06" calcext:value-type="float">
            <text:p>28306</text:p>
          </table:table-cell>
          <table:table-cell office:value-type="float" office:value="12664" calcext:value-type="float">
            <text:p>12664</text:p>
          </table:table-cell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236" calcext:value-type="float">
            <text:p>28236</text:p>
          </table:table-cell>
          <table:table-cell office:value-type="float" office:value="12021" calcext:value-type="float">
            <text:p>12021</text:p>
          </table:table-cell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964" calcext:value-type="float">
            <text:p>27964</text:p>
          </table:table-cell>
          <table:table-cell office:value-type="float" office:value="11755" calcext:value-type="float">
            <text:p>11755</text:p>
          </table:table-cell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97" calcext:value-type="float">
            <text:p>28197</text:p>
          </table:table-cell>
          <table:table-cell office:value-type="float" office:value="11973" calcext:value-type="float">
            <text:p>11973</text:p>
          </table:table-cell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270" calcext:value-type="float">
            <text:p>28270</text:p>
          </table:table-cell>
          <table:table-cell office:value-type="float" office:value="11892" calcext:value-type="float">
            <text:p>11892</text:p>
          </table:table-cell>
          <table:table-cell office:value-type="float" office:value="947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791" calcext:value-type="float">
            <text:p>26791</text:p>
          </table:table-cell>
          <table:table-cell office:value-type="float" office:value="11707" calcext:value-type="float">
            <text:p>11707</text:p>
          </table:table-cell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286" calcext:value-type="float">
            <text:p>28286</text:p>
          </table:table-cell>
          <table:table-cell office:value-type="float" office:value="12135" calcext:value-type="float">
            <text:p>12135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94" calcext:value-type="float">
            <text:p>19094</text:p>
          </table:table-cell>
          <table:table-cell office:value-type="float" office:value="5394" calcext:value-type="float">
            <text:p>5394</text:p>
          </table:table-cell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90" calcext:value-type="float">
            <text:p>18490</text:p>
          </table:table-cell>
          <table:table-cell office:value-type="float" office:value="5325" calcext:value-type="float">
            <text:p>5325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16" calcext:value-type="float">
            <text:p>18816</text:p>
          </table:table-cell>
          <table:table-cell office:value-type="float" office:value="5123" calcext:value-type="float">
            <text:p>5123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82" calcext:value-type="float">
            <text:p>18582</text:p>
          </table:table-cell>
          <table:table-cell office:value-type="float" office:value="4981" calcext:value-type="float">
            <text:p>4981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963" calcext:value-type="float">
            <text:p>18963</text:p>
          </table:table-cell>
          <table:table-cell office:value-type="float" office:value="5272" calcext:value-type="float">
            <text:p>5272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78" calcext:value-type="float">
            <text:p>18378</text:p>
          </table:table-cell>
          <table:table-cell office:value-type="float" office:value="5061" calcext:value-type="float">
            <text:p>5061</text:p>
          </table:table-cell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76" calcext:value-type="float">
            <text:p>18176</text:p>
          </table:table-cell>
          <table:table-cell office:value-type="float" office:value="5115" calcext:value-type="float">
            <text:p>5115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64" calcext:value-type="float">
            <text:p>18064</text:p>
          </table:table-cell>
          <table:table-cell office:value-type="float" office:value="5242" calcext:value-type="float">
            <text:p>5242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34" calcext:value-type="float">
            <text:p>18334</text:p>
          </table:table-cell>
          <table:table-cell office:value-type="float" office:value="4913" calcext:value-type="float">
            <text:p>4913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07" calcext:value-type="float">
            <text:p>18607</text:p>
          </table:table-cell>
          <table:table-cell office:value-type="float" office:value="5019" calcext:value-type="float">
            <text:p>5019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35" calcext:value-type="float">
            <text:p>18435</text:p>
          </table:table-cell>
          <table:table-cell office:value-type="float" office:value="4895" calcext:value-type="float">
            <text:p>4895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62" calcext:value-type="float">
            <text:p>18562</text:p>
          </table:table-cell>
          <table:table-cell office:value-type="float" office:value="4884" calcext:value-type="float">
            <text:p>4884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36" calcext:value-type="float">
            <text:p>18336</text:p>
          </table:table-cell>
          <table:table-cell office:value-type="float" office:value="4967" calcext:value-type="float">
            <text:p>4967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59" calcext:value-type="float">
            <text:p>18359</text:p>
          </table:table-cell>
          <table:table-cell office:value-type="float" office:value="5099" calcext:value-type="float">
            <text:p>5099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15" calcext:value-type="float">
            <text:p>18315</text:p>
          </table:table-cell>
          <table:table-cell office:value-type="float" office:value="4850" calcext:value-type="float">
            <text:p>4850</text:p>
          </table:table-cell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99" calcext:value-type="float">
            <text:p>18699</text:p>
          </table:table-cell>
          <table:table-cell office:value-type="float" office:value="4837" calcext:value-type="float">
            <text:p>4837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27" calcext:value-type="float">
            <text:p>18327</text:p>
          </table:table-cell>
          <table:table-cell office:value-type="float" office:value="4891" calcext:value-type="float">
            <text:p>4891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88" calcext:value-type="float">
            <text:p>18588</text:p>
          </table:table-cell>
          <table:table-cell office:value-type="float" office:value="4941" calcext:value-type="float">
            <text:p>4941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21" calcext:value-type="float">
            <text:p>18421</text:p>
          </table:table-cell>
          <table:table-cell office:value-type="float" office:value="4909" calcext:value-type="float">
            <text:p>4909</text:p>
          </table:table-cell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870" calcext:value-type="float">
            <text:p>30870</text:p>
          </table:table-cell>
          <table:table-cell office:value-type="float" office:value="5719" calcext:value-type="float">
            <text:p>5719</text:p>
          </table:table-cell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911" calcext:value-type="float">
            <text:p>30911</text:p>
          </table:table-cell>
          <table:table-cell office:value-type="float" office:value="5235" calcext:value-type="float">
            <text:p>5235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450" calcext:value-type="float">
            <text:p>31450</text:p>
          </table:table-cell>
          <table:table-cell office:value-type="float" office:value="5136" calcext:value-type="float">
            <text:p>5136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762" calcext:value-type="float">
            <text:p>30762</text:p>
          </table:table-cell>
          <table:table-cell office:value-type="float" office:value="4995" calcext:value-type="float">
            <text:p>4995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010" calcext:value-type="float">
            <text:p>31010</text:p>
          </table:table-cell>
          <table:table-cell office:value-type="float" office:value="4984" calcext:value-type="float">
            <text:p>4984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012" calcext:value-type="float">
            <text:p>31012</text:p>
          </table:table-cell>
          <table:table-cell office:value-type="float" office:value="13110" calcext:value-type="float">
            <text:p>13110</text:p>
          </table:table-cell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009" calcext:value-type="float">
            <text:p>34009</text:p>
          </table:table-cell>
          <table:table-cell office:value-type="float" office:value="5516" calcext:value-type="float">
            <text:p>5516</text:p>
          </table:table-cell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73" calcext:value-type="float">
            <text:p>32973</text:p>
          </table:table-cell>
          <table:table-cell office:value-type="float" office:value="5370" calcext:value-type="float">
            <text:p>5370</text:p>
          </table:table-cell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77" calcext:value-type="float">
            <text:p>32877</text:p>
          </table:table-cell>
          <table:table-cell office:value-type="float" office:value="5396" calcext:value-type="float">
            <text:p>5396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544" calcext:value-type="float">
            <text:p>32544</text:p>
          </table:table-cell>
          <table:table-cell office:value-type="float" office:value="5372" calcext:value-type="float">
            <text:p>5372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253" calcext:value-type="float">
            <text:p>34253</text:p>
          </table:table-cell>
          <table:table-cell office:value-type="float" office:value="5349" calcext:value-type="float">
            <text:p>5349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41" calcext:value-type="float">
            <text:p>32841</text:p>
          </table:table-cell>
          <table:table-cell office:value-type="float" office:value="5252" calcext:value-type="float">
            <text:p>5252</text:p>
          </table:table-cell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43" calcext:value-type="float">
            <text:p>32943</text:p>
          </table:table-cell>
          <table:table-cell office:value-type="float" office:value="5213" calcext:value-type="float">
            <text:p>5213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37" calcext:value-type="float">
            <text:p>32837</text:p>
          </table:table-cell>
          <table:table-cell office:value-type="float" office:value="5204" calcext:value-type="float">
            <text:p>5204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87" calcext:value-type="float">
            <text:p>32987</text:p>
          </table:table-cell>
          <table:table-cell office:value-type="float" office:value="5238" calcext:value-type="float">
            <text:p>5238</text:p>
          </table:table-cell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61" calcext:value-type="float">
            <text:p>32861</text:p>
          </table:table-cell>
          <table:table-cell office:value-type="float" office:value="5420" calcext:value-type="float">
            <text:p>5420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563" calcext:value-type="float">
            <text:p>32563</text:p>
          </table:table-cell>
          <table:table-cell office:value-type="float" office:value="5289" calcext:value-type="float">
            <text:p>5289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31" calcext:value-type="float">
            <text:p>32731</text:p>
          </table:table-cell>
          <table:table-cell office:value-type="float" office:value="5617" calcext:value-type="float">
            <text:p>5617</text:p>
          </table:table-cell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605" calcext:value-type="float">
            <text:p>32605</text:p>
          </table:table-cell>
          <table:table-cell office:value-type="float" office:value="5699" calcext:value-type="float">
            <text:p>5699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35" calcext:value-type="float">
            <text:p>32835</text:p>
          </table:table-cell>
          <table:table-cell office:value-type="float" office:value="5281" calcext:value-type="float">
            <text:p>5281</text:p>
          </table:table-cell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5" calcext:value-type="float">
            <text:p>32765</text:p>
          </table:table-cell>
          <table:table-cell office:value-type="float" office:value="5391" calcext:value-type="float">
            <text:p>5391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38" calcext:value-type="float">
            <text:p>32738</text:p>
          </table:table-cell>
          <table:table-cell office:value-type="float" office:value="5327" calcext:value-type="float">
            <text:p>5327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697" calcext:value-type="float">
            <text:p>40697</text:p>
          </table:table-cell>
          <table:table-cell office:value-type="float" office:value="5557" calcext:value-type="float">
            <text:p>5557</text:p>
          </table:table-cell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014" calcext:value-type="float">
            <text:p>33014</text:p>
          </table:table-cell>
          <table:table-cell office:value-type="float" office:value="5283" calcext:value-type="float">
            <text:p>5283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13" calcext:value-type="float">
            <text:p>32913</text:p>
          </table:table-cell>
          <table:table-cell office:value-type="float" office:value="5151" calcext:value-type="float">
            <text:p>5151</text:p>
          </table:table-cell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41" calcext:value-type="float">
            <text:p>32941</text:p>
          </table:table-cell>
          <table:table-cell office:value-type="float" office:value="5397" calcext:value-type="float">
            <text:p>5397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84" calcext:value-type="float">
            <text:p>32984</text:p>
          </table:table-cell>
          <table:table-cell office:value-type="float" office:value="5373" calcext:value-type="float">
            <text:p>5373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013" calcext:value-type="float">
            <text:p>33013</text:p>
          </table:table-cell>
          <table:table-cell office:value-type="float" office:value="5399" calcext:value-type="float">
            <text:p>5399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073" calcext:value-type="float">
            <text:p>33073</text:p>
          </table:table-cell>
          <table:table-cell office:value-type="float" office:value="5383" calcext:value-type="float">
            <text:p>5383</text:p>
          </table:table-cell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076" calcext:value-type="float">
            <text:p>33076</text:p>
          </table:table-cell>
          <table:table-cell office:value-type="float" office:value="5267" calcext:value-type="float">
            <text:p>5267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944" calcext:value-type="float">
            <text:p>32944</text:p>
          </table:table-cell>
          <table:table-cell office:value-type="float" office:value="5216" calcext:value-type="float">
            <text:p>5216</text:p>
          </table:table-cell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54" calcext:value-type="float">
            <text:p>32854</text:p>
          </table:table-cell>
          <table:table-cell office:value-type="float" office:value="5282" calcext:value-type="float">
            <text:p>5282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00" calcext:value-type="float">
            <text:p>32800</text:p>
          </table:table-cell>
          <table:table-cell office:value-type="float" office:value="5237" calcext:value-type="float">
            <text:p>5237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74" calcext:value-type="float">
            <text:p>32874</text:p>
          </table:table-cell>
          <table:table-cell office:value-type="float" office:value="5292" calcext:value-type="float">
            <text:p>5292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53" calcext:value-type="float">
            <text:p>32853</text:p>
          </table:table-cell>
          <table:table-cell office:value-type="float" office:value="5251" calcext:value-type="float">
            <text:p>5251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19" calcext:value-type="float">
            <text:p>32719</text:p>
          </table:table-cell>
          <table:table-cell office:value-type="float" office:value="5245" calcext:value-type="float">
            <text:p>5245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14" calcext:value-type="float">
            <text:p>32814</text:p>
          </table:table-cell>
          <table:table-cell office:value-type="float" office:value="5288" calcext:value-type="float">
            <text:p>5288</text:p>
          </table:table-cell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81" calcext:value-type="float">
            <text:p>32781</text:p>
          </table:table-cell>
          <table:table-cell office:value-type="float" office:value="5362" calcext:value-type="float">
            <text:p>5362</text:p>
          </table:table-cell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31" calcext:value-type="float">
            <text:p>32731</text:p>
          </table:table-cell>
          <table:table-cell office:value-type="float" office:value="5272" calcext:value-type="float">
            <text:p>5272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296" calcext:value-type="float">
            <text:p>58296</text:p>
          </table:table-cell>
          <table:table-cell office:value-type="float" office:value="8972" calcext:value-type="float">
            <text:p>8972</text:p>
          </table:table-cell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333" calcext:value-type="float">
            <text:p>49333</text:p>
          </table:table-cell>
          <table:table-cell office:value-type="float" office:value="9503" calcext:value-type="float">
            <text:p>9503</text:p>
          </table:table-cell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351" calcext:value-type="float">
            <text:p>31351</text:p>
          </table:table-cell>
          <table:table-cell office:value-type="float" office:value="5758" calcext:value-type="float">
            <text:p>5758</text:p>
          </table:table-cell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27" calcext:value-type="float">
            <text:p>30027</text:p>
          </table:table-cell>
          <table:table-cell office:value-type="float" office:value="5369" calcext:value-type="float">
            <text:p>5369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193" calcext:value-type="float">
            <text:p>30193</text:p>
          </table:table-cell>
          <table:table-cell office:value-type="float" office:value="5405" calcext:value-type="float">
            <text:p>5405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12" calcext:value-type="float">
            <text:p>30212</text:p>
          </table:table-cell>
          <table:table-cell office:value-type="float" office:value="5181" calcext:value-type="float">
            <text:p>5181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85" calcext:value-type="float">
            <text:p>30085</text:p>
          </table:table-cell>
          <table:table-cell office:value-type="float" office:value="5237" calcext:value-type="float">
            <text:p>5237</text:p>
          </table:table-cell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895" calcext:value-type="float">
            <text:p>29895</text:p>
          </table:table-cell>
          <table:table-cell office:value-type="float" office:value="5247" calcext:value-type="float">
            <text:p>5247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23" calcext:value-type="float">
            <text:p>30223</text:p>
          </table:table-cell>
          <table:table-cell office:value-type="float" office:value="5241" calcext:value-type="float">
            <text:p>5241</text:p>
          </table:table-cell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84" calcext:value-type="float">
            <text:p>30284</text:p>
          </table:table-cell>
          <table:table-cell office:value-type="float" office:value="5294" calcext:value-type="float">
            <text:p>5294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478" calcext:value-type="float">
            <text:p>30478</text:p>
          </table:table-cell>
          <table:table-cell office:value-type="float" office:value="5242" calcext:value-type="float">
            <text:p>5242</text:p>
          </table:table-cell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31" calcext:value-type="float">
            <text:p>29931</text:p>
          </table:table-cell>
          <table:table-cell office:value-type="float" office:value="5368" calcext:value-type="float">
            <text:p>5368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51" calcext:value-type="float">
            <text:p>30251</text:p>
          </table:table-cell>
          <table:table-cell office:value-type="float" office:value="5413" calcext:value-type="float">
            <text:p>5413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834" calcext:value-type="float">
            <text:p>31834</text:p>
          </table:table-cell>
          <table:table-cell office:value-type="float" office:value="5289" calcext:value-type="float">
            <text:p>5289</text:p>
          </table:table-cell>
          <table:table-cell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946" calcext:value-type="float">
            <text:p>30946</text:p>
          </table:table-cell>
          <table:table-cell office:value-type="float" office:value="5260" calcext:value-type="float">
            <text:p>5260</text:p>
          </table:table-cell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37" calcext:value-type="float">
            <text:p>29937</text:p>
          </table:table-cell>
          <table:table-cell office:value-type="float" office:value="5296" calcext:value-type="float">
            <text:p>5296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660" calcext:value-type="float">
            <text:p>29660</text:p>
          </table:table-cell>
          <table:table-cell office:value-type="float" office:value="5352" calcext:value-type="float">
            <text:p>5352</text:p>
          </table:table-cell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22" calcext:value-type="float">
            <text:p>30022</text:p>
          </table:table-cell>
          <table:table-cell office:value-type="float" office:value="5245" calcext:value-type="float">
            <text:p>5245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05" calcext:value-type="float">
            <text:p>30305</text:p>
          </table:table-cell>
          <table:table-cell office:value-type="float" office:value="5287" calcext:value-type="float">
            <text:p>5287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28" calcext:value-type="float">
            <text:p>30028</text:p>
          </table:table-cell>
          <table:table-cell office:value-type="float" office:value="5184" calcext:value-type="float">
            <text:p>5184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98" calcext:value-type="float">
            <text:p>30298</text:p>
          </table:table-cell>
          <table:table-cell office:value-type="float" office:value="5224" calcext:value-type="float">
            <text:p>5224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73" calcext:value-type="float">
            <text:p>30273</text:p>
          </table:table-cell>
          <table:table-cell office:value-type="float" office:value="5471" calcext:value-type="float">
            <text:p>5471</text:p>
          </table:table-cell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56" calcext:value-type="float">
            <text:p>30056</text:p>
          </table:table-cell>
          <table:table-cell office:value-type="float" office:value="5279" calcext:value-type="float">
            <text:p>5279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279" calcext:value-type="float">
            <text:p>31279</text:p>
          </table:table-cell>
          <table:table-cell office:value-type="float" office:value="5252" calcext:value-type="float">
            <text:p>5252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547" calcext:value-type="float">
            <text:p>30547</text:p>
          </table:table-cell>
          <table:table-cell office:value-type="float" office:value="5210" calcext:value-type="float">
            <text:p>5210</text:p>
          </table:table-cell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204" calcext:value-type="float">
            <text:p>44204</text:p>
          </table:table-cell>
          <table:table-cell office:value-type="float" office:value="8617" calcext:value-type="float">
            <text:p>8617</text:p>
          </table:table-cell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031" calcext:value-type="float">
            <text:p>47031</text:p>
          </table:table-cell>
          <table:table-cell office:value-type="float" office:value="8669" calcext:value-type="float">
            <text:p>8669</text:p>
          </table:table-cell>
          <table:table-cell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589" calcext:value-type="float">
            <text:p>45589</text:p>
          </table:table-cell>
          <table:table-cell office:value-type="float" office:value="9013" calcext:value-type="float">
            <text:p>9013</text:p>
          </table:table-cell>
          <table:table-cell office:value-type="float" office:value="1005" calcext:value-type="float">
            <text:p>1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076" calcext:value-type="float">
            <text:p>43076</text:p>
          </table:table-cell>
          <table:table-cell office:value-type="float" office:value="8916" calcext:value-type="float">
            <text:p>8916</text:p>
          </table:table-cell>
          <table:table-cell office:value-type="float" office:value="1196" calcext:value-type="float">
            <text:p>119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100" calcext:value-type="float">
            <text:p>45100</text:p>
          </table:table-cell>
          <table:table-cell office:value-type="float" office:value="9180" calcext:value-type="float">
            <text:p>9180</text:p>
          </table:table-cell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465" calcext:value-type="float">
            <text:p>30465</text:p>
          </table:table-cell>
          <table:table-cell office:value-type="float" office:value="5431" calcext:value-type="float">
            <text:p>5431</text:p>
          </table:table-cell>
          <table:table-cell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64" calcext:value-type="float">
            <text:p>29964</text:p>
          </table:table-cell>
          <table:table-cell office:value-type="float" office:value="5284" calcext:value-type="float">
            <text:p>5284</text:p>
          </table:table-cell>
          <table:table-cell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707" calcext:value-type="float">
            <text:p>36707</text:p>
          </table:table-cell>
          <table:table-cell office:value-type="float" office:value="5175" calcext:value-type="float">
            <text:p>5175</text:p>
          </table:table-cell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60" calcext:value-type="float">
            <text:p>28460</text:p>
          </table:table-cell>
          <table:table-cell office:value-type="float" office:value="4895" calcext:value-type="float">
            <text:p>4895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92" calcext:value-type="float">
            <text:p>28092</text:p>
          </table:table-cell>
          <table:table-cell office:value-type="float" office:value="4828" calcext:value-type="float">
            <text:p>4828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13" calcext:value-type="float">
            <text:p>28413</text:p>
          </table:table-cell>
          <table:table-cell office:value-type="float" office:value="4884" calcext:value-type="float">
            <text:p>4884</text:p>
          </table:table-cell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40" calcext:value-type="float">
            <text:p>28240</text:p>
          </table:table-cell>
          <table:table-cell office:value-type="float" office:value="4976" calcext:value-type="float">
            <text:p>4976</text:p>
          </table:table-cell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50" calcext:value-type="float">
            <text:p>28250</text:p>
          </table:table-cell>
          <table:table-cell office:value-type="float" office:value="5130" calcext:value-type="float">
            <text:p>5130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871" calcext:value-type="float">
            <text:p>28871</text:p>
          </table:table-cell>
          <table:table-cell office:value-type="float" office:value="4805" calcext:value-type="float">
            <text:p>4805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69" calcext:value-type="float">
            <text:p>29169</text:p>
          </table:table-cell>
          <table:table-cell office:value-type="float" office:value="5030" calcext:value-type="float">
            <text:p>5030</text:p>
          </table:table-cell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33" calcext:value-type="float">
            <text:p>28433</text:p>
          </table:table-cell>
          <table:table-cell office:value-type="float" office:value="4891" calcext:value-type="float">
            <text:p>4891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70" calcext:value-type="float">
            <text:p>28470</text:p>
          </table:table-cell>
          <table:table-cell office:value-type="float" office:value="4949" calcext:value-type="float">
            <text:p>4949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351" calcext:value-type="float">
            <text:p>28351</text:p>
          </table:table-cell>
          <table:table-cell office:value-type="float" office:value="4989" calcext:value-type="float">
            <text:p>4989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975" calcext:value-type="float">
            <text:p>28975</text:p>
          </table:table-cell>
          <table:table-cell office:value-type="float" office:value="4907" calcext:value-type="float">
            <text:p>4907</text:p>
          </table:table-cell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94" calcext:value-type="float">
            <text:p>28294</text:p>
          </table:table-cell>
          <table:table-cell office:value-type="float" office:value="4962" calcext:value-type="float">
            <text:p>4962</text:p>
          </table:table-cell>
          <table:table-cell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503" calcext:value-type="float">
            <text:p>28503</text:p>
          </table:table-cell>
          <table:table-cell office:value-type="float" office:value="4894" calcext:value-type="float">
            <text:p>4894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902" calcext:value-type="float">
            <text:p>27902</text:p>
          </table:table-cell>
          <table:table-cell office:value-type="float" office:value="4812" calcext:value-type="float">
            <text:p>4812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76" calcext:value-type="float">
            <text:p>28776</text:p>
          </table:table-cell>
          <table:table-cell office:value-type="float" office:value="4846" calcext:value-type="float">
            <text:p>4846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36" calcext:value-type="float">
            <text:p>28036</text:p>
          </table:table-cell>
          <table:table-cell office:value-type="float" office:value="4895" calcext:value-type="float">
            <text:p>4895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09" calcext:value-type="float">
            <text:p>28409</text:p>
          </table:table-cell>
          <table:table-cell office:value-type="float" office:value="4840" calcext:value-type="float">
            <text:p>4840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61" calcext:value-type="float">
            <text:p>28261</text:p>
          </table:table-cell>
          <table:table-cell office:value-type="float" office:value="4904" calcext:value-type="float">
            <text:p>4904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604" calcext:value-type="float">
            <text:p>28604</text:p>
          </table:table-cell>
          <table:table-cell office:value-type="float" office:value="4716" calcext:value-type="float">
            <text:p>4716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40" calcext:value-type="float">
            <text:p>28740</text:p>
          </table:table-cell>
          <table:table-cell office:value-type="float" office:value="4982" calcext:value-type="float">
            <text:p>4982</text:p>
          </table:table-cell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948" calcext:value-type="float">
            <text:p>28948</text:p>
          </table:table-cell>
          <table:table-cell office:value-type="float" office:value="4897" calcext:value-type="float">
            <text:p>4897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607" calcext:value-type="float">
            <text:p>29607</text:p>
          </table:table-cell>
          <table:table-cell office:value-type="float" office:value="4998" calcext:value-type="float">
            <text:p>4998</text:p>
          </table:table-cell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225" calcext:value-type="float">
            <text:p>28225</text:p>
          </table:table-cell>
          <table:table-cell office:value-type="float" office:value="4821" calcext:value-type="float">
            <text:p>4821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21" calcext:value-type="float">
            <text:p>28421</text:p>
          </table:table-cell>
          <table:table-cell office:value-type="float" office:value="5063" calcext:value-type="float">
            <text:p>5063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38" calcext:value-type="float">
            <text:p>28738</text:p>
          </table:table-cell>
          <table:table-cell office:value-type="float" office:value="4850" calcext:value-type="float">
            <text:p>4850</text:p>
          </table:table-cell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957" calcext:value-type="float">
            <text:p>27957</text:p>
          </table:table-cell>
          <table:table-cell office:value-type="float" office:value="4857" calcext:value-type="float">
            <text:p>4857</text:p>
          </table:table-cell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96" calcext:value-type="float">
            <text:p>28096</text:p>
          </table:table-cell>
          <table:table-cell office:value-type="float" office:value="4961" calcext:value-type="float">
            <text:p>4961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39" calcext:value-type="float">
            <text:p>28439</text:p>
          </table:table-cell>
          <table:table-cell office:value-type="float" office:value="4789" calcext:value-type="float">
            <text:p>4789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583" calcext:value-type="float">
            <text:p>28583</text:p>
          </table:table-cell>
          <table:table-cell office:value-type="float" office:value="4912" calcext:value-type="float">
            <text:p>4912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80" calcext:value-type="float">
            <text:p>50380</text:p>
          </table:table-cell>
          <table:table-cell office:value-type="float" office:value="61694" calcext:value-type="float">
            <text:p>61694</text:p>
          </table:table-cell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440" calcext:value-type="float">
            <text:p>50440</text:p>
          </table:table-cell>
          <table:table-cell office:value-type="float" office:value="21007" calcext:value-type="float">
            <text:p>21007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169" calcext:value-type="float">
            <text:p>58169</text:p>
          </table:table-cell>
          <table:table-cell office:value-type="float" office:value="12483" calcext:value-type="float">
            <text:p>12483</text:p>
          </table:table-cell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95" calcext:value-type="float">
            <text:p>50395</text:p>
          </table:table-cell>
          <table:table-cell office:value-type="float" office:value="12526" calcext:value-type="float">
            <text:p>12526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2" calcext:value-type="float">
            <text:p>50312</text:p>
          </table:table-cell>
          <table:table-cell office:value-type="float" office:value="12381" calcext:value-type="float">
            <text:p>12381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165" calcext:value-type="float">
            <text:p>50165</text:p>
          </table:table-cell>
          <table:table-cell office:value-type="float" office:value="12506" calcext:value-type="float">
            <text:p>12506</text:p>
          </table:table-cell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656" calcext:value-type="float">
            <text:p>49656</text:p>
          </table:table-cell>
          <table:table-cell office:value-type="float" office:value="12353" calcext:value-type="float">
            <text:p>12353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859" calcext:value-type="float">
            <text:p>76859</text:p>
          </table:table-cell>
          <table:table-cell office:value-type="float" office:value="19603" calcext:value-type="float">
            <text:p>19603</text:p>
          </table:table-cell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646" calcext:value-type="float">
            <text:p>80646</text:p>
          </table:table-cell>
          <table:table-cell office:value-type="float" office:value="21766" calcext:value-type="float">
            <text:p>21766</text:p>
          </table:table-cell>
          <table:table-cell office:value-type="float" office:value="1115" calcext:value-type="float">
            <text:p>111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786" calcext:value-type="float">
            <text:p>80786</text:p>
          </table:table-cell>
          <table:table-cell office:value-type="float" office:value="20968" calcext:value-type="float">
            <text:p>20968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049" calcext:value-type="float">
            <text:p>85049</text:p>
          </table:table-cell>
          <table:table-cell office:value-type="float" office:value="20351" calcext:value-type="float">
            <text:p>20351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560" calcext:value-type="float">
            <text:p>83560</text:p>
          </table:table-cell>
          <table:table-cell office:value-type="float" office:value="20163" calcext:value-type="float">
            <text:p>20163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866" calcext:value-type="float">
            <text:p>83866</text:p>
          </table:table-cell>
          <table:table-cell office:value-type="float" office:value="399132" calcext:value-type="float">
            <text:p>399132</text:p>
          </table:table-cell>
          <table:table-cell office:value-type="float" office:value="1604" calcext:value-type="float">
            <text:p>16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681" calcext:value-type="float">
            <text:p>83681</text:p>
          </table:table-cell>
          <table:table-cell office:value-type="float" office:value="19955" calcext:value-type="float">
            <text:p>19955</text:p>
          </table:table-cell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474" calcext:value-type="float">
            <text:p>100474</text:p>
          </table:table-cell>
          <table:table-cell office:value-type="float" office:value="21230" calcext:value-type="float">
            <text:p>21230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463" calcext:value-type="float">
            <text:p>57463</text:p>
          </table:table-cell>
          <table:table-cell office:value-type="float" office:value="20858" calcext:value-type="float">
            <text:p>20858</text:p>
          </table:table-cell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880" calcext:value-type="float">
            <text:p>57880</text:p>
          </table:table-cell>
          <table:table-cell office:value-type="float" office:value="20442" calcext:value-type="float">
            <text:p>20442</text:p>
          </table:table-cell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242" calcext:value-type="float">
            <text:p>58242</text:p>
          </table:table-cell>
          <table:table-cell office:value-type="float" office:value="20459" calcext:value-type="float">
            <text:p>20459</text:p>
          </table:table-cell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081" calcext:value-type="float">
            <text:p>57081</text:p>
          </table:table-cell>
          <table:table-cell office:value-type="float" office:value="20433" calcext:value-type="float">
            <text:p>20433</text:p>
          </table:table-cell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263" calcext:value-type="float">
            <text:p>57263</text:p>
          </table:table-cell>
          <table:table-cell office:value-type="float" office:value="19963" calcext:value-type="float">
            <text:p>19963</text:p>
          </table:table-cell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617" calcext:value-type="float">
            <text:p>55617</text:p>
          </table:table-cell>
          <table:table-cell office:value-type="float" office:value="20184" calcext:value-type="float">
            <text:p>20184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684" calcext:value-type="float">
            <text:p>63684</text:p>
          </table:table-cell>
          <table:table-cell office:value-type="float" office:value="19754" calcext:value-type="float">
            <text:p>19754</text:p>
          </table:table-cell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570" calcext:value-type="float">
            <text:p>30570</text:p>
          </table:table-cell>
          <table:table-cell office:value-type="float" office:value="13357" calcext:value-type="float">
            <text:p>13357</text:p>
          </table:table-cell>
          <table:table-cell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928" calcext:value-type="float">
            <text:p>29928</text:p>
          </table:table-cell>
          <table:table-cell office:value-type="float" office:value="13170" calcext:value-type="float">
            <text:p>13170</text:p>
          </table:table-cell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520" calcext:value-type="float">
            <text:p>30520</text:p>
          </table:table-cell>
          <table:table-cell office:value-type="float" office:value="13271" calcext:value-type="float">
            <text:p>13271</text:p>
          </table:table-cell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641" calcext:value-type="float">
            <text:p>30641</text:p>
          </table:table-cell>
          <table:table-cell office:value-type="float" office:value="13091" calcext:value-type="float">
            <text:p>13091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797" calcext:value-type="float">
            <text:p>29797</text:p>
          </table:table-cell>
          <table:table-cell office:value-type="float" office:value="13100" calcext:value-type="float">
            <text:p>13100</text:p>
          </table:table-cell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697" calcext:value-type="float">
            <text:p>29697</text:p>
          </table:table-cell>
          <table:table-cell office:value-type="float" office:value="13075" calcext:value-type="float">
            <text:p>13075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828" calcext:value-type="float">
            <text:p>29828</text:p>
          </table:table-cell>
          <table:table-cell office:value-type="float" office:value="13044" calcext:value-type="float">
            <text:p>13044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576" calcext:value-type="float">
            <text:p>29576</text:p>
          </table:table-cell>
          <table:table-cell office:value-type="float" office:value="13106" calcext:value-type="float">
            <text:p>13106</text:p>
          </table:table-cell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775" calcext:value-type="float">
            <text:p>29775</text:p>
          </table:table-cell>
          <table:table-cell office:value-type="float" office:value="13033" calcext:value-type="float">
            <text:p>13033</text:p>
          </table:table-cell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713" calcext:value-type="float">
            <text:p>29713</text:p>
          </table:table-cell>
          <table:table-cell office:value-type="float" office:value="13132" calcext:value-type="float">
            <text:p>13132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769" calcext:value-type="float">
            <text:p>52769</text:p>
          </table:table-cell>
          <table:table-cell office:value-type="float" office:value="19369" calcext:value-type="float">
            <text:p>19369</text:p>
          </table:table-cell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164" calcext:value-type="float">
            <text:p>43164</text:p>
          </table:table-cell>
          <table:table-cell office:value-type="float" office:value="20680" calcext:value-type="float">
            <text:p>20680</text:p>
          </table:table-cell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780" calcext:value-type="float">
            <text:p>43780</text:p>
          </table:table-cell>
          <table:table-cell office:value-type="float" office:value="21859" calcext:value-type="float">
            <text:p>21859</text:p>
          </table:table-cell>
          <table:table-cell office:value-type="float" office:value="1065" calcext:value-type="float">
            <text:p>106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956" calcext:value-type="float">
            <text:p>44956</text:p>
          </table:table-cell>
          <table:table-cell office:value-type="float" office:value="35615" calcext:value-type="float">
            <text:p>35615</text:p>
          </table:table-cell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065" calcext:value-type="float">
            <text:p>45065</text:p>
          </table:table-cell>
          <table:table-cell office:value-type="float" office:value="16861" calcext:value-type="float">
            <text:p>16861</text:p>
          </table:table-cell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667" calcext:value-type="float">
            <text:p>31667</text:p>
          </table:table-cell>
          <table:table-cell office:value-type="float" office:value="16949" calcext:value-type="float">
            <text:p>16949</text:p>
          </table:table-cell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260" calcext:value-type="float">
            <text:p>56260</text:p>
          </table:table-cell>
          <table:table-cell office:value-type="float" office:value="17591" calcext:value-type="float">
            <text:p>17591</text:p>
          </table:table-cell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931" calcext:value-type="float">
            <text:p>33931</text:p>
          </table:table-cell>
          <table:table-cell office:value-type="float" office:value="17548" calcext:value-type="float">
            <text:p>17548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013" calcext:value-type="float">
            <text:p>34013</text:p>
          </table:table-cell>
          <table:table-cell office:value-type="float" office:value="16253" calcext:value-type="float">
            <text:p>16253</text:p>
          </table:table-cell>
          <table:table-cell office:value-type="float" office:value="907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454" calcext:value-type="float">
            <text:p>34454</text:p>
          </table:table-cell>
          <table:table-cell office:value-type="float" office:value="17608" calcext:value-type="float">
            <text:p>17608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136" calcext:value-type="float">
            <text:p>46136</text:p>
          </table:table-cell>
          <table:table-cell office:value-type="float" office:value="17860" calcext:value-type="float">
            <text:p>17860</text:p>
          </table:table-cell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721" calcext:value-type="float">
            <text:p>33721</text:p>
          </table:table-cell>
          <table:table-cell office:value-type="float" office:value="26228" calcext:value-type="float">
            <text:p>26228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292" calcext:value-type="float">
            <text:p>35292</text:p>
          </table:table-cell>
          <table:table-cell office:value-type="float" office:value="17690" calcext:value-type="float">
            <text:p>17690</text:p>
          </table:table-cell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922" calcext:value-type="float">
            <text:p>34922</text:p>
          </table:table-cell>
          <table:table-cell office:value-type="float" office:value="17345" calcext:value-type="float">
            <text:p>17345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741" calcext:value-type="float">
            <text:p>33741</text:p>
          </table:table-cell>
          <table:table-cell office:value-type="float" office:value="17677" calcext:value-type="float">
            <text:p>17677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686" calcext:value-type="float">
            <text:p>38686</text:p>
          </table:table-cell>
          <table:table-cell office:value-type="float" office:value="17438" calcext:value-type="float">
            <text:p>17438</text:p>
          </table:table-cell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808" calcext:value-type="float">
            <text:p>34808</text:p>
          </table:table-cell>
          <table:table-cell office:value-type="float" office:value="17650" calcext:value-type="float">
            <text:p>17650</text:p>
          </table:table-cell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35" calcext:value-type="float">
            <text:p>33635</text:p>
          </table:table-cell>
          <table:table-cell office:value-type="float" office:value="17519" calcext:value-type="float">
            <text:p>17519</text:p>
          </table:table-cell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788" calcext:value-type="float">
            <text:p>34788</text:p>
          </table:table-cell>
          <table:table-cell office:value-type="float" office:value="17695" calcext:value-type="float">
            <text:p>17695</text:p>
          </table:table-cell>
          <table:table-cell office:value-type="float" office:value="974" calcext:value-type="float">
            <text:p>97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081" calcext:value-type="float">
            <text:p>34081</text:p>
          </table:table-cell>
          <table:table-cell office:value-type="float" office:value="17516" calcext:value-type="float">
            <text:p>17516</text:p>
          </table:table-cell>
          <table:table-cell office:value-type="float" office:value="930" calcext:value-type="float">
            <text:p>93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032" calcext:value-type="float">
            <text:p>34032</text:p>
          </table:table-cell>
          <table:table-cell office:value-type="float" office:value="16968" calcext:value-type="float">
            <text:p>16968</text:p>
          </table:table-cell>
          <table:table-cell office:value-type="float" office:value="982" calcext:value-type="float">
            <text:p>98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285" calcext:value-type="float">
            <text:p>34285</text:p>
          </table:table-cell>
          <table:table-cell office:value-type="float" office:value="17428" calcext:value-type="float">
            <text:p>17428</text:p>
          </table:table-cell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551" calcext:value-type="float">
            <text:p>34551</text:p>
          </table:table-cell>
          <table:table-cell office:value-type="float" office:value="18079" calcext:value-type="float">
            <text:p>18079</text:p>
          </table:table-cell>
          <table:table-cell office:value-type="float" office:value="970" calcext:value-type="float">
            <text:p>97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362" calcext:value-type="float">
            <text:p>34362</text:p>
          </table:table-cell>
          <table:table-cell office:value-type="float" office:value="17441" calcext:value-type="float">
            <text:p>17441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371" calcext:value-type="float">
            <text:p>34371</text:p>
          </table:table-cell>
          <table:table-cell office:value-type="float" office:value="17080" calcext:value-type="float">
            <text:p>17080</text:p>
          </table:table-cell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397" calcext:value-type="float">
            <text:p>33397</text:p>
          </table:table-cell>
          <table:table-cell office:value-type="float" office:value="16812" calcext:value-type="float">
            <text:p>16812</text:p>
          </table:table-cell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842" calcext:value-type="float">
            <text:p>33842</text:p>
          </table:table-cell>
          <table:table-cell office:value-type="float" office:value="32772" calcext:value-type="float">
            <text:p>32772</text:p>
          </table:table-cell>
          <table:table-cell office:value-type="float" office:value="1238" calcext:value-type="float">
            <text:p>123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797" calcext:value-type="float">
            <text:p>40797</text:p>
          </table:table-cell>
          <table:table-cell office:value-type="float" office:value="16995" calcext:value-type="float">
            <text:p>16995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528" calcext:value-type="float">
            <text:p>24528</text:p>
          </table:table-cell>
          <table:table-cell office:value-type="float" office:value="14599" calcext:value-type="float">
            <text:p>14599</text:p>
          </table:table-cell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794" calcext:value-type="float">
            <text:p>13794</text:p>
          </table:table-cell>
          <table:table-cell office:value-type="float" office:value="10974" calcext:value-type="float">
            <text:p>10974</text:p>
          </table:table-cell>
          <table:table-cell office:value-type="float" office:value="624" calcext:value-type="float">
            <text:p>62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228" calcext:value-type="float">
            <text:p>13228</text:p>
          </table:table-cell>
          <table:table-cell office:value-type="float" office:value="10705" calcext:value-type="float">
            <text:p>10705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98" calcext:value-type="float">
            <text:p>13198</text:p>
          </table:table-cell>
          <table:table-cell office:value-type="float" office:value="10929" calcext:value-type="float">
            <text:p>1092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79" calcext:value-type="float">
            <text:p>13079</text:p>
          </table:table-cell>
          <table:table-cell office:value-type="float" office:value="10772" calcext:value-type="float">
            <text:p>10772</text:p>
          </table:table-cell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99" calcext:value-type="float">
            <text:p>13099</text:p>
          </table:table-cell>
          <table:table-cell office:value-type="float" office:value="10804" calcext:value-type="float">
            <text:p>10804</text:p>
          </table:table-cell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6" calcext:value-type="float">
            <text:p>13426</text:p>
          </table:table-cell>
          <table:table-cell office:value-type="float" office:value="10835" calcext:value-type="float">
            <text:p>10835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94" calcext:value-type="float">
            <text:p>13094</text:p>
          </table:table-cell>
          <table:table-cell office:value-type="float" office:value="22681" calcext:value-type="float">
            <text:p>22681</text:p>
          </table:table-cell>
          <table:table-cell office:value-type="float" office:value="909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57" calcext:value-type="float">
            <text:p>19857</text:p>
          </table:table-cell>
          <table:table-cell office:value-type="float" office:value="21981" calcext:value-type="float">
            <text:p>21981</text:p>
          </table:table-cell>
          <table:table-cell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89" calcext:value-type="float">
            <text:p>19089</text:p>
          </table:table-cell>
          <table:table-cell office:value-type="float" office:value="21333" calcext:value-type="float">
            <text:p>21333</text:p>
          </table:table-cell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65" calcext:value-type="float">
            <text:p>19065</text:p>
          </table:table-cell>
          <table:table-cell office:value-type="float" office:value="20915" calcext:value-type="float">
            <text:p>20915</text:p>
          </table:table-cell>
          <table:table-cell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94" calcext:value-type="float">
            <text:p>19294</text:p>
          </table:table-cell>
          <table:table-cell office:value-type="float" office:value="21499" calcext:value-type="float">
            <text:p>21499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56" calcext:value-type="float">
            <text:p>19556</text:p>
          </table:table-cell>
          <table:table-cell office:value-type="float" office:value="21002" calcext:value-type="float">
            <text:p>21002</text:p>
          </table:table-cell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816" calcext:value-type="float">
            <text:p>24816</text:p>
          </table:table-cell>
          <table:table-cell office:value-type="float" office:value="21998" calcext:value-type="float">
            <text:p>21998</text:p>
          </table:table-cell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91" calcext:value-type="float">
            <text:p>19291</text:p>
          </table:table-cell>
          <table:table-cell office:value-type="float" office:value="22168" calcext:value-type="float">
            <text:p>22168</text:p>
          </table:table-cell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91" calcext:value-type="float">
            <text:p>19391</text:p>
          </table:table-cell>
          <table:table-cell office:value-type="float" office:value="21172" calcext:value-type="float">
            <text:p>21172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70" calcext:value-type="float">
            <text:p>19370</text:p>
          </table:table-cell>
          <table:table-cell office:value-type="float" office:value="21619" calcext:value-type="float">
            <text:p>21619</text:p>
          </table:table-cell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19" calcext:value-type="float">
            <text:p>19619</text:p>
          </table:table-cell>
          <table:table-cell office:value-type="float" office:value="21411" calcext:value-type="float">
            <text:p>21411</text:p>
          </table:table-cell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85" calcext:value-type="float">
            <text:p>19285</text:p>
          </table:table-cell>
          <table:table-cell office:value-type="float" office:value="23232" calcext:value-type="float">
            <text:p>23232</text:p>
          </table:table-cell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34" calcext:value-type="float">
            <text:p>19434</text:p>
          </table:table-cell>
          <table:table-cell office:value-type="float" office:value="20858" calcext:value-type="float">
            <text:p>20858</text:p>
          </table:table-cell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65" calcext:value-type="float">
            <text:p>19165</text:p>
          </table:table-cell>
          <table:table-cell office:value-type="float" office:value="21543" calcext:value-type="float">
            <text:p>21543</text:p>
          </table:table-cell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99" calcext:value-type="float">
            <text:p>19299</text:p>
          </table:table-cell>
          <table:table-cell office:value-type="float" office:value="20826" calcext:value-type="float">
            <text:p>20826</text:p>
          </table:table-cell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63" calcext:value-type="float">
            <text:p>19163</text:p>
          </table:table-cell>
          <table:table-cell office:value-type="float" office:value="19756" calcext:value-type="float">
            <text:p>19756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49" calcext:value-type="float">
            <text:p>19549</text:p>
          </table:table-cell>
          <table:table-cell office:value-type="float" office:value="20636" calcext:value-type="float">
            <text:p>20636</text:p>
          </table:table-cell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44" calcext:value-type="float">
            <text:p>19844</text:p>
          </table:table-cell>
          <table:table-cell office:value-type="float" office:value="20430" calcext:value-type="float">
            <text:p>20430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02" calcext:value-type="float">
            <text:p>19102</text:p>
          </table:table-cell>
          <table:table-cell office:value-type="float" office:value="20474" calcext:value-type="float">
            <text:p>20474</text:p>
          </table:table-cell>
          <table:table-cell office:value-type="float" office:value="934" calcext:value-type="float">
            <text:p>93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26" calcext:value-type="float">
            <text:p>19626</text:p>
          </table:table-cell>
          <table:table-cell office:value-type="float" office:value="19870" calcext:value-type="float">
            <text:p>19870</text:p>
          </table:table-cell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27" calcext:value-type="float">
            <text:p>19827</text:p>
          </table:table-cell>
          <table:table-cell office:value-type="float" office:value="20542" calcext:value-type="float">
            <text:p>20542</text:p>
          </table:table-cell>
          <table:table-cell office:value-type="float" office:value="933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64" calcext:value-type="float">
            <text:p>19364</text:p>
          </table:table-cell>
          <table:table-cell office:value-type="float" office:value="24123" calcext:value-type="float">
            <text:p>24123</text:p>
          </table:table-cell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16" calcext:value-type="float">
            <text:p>19816</text:p>
          </table:table-cell>
          <table:table-cell office:value-type="float" office:value="19896" calcext:value-type="float">
            <text:p>19896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93" calcext:value-type="float">
            <text:p>20893</text:p>
          </table:table-cell>
          <table:table-cell office:value-type="float" office:value="20042" calcext:value-type="float">
            <text:p>20042</text:p>
          </table:table-cell>
          <table:table-cell office:value-type="float" office:value="989" calcext:value-type="float">
            <text:p>98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84" calcext:value-type="float">
            <text:p>19284</text:p>
          </table:table-cell>
          <table:table-cell office:value-type="float" office:value="19654" calcext:value-type="float">
            <text:p>19654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90" calcext:value-type="float">
            <text:p>18490</text:p>
          </table:table-cell>
          <table:table-cell office:value-type="float" office:value="20137" calcext:value-type="float">
            <text:p>20137</text:p>
          </table:table-cell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31" calcext:value-type="float">
            <text:p>19431</text:p>
          </table:table-cell>
          <table:table-cell office:value-type="float" office:value="21703" calcext:value-type="float">
            <text:p>21703</text:p>
          </table:table-cell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48" calcext:value-type="float">
            <text:p>19848</text:p>
          </table:table-cell>
          <table:table-cell office:value-type="float" office:value="20371" calcext:value-type="float">
            <text:p>20371</text:p>
          </table:table-cell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64" calcext:value-type="float">
            <text:p>19464</text:p>
          </table:table-cell>
          <table:table-cell office:value-type="float" office:value="20785" calcext:value-type="float">
            <text:p>20785</text:p>
          </table:table-cell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05" calcext:value-type="float">
            <text:p>19405</text:p>
          </table:table-cell>
          <table:table-cell office:value-type="float" office:value="20597" calcext:value-type="float">
            <text:p>20597</text:p>
          </table:table-cell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24" calcext:value-type="float">
            <text:p>19624</text:p>
          </table:table-cell>
          <table:table-cell office:value-type="float" office:value="19969" calcext:value-type="float">
            <text:p>19969</text:p>
          </table:table-cell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69" calcext:value-type="float">
            <text:p>20469</text:p>
          </table:table-cell>
          <table:table-cell office:value-type="float" office:value="20056" calcext:value-type="float">
            <text:p>20056</text:p>
          </table:table-cell>
          <table:table-cell office:value-type="float" office:value="1118" calcext:value-type="float">
            <text:p>111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994" calcext:value-type="float">
            <text:p>24994</text:p>
          </table:table-cell>
          <table:table-cell office:value-type="float" office:value="23074" calcext:value-type="float">
            <text:p>23074</text:p>
          </table:table-cell>
          <table:table-cell office:value-type="float" office:value="965" calcext:value-type="float">
            <text:p>96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64" calcext:value-type="float">
            <text:p>19764</text:p>
          </table:table-cell>
          <table:table-cell office:value-type="float" office:value="20115" calcext:value-type="float">
            <text:p>20115</text:p>
          </table:table-cell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579" calcext:value-type="float">
            <text:p>32579</text:p>
          </table:table-cell>
          <table:table-cell office:value-type="float" office:value="28014" calcext:value-type="float">
            <text:p>28014</text:p>
          </table:table-cell>
          <table:table-cell office:value-type="float" office:value="1809" calcext:value-type="float">
            <text:p>180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956" calcext:value-type="float">
            <text:p>32956</text:p>
          </table:table-cell>
          <table:table-cell office:value-type="float" office:value="28224" calcext:value-type="float">
            <text:p>28224</text:p>
          </table:table-cell>
          <table:table-cell office:value-type="float" office:value="1545" calcext:value-type="float">
            <text:p>154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566" calcext:value-type="float">
            <text:p>33566</text:p>
          </table:table-cell>
          <table:table-cell office:value-type="float" office:value="28130" calcext:value-type="float">
            <text:p>28130</text:p>
          </table:table-cell>
          <table:table-cell office:value-type="float" office:value="1446" calcext:value-type="float">
            <text:p>144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932" calcext:value-type="float">
            <text:p>35932</text:p>
          </table:table-cell>
          <table:table-cell office:value-type="float" office:value="28816" calcext:value-type="float">
            <text:p>28816</text:p>
          </table:table-cell>
          <table:table-cell office:value-type="float" office:value="1454" calcext:value-type="float">
            <text:p>145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910" calcext:value-type="float">
            <text:p>32910</text:p>
          </table:table-cell>
          <table:table-cell office:value-type="float" office:value="27714" calcext:value-type="float">
            <text:p>27714</text:p>
          </table:table-cell>
          <table:table-cell office:value-type="float" office:value="1550" calcext:value-type="float">
            <text:p>155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500" calcext:value-type="float">
            <text:p>36500</text:p>
          </table:table-cell>
          <table:table-cell office:value-type="float" office:value="27397" calcext:value-type="float">
            <text:p>27397</text:p>
          </table:table-cell>
          <table:table-cell office:value-type="float" office:value="1567" calcext:value-type="float">
            <text:p>156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811" calcext:value-type="float">
            <text:p>33811</text:p>
          </table:table-cell>
          <table:table-cell office:value-type="float" office:value="27301" calcext:value-type="float">
            <text:p>27301</text:p>
          </table:table-cell>
          <table:table-cell office:value-type="float" office:value="1529" calcext:value-type="float">
            <text:p>152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771" calcext:value-type="float">
            <text:p>33771</text:p>
          </table:table-cell>
          <table:table-cell office:value-type="float" office:value="30972" calcext:value-type="float">
            <text:p>30972</text:p>
          </table:table-cell>
          <table:table-cell office:value-type="float" office:value="1543" calcext:value-type="float">
            <text:p>154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943" calcext:value-type="float">
            <text:p>36943</text:p>
          </table:table-cell>
          <table:table-cell office:value-type="float" office:value="26875" calcext:value-type="float">
            <text:p>26875</text:p>
          </table:table-cell>
          <table:table-cell office:value-type="float" office:value="1477" calcext:value-type="float">
            <text:p>147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251" calcext:value-type="float">
            <text:p>37251</text:p>
          </table:table-cell>
          <table:table-cell office:value-type="float" office:value="26297" calcext:value-type="float">
            <text:p>26297</text:p>
          </table:table-cell>
          <table:table-cell office:value-type="float" office:value="1646" calcext:value-type="float">
            <text:p>164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96" calcext:value-type="float">
            <text:p>35896</text:p>
          </table:table-cell>
          <table:table-cell office:value-type="float" office:value="26684" calcext:value-type="float">
            <text:p>26684</text:p>
          </table:table-cell>
          <table:table-cell office:value-type="float" office:value="1501" calcext:value-type="float">
            <text:p>150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784" calcext:value-type="float">
            <text:p>36784</text:p>
          </table:table-cell>
          <table:table-cell office:value-type="float" office:value="26924" calcext:value-type="float">
            <text:p>26924</text:p>
          </table:table-cell>
          <table:table-cell office:value-type="float" office:value="1485" calcext:value-type="float">
            <text:p>148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46" calcext:value-type="float">
            <text:p>35846</text:p>
          </table:table-cell>
          <table:table-cell office:value-type="float" office:value="26827" calcext:value-type="float">
            <text:p>26827</text:p>
          </table:table-cell>
          <table:table-cell office:value-type="float" office:value="1479" calcext:value-type="float">
            <text:p>147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321" calcext:value-type="float">
            <text:p>42321</text:p>
          </table:table-cell>
          <table:table-cell office:value-type="float" office:value="26813" calcext:value-type="float">
            <text:p>26813</text:p>
          </table:table-cell>
          <table:table-cell office:value-type="float" office:value="1465" calcext:value-type="float">
            <text:p>146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991" calcext:value-type="float">
            <text:p>35991</text:p>
          </table:table-cell>
          <table:table-cell office:value-type="float" office:value="27010" calcext:value-type="float">
            <text:p>27010</text:p>
          </table:table-cell>
          <table:table-cell office:value-type="float" office:value="1555" calcext:value-type="float">
            <text:p>155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576" calcext:value-type="float">
            <text:p>36576</text:p>
          </table:table-cell>
          <table:table-cell office:value-type="float" office:value="26987" calcext:value-type="float">
            <text:p>26987</text:p>
          </table:table-cell>
          <table:table-cell office:value-type="float" office:value="1505" calcext:value-type="float">
            <text:p>150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809" calcext:value-type="float">
            <text:p>49809</text:p>
          </table:table-cell>
          <table:table-cell office:value-type="float" office:value="26133" calcext:value-type="float">
            <text:p>26133</text:p>
          </table:table-cell>
          <table:table-cell office:value-type="float" office:value="1491" calcext:value-type="float">
            <text:p>149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056" calcext:value-type="float">
            <text:p>36056</text:p>
          </table:table-cell>
          <table:table-cell office:value-type="float" office:value="27420" calcext:value-type="float">
            <text:p>27420</text:p>
          </table:table-cell>
          <table:table-cell office:value-type="float" office:value="1445" calcext:value-type="float">
            <text:p>144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257" calcext:value-type="float">
            <text:p>37257</text:p>
          </table:table-cell>
          <table:table-cell office:value-type="float" office:value="27166" calcext:value-type="float">
            <text:p>27166</text:p>
          </table:table-cell>
          <table:table-cell office:value-type="float" office:value="1393" calcext:value-type="float">
            <text:p>139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486" calcext:value-type="float">
            <text:p>37486</text:p>
          </table:table-cell>
          <table:table-cell office:value-type="float" office:value="26634" calcext:value-type="float">
            <text:p>26634</text:p>
          </table:table-cell>
          <table:table-cell office:value-type="float" office:value="1441" calcext:value-type="float">
            <text:p>144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033" calcext:value-type="float">
            <text:p>37033</text:p>
          </table:table-cell>
          <table:table-cell office:value-type="float" office:value="26388" calcext:value-type="float">
            <text:p>26388</text:p>
          </table:table-cell>
          <table:table-cell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033" calcext:value-type="float">
            <text:p>37033</text:p>
          </table:table-cell>
          <table:table-cell office:value-type="float" office:value="30558" calcext:value-type="float">
            <text:p>30558</text:p>
          </table:table-cell>
          <table:table-cell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302" calcext:value-type="float">
            <text:p>37302</text:p>
          </table:table-cell>
          <table:table-cell office:value-type="float" office:value="26397" calcext:value-type="float">
            <text:p>26397</text:p>
          </table:table-cell>
          <table:table-cell office:value-type="float" office:value="1424" calcext:value-type="float">
            <text:p>142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790" calcext:value-type="float">
            <text:p>36790</text:p>
          </table:table-cell>
          <table:table-cell office:value-type="float" office:value="27223" calcext:value-type="float">
            <text:p>27223</text:p>
          </table:table-cell>
          <table:table-cell office:value-type="float" office:value="1435" calcext:value-type="float">
            <text:p>143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792" calcext:value-type="float">
            <text:p>39792</text:p>
          </table:table-cell>
          <table:table-cell office:value-type="float" office:value="26786" calcext:value-type="float">
            <text:p>26786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043" calcext:value-type="float">
            <text:p>49043</text:p>
          </table:table-cell>
          <table:table-cell office:value-type="float" office:value="28846" calcext:value-type="float">
            <text:p>28846</text:p>
          </table:table-cell>
          <table:table-cell office:value-type="float" office:value="1545" calcext:value-type="float">
            <text:p>154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830" calcext:value-type="float">
            <text:p>39830</text:p>
          </table:table-cell>
          <table:table-cell office:value-type="float" office:value="28688" calcext:value-type="float">
            <text:p>28688</text:p>
          </table:table-cell>
          <table:table-cell office:value-type="float" office:value="1471" calcext:value-type="float">
            <text:p>147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003" calcext:value-type="float">
            <text:p>37003</text:p>
          </table:table-cell>
          <table:table-cell office:value-type="float" office:value="27299" calcext:value-type="float">
            <text:p>27299</text:p>
          </table:table-cell>
          <table:table-cell office:value-type="float" office:value="1460" calcext:value-type="float">
            <text:p>146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321" calcext:value-type="float">
            <text:p>42321</text:p>
          </table:table-cell>
          <table:table-cell office:value-type="float" office:value="29523" calcext:value-type="float">
            <text:p>29523</text:p>
          </table:table-cell>
          <table:table-cell office:value-type="float" office:value="1466" calcext:value-type="float">
            <text:p>146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213" calcext:value-type="float">
            <text:p>36213</text:p>
          </table:table-cell>
          <table:table-cell office:value-type="float" office:value="26454" calcext:value-type="float">
            <text:p>26454</text:p>
          </table:table-cell>
          <table:table-cell office:value-type="float" office:value="1364" calcext:value-type="float">
            <text:p>136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407" calcext:value-type="float">
            <text:p>35407</text:p>
          </table:table-cell>
          <table:table-cell office:value-type="float" office:value="27229" calcext:value-type="float">
            <text:p>27229</text:p>
          </table:table-cell>
          <table:table-cell office:value-type="float" office:value="1488" calcext:value-type="float">
            <text:p>148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438" calcext:value-type="float">
            <text:p>36438</text:p>
          </table:table-cell>
          <table:table-cell office:value-type="float" office:value="26940" calcext:value-type="float">
            <text:p>26940</text:p>
          </table:table-cell>
          <table:table-cell office:value-type="float" office:value="1463" calcext:value-type="float">
            <text:p>146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048" calcext:value-type="float">
            <text:p>39048</text:p>
          </table:table-cell>
          <table:table-cell office:value-type="float" office:value="24412" calcext:value-type="float">
            <text:p>24412</text:p>
          </table:table-cell>
          <table:table-cell office:value-type="float" office:value="1430" calcext:value-type="float">
            <text:p>143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405" calcext:value-type="float">
            <text:p>35405</text:p>
          </table:table-cell>
          <table:table-cell office:value-type="float" office:value="26645" calcext:value-type="float">
            <text:p>26645</text:p>
          </table:table-cell>
          <table:table-cell office:value-type="float" office:value="1448" calcext:value-type="float">
            <text:p>144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07" calcext:value-type="float">
            <text:p>35707</text:p>
          </table:table-cell>
          <table:table-cell office:value-type="float" office:value="27118" calcext:value-type="float">
            <text:p>27118</text:p>
          </table:table-cell>
          <table:table-cell office:value-type="float" office:value="1353" calcext:value-type="float">
            <text:p>135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455" calcext:value-type="float">
            <text:p>37455</text:p>
          </table:table-cell>
          <table:table-cell office:value-type="float" office:value="25980" calcext:value-type="float">
            <text:p>25980</text:p>
          </table:table-cell>
          <table:table-cell office:value-type="float" office:value="1449" calcext:value-type="float">
            <text:p>144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502" calcext:value-type="float">
            <text:p>35502</text:p>
          </table:table-cell>
          <table:table-cell office:value-type="float" office:value="27268" calcext:value-type="float">
            <text:p>27268</text:p>
          </table:table-cell>
          <table:table-cell office:value-type="float" office:value="1393" calcext:value-type="float">
            <text:p>139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83" calcext:value-type="float">
            <text:p>35883</text:p>
          </table:table-cell>
          <table:table-cell office:value-type="float" office:value="26500" calcext:value-type="float">
            <text:p>26500</text:p>
          </table:table-cell>
          <table:table-cell office:value-type="float" office:value="1625" calcext:value-type="float">
            <text:p>162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391" calcext:value-type="float">
            <text:p>34391</text:p>
          </table:table-cell>
          <table:table-cell office:value-type="float" office:value="26289" calcext:value-type="float">
            <text:p>26289</text:p>
          </table:table-cell>
          <table:table-cell office:value-type="float" office:value="1374" calcext:value-type="float">
            <text:p>137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69" calcext:value-type="float">
            <text:p>35269</text:p>
          </table:table-cell>
          <table:table-cell office:value-type="float" office:value="26900" calcext:value-type="float">
            <text:p>26900</text:p>
          </table:table-cell>
          <table:table-cell office:value-type="float" office:value="1416" calcext:value-type="float">
            <text:p>141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989" calcext:value-type="float">
            <text:p>39989</text:p>
          </table:table-cell>
          <table:table-cell office:value-type="float" office:value="25605" calcext:value-type="float">
            <text:p>25605</text:p>
          </table:table-cell>
          <table:table-cell office:value-type="float" office:value="1462" calcext:value-type="float">
            <text:p>146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751" calcext:value-type="float">
            <text:p>34751</text:p>
          </table:table-cell>
          <table:table-cell office:value-type="float" office:value="26767" calcext:value-type="float">
            <text:p>26767</text:p>
          </table:table-cell>
          <table:table-cell office:value-type="float" office:value="1141" calcext:value-type="float">
            <text:p>114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397" calcext:value-type="float">
            <text:p>36397</text:p>
          </table:table-cell>
          <table:table-cell office:value-type="float" office:value="26652" calcext:value-type="float">
            <text:p>26652</text:p>
          </table:table-cell>
          <table:table-cell office:value-type="float" office:value="1471" calcext:value-type="float">
            <text:p>147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815" calcext:value-type="float">
            <text:p>40815</text:p>
          </table:table-cell>
          <table:table-cell office:value-type="float" office:value="26902" calcext:value-type="float">
            <text:p>26902</text:p>
          </table:table-cell>
          <table:table-cell office:value-type="float" office:value="1441" calcext:value-type="float">
            <text:p>144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45" calcext:value-type="float">
            <text:p>35645</text:p>
          </table:table-cell>
          <table:table-cell office:value-type="float" office:value="25562" calcext:value-type="float">
            <text:p>25562</text:p>
          </table:table-cell>
          <table:table-cell office:value-type="float" office:value="1464" calcext:value-type="float">
            <text:p>146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170" calcext:value-type="float">
            <text:p>38170</text:p>
          </table:table-cell>
          <table:table-cell office:value-type="float" office:value="26315" calcext:value-type="float">
            <text:p>26315</text:p>
          </table:table-cell>
          <table:table-cell office:value-type="float" office:value="1453" calcext:value-type="float">
            <text:p>145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079" calcext:value-type="float">
            <text:p>36079</text:p>
          </table:table-cell>
          <table:table-cell office:value-type="float" office:value="26330" calcext:value-type="float">
            <text:p>26330</text:p>
          </table:table-cell>
          <table:table-cell office:value-type="float" office:value="1415" calcext:value-type="float">
            <text:p>141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972" calcext:value-type="float">
            <text:p>36972</text:p>
          </table:table-cell>
          <table:table-cell office:value-type="float" office:value="26020" calcext:value-type="float">
            <text:p>26020</text:p>
          </table:table-cell>
          <table:table-cell office:value-type="float" office:value="1414" calcext:value-type="float">
            <text:p>141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5058" calcext:value-type="float">
            <text:p>515058</text:p>
          </table:table-cell>
          <table:table-cell office:value-type="float" office:value="50559" calcext:value-type="float">
            <text:p>50559</text:p>
          </table:table-cell>
          <table:table-cell office:value-type="float" office:value="1819" calcext:value-type="float">
            <text:p>181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500" calcext:value-type="float">
            <text:p>38500</text:p>
          </table:table-cell>
          <table:table-cell office:value-type="float" office:value="28442" calcext:value-type="float">
            <text:p>28442</text:p>
          </table:table-cell>
          <table:table-cell office:value-type="float" office:value="1268" calcext:value-type="float">
            <text:p>126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579" calcext:value-type="float">
            <text:p>36579</text:p>
          </table:table-cell>
          <table:table-cell office:value-type="float" office:value="25701" calcext:value-type="float">
            <text:p>25701</text:p>
          </table:table-cell>
          <table:table-cell office:value-type="float" office:value="1392" calcext:value-type="float">
            <text:p>139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418" calcext:value-type="float">
            <text:p>36418</text:p>
          </table:table-cell>
          <table:table-cell office:value-type="float" office:value="26030" calcext:value-type="float">
            <text:p>26030</text:p>
          </table:table-cell>
          <table:table-cell office:value-type="float" office:value="1444" calcext:value-type="float">
            <text:p>144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470" calcext:value-type="float">
            <text:p>36470</text:p>
          </table:table-cell>
          <table:table-cell office:value-type="float" office:value="25846" calcext:value-type="float">
            <text:p>25846</text:p>
          </table:table-cell>
          <table:table-cell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547" calcext:value-type="float">
            <text:p>40547</text:p>
          </table:table-cell>
          <table:table-cell office:value-type="float" office:value="29482" calcext:value-type="float">
            <text:p>29482</text:p>
          </table:table-cell>
          <table:table-cell office:value-type="float" office:value="1260" calcext:value-type="float">
            <text:p>126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430" calcext:value-type="float">
            <text:p>36430</text:p>
          </table:table-cell>
          <table:table-cell office:value-type="float" office:value="27185" calcext:value-type="float">
            <text:p>27185</text:p>
          </table:table-cell>
          <table:table-cell office:value-type="float" office:value="1453" calcext:value-type="float">
            <text:p>145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177" calcext:value-type="float">
            <text:p>37177</text:p>
          </table:table-cell>
          <table:table-cell office:value-type="float" office:value="27117" calcext:value-type="float">
            <text:p>27117</text:p>
          </table:table-cell>
          <table:table-cell office:value-type="float" office:value="1516" calcext:value-type="float">
            <text:p>151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072" calcext:value-type="float">
            <text:p>39072</text:p>
          </table:table-cell>
          <table:table-cell office:value-type="float" office:value="25493" calcext:value-type="float">
            <text:p>25493</text:p>
          </table:table-cell>
          <table:table-cell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487" calcext:value-type="float">
            <text:p>36487</text:p>
          </table:table-cell>
          <table:table-cell office:value-type="float" office:value="26312" calcext:value-type="float">
            <text:p>26312</text:p>
          </table:table-cell>
          <table:table-cell office:value-type="float" office:value="1447" calcext:value-type="float">
            <text:p>144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499" calcext:value-type="float">
            <text:p>43499</text:p>
          </table:table-cell>
          <table:table-cell office:value-type="float" office:value="26602" calcext:value-type="float">
            <text:p>26602</text:p>
          </table:table-cell>
          <table:table-cell office:value-type="float" office:value="1534" calcext:value-type="float">
            <text:p>153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022" calcext:value-type="float">
            <text:p>36022</text:p>
          </table:table-cell>
          <table:table-cell office:value-type="float" office:value="26305" calcext:value-type="float">
            <text:p>26305</text:p>
          </table:table-cell>
          <table:table-cell office:value-type="float" office:value="1432" calcext:value-type="float">
            <text:p>143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024" calcext:value-type="float">
            <text:p>36024</text:p>
          </table:table-cell>
          <table:table-cell office:value-type="float" office:value="26345" calcext:value-type="float">
            <text:p>26345</text:p>
          </table:table-cell>
          <table:table-cell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32" calcext:value-type="float">
            <text:p>35832</text:p>
          </table:table-cell>
          <table:table-cell office:value-type="float" office:value="26339" calcext:value-type="float">
            <text:p>26339</text:p>
          </table:table-cell>
          <table:table-cell office:value-type="float" office:value="1189" calcext:value-type="float">
            <text:p>118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064" calcext:value-type="float">
            <text:p>37064</text:p>
          </table:table-cell>
          <table:table-cell office:value-type="float" office:value="26823" calcext:value-type="float">
            <text:p>26823</text:p>
          </table:table-cell>
          <table:table-cell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318" calcext:value-type="float">
            <text:p>36318</text:p>
          </table:table-cell>
          <table:table-cell office:value-type="float" office:value="26183" calcext:value-type="float">
            <text:p>26183</text:p>
          </table:table-cell>
          <table:table-cell office:value-type="float" office:value="1463" calcext:value-type="float">
            <text:p>146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962" calcext:value-type="float">
            <text:p>39962</text:p>
          </table:table-cell>
          <table:table-cell office:value-type="float" office:value="26367" calcext:value-type="float">
            <text:p>26367</text:p>
          </table:table-cell>
          <table:table-cell office:value-type="float" office:value="1345" calcext:value-type="float">
            <text:p>134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614" calcext:value-type="float">
            <text:p>35614</text:p>
          </table:table-cell>
          <table:table-cell office:value-type="float" office:value="28612" calcext:value-type="float">
            <text:p>28612</text:p>
          </table:table-cell>
          <table:table-cell office:value-type="float" office:value="1393" calcext:value-type="float">
            <text:p>139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795" calcext:value-type="float">
            <text:p>35795</text:p>
          </table:table-cell>
          <table:table-cell office:value-type="float" office:value="26555" calcext:value-type="float">
            <text:p>26555</text:p>
          </table:table-cell>
          <table:table-cell office:value-type="float" office:value="1381" calcext:value-type="float">
            <text:p>138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991" calcext:value-type="float">
            <text:p>35991</text:p>
          </table:table-cell>
          <table:table-cell office:value-type="float" office:value="27222" calcext:value-type="float">
            <text:p>27222</text:p>
          </table:table-cell>
          <table:table-cell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186" calcext:value-type="float">
            <text:p>36186</text:p>
          </table:table-cell>
          <table:table-cell office:value-type="float" office:value="29321" calcext:value-type="float">
            <text:p>29321</text:p>
          </table:table-cell>
          <table:table-cell office:value-type="float" office:value="1364" calcext:value-type="float">
            <text:p>136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197" calcext:value-type="float">
            <text:p>35197</text:p>
          </table:table-cell>
          <table:table-cell office:value-type="float" office:value="26380" calcext:value-type="float">
            <text:p>26380</text:p>
          </table:table-cell>
          <table:table-cell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164" calcext:value-type="float">
            <text:p>35164</text:p>
          </table:table-cell>
          <table:table-cell office:value-type="float" office:value="42028" calcext:value-type="float">
            <text:p>42028</text:p>
          </table:table-cell>
          <table:table-cell office:value-type="float" office:value="1361" calcext:value-type="float">
            <text:p>136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915" calcext:value-type="float">
            <text:p>45915</text:p>
          </table:table-cell>
          <table:table-cell office:value-type="float" office:value="28170" calcext:value-type="float">
            <text:p>28170</text:p>
          </table:table-cell>
          <table:table-cell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441" calcext:value-type="float">
            <text:p>16441</text:p>
          </table:table-cell>
          <table:table-cell office:value-type="float" office:value="26730" calcext:value-type="float">
            <text:p>26730</text:p>
          </table:table-cell>
          <table:table-cell office:value-type="float" office:value="1309" calcext:value-type="float">
            <text:p>130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25" calcext:value-type="float">
            <text:p>21225</text:p>
          </table:table-cell>
          <table:table-cell office:value-type="float" office:value="26504" calcext:value-type="float">
            <text:p>26504</text:p>
          </table:table-cell>
          <table:table-cell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94" calcext:value-type="float">
            <text:p>15194</text:p>
          </table:table-cell>
          <table:table-cell office:value-type="float" office:value="26138" calcext:value-type="float">
            <text:p>26138</text:p>
          </table:table-cell>
          <table:table-cell office:value-type="float" office:value="1276" calcext:value-type="float">
            <text:p>127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20" calcext:value-type="float">
            <text:p>15120</text:p>
          </table:table-cell>
          <table:table-cell office:value-type="float" office:value="24561" calcext:value-type="float">
            <text:p>24561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50" calcext:value-type="float">
            <text:p>15250</text:p>
          </table:table-cell>
          <table:table-cell office:value-type="float" office:value="24909" calcext:value-type="float">
            <text:p>24909</text:p>
          </table:table-cell>
          <table:table-cell office:value-type="float" office:value="1225" calcext:value-type="float">
            <text:p>122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40" calcext:value-type="float">
            <text:p>14940</text:p>
          </table:table-cell>
          <table:table-cell office:value-type="float" office:value="24444" calcext:value-type="float">
            <text:p>24444</text:p>
          </table:table-cell>
          <table:table-cell office:value-type="float" office:value="1239" calcext:value-type="float">
            <text:p>123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500" calcext:value-type="float">
            <text:p>15500</text:p>
          </table:table-cell>
          <table:table-cell office:value-type="float" office:value="24523" calcext:value-type="float">
            <text:p>24523</text:p>
          </table:table-cell>
          <table:table-cell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18" calcext:value-type="float">
            <text:p>15218</text:p>
          </table:table-cell>
          <table:table-cell office:value-type="float" office:value="25000" calcext:value-type="float">
            <text:p>25000</text:p>
          </table:table-cell>
          <table:table-cell office:value-type="float" office:value="1197" calcext:value-type="float">
            <text:p>119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10" calcext:value-type="float">
            <text:p>15110</text:p>
          </table:table-cell>
          <table:table-cell office:value-type="float" office:value="24601" calcext:value-type="float">
            <text:p>24601</text:p>
          </table:table-cell>
          <table:table-cell office:value-type="float" office:value="1289" calcext:value-type="float">
            <text:p>128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99" calcext:value-type="float">
            <text:p>15699</text:p>
          </table:table-cell>
          <table:table-cell office:value-type="float" office:value="24505" calcext:value-type="float">
            <text:p>24505</text:p>
          </table:table-cell>
          <table:table-cell office:value-type="float" office:value="1211" calcext:value-type="float">
            <text:p>121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19" calcext:value-type="float">
            <text:p>15119</text:p>
          </table:table-cell>
          <table:table-cell office:value-type="float" office:value="24660" calcext:value-type="float">
            <text:p>24660</text:p>
          </table:table-cell>
          <table:table-cell office:value-type="float" office:value="1288" calcext:value-type="float">
            <text:p>128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573" calcext:value-type="float">
            <text:p>15573</text:p>
          </table:table-cell>
          <table:table-cell office:value-type="float" office:value="24505" calcext:value-type="float">
            <text:p>24505</text:p>
          </table:table-cell>
          <table:table-cell office:value-type="float" office:value="1338" calcext:value-type="float">
            <text:p>133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56" calcext:value-type="float">
            <text:p>15456</text:p>
          </table:table-cell>
          <table:table-cell office:value-type="float" office:value="24447" calcext:value-type="float">
            <text:p>24447</text:p>
          </table:table-cell>
          <table:table-cell office:value-type="float" office:value="1292" calcext:value-type="float">
            <text:p>129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16" calcext:value-type="float">
            <text:p>15316</text:p>
          </table:table-cell>
          <table:table-cell office:value-type="float" office:value="24764" calcext:value-type="float">
            <text:p>24764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62" calcext:value-type="float">
            <text:p>14862</text:p>
          </table:table-cell>
          <table:table-cell office:value-type="float" office:value="24262" calcext:value-type="float">
            <text:p>24262</text:p>
          </table:table-cell>
          <table:table-cell office:value-type="float" office:value="1179" calcext:value-type="float">
            <text:p>117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15" calcext:value-type="float">
            <text:p>15215</text:p>
          </table:table-cell>
          <table:table-cell office:value-type="float" office:value="24721" calcext:value-type="float">
            <text:p>24721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268" calcext:value-type="float">
            <text:p>17268</text:p>
          </table:table-cell>
          <table:table-cell office:value-type="float" office:value="24183" calcext:value-type="float">
            <text:p>24183</text:p>
          </table:table-cell>
          <table:table-cell office:value-type="float" office:value="1294" calcext:value-type="float">
            <text:p>129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82" calcext:value-type="float">
            <text:p>15482</text:p>
          </table:table-cell>
          <table:table-cell office:value-type="float" office:value="27719" calcext:value-type="float">
            <text:p>27719</text:p>
          </table:table-cell>
          <table:table-cell office:value-type="float" office:value="1159" calcext:value-type="float">
            <text:p>115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87" calcext:value-type="float">
            <text:p>15687</text:p>
          </table:table-cell>
          <table:table-cell office:value-type="float" office:value="26080" calcext:value-type="float">
            <text:p>26080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44" calcext:value-type="float">
            <text:p>14944</text:p>
          </table:table-cell>
          <table:table-cell office:value-type="float" office:value="25631" calcext:value-type="float">
            <text:p>25631</text:p>
          </table:table-cell>
          <table:table-cell office:value-type="float" office:value="1316" calcext:value-type="float">
            <text:p>131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88" calcext:value-type="float">
            <text:p>14888</text:p>
          </table:table-cell>
          <table:table-cell office:value-type="float" office:value="24999" calcext:value-type="float">
            <text:p>24999</text:p>
          </table:table-cell>
          <table:table-cell office:value-type="float" office:value="1261" calcext:value-type="float">
            <text:p>126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597" calcext:value-type="float">
            <text:p>15597</text:p>
          </table:table-cell>
          <table:table-cell office:value-type="float" office:value="25355" calcext:value-type="float">
            <text:p>25355</text:p>
          </table:table-cell>
          <table:table-cell office:value-type="float" office:value="1225" calcext:value-type="float">
            <text:p>122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30" calcext:value-type="float">
            <text:p>15230</text:p>
          </table:table-cell>
          <table:table-cell office:value-type="float" office:value="24909" calcext:value-type="float">
            <text:p>24909</text:p>
          </table:table-cell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10" calcext:value-type="float">
            <text:p>15310</text:p>
          </table:table-cell>
          <table:table-cell office:value-type="float" office:value="26398" calcext:value-type="float">
            <text:p>26398</text:p>
          </table:table-cell>
          <table:table-cell office:value-type="float" office:value="1091" calcext:value-type="float">
            <text:p>109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84" calcext:value-type="float">
            <text:p>15384</text:p>
          </table:table-cell>
          <table:table-cell office:value-type="float" office:value="25054" calcext:value-type="float">
            <text:p>25054</text:p>
          </table:table-cell>
          <table:table-cell office:value-type="float" office:value="1135" calcext:value-type="float">
            <text:p>113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18" calcext:value-type="float">
            <text:p>16318</text:p>
          </table:table-cell>
          <table:table-cell office:value-type="float" office:value="37105" calcext:value-type="float">
            <text:p>37105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87" calcext:value-type="float">
            <text:p>13287</text:p>
          </table:table-cell>
          <table:table-cell office:value-type="float" office:value="19132" calcext:value-type="float">
            <text:p>19132</text:p>
          </table:table-cell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25" calcext:value-type="float">
            <text:p>13125</text:p>
          </table:table-cell>
          <table:table-cell office:value-type="float" office:value="18368" calcext:value-type="float">
            <text:p>18368</text:p>
          </table:table-cell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82" calcext:value-type="float">
            <text:p>12982</text:p>
          </table:table-cell>
          <table:table-cell office:value-type="float" office:value="17807" calcext:value-type="float">
            <text:p>17807</text:p>
          </table:table-cell>
          <table:table-cell office:value-type="float" office:value="789" calcext:value-type="float">
            <text:p>78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976" calcext:value-type="float">
            <text:p>24976</text:p>
          </table:table-cell>
          <table:table-cell office:value-type="float" office:value="24126" calcext:value-type="float">
            <text:p>24126</text:p>
          </table:table-cell>
          <table:table-cell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054" calcext:value-type="float">
            <text:p>28054</text:p>
          </table:table-cell>
          <table:table-cell office:value-type="float" office:value="24422" calcext:value-type="float">
            <text:p>24422</text:p>
          </table:table-cell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08" calcext:value-type="float">
            <text:p>24308</text:p>
          </table:table-cell>
          <table:table-cell office:value-type="float" office:value="23359" calcext:value-type="float">
            <text:p>23359</text:p>
          </table:table-cell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35" calcext:value-type="float">
            <text:p>24435</text:p>
          </table:table-cell>
          <table:table-cell office:value-type="float" office:value="22966" calcext:value-type="float">
            <text:p>22966</text:p>
          </table:table-cell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502" calcext:value-type="float">
            <text:p>24502</text:p>
          </table:table-cell>
          <table:table-cell office:value-type="float" office:value="23238" calcext:value-type="float">
            <text:p>23238</text:p>
          </table:table-cell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554" calcext:value-type="float">
            <text:p>24554</text:p>
          </table:table-cell>
          <table:table-cell office:value-type="float" office:value="23068" calcext:value-type="float">
            <text:p>23068</text:p>
          </table:table-cell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740" calcext:value-type="float">
            <text:p>24740</text:p>
          </table:table-cell>
          <table:table-cell office:value-type="float" office:value="23582" calcext:value-type="float">
            <text:p>23582</text:p>
          </table:table-cell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608" calcext:value-type="float">
            <text:p>24608</text:p>
          </table:table-cell>
          <table:table-cell office:value-type="float" office:value="22637" calcext:value-type="float">
            <text:p>22637</text:p>
          </table:table-cell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458" calcext:value-type="float">
            <text:p>26458</text:p>
          </table:table-cell>
          <table:table-cell office:value-type="float" office:value="26830" calcext:value-type="float">
            <text:p>26830</text:p>
          </table:table-cell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169" calcext:value-type="float">
            <text:p>24169</text:p>
          </table:table-cell>
          <table:table-cell office:value-type="float" office:value="22796" calcext:value-type="float">
            <text:p>22796</text:p>
          </table:table-cell>
          <table:table-cell office:value-type="float" office:value="737" calcext:value-type="float">
            <text:p>73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38" calcext:value-type="float">
            <text:p>24338</text:p>
          </table:table-cell>
          <table:table-cell office:value-type="float" office:value="22704" calcext:value-type="float">
            <text:p>22704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00" calcext:value-type="float">
            <text:p>24300</text:p>
          </table:table-cell>
          <table:table-cell office:value-type="float" office:value="22960" calcext:value-type="float">
            <text:p>22960</text:p>
          </table:table-cell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95" calcext:value-type="float">
            <text:p>24395</text:p>
          </table:table-cell>
          <table:table-cell office:value-type="float" office:value="22912" calcext:value-type="float">
            <text:p>22912</text:p>
          </table:table-cell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618" calcext:value-type="float">
            <text:p>24618</text:p>
          </table:table-cell>
          <table:table-cell office:value-type="float" office:value="22580" calcext:value-type="float">
            <text:p>22580</text:p>
          </table:table-cell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69" calcext:value-type="float">
            <text:p>24369</text:p>
          </table:table-cell>
          <table:table-cell office:value-type="float" office:value="22771" calcext:value-type="float">
            <text:p>22771</text:p>
          </table:table-cell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30" calcext:value-type="float">
            <text:p>24430</text:p>
          </table:table-cell>
          <table:table-cell office:value-type="float" office:value="22949" calcext:value-type="float">
            <text:p>22949</text:p>
          </table:table-cell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846" calcext:value-type="float">
            <text:p>25846</text:p>
          </table:table-cell>
          <table:table-cell office:value-type="float" office:value="23065" calcext:value-type="float">
            <text:p>23065</text:p>
          </table:table-cell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754" calcext:value-type="float">
            <text:p>24754</text:p>
          </table:table-cell>
          <table:table-cell office:value-type="float" office:value="22893" calcext:value-type="float">
            <text:p>22893</text:p>
          </table:table-cell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05" calcext:value-type="float">
            <text:p>24405</text:p>
          </table:table-cell>
          <table:table-cell office:value-type="float" office:value="22894" calcext:value-type="float">
            <text:p>22894</text:p>
          </table:table-cell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36" calcext:value-type="float">
            <text:p>24336</text:p>
          </table:table-cell>
          <table:table-cell office:value-type="float" office:value="22667" calcext:value-type="float">
            <text:p>22667</text:p>
          </table:table-cell>
          <table:table-cell office:value-type="float" office:value="790" calcext:value-type="float">
            <text:p>79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345" calcext:value-type="float">
            <text:p>24345</text:p>
          </table:table-cell>
          <table:table-cell office:value-type="float" office:value="22792" calcext:value-type="float">
            <text:p>22792</text:p>
          </table:table-cell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759" calcext:value-type="float">
            <text:p>24759</text:p>
          </table:table-cell>
          <table:table-cell office:value-type="float" office:value="22796" calcext:value-type="float">
            <text:p>22796</text:p>
          </table:table-cell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59" calcext:value-type="float">
            <text:p>24459</text:p>
          </table:table-cell>
          <table:table-cell office:value-type="float" office:value="22780" calcext:value-type="float">
            <text:p>22780</text:p>
          </table:table-cell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840" calcext:value-type="float">
            <text:p>29840</text:p>
          </table:table-cell>
          <table:table-cell office:value-type="float" office:value="36076" calcext:value-type="float">
            <text:p>36076</text:p>
          </table:table-cell>
          <table:table-cell office:value-type="float" office:value="1108" calcext:value-type="float">
            <text:p>110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7673" calcext:value-type="float">
            <text:p>457673</text:p>
          </table:table-cell>
          <table:table-cell office:value-type="float" office:value="55783" calcext:value-type="float">
            <text:p>55783</text:p>
          </table:table-cell>
          <table:table-cell office:value-type="float" office:value="1663" calcext:value-type="float">
            <text:p>166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374" calcext:value-type="float">
            <text:p>30374</text:p>
          </table:table-cell>
          <table:table-cell office:value-type="float" office:value="36100" calcext:value-type="float">
            <text:p>36100</text:p>
          </table:table-cell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39" calcext:value-type="float">
            <text:p>29639</text:p>
          </table:table-cell>
          <table:table-cell office:value-type="float" office:value="35719" calcext:value-type="float">
            <text:p>35719</text:p>
          </table:table-cell>
          <table:table-cell office:value-type="float" office:value="1222" calcext:value-type="float">
            <text:p>122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382" calcext:value-type="float">
            <text:p>30382</text:p>
          </table:table-cell>
          <table:table-cell office:value-type="float" office:value="36130" calcext:value-type="float">
            <text:p>36130</text:p>
          </table:table-cell>
          <table:table-cell office:value-type="float" office:value="1151" calcext:value-type="float">
            <text:p>115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554" calcext:value-type="float">
            <text:p>29554</text:p>
          </table:table-cell>
          <table:table-cell office:value-type="float" office:value="34840" calcext:value-type="float">
            <text:p>34840</text:p>
          </table:table-cell>
          <table:table-cell office:value-type="float" office:value="1179" calcext:value-type="float">
            <text:p>117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97" calcext:value-type="float">
            <text:p>29697</text:p>
          </table:table-cell>
          <table:table-cell office:value-type="float" office:value="40281" calcext:value-type="float">
            <text:p>40281</text:p>
          </table:table-cell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964" calcext:value-type="float">
            <text:p>29964</text:p>
          </table:table-cell>
          <table:table-cell office:value-type="float" office:value="34813" calcext:value-type="float">
            <text:p>34813</text:p>
          </table:table-cell>
          <table:table-cell office:value-type="float" office:value="1151" calcext:value-type="float">
            <text:p>115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856" calcext:value-type="float">
            <text:p>29856</text:p>
          </table:table-cell>
          <table:table-cell office:value-type="float" office:value="34769" calcext:value-type="float">
            <text:p>34769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992" calcext:value-type="float">
            <text:p>33992</text:p>
          </table:table-cell>
          <table:table-cell office:value-type="float" office:value="30929" calcext:value-type="float">
            <text:p>30929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795" calcext:value-type="float">
            <text:p>24795</text:p>
          </table:table-cell>
          <table:table-cell office:value-type="float" office:value="33270" calcext:value-type="float">
            <text:p>33270</text:p>
          </table:table-cell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674" calcext:value-type="float">
            <text:p>30674</text:p>
          </table:table-cell>
          <table:table-cell office:value-type="float" office:value="33592" calcext:value-type="float">
            <text:p>33592</text:p>
          </table:table-cell>
          <table:table-cell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131" calcext:value-type="float">
            <text:p>30131</text:p>
          </table:table-cell>
          <table:table-cell office:value-type="float" office:value="35967" calcext:value-type="float">
            <text:p>35967</text:p>
          </table:table-cell>
          <table:table-cell office:value-type="float" office:value="1170" calcext:value-type="float">
            <text:p>117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007" calcext:value-type="float">
            <text:p>31007</text:p>
          </table:table-cell>
          <table:table-cell office:value-type="float" office:value="36625" calcext:value-type="float">
            <text:p>36625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068" calcext:value-type="float">
            <text:p>31068</text:p>
          </table:table-cell>
          <table:table-cell office:value-type="float" office:value="35832" calcext:value-type="float">
            <text:p>35832</text:p>
          </table:table-cell>
          <table:table-cell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833" calcext:value-type="float">
            <text:p>30833</text:p>
          </table:table-cell>
          <table:table-cell office:value-type="float" office:value="34557" calcext:value-type="float">
            <text:p>34557</text:p>
          </table:table-cell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235" calcext:value-type="float">
            <text:p>30235</text:p>
          </table:table-cell>
          <table:table-cell office:value-type="float" office:value="36334" calcext:value-type="float">
            <text:p>36334</text:p>
          </table:table-cell>
          <table:table-cell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421" calcext:value-type="float">
            <text:p>43421</text:p>
          </table:table-cell>
          <table:table-cell office:value-type="float" office:value="36228" calcext:value-type="float">
            <text:p>36228</text:p>
          </table:table-cell>
          <table:table-cell office:value-type="float" office:value="1224" calcext:value-type="float">
            <text:p>122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51" calcext:value-type="float">
            <text:p>29651</text:p>
          </table:table-cell>
          <table:table-cell office:value-type="float" office:value="35630" calcext:value-type="float">
            <text:p>35630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731" calcext:value-type="float">
            <text:p>30731</text:p>
          </table:table-cell>
          <table:table-cell office:value-type="float" office:value="36394" calcext:value-type="float">
            <text:p>36394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560" calcext:value-type="float">
            <text:p>30560</text:p>
          </table:table-cell>
          <table:table-cell office:value-type="float" office:value="37251" calcext:value-type="float">
            <text:p>37251</text:p>
          </table:table-cell>
          <table:table-cell office:value-type="float" office:value="1115" calcext:value-type="float">
            <text:p>111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440" calcext:value-type="float">
            <text:p>30440</text:p>
          </table:table-cell>
          <table:table-cell office:value-type="float" office:value="46499" calcext:value-type="float">
            <text:p>46499</text:p>
          </table:table-cell>
          <table:table-cell office:value-type="float" office:value="1112" calcext:value-type="float">
            <text:p>111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737" calcext:value-type="float">
            <text:p>29737</text:p>
          </table:table-cell>
          <table:table-cell office:value-type="float" office:value="39434" calcext:value-type="float">
            <text:p>39434</text:p>
          </table:table-cell>
          <table:table-cell office:value-type="float" office:value="1151" calcext:value-type="float">
            <text:p>115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56" calcext:value-type="float">
            <text:p>29656</text:p>
          </table:table-cell>
          <table:table-cell office:value-type="float" office:value="37546" calcext:value-type="float">
            <text:p>37546</text:p>
          </table:table-cell>
          <table:table-cell office:value-type="float" office:value="1112" calcext:value-type="float">
            <text:p>111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14" calcext:value-type="float">
            <text:p>29614</text:p>
          </table:table-cell>
          <table:table-cell office:value-type="float" office:value="36801" calcext:value-type="float">
            <text:p>36801</text:p>
          </table:table-cell>
          <table:table-cell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502" calcext:value-type="float">
            <text:p>32502</text:p>
          </table:table-cell>
          <table:table-cell office:value-type="float" office:value="35815" calcext:value-type="float">
            <text:p>35815</text:p>
          </table:table-cell>
          <table:table-cell office:value-type="float" office:value="1230" calcext:value-type="float">
            <text:p>123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514" calcext:value-type="float">
            <text:p>30514</text:p>
          </table:table-cell>
          <table:table-cell office:value-type="float" office:value="35550" calcext:value-type="float">
            <text:p>35550</text:p>
          </table:table-cell>
          <table:table-cell office:value-type="float" office:value="1157" calcext:value-type="float">
            <text:p>115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256" calcext:value-type="float">
            <text:p>30256</text:p>
          </table:table-cell>
          <table:table-cell office:value-type="float" office:value="36435" calcext:value-type="float">
            <text:p>36435</text:p>
          </table:table-cell>
          <table:table-cell office:value-type="float" office:value="1122" calcext:value-type="float">
            <text:p>112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461" calcext:value-type="float">
            <text:p>30461</text:p>
          </table:table-cell>
          <table:table-cell office:value-type="float" office:value="35862" calcext:value-type="float">
            <text:p>35862</text:p>
          </table:table-cell>
          <table:table-cell office:value-type="float" office:value="1165" calcext:value-type="float">
            <text:p>116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744" calcext:value-type="float">
            <text:p>29744</text:p>
          </table:table-cell>
          <table:table-cell office:value-type="float" office:value="35653" calcext:value-type="float">
            <text:p>35653</text:p>
          </table:table-cell>
          <table:table-cell office:value-type="float" office:value="1183" calcext:value-type="float">
            <text:p>118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229" calcext:value-type="float">
            <text:p>30229</text:p>
          </table:table-cell>
          <table:table-cell office:value-type="float" office:value="37126" calcext:value-type="float">
            <text:p>37126</text:p>
          </table:table-cell>
          <table:table-cell office:value-type="float" office:value="1328" calcext:value-type="float">
            <text:p>132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058" calcext:value-type="float">
            <text:p>31058</text:p>
          </table:table-cell>
          <table:table-cell office:value-type="float" office:value="35377" calcext:value-type="float">
            <text:p>35377</text:p>
          </table:table-cell>
          <table:table-cell office:value-type="float" office:value="1082" calcext:value-type="float">
            <text:p>108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170" calcext:value-type="float">
            <text:p>30170</text:p>
          </table:table-cell>
          <table:table-cell office:value-type="float" office:value="35155" calcext:value-type="float">
            <text:p>35155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872" calcext:value-type="float">
            <text:p>33872</text:p>
          </table:table-cell>
          <table:table-cell office:value-type="float" office:value="35618" calcext:value-type="float">
            <text:p>35618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931" calcext:value-type="float">
            <text:p>29931</text:p>
          </table:table-cell>
          <table:table-cell office:value-type="float" office:value="36056" calcext:value-type="float">
            <text:p>36056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626" calcext:value-type="float">
            <text:p>34626</text:p>
          </table:table-cell>
          <table:table-cell office:value-type="float" office:value="36921" calcext:value-type="float">
            <text:p>36921</text:p>
          </table:table-cell>
          <table:table-cell office:value-type="float" office:value="1222" calcext:value-type="float">
            <text:p>122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224" calcext:value-type="float">
            <text:p>30224</text:p>
          </table:table-cell>
          <table:table-cell office:value-type="float" office:value="36234" calcext:value-type="float">
            <text:p>36234</text:p>
          </table:table-cell>
          <table:table-cell office:value-type="float" office:value="1105" calcext:value-type="float">
            <text:p>110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221" calcext:value-type="float">
            <text:p>30221</text:p>
          </table:table-cell>
          <table:table-cell office:value-type="float" office:value="35424" calcext:value-type="float">
            <text:p>35424</text:p>
          </table:table-cell>
          <table:table-cell office:value-type="float" office:value="1173" calcext:value-type="float">
            <text:p>117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421" calcext:value-type="float">
            <text:p>30421</text:p>
          </table:table-cell>
          <table:table-cell office:value-type="float" office:value="38231" calcext:value-type="float">
            <text:p>38231</text:p>
          </table:table-cell>
          <table:table-cell office:value-type="float" office:value="1155" calcext:value-type="float">
            <text:p>115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367" calcext:value-type="float">
            <text:p>30367</text:p>
          </table:table-cell>
          <table:table-cell office:value-type="float" office:value="36235" calcext:value-type="float">
            <text:p>36235</text:p>
          </table:table-cell>
          <table:table-cell office:value-type="float" office:value="1177" calcext:value-type="float">
            <text:p>117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13" calcext:value-type="float">
            <text:p>30013</text:p>
          </table:table-cell>
          <table:table-cell office:value-type="float" office:value="34968" calcext:value-type="float">
            <text:p>34968</text:p>
          </table:table-cell>
          <table:table-cell office:value-type="float" office:value="1183" calcext:value-type="float">
            <text:p>118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251" calcext:value-type="float">
            <text:p>32251</text:p>
          </table:table-cell>
          <table:table-cell office:value-type="float" office:value="35774" calcext:value-type="float">
            <text:p>35774</text:p>
          </table:table-cell>
          <table:table-cell office:value-type="float" office:value="1142" calcext:value-type="float">
            <text:p>114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200" calcext:value-type="float">
            <text:p>30200</text:p>
          </table:table-cell>
          <table:table-cell office:value-type="float" office:value="35351" calcext:value-type="float">
            <text:p>35351</text:p>
          </table:table-cell>
          <table:table-cell office:value-type="float" office:value="1147" calcext:value-type="float">
            <text:p>114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460" calcext:value-type="float">
            <text:p>29460</text:p>
          </table:table-cell>
          <table:table-cell office:value-type="float" office:value="33527" calcext:value-type="float">
            <text:p>33527</text:p>
          </table:table-cell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593" calcext:value-type="float">
            <text:p>30593</text:p>
          </table:table-cell>
          <table:table-cell office:value-type="float" office:value="34882" calcext:value-type="float">
            <text:p>34882</text:p>
          </table:table-cell>
          <table:table-cell office:value-type="float" office:value="1273" calcext:value-type="float">
            <text:p>127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57" calcext:value-type="float">
            <text:p>30057</text:p>
          </table:table-cell>
          <table:table-cell office:value-type="float" office:value="36300" calcext:value-type="float">
            <text:p>36300</text:p>
          </table:table-cell>
          <table:table-cell office:value-type="float" office:value="1178" calcext:value-type="float">
            <text:p>117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539" calcext:value-type="float">
            <text:p>37539</text:p>
          </table:table-cell>
          <table:table-cell office:value-type="float" office:value="35747" calcext:value-type="float">
            <text:p>35747</text:p>
          </table:table-cell>
          <table:table-cell office:value-type="float" office:value="1056" calcext:value-type="float">
            <text:p>105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63" calcext:value-type="float">
            <text:p>28463</text:p>
          </table:table-cell>
          <table:table-cell office:value-type="float" office:value="9618" calcext:value-type="float">
            <text:p>961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729" calcext:value-type="float">
            <text:p>28729</text:p>
          </table:table-cell>
          <table:table-cell office:value-type="float" office:value="8966" calcext:value-type="float">
            <text:p>896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628" calcext:value-type="float">
            <text:p>31628</text:p>
          </table:table-cell>
          <table:table-cell office:value-type="float" office:value="8784" calcext:value-type="float">
            <text:p>8784</text:p>
          </table:table-cell>
          <table:table-cell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980" calcext:value-type="float">
            <text:p>27980</text:p>
          </table:table-cell>
          <table:table-cell office:value-type="float" office:value="9079" calcext:value-type="float">
            <text:p>9079</text:p>
          </table:table-cell>
          <table:table-cell office:value-type="float" office:value="1098" calcext:value-type="float">
            <text:p>109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066" calcext:value-type="float">
            <text:p>28066</text:p>
          </table:table-cell>
          <table:table-cell office:value-type="float" office:value="8870" calcext:value-type="float">
            <text:p>8870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204" calcext:value-type="float">
            <text:p>28204</text:p>
          </table:table-cell>
          <table:table-cell office:value-type="float" office:value="8934" calcext:value-type="float">
            <text:p>8934</text:p>
          </table:table-cell>
          <table:table-cell office:value-type="float" office:value="883" calcext:value-type="float">
            <text:p>88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875" calcext:value-type="float">
            <text:p>27875</text:p>
          </table:table-cell>
          <table:table-cell office:value-type="float" office:value="8946" calcext:value-type="float">
            <text:p>8946</text:p>
          </table:table-cell>
          <table:table-cell office:value-type="float" office:value="1068" calcext:value-type="float">
            <text:p>106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8442" calcext:value-type="float">
            <text:p>428442</text:p>
          </table:table-cell>
          <table:table-cell office:value-type="float" office:value="13352" calcext:value-type="float">
            <text:p>13352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656" calcext:value-type="float">
            <text:p>28656</text:p>
          </table:table-cell>
          <table:table-cell office:value-type="float" office:value="8446" calcext:value-type="float">
            <text:p>8446</text:p>
          </table:table-cell>
          <table:table-cell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085" calcext:value-type="float">
            <text:p>28085</text:p>
          </table:table-cell>
          <table:table-cell office:value-type="float" office:value="8350" calcext:value-type="float">
            <text:p>8350</text:p>
          </table:table-cell>
          <table:table-cell office:value-type="float" office:value="1118" calcext:value-type="float">
            <text:p>111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736" calcext:value-type="float">
            <text:p>31736</text:p>
          </table:table-cell>
          <table:table-cell office:value-type="float" office:value="8751" calcext:value-type="float">
            <text:p>8751</text:p>
          </table:table-cell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091" calcext:value-type="float">
            <text:p>29091</text:p>
          </table:table-cell>
          <table:table-cell office:value-type="float" office:value="7921" calcext:value-type="float">
            <text:p>7921</text:p>
          </table:table-cell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778" calcext:value-type="float">
            <text:p>28778</text:p>
          </table:table-cell>
          <table:table-cell office:value-type="float" office:value="8841" calcext:value-type="float">
            <text:p>8841</text:p>
          </table:table-cell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707" calcext:value-type="float">
            <text:p>27707</text:p>
          </table:table-cell>
          <table:table-cell office:value-type="float" office:value="8452" calcext:value-type="float">
            <text:p>8452</text:p>
          </table:table-cell>
          <table:table-cell office:value-type="float" office:value="1107" calcext:value-type="float">
            <text:p>110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375" calcext:value-type="float">
            <text:p>28375</text:p>
          </table:table-cell>
          <table:table-cell office:value-type="float" office:value="8760" calcext:value-type="float">
            <text:p>8760</text:p>
          </table:table-cell>
          <table:table-cell office:value-type="float" office:value="1114" calcext:value-type="float">
            <text:p>111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870" calcext:value-type="float">
            <text:p>27870</text:p>
          </table:table-cell>
          <table:table-cell office:value-type="float" office:value="8768" calcext:value-type="float">
            <text:p>8768</text:p>
          </table:table-cell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960" calcext:value-type="float">
            <text:p>27960</text:p>
          </table:table-cell>
          <table:table-cell office:value-type="float" office:value="8759" calcext:value-type="float">
            <text:p>8759</text:p>
          </table:table-cell>
          <table:table-cell office:value-type="float" office:value="1068" calcext:value-type="float">
            <text:p>106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221" calcext:value-type="float">
            <text:p>28221</text:p>
          </table:table-cell>
          <table:table-cell office:value-type="float" office:value="8556" calcext:value-type="float">
            <text:p>8556</text:p>
          </table:table-cell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954" calcext:value-type="float">
            <text:p>31954</text:p>
          </table:table-cell>
          <table:table-cell office:value-type="float" office:value="8685" calcext:value-type="float">
            <text:p>8685</text:p>
          </table:table-cell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788" calcext:value-type="float">
            <text:p>27788</text:p>
          </table:table-cell>
          <table:table-cell office:value-type="float" office:value="8540" calcext:value-type="float">
            <text:p>8540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939" calcext:value-type="float">
            <text:p>27939</text:p>
          </table:table-cell>
          <table:table-cell office:value-type="float" office:value="8511" calcext:value-type="float">
            <text:p>8511</text:p>
          </table:table-cell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294" calcext:value-type="float">
            <text:p>28294</text:p>
          </table:table-cell>
          <table:table-cell office:value-type="float" office:value="8681" calcext:value-type="float">
            <text:p>8681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167" calcext:value-type="float">
            <text:p>28167</text:p>
          </table:table-cell>
          <table:table-cell office:value-type="float" office:value="8842" calcext:value-type="float">
            <text:p>8842</text:p>
          </table:table-cell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374" calcext:value-type="float">
            <text:p>28374</text:p>
          </table:table-cell>
          <table:table-cell office:value-type="float" office:value="8262" calcext:value-type="float">
            <text:p>8262</text:p>
          </table:table-cell>
          <table:table-cell office:value-type="float" office:value="1040" calcext:value-type="float">
            <text:p>104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580" calcext:value-type="float">
            <text:p>28580</text:p>
          </table:table-cell>
          <table:table-cell office:value-type="float" office:value="8399" calcext:value-type="float">
            <text:p>8399</text:p>
          </table:table-cell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67" calcext:value-type="float">
            <text:p>28467</text:p>
          </table:table-cell>
          <table:table-cell office:value-type="float" office:value="9731" calcext:value-type="float">
            <text:p>9731</text:p>
          </table:table-cell>
          <table:table-cell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846" calcext:value-type="float">
            <text:p>27846</text:p>
          </table:table-cell>
          <table:table-cell office:value-type="float" office:value="8241" calcext:value-type="float">
            <text:p>8241</text:p>
          </table:table-cell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003" calcext:value-type="float">
            <text:p>28003</text:p>
          </table:table-cell>
          <table:table-cell office:value-type="float" office:value="8446" calcext:value-type="float">
            <text:p>8446</text:p>
          </table:table-cell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066" calcext:value-type="float">
            <text:p>28066</text:p>
          </table:table-cell>
          <table:table-cell office:value-type="float" office:value="8423" calcext:value-type="float">
            <text:p>8423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043" calcext:value-type="float">
            <text:p>28043</text:p>
          </table:table-cell>
          <table:table-cell office:value-type="float" office:value="8254" calcext:value-type="float">
            <text:p>8254</text:p>
          </table:table-cell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482" calcext:value-type="float">
            <text:p>27482</text:p>
          </table:table-cell>
          <table:table-cell office:value-type="float" office:value="8117" calcext:value-type="float">
            <text:p>8117</text:p>
          </table:table-cell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124" calcext:value-type="float">
            <text:p>53124</text:p>
          </table:table-cell>
          <table:table-cell office:value-type="float" office:value="10553" calcext:value-type="float">
            <text:p>10553</text:p>
          </table:table-cell>
          <table:table-cell office:value-type="float" office:value="4197" calcext:value-type="float">
            <text:p>419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792806" calcext:value-type="float">
            <text:p>6792806</text:p>
          </table:table-cell>
          <table:table-cell office:value-type="float" office:value="21399" calcext:value-type="float">
            <text:p>21399</text:p>
          </table:table-cell>
          <table:table-cell office:value-type="float" office:value="4595" calcext:value-type="float">
            <text:p>459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543" calcext:value-type="float">
            <text:p>54543</text:p>
          </table:table-cell>
          <table:table-cell office:value-type="float" office:value="10606" calcext:value-type="float">
            <text:p>10606</text:p>
          </table:table-cell>
          <table:table-cell office:value-type="float" office:value="3627" calcext:value-type="float">
            <text:p>362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214" calcext:value-type="float">
            <text:p>53214</text:p>
          </table:table-cell>
          <table:table-cell office:value-type="float" office:value="10242" calcext:value-type="float">
            <text:p>10242</text:p>
          </table:table-cell>
          <table:table-cell office:value-type="float" office:value="3584" calcext:value-type="float">
            <text:p>358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400" calcext:value-type="float">
            <text:p>55400</text:p>
          </table:table-cell>
          <table:table-cell office:value-type="float" office:value="10250" calcext:value-type="float">
            <text:p>10250</text:p>
          </table:table-cell>
          <table:table-cell office:value-type="float" office:value="3800" calcext:value-type="float">
            <text:p>380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89" calcext:value-type="float">
            <text:p>52489</text:p>
          </table:table-cell>
          <table:table-cell office:value-type="float" office:value="10165" calcext:value-type="float">
            <text:p>10165</text:p>
          </table:table-cell>
          <table:table-cell office:value-type="float" office:value="3466" calcext:value-type="float">
            <text:p>346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229" calcext:value-type="float">
            <text:p>53229</text:p>
          </table:table-cell>
          <table:table-cell office:value-type="float" office:value="10394" calcext:value-type="float">
            <text:p>10394</text:p>
          </table:table-cell>
          <table:table-cell office:value-type="float" office:value="3432" calcext:value-type="float">
            <text:p>343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672" calcext:value-type="float">
            <text:p>52672</text:p>
          </table:table-cell>
          <table:table-cell office:value-type="float" office:value="10385" calcext:value-type="float">
            <text:p>10385</text:p>
          </table:table-cell>
          <table:table-cell office:value-type="float" office:value="3556" calcext:value-type="float">
            <text:p>355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966" calcext:value-type="float">
            <text:p>53966</text:p>
          </table:table-cell>
          <table:table-cell office:value-type="float" office:value="10963" calcext:value-type="float">
            <text:p>10963</text:p>
          </table:table-cell>
          <table:table-cell office:value-type="float" office:value="3063" calcext:value-type="float">
            <text:p>306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853" calcext:value-type="float">
            <text:p>53853</text:p>
          </table:table-cell>
          <table:table-cell office:value-type="float" office:value="11154" calcext:value-type="float">
            <text:p>11154</text:p>
          </table:table-cell>
          <table:table-cell office:value-type="float" office:value="3329" calcext:value-type="float">
            <text:p>332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72" calcext:value-type="float">
            <text:p>52472</text:p>
          </table:table-cell>
          <table:table-cell office:value-type="float" office:value="10157" calcext:value-type="float">
            <text:p>10157</text:p>
          </table:table-cell>
          <table:table-cell office:value-type="float" office:value="3257" calcext:value-type="float">
            <text:p>325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705" calcext:value-type="float">
            <text:p>57705</text:p>
          </table:table-cell>
          <table:table-cell office:value-type="float" office:value="10485" calcext:value-type="float">
            <text:p>10485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938" calcext:value-type="float">
            <text:p>53938</text:p>
          </table:table-cell>
          <table:table-cell office:value-type="float" office:value="10834" calcext:value-type="float">
            <text:p>10834</text:p>
          </table:table-cell>
          <table:table-cell office:value-type="float" office:value="3316" calcext:value-type="float">
            <text:p>331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460" calcext:value-type="float">
            <text:p>53460</text:p>
          </table:table-cell>
          <table:table-cell office:value-type="float" office:value="7518" calcext:value-type="float">
            <text:p>7518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162" calcext:value-type="float">
            <text:p>55162</text:p>
          </table:table-cell>
          <table:table-cell office:value-type="float" office:value="6647" calcext:value-type="float">
            <text:p>6647</text:p>
          </table:table-cell>
          <table:table-cell office:value-type="float" office:value="1745" calcext:value-type="float">
            <text:p>174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307" calcext:value-type="float">
            <text:p>46307</text:p>
          </table:table-cell>
          <table:table-cell office:value-type="float" office:value="6326" calcext:value-type="float">
            <text:p>6326</text:p>
          </table:table-cell>
          <table:table-cell office:value-type="float" office:value="1676" calcext:value-type="float">
            <text:p>167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182" calcext:value-type="float">
            <text:p>45182</text:p>
          </table:table-cell>
          <table:table-cell office:value-type="float" office:value="6326" calcext:value-type="float">
            <text:p>6326</text:p>
          </table:table-cell>
          <table:table-cell office:value-type="float" office:value="1611" calcext:value-type="float">
            <text:p>161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822" calcext:value-type="float">
            <text:p>43822</text:p>
          </table:table-cell>
          <table:table-cell office:value-type="float" office:value="6302" calcext:value-type="float">
            <text:p>6302</text:p>
          </table:table-cell>
          <table:table-cell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907" calcext:value-type="float">
            <text:p>45907</text:p>
          </table:table-cell>
          <table:table-cell office:value-type="float" office:value="6203" calcext:value-type="float">
            <text:p>6203</text:p>
          </table:table-cell>
          <table:table-cell office:value-type="float" office:value="1646" calcext:value-type="float">
            <text:p>164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69" calcext:value-type="float">
            <text:p>43969</text:p>
          </table:table-cell>
          <table:table-cell office:value-type="float" office:value="6017" calcext:value-type="float">
            <text:p>6017</text:p>
          </table:table-cell>
          <table:table-cell office:value-type="float" office:value="1635" calcext:value-type="float">
            <text:p>163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52" calcext:value-type="float">
            <text:p>44452</text:p>
          </table:table-cell>
          <table:table-cell office:value-type="float" office:value="6181" calcext:value-type="float">
            <text:p>6181</text:p>
          </table:table-cell>
          <table:table-cell office:value-type="float" office:value="1635" calcext:value-type="float">
            <text:p>163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045" calcext:value-type="float">
            <text:p>44045</text:p>
          </table:table-cell>
          <table:table-cell office:value-type="float" office:value="5917" calcext:value-type="float">
            <text:p>5917</text:p>
          </table:table-cell>
          <table:table-cell office:value-type="float" office:value="1593" calcext:value-type="float">
            <text:p>159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104" calcext:value-type="float">
            <text:p>45104</text:p>
          </table:table-cell>
          <table:table-cell office:value-type="float" office:value="6673" calcext:value-type="float">
            <text:p>6673</text:p>
          </table:table-cell>
          <table:table-cell office:value-type="float" office:value="1580" calcext:value-type="float">
            <text:p>158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674" calcext:value-type="float">
            <text:p>44674</text:p>
          </table:table-cell>
          <table:table-cell office:value-type="float" office:value="6100" calcext:value-type="float">
            <text:p>6100</text:p>
          </table:table-cell>
          <table:table-cell office:value-type="float" office:value="1626" calcext:value-type="float">
            <text:p>162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108" calcext:value-type="float">
            <text:p>44108</text:p>
          </table:table-cell>
          <table:table-cell office:value-type="float" office:value="6046" calcext:value-type="float">
            <text:p>6046</text:p>
          </table:table-cell>
          <table:table-cell office:value-type="float" office:value="1629" calcext:value-type="float">
            <text:p>162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530" calcext:value-type="float">
            <text:p>45530</text:p>
          </table:table-cell>
          <table:table-cell office:value-type="float" office:value="5981" calcext:value-type="float">
            <text:p>5981</text:p>
          </table:table-cell>
          <table:table-cell office:value-type="float" office:value="1622" calcext:value-type="float">
            <text:p>162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26" calcext:value-type="float">
            <text:p>43726</text:p>
          </table:table-cell>
          <table:table-cell office:value-type="float" office:value="5974" calcext:value-type="float">
            <text:p>5974</text:p>
          </table:table-cell>
          <table:table-cell office:value-type="float" office:value="1621" calcext:value-type="float">
            <text:p>162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881" calcext:value-type="float">
            <text:p>44881</text:p>
          </table:table-cell>
          <table:table-cell office:value-type="float" office:value="6154" calcext:value-type="float">
            <text:p>6154</text:p>
          </table:table-cell>
          <table:table-cell office:value-type="float" office:value="1633" calcext:value-type="float">
            <text:p>163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601" calcext:value-type="float">
            <text:p>45601</text:p>
          </table:table-cell>
          <table:table-cell office:value-type="float" office:value="5940" calcext:value-type="float">
            <text:p>5940</text:p>
          </table:table-cell>
          <table:table-cell office:value-type="float" office:value="1602" calcext:value-type="float">
            <text:p>160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730" calcext:value-type="float">
            <text:p>44730</text:p>
          </table:table-cell>
          <table:table-cell office:value-type="float" office:value="5808" calcext:value-type="float">
            <text:p>5808</text:p>
          </table:table-cell>
          <table:table-cell office:value-type="float" office:value="1631" calcext:value-type="float">
            <text:p>163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015" calcext:value-type="float">
            <text:p>44015</text:p>
          </table:table-cell>
          <table:table-cell office:value-type="float" office:value="6117" calcext:value-type="float">
            <text:p>6117</text:p>
          </table:table-cell>
          <table:table-cell office:value-type="float" office:value="1632" calcext:value-type="float">
            <text:p>163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025" calcext:value-type="float">
            <text:p>44025</text:p>
          </table:table-cell>
          <table:table-cell office:value-type="float" office:value="6072" calcext:value-type="float">
            <text:p>6072</text:p>
          </table:table-cell>
          <table:table-cell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046" calcext:value-type="float">
            <text:p>45046</text:p>
          </table:table-cell>
          <table:table-cell office:value-type="float" office:value="5850" calcext:value-type="float">
            <text:p>5850</text:p>
          </table:table-cell>
          <table:table-cell office:value-type="float" office:value="1631" calcext:value-type="float">
            <text:p>163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009" calcext:value-type="float">
            <text:p>44009</text:p>
          </table:table-cell>
          <table:table-cell office:value-type="float" office:value="6026" calcext:value-type="float">
            <text:p>6026</text:p>
          </table:table-cell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14" calcext:value-type="float">
            <text:p>43914</text:p>
          </table:table-cell>
          <table:table-cell office:value-type="float" office:value="6666" calcext:value-type="float">
            <text:p>6666</text:p>
          </table:table-cell>
          <table:table-cell office:value-type="float" office:value="1637" calcext:value-type="float">
            <text:p>163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070" calcext:value-type="float">
            <text:p>45070</text:p>
          </table:table-cell>
          <table:table-cell office:value-type="float" office:value="6624" calcext:value-type="float">
            <text:p>6624</text:p>
          </table:table-cell>
          <table:table-cell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330" calcext:value-type="float">
            <text:p>44330</text:p>
          </table:table-cell>
          <table:table-cell office:value-type="float" office:value="6030" calcext:value-type="float">
            <text:p>6030</text:p>
          </table:table-cell>
          <table:table-cell office:value-type="float" office:value="1603" calcext:value-type="float">
            <text:p>160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55" calcext:value-type="float">
            <text:p>43955</text:p>
          </table:table-cell>
          <table:table-cell office:value-type="float" office:value="5938" calcext:value-type="float">
            <text:p>5938</text:p>
          </table:table-cell>
          <table:table-cell office:value-type="float" office:value="1644" calcext:value-type="float">
            <text:p>164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711" calcext:value-type="float">
            <text:p>44711</text:p>
          </table:table-cell>
          <table:table-cell office:value-type="float" office:value="6021" calcext:value-type="float">
            <text:p>6021</text:p>
          </table:table-cell>
          <table:table-cell office:value-type="float" office:value="1629" calcext:value-type="float">
            <text:p>162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003" calcext:value-type="float">
            <text:p>45003</text:p>
          </table:table-cell>
          <table:table-cell office:value-type="float" office:value="6014" calcext:value-type="float">
            <text:p>6014</text:p>
          </table:table-cell>
          <table:table-cell office:value-type="float" office:value="1589" calcext:value-type="float">
            <text:p>158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71" calcext:value-type="float">
            <text:p>43771</text:p>
          </table:table-cell>
          <table:table-cell office:value-type="float" office:value="6016" calcext:value-type="float">
            <text:p>6016</text:p>
          </table:table-cell>
          <table:table-cell office:value-type="float" office:value="1632" calcext:value-type="float">
            <text:p>163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224" calcext:value-type="float">
            <text:p>45224</text:p>
          </table:table-cell>
          <table:table-cell office:value-type="float" office:value="5951" calcext:value-type="float">
            <text:p>5951</text:p>
          </table:table-cell>
          <table:table-cell office:value-type="float" office:value="1633" calcext:value-type="float">
            <text:p>163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552" calcext:value-type="float">
            <text:p>45552</text:p>
          </table:table-cell>
          <table:table-cell office:value-type="float" office:value="5929" calcext:value-type="float">
            <text:p>5929</text:p>
          </table:table-cell>
          <table:table-cell office:value-type="float" office:value="1609" calcext:value-type="float">
            <text:p>160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531" calcext:value-type="float">
            <text:p>44531</text:p>
          </table:table-cell>
          <table:table-cell office:value-type="float" office:value="6148" calcext:value-type="float">
            <text:p>61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82" calcext:value-type="float">
            <text:p>43782</text:p>
          </table:table-cell>
          <table:table-cell office:value-type="float" office:value="5955" calcext:value-type="float">
            <text:p>5955</text:p>
          </table:table-cell>
          <table:table-cell office:value-type="float" office:value="1582" calcext:value-type="float">
            <text:p>158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772" calcext:value-type="float">
            <text:p>44772</text:p>
          </table:table-cell>
          <table:table-cell office:value-type="float" office:value="6093" calcext:value-type="float">
            <text:p>6093</text:p>
          </table:table-cell>
          <table:table-cell office:value-type="float" office:value="1596" calcext:value-type="float">
            <text:p>159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276" calcext:value-type="float">
            <text:p>45276</text:p>
          </table:table-cell>
          <table:table-cell office:value-type="float" office:value="5891" calcext:value-type="float">
            <text:p>5891</text:p>
          </table:table-cell>
          <table:table-cell office:value-type="float" office:value="1629" calcext:value-type="float">
            <text:p>162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164" calcext:value-type="float">
            <text:p>44164</text:p>
          </table:table-cell>
          <table:table-cell office:value-type="float" office:value="6063" calcext:value-type="float">
            <text:p>6063</text:p>
          </table:table-cell>
          <table:table-cell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598" calcext:value-type="float">
            <text:p>44598</text:p>
          </table:table-cell>
          <table:table-cell office:value-type="float" office:value="5941" calcext:value-type="float">
            <text:p>5941</text:p>
          </table:table-cell>
          <table:table-cell office:value-type="float" office:value="1603" calcext:value-type="float">
            <text:p>160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826" calcext:value-type="float">
            <text:p>45826</text:p>
          </table:table-cell>
          <table:table-cell office:value-type="float" office:value="5856" calcext:value-type="float">
            <text:p>5856</text:p>
          </table:table-cell>
          <table:table-cell office:value-type="float" office:value="1633" calcext:value-type="float">
            <text:p>163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5817" calcext:value-type="float">
            <text:p>75817</text:p>
          </table:table-cell>
          <table:table-cell office:value-type="float" office:value="6384" calcext:value-type="float">
            <text:p>6384</text:p>
          </table:table-cell>
          <table:table-cell office:value-type="float" office:value="1633" calcext:value-type="float">
            <text:p>163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52" calcext:value-type="float">
            <text:p>43952</text:p>
          </table:table-cell>
          <table:table-cell office:value-type="float" office:value="5952" calcext:value-type="float">
            <text:p>5952</text:p>
          </table:table-cell>
          <table:table-cell office:value-type="float" office:value="1589" calcext:value-type="float">
            <text:p>158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527" calcext:value-type="float">
            <text:p>46527</text:p>
          </table:table-cell>
          <table:table-cell office:value-type="float" office:value="5866" calcext:value-type="float">
            <text:p>5866</text:p>
          </table:table-cell>
          <table:table-cell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69" calcext:value-type="float">
            <text:p>44469</text:p>
          </table:table-cell>
          <table:table-cell office:value-type="float" office:value="6126" calcext:value-type="float">
            <text:p>6126</text:p>
          </table:table-cell>
          <table:table-cell office:value-type="float" office:value="1636" calcext:value-type="float">
            <text:p>163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35" calcext:value-type="float">
            <text:p>43935</text:p>
          </table:table-cell>
          <table:table-cell office:value-type="float" office:value="5962" calcext:value-type="float">
            <text:p>5962</text:p>
          </table:table-cell>
          <table:table-cell office:value-type="float" office:value="1594" calcext:value-type="float">
            <text:p>159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711" calcext:value-type="float">
            <text:p>44711</text:p>
          </table:table-cell>
          <table:table-cell office:value-type="float" office:value="5968" calcext:value-type="float">
            <text:p>5968</text:p>
          </table:table-cell>
          <table:table-cell office:value-type="float" office:value="1573" calcext:value-type="float">
            <text:p>157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393" calcext:value-type="float">
            <text:p>45393</text:p>
          </table:table-cell>
          <table:table-cell office:value-type="float" office:value="5920" calcext:value-type="float">
            <text:p>5920</text:p>
          </table:table-cell>
          <table:table-cell office:value-type="float" office:value="1597" calcext:value-type="float">
            <text:p>159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183" calcext:value-type="float">
            <text:p>44183</text:p>
          </table:table-cell>
          <table:table-cell office:value-type="float" office:value="5848" calcext:value-type="float">
            <text:p>5848</text:p>
          </table:table-cell>
          <table:table-cell office:value-type="float" office:value="1635" calcext:value-type="float">
            <text:p>163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98" calcext:value-type="float">
            <text:p>44498</text:p>
          </table:table-cell>
          <table:table-cell office:value-type="float" office:value="6253" calcext:value-type="float">
            <text:p>6253</text:p>
          </table:table-cell>
          <table:table-cell office:value-type="float" office:value="1595" calcext:value-type="float">
            <text:p>159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090" calcext:value-type="float">
            <text:p>46090</text:p>
          </table:table-cell>
          <table:table-cell office:value-type="float" office:value="5915" calcext:value-type="float">
            <text:p>5915</text:p>
          </table:table-cell>
          <table:table-cell office:value-type="float" office:value="1590" calcext:value-type="float">
            <text:p>159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817" calcext:value-type="float">
            <text:p>44817</text:p>
          </table:table-cell>
          <table:table-cell office:value-type="float" office:value="6015" calcext:value-type="float">
            <text:p>6015</text:p>
          </table:table-cell>
          <table:table-cell office:value-type="float" office:value="1641" calcext:value-type="float">
            <text:p>164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258" calcext:value-type="float">
            <text:p>44258</text:p>
          </table:table-cell>
          <table:table-cell office:value-type="float" office:value="5859" calcext:value-type="float">
            <text:p>5859</text:p>
          </table:table-cell>
          <table:table-cell office:value-type="float" office:value="1619" calcext:value-type="float">
            <text:p>161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610" calcext:value-type="float">
            <text:p>44610</text:p>
          </table:table-cell>
          <table:table-cell office:value-type="float" office:value="5947" calcext:value-type="float">
            <text:p>5947</text:p>
          </table:table-cell>
          <table:table-cell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973" calcext:value-type="float">
            <text:p>44973</text:p>
          </table:table-cell>
          <table:table-cell office:value-type="float" office:value="6012" calcext:value-type="float">
            <text:p>6012</text:p>
          </table:table-cell>
          <table:table-cell office:value-type="float" office:value="1616" calcext:value-type="float">
            <text:p>161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043" calcext:value-type="float">
            <text:p>44043</text:p>
          </table:table-cell>
          <table:table-cell office:value-type="float" office:value="5807" calcext:value-type="float">
            <text:p>5807</text:p>
          </table:table-cell>
          <table:table-cell office:value-type="float" office:value="1638" calcext:value-type="float">
            <text:p>163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250" calcext:value-type="float">
            <text:p>44250</text:p>
          </table:table-cell>
          <table:table-cell office:value-type="float" office:value="6090" calcext:value-type="float">
            <text:p>6090</text:p>
          </table:table-cell>
          <table:table-cell office:value-type="float" office:value="1636" calcext:value-type="float">
            <text:p>163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909" calcext:value-type="float">
            <text:p>45909</text:p>
          </table:table-cell>
          <table:table-cell office:value-type="float" office:value="6050" calcext:value-type="float">
            <text:p>6050</text:p>
          </table:table-cell>
          <table:table-cell office:value-type="float" office:value="1595" calcext:value-type="float">
            <text:p>159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103" calcext:value-type="float">
            <text:p>44103</text:p>
          </table:table-cell>
          <table:table-cell office:value-type="float" office:value="5884" calcext:value-type="float">
            <text:p>5884</text:p>
          </table:table-cell>
          <table:table-cell office:value-type="float" office:value="1621" calcext:value-type="float">
            <text:p>162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716" calcext:value-type="float">
            <text:p>44716</text:p>
          </table:table-cell>
          <table:table-cell office:value-type="float" office:value="6008" calcext:value-type="float">
            <text:p>6008</text:p>
          </table:table-cell>
          <table:table-cell office:value-type="float" office:value="1628" calcext:value-type="float">
            <text:p>162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58" calcext:value-type="float">
            <text:p>44458</text:p>
          </table:table-cell>
          <table:table-cell office:value-type="float" office:value="6286" calcext:value-type="float">
            <text:p>6286</text:p>
          </table:table-cell>
          <table:table-cell office:value-type="float" office:value="1634" calcext:value-type="float">
            <text:p>163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086" calcext:value-type="float">
            <text:p>45086</text:p>
          </table:table-cell>
          <table:table-cell office:value-type="float" office:value="5985" calcext:value-type="float">
            <text:p>5985</text:p>
          </table:table-cell>
          <table:table-cell office:value-type="float" office:value="1596" calcext:value-type="float">
            <text:p>159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370" calcext:value-type="float">
            <text:p>44370</text:p>
          </table:table-cell>
          <table:table-cell office:value-type="float" office:value="5952" calcext:value-type="float">
            <text:p>5952</text:p>
          </table:table-cell>
          <table:table-cell office:value-type="float" office:value="1633" calcext:value-type="float">
            <text:p>163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940" calcext:value-type="float">
            <text:p>44940</text:p>
          </table:table-cell>
          <table:table-cell office:value-type="float" office:value="5832" calcext:value-type="float">
            <text:p>5832</text:p>
          </table:table-cell>
          <table:table-cell office:value-type="float" office:value="1599" calcext:value-type="float">
            <text:p>159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796" calcext:value-type="float">
            <text:p>45796</text:p>
          </table:table-cell>
          <table:table-cell office:value-type="float" office:value="5956" calcext:value-type="float">
            <text:p>5956</text:p>
          </table:table-cell>
          <table:table-cell office:value-type="float" office:value="1622" calcext:value-type="float">
            <text:p>162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317" calcext:value-type="float">
            <text:p>44317</text:p>
          </table:table-cell>
          <table:table-cell office:value-type="float" office:value="6412" calcext:value-type="float">
            <text:p>6412</text:p>
          </table:table-cell>
          <table:table-cell office:value-type="float" office:value="1624" calcext:value-type="float">
            <text:p>162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686" calcext:value-type="float">
            <text:p>44686</text:p>
          </table:table-cell>
          <table:table-cell office:value-type="float" office:value="5955" calcext:value-type="float">
            <text:p>5955</text:p>
          </table:table-cell>
          <table:table-cell office:value-type="float" office:value="1604" calcext:value-type="float">
            <text:p>160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780" calcext:value-type="float">
            <text:p>45780</text:p>
          </table:table-cell>
          <table:table-cell office:value-type="float" office:value="6427" calcext:value-type="float">
            <text:p>6427</text:p>
          </table:table-cell>
          <table:table-cell office:value-type="float" office:value="1624" calcext:value-type="float">
            <text:p>162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354" calcext:value-type="float">
            <text:p>44354</text:p>
          </table:table-cell>
          <table:table-cell office:value-type="float" office:value="5978" calcext:value-type="float">
            <text:p>5978</text:p>
          </table:table-cell>
          <table:table-cell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995" calcext:value-type="float">
            <text:p>44995</text:p>
          </table:table-cell>
          <table:table-cell office:value-type="float" office:value="5884" calcext:value-type="float">
            <text:p>5884</text:p>
          </table:table-cell>
          <table:table-cell office:value-type="float" office:value="1640" calcext:value-type="float">
            <text:p>164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333" calcext:value-type="float">
            <text:p>44333</text:p>
          </table:table-cell>
          <table:table-cell office:value-type="float" office:value="5985" calcext:value-type="float">
            <text:p>5985</text:p>
          </table:table-cell>
          <table:table-cell office:value-type="float" office:value="1579" calcext:value-type="float">
            <text:p>157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846" calcext:value-type="float">
            <text:p>45846</text:p>
          </table:table-cell>
          <table:table-cell office:value-type="float" office:value="5912" calcext:value-type="float">
            <text:p>5912</text:p>
          </table:table-cell>
          <table:table-cell office:value-type="float" office:value="1631" calcext:value-type="float">
            <text:p>163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28" calcext:value-type="float">
            <text:p>44428</text:p>
          </table:table-cell>
          <table:table-cell office:value-type="float" office:value="5942" calcext:value-type="float">
            <text:p>5942</text:p>
          </table:table-cell>
          <table:table-cell office:value-type="float" office:value="1632" calcext:value-type="float">
            <text:p>163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07" calcext:value-type="float">
            <text:p>43907</text:p>
          </table:table-cell>
          <table:table-cell office:value-type="float" office:value="6014" calcext:value-type="float">
            <text:p>6014</text:p>
          </table:table-cell>
          <table:table-cell office:value-type="float" office:value="1623" calcext:value-type="float">
            <text:p>162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515" calcext:value-type="float">
            <text:p>45515</text:p>
          </table:table-cell>
          <table:table-cell office:value-type="float" office:value="5904" calcext:value-type="float">
            <text:p>5904</text:p>
          </table:table-cell>
          <table:table-cell office:value-type="float" office:value="1632" calcext:value-type="float">
            <text:p>163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835" calcext:value-type="float">
            <text:p>44835</text:p>
          </table:table-cell>
          <table:table-cell office:value-type="float" office:value="6287" calcext:value-type="float">
            <text:p>6287</text:p>
          </table:table-cell>
          <table:table-cell office:value-type="float" office:value="1632" calcext:value-type="float">
            <text:p>163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217" calcext:value-type="float">
            <text:p>44217</text:p>
          </table:table-cell>
          <table:table-cell office:value-type="float" office:value="6016" calcext:value-type="float">
            <text:p>6016</text:p>
          </table:table-cell>
          <table:table-cell office:value-type="float" office:value="1635" calcext:value-type="float">
            <text:p>163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8241" calcext:value-type="float">
            <text:p>68241</text:p>
          </table:table-cell>
          <table:table-cell office:value-type="float" office:value="7408" calcext:value-type="float">
            <text:p>7408</text:p>
          </table:table-cell>
          <table:table-cell office:value-type="float" office:value="1822" calcext:value-type="float">
            <text:p>182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048" calcext:value-type="float">
            <text:p>46048</text:p>
          </table:table-cell>
          <table:table-cell office:value-type="float" office:value="6294" calcext:value-type="float">
            <text:p>6294</text:p>
          </table:table-cell>
          <table:table-cell office:value-type="float" office:value="1640" calcext:value-type="float">
            <text:p>164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04" calcext:value-type="float">
            <text:p>43704</text:p>
          </table:table-cell>
          <table:table-cell office:value-type="float" office:value="6078" calcext:value-type="float">
            <text:p>6078</text:p>
          </table:table-cell>
          <table:table-cell office:value-type="float" office:value="1625" calcext:value-type="float">
            <text:p>162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824" calcext:value-type="float">
            <text:p>44824</text:p>
          </table:table-cell>
          <table:table-cell office:value-type="float" office:value="6009" calcext:value-type="float">
            <text:p>6009</text:p>
          </table:table-cell>
          <table:table-cell office:value-type="float" office:value="1621" calcext:value-type="float">
            <text:p>162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781" calcext:value-type="float">
            <text:p>45781</text:p>
          </table:table-cell>
          <table:table-cell office:value-type="float" office:value="5974" calcext:value-type="float">
            <text:p>5974</text:p>
          </table:table-cell>
          <table:table-cell office:value-type="float" office:value="1628" calcext:value-type="float">
            <text:p>162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187" calcext:value-type="float">
            <text:p>44187</text:p>
          </table:table-cell>
          <table:table-cell office:value-type="float" office:value="5868" calcext:value-type="float">
            <text:p>5868</text:p>
          </table:table-cell>
          <table:table-cell office:value-type="float" office:value="1636" calcext:value-type="float">
            <text:p>163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512" calcext:value-type="float">
            <text:p>44512</text:p>
          </table:table-cell>
          <table:table-cell office:value-type="float" office:value="5919" calcext:value-type="float">
            <text:p>5919</text:p>
          </table:table-cell>
          <table:table-cell office:value-type="float" office:value="1634" calcext:value-type="float">
            <text:p>163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943" calcext:value-type="float">
            <text:p>44943</text:p>
          </table:table-cell>
          <table:table-cell office:value-type="float" office:value="5817" calcext:value-type="float">
            <text:p>5817</text:p>
          </table:table-cell>
          <table:table-cell office:value-type="float" office:value="1610" calcext:value-type="float">
            <text:p>161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100" calcext:value-type="float">
            <text:p>45100</text:p>
          </table:table-cell>
          <table:table-cell office:value-type="float" office:value="6334" calcext:value-type="float">
            <text:p>6334</text:p>
          </table:table-cell>
          <table:table-cell office:value-type="float" office:value="1604" calcext:value-type="float">
            <text:p>160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246" calcext:value-type="float">
            <text:p>44246</text:p>
          </table:table-cell>
          <table:table-cell office:value-type="float" office:value="6037" calcext:value-type="float">
            <text:p>6037</text:p>
          </table:table-cell>
          <table:table-cell office:value-type="float" office:value="1641" calcext:value-type="float">
            <text:p>164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378" calcext:value-type="float">
            <text:p>44378</text:p>
          </table:table-cell>
          <table:table-cell office:value-type="float" office:value="5910" calcext:value-type="float">
            <text:p>5910</text:p>
          </table:table-cell>
          <table:table-cell office:value-type="float" office:value="1598" calcext:value-type="float">
            <text:p>159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646" calcext:value-type="float">
            <text:p>45646</text:p>
          </table:table-cell>
          <table:table-cell office:value-type="float" office:value="6161" calcext:value-type="float">
            <text:p>6161</text:p>
          </table:table-cell>
          <table:table-cell office:value-type="float" office:value="1590" calcext:value-type="float">
            <text:p>159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91" calcext:value-type="float">
            <text:p>44491</text:p>
          </table:table-cell>
          <table:table-cell office:value-type="float" office:value="5939" calcext:value-type="float">
            <text:p>5939</text:p>
          </table:table-cell>
          <table:table-cell office:value-type="float" office:value="1614" calcext:value-type="float">
            <text:p>161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169" calcext:value-type="float">
            <text:p>44169</text:p>
          </table:table-cell>
          <table:table-cell office:value-type="float" office:value="6018" calcext:value-type="float">
            <text:p>6018</text:p>
          </table:table-cell>
          <table:table-cell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535" calcext:value-type="float">
            <text:p>44535</text:p>
          </table:table-cell>
          <table:table-cell office:value-type="float" office:value="6626" calcext:value-type="float">
            <text:p>6626</text:p>
          </table:table-cell>
          <table:table-cell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345" calcext:value-type="float">
            <text:p>88345</text:p>
          </table:table-cell>
          <table:table-cell office:value-type="float" office:value="9572" calcext:value-type="float">
            <text:p>9572</text:p>
          </table:table-cell>
          <table:table-cell office:value-type="float" office:value="3132" calcext:value-type="float">
            <text:p>313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692" calcext:value-type="float">
            <text:p>88692</text:p>
          </table:table-cell>
          <table:table-cell office:value-type="float" office:value="8243" calcext:value-type="float">
            <text:p>8243</text:p>
          </table:table-cell>
          <table:table-cell office:value-type="float" office:value="2553" calcext:value-type="float">
            <text:p>255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934" calcext:value-type="float">
            <text:p>87934</text:p>
          </table:table-cell>
          <table:table-cell office:value-type="float" office:value="7733" calcext:value-type="float">
            <text:p>7733</text:p>
          </table:table-cell>
          <table:table-cell office:value-type="float" office:value="2395" calcext:value-type="float">
            <text:p>239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660" calcext:value-type="float">
            <text:p>88660</text:p>
          </table:table-cell>
          <table:table-cell office:value-type="float" office:value="7638" calcext:value-type="float">
            <text:p>7638</text:p>
          </table:table-cell>
          <table:table-cell office:value-type="float" office:value="2290" calcext:value-type="float">
            <text:p>229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355" calcext:value-type="float">
            <text:p>87355</text:p>
          </table:table-cell>
          <table:table-cell office:value-type="float" office:value="7511" calcext:value-type="float">
            <text:p>7511</text:p>
          </table:table-cell>
          <table:table-cell office:value-type="float" office:value="2252" calcext:value-type="float">
            <text:p>225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65" calcext:value-type="float">
            <text:p>87565</text:p>
          </table:table-cell>
          <table:table-cell office:value-type="float" office:value="7579" calcext:value-type="float">
            <text:p>7579</text:p>
          </table:table-cell>
          <table:table-cell office:value-type="float" office:value="2254" calcext:value-type="float">
            <text:p>225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316" calcext:value-type="float">
            <text:p>86316</text:p>
          </table:table-cell>
          <table:table-cell office:value-type="float" office:value="7627" calcext:value-type="float">
            <text:p>7627</text:p>
          </table:table-cell>
          <table:table-cell office:value-type="float" office:value="2221" calcext:value-type="float">
            <text:p>222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273" calcext:value-type="float">
            <text:p>88273</text:p>
          </table:table-cell>
          <table:table-cell office:value-type="float" office:value="7707" calcext:value-type="float">
            <text:p>7707</text:p>
          </table:table-cell>
          <table:table-cell office:value-type="float" office:value="2163" calcext:value-type="float">
            <text:p>216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9220" calcext:value-type="float">
            <text:p>89220</text:p>
          </table:table-cell>
          <table:table-cell office:value-type="float" office:value="7650" calcext:value-type="float">
            <text:p>7650</text:p>
          </table:table-cell>
          <table:table-cell office:value-type="float" office:value="2199" calcext:value-type="float">
            <text:p>219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860" calcext:value-type="float">
            <text:p>86860</text:p>
          </table:table-cell>
          <table:table-cell office:value-type="float" office:value="7260" calcext:value-type="float">
            <text:p>7260</text:p>
          </table:table-cell>
          <table:table-cell office:value-type="float" office:value="2203" calcext:value-type="float">
            <text:p>220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051" calcext:value-type="float">
            <text:p>88051</text:p>
          </table:table-cell>
          <table:table-cell office:value-type="float" office:value="7842" calcext:value-type="float">
            <text:p>7842</text:p>
          </table:table-cell>
          <table:table-cell office:value-type="float" office:value="2143" calcext:value-type="float">
            <text:p>214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93" calcext:value-type="float">
            <text:p>87593</text:p>
          </table:table-cell>
          <table:table-cell office:value-type="float" office:value="7546" calcext:value-type="float">
            <text:p>7546</text:p>
          </table:table-cell>
          <table:table-cell office:value-type="float" office:value="2189" calcext:value-type="float">
            <text:p>218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683" calcext:value-type="float">
            <text:p>88683</text:p>
          </table:table-cell>
          <table:table-cell office:value-type="float" office:value="7425" calcext:value-type="float">
            <text:p>7425</text:p>
          </table:table-cell>
          <table:table-cell office:value-type="float" office:value="2210" calcext:value-type="float">
            <text:p>221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812" calcext:value-type="float">
            <text:p>88812</text:p>
          </table:table-cell>
          <table:table-cell office:value-type="float" office:value="7771" calcext:value-type="float">
            <text:p>7771</text:p>
          </table:table-cell>
          <table:table-cell office:value-type="float" office:value="2163" calcext:value-type="float">
            <text:p>216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535" calcext:value-type="float">
            <text:p>88535</text:p>
          </table:table-cell>
          <table:table-cell office:value-type="float" office:value="7689" calcext:value-type="float">
            <text:p>7689</text:p>
          </table:table-cell>
          <table:table-cell office:value-type="float" office:value="14308" calcext:value-type="float">
            <text:p>1430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9260" calcext:value-type="float">
            <text:p>89260</text:p>
          </table:table-cell>
          <table:table-cell office:value-type="float" office:value="7744" calcext:value-type="float">
            <text:p>7744</text:p>
          </table:table-cell>
          <table:table-cell office:value-type="float" office:value="2160" calcext:value-type="float">
            <text:p>216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42" calcext:value-type="float">
            <text:p>87542</text:p>
          </table:table-cell>
          <table:table-cell office:value-type="float" office:value="7586" calcext:value-type="float">
            <text:p>7586</text:p>
          </table:table-cell>
          <table:table-cell office:value-type="float" office:value="2201" calcext:value-type="float">
            <text:p>220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363" calcext:value-type="float">
            <text:p>88363</text:p>
          </table:table-cell>
          <table:table-cell office:value-type="float" office:value="7610" calcext:value-type="float">
            <text:p>7610</text:p>
          </table:table-cell>
          <table:table-cell office:value-type="float" office:value="2226" calcext:value-type="float">
            <text:p>222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77" calcext:value-type="float">
            <text:p>87577</text:p>
          </table:table-cell>
          <table:table-cell office:value-type="float" office:value="7693" calcext:value-type="float">
            <text:p>7693</text:p>
          </table:table-cell>
          <table:table-cell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341" calcext:value-type="float">
            <text:p>88341</text:p>
          </table:table-cell>
          <table:table-cell office:value-type="float" office:value="7547" calcext:value-type="float">
            <text:p>7547</text:p>
          </table:table-cell>
          <table:table-cell office:value-type="float" office:value="2205" calcext:value-type="float">
            <text:p>220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059" calcext:value-type="float">
            <text:p>88059</text:p>
          </table:table-cell>
          <table:table-cell office:value-type="float" office:value="7456" calcext:value-type="float">
            <text:p>7456</text:p>
          </table:table-cell>
          <table:table-cell office:value-type="float" office:value="2213" calcext:value-type="float">
            <text:p>221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0936" calcext:value-type="float">
            <text:p>90936</text:p>
          </table:table-cell>
          <table:table-cell office:value-type="float" office:value="7801" calcext:value-type="float">
            <text:p>7801</text:p>
          </table:table-cell>
          <table:table-cell office:value-type="float" office:value="2157" calcext:value-type="float">
            <text:p>215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5654" calcext:value-type="float">
            <text:p>95654</text:p>
          </table:table-cell>
          <table:table-cell office:value-type="float" office:value="7787" calcext:value-type="float">
            <text:p>7787</text:p>
          </table:table-cell>
          <table:table-cell office:value-type="float" office:value="2195" calcext:value-type="float">
            <text:p>219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565" calcext:value-type="float">
            <text:p>88565</text:p>
          </table:table-cell>
          <table:table-cell office:value-type="float" office:value="7477" calcext:value-type="float">
            <text:p>7477</text:p>
          </table:table-cell>
          <table:table-cell office:value-type="float" office:value="2188" calcext:value-type="float">
            <text:p>218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727" calcext:value-type="float">
            <text:p>87727</text:p>
          </table:table-cell>
          <table:table-cell office:value-type="float" office:value="7959" calcext:value-type="float">
            <text:p>7959</text:p>
          </table:table-cell>
          <table:table-cell office:value-type="float" office:value="2156" calcext:value-type="float">
            <text:p>215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517" calcext:value-type="float">
            <text:p>86517</text:p>
          </table:table-cell>
          <table:table-cell office:value-type="float" office:value="7471" calcext:value-type="float">
            <text:p>7471</text:p>
          </table:table-cell>
          <table:table-cell office:value-type="float" office:value="2226" calcext:value-type="float">
            <text:p>222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693" calcext:value-type="float">
            <text:p>88693</text:p>
          </table:table-cell>
          <table:table-cell office:value-type="float" office:value="7306" calcext:value-type="float">
            <text:p>7306</text:p>
          </table:table-cell>
          <table:table-cell office:value-type="float" office:value="2220" calcext:value-type="float">
            <text:p>222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857" calcext:value-type="float">
            <text:p>86857</text:p>
          </table:table-cell>
          <table:table-cell office:value-type="float" office:value="7396" calcext:value-type="float">
            <text:p>7396</text:p>
          </table:table-cell>
          <table:table-cell office:value-type="float" office:value="2221" calcext:value-type="float">
            <text:p>222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357" calcext:value-type="float">
            <text:p>88357</text:p>
          </table:table-cell>
          <table:table-cell office:value-type="float" office:value="7539" calcext:value-type="float">
            <text:p>7539</text:p>
          </table:table-cell>
          <table:table-cell office:value-type="float" office:value="2298" calcext:value-type="float">
            <text:p>229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539" calcext:value-type="float">
            <text:p>88539</text:p>
          </table:table-cell>
          <table:table-cell office:value-type="float" office:value="7418" calcext:value-type="float">
            <text:p>7418</text:p>
          </table:table-cell>
          <table:table-cell office:value-type="float" office:value="2222" calcext:value-type="float">
            <text:p>222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172" calcext:value-type="float">
            <text:p>87172</text:p>
          </table:table-cell>
          <table:table-cell office:value-type="float" office:value="7641" calcext:value-type="float">
            <text:p>7641</text:p>
          </table:table-cell>
          <table:table-cell office:value-type="float" office:value="2220" calcext:value-type="float">
            <text:p>222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9283" calcext:value-type="float">
            <text:p>89283</text:p>
          </table:table-cell>
          <table:table-cell office:value-type="float" office:value="7731" calcext:value-type="float">
            <text:p>7731</text:p>
          </table:table-cell>
          <table:table-cell office:value-type="float" office:value="2218" calcext:value-type="float">
            <text:p>221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477" calcext:value-type="float">
            <text:p>86477</text:p>
          </table:table-cell>
          <table:table-cell office:value-type="float" office:value="7446" calcext:value-type="float">
            <text:p>7446</text:p>
          </table:table-cell>
          <table:table-cell office:value-type="float" office:value="2215" calcext:value-type="float">
            <text:p>221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86" calcext:value-type="float">
            <text:p>87586</text:p>
          </table:table-cell>
          <table:table-cell office:value-type="float" office:value="7465" calcext:value-type="float">
            <text:p>7465</text:p>
          </table:table-cell>
          <table:table-cell office:value-type="float" office:value="2217" calcext:value-type="float">
            <text:p>221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367" calcext:value-type="float">
            <text:p>87367</text:p>
          </table:table-cell>
          <table:table-cell office:value-type="float" office:value="7310" calcext:value-type="float">
            <text:p>7310</text:p>
          </table:table-cell>
          <table:table-cell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259" calcext:value-type="float">
            <text:p>88259</text:p>
          </table:table-cell>
          <table:table-cell office:value-type="float" office:value="13281" calcext:value-type="float">
            <text:p>13281</text:p>
          </table:table-cell>
          <table:table-cell office:value-type="float" office:value="2225" calcext:value-type="float">
            <text:p>222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709" calcext:value-type="float">
            <text:p>88709</text:p>
          </table:table-cell>
          <table:table-cell office:value-type="float" office:value="7576" calcext:value-type="float">
            <text:p>7576</text:p>
          </table:table-cell>
          <table:table-cell office:value-type="float" office:value="2205" calcext:value-type="float">
            <text:p>220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647" calcext:value-type="float">
            <text:p>87647</text:p>
          </table:table-cell>
          <table:table-cell office:value-type="float" office:value="7504" calcext:value-type="float">
            <text:p>7504</text:p>
          </table:table-cell>
          <table:table-cell office:value-type="float" office:value="2230" calcext:value-type="float">
            <text:p>223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9602" calcext:value-type="float">
            <text:p>89602</text:p>
          </table:table-cell>
          <table:table-cell office:value-type="float" office:value="7529" calcext:value-type="float">
            <text:p>7529</text:p>
          </table:table-cell>
          <table:table-cell office:value-type="float" office:value="2224" calcext:value-type="float">
            <text:p>222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74" calcext:value-type="float">
            <text:p>87574</text:p>
          </table:table-cell>
          <table:table-cell office:value-type="float" office:value="7507" calcext:value-type="float">
            <text:p>7507</text:p>
          </table:table-cell>
          <table:table-cell office:value-type="float" office:value="2218" calcext:value-type="float">
            <text:p>221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718" calcext:value-type="float">
            <text:p>111718</text:p>
          </table:table-cell>
          <table:table-cell office:value-type="float" office:value="7818" calcext:value-type="float">
            <text:p>7818</text:p>
          </table:table-cell>
          <table:table-cell office:value-type="float" office:value="2180" calcext:value-type="float">
            <text:p>218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709" calcext:value-type="float">
            <text:p>87709</text:p>
          </table:table-cell>
          <table:table-cell office:value-type="float" office:value="7364" calcext:value-type="float">
            <text:p>7364</text:p>
          </table:table-cell>
          <table:table-cell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217" calcext:value-type="float">
            <text:p>88217</text:p>
          </table:table-cell>
          <table:table-cell office:value-type="float" office:value="7800" calcext:value-type="float">
            <text:p>7800</text:p>
          </table:table-cell>
          <table:table-cell office:value-type="float" office:value="2155" calcext:value-type="float">
            <text:p>215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869" calcext:value-type="float">
            <text:p>88869</text:p>
          </table:table-cell>
          <table:table-cell office:value-type="float" office:value="7487" calcext:value-type="float">
            <text:p>7487</text:p>
          </table:table-cell>
          <table:table-cell office:value-type="float" office:value="2221" calcext:value-type="float">
            <text:p>222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908" calcext:value-type="float">
            <text:p>86908</text:p>
          </table:table-cell>
          <table:table-cell office:value-type="float" office:value="7537" calcext:value-type="float">
            <text:p>7537</text:p>
          </table:table-cell>
          <table:table-cell office:value-type="float" office:value="2219" calcext:value-type="float">
            <text:p>221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315" calcext:value-type="float">
            <text:p>88315</text:p>
          </table:table-cell>
          <table:table-cell office:value-type="float" office:value="7313" calcext:value-type="float">
            <text:p>7313</text:p>
          </table:table-cell>
          <table:table-cell office:value-type="float" office:value="2234" calcext:value-type="float">
            <text:p>223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492" calcext:value-type="float">
            <text:p>87492</text:p>
          </table:table-cell>
          <table:table-cell office:value-type="float" office:value="7647" calcext:value-type="float">
            <text:p>7647</text:p>
          </table:table-cell>
          <table:table-cell office:value-type="float" office:value="2206" calcext:value-type="float">
            <text:p>220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302" calcext:value-type="float">
            <text:p>87302</text:p>
          </table:table-cell>
          <table:table-cell office:value-type="float" office:value="7514" calcext:value-type="float">
            <text:p>7514</text:p>
          </table:table-cell>
          <table:table-cell office:value-type="float" office:value="2209" calcext:value-type="float">
            <text:p>220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364" calcext:value-type="float">
            <text:p>87364</text:p>
          </table:table-cell>
          <table:table-cell office:value-type="float" office:value="13396" calcext:value-type="float">
            <text:p>13396</text:p>
          </table:table-cell>
          <table:table-cell office:value-type="float" office:value="2165" calcext:value-type="float">
            <text:p>216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067" calcext:value-type="float">
            <text:p>88067</text:p>
          </table:table-cell>
          <table:table-cell office:value-type="float" office:value="7564" calcext:value-type="float">
            <text:p>7564</text:p>
          </table:table-cell>
          <table:table-cell office:value-type="float" office:value="2204" calcext:value-type="float">
            <text:p>220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174" calcext:value-type="float">
            <text:p>88174</text:p>
          </table:table-cell>
          <table:table-cell office:value-type="float" office:value="7523" calcext:value-type="float">
            <text:p>7523</text:p>
          </table:table-cell>
          <table:table-cell office:value-type="float" office:value="2228" calcext:value-type="float">
            <text:p>222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273" calcext:value-type="float">
            <text:p>87273</text:p>
          </table:table-cell>
          <table:table-cell office:value-type="float" office:value="7463" calcext:value-type="float">
            <text:p>7463</text:p>
          </table:table-cell>
          <table:table-cell office:value-type="float" office:value="2221" calcext:value-type="float">
            <text:p>222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404413" calcext:value-type="float">
            <text:p>5404413</text:p>
          </table:table-cell>
          <table:table-cell office:value-type="float" office:value="28122" calcext:value-type="float">
            <text:p>28122</text:p>
          </table:table-cell>
          <table:table-cell office:value-type="float" office:value="4048" calcext:value-type="float">
            <text:p>404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224" calcext:value-type="float">
            <text:p>87224</text:p>
          </table:table-cell>
          <table:table-cell office:value-type="float" office:value="8482" calcext:value-type="float">
            <text:p>8482</text:p>
          </table:table-cell>
          <table:table-cell office:value-type="float" office:value="2659" calcext:value-type="float">
            <text:p>265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173" calcext:value-type="float">
            <text:p>87173</text:p>
          </table:table-cell>
          <table:table-cell office:value-type="float" office:value="8014" calcext:value-type="float">
            <text:p>8014</text:p>
          </table:table-cell>
          <table:table-cell office:value-type="float" office:value="2341" calcext:value-type="float">
            <text:p>234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870" calcext:value-type="float">
            <text:p>86870</text:p>
          </table:table-cell>
          <table:table-cell office:value-type="float" office:value="7556" calcext:value-type="float">
            <text:p>7556</text:p>
          </table:table-cell>
          <table:table-cell office:value-type="float" office:value="2193" calcext:value-type="float">
            <text:p>219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9140" calcext:value-type="float">
            <text:p>99140</text:p>
          </table:table-cell>
          <table:table-cell office:value-type="float" office:value="7576" calcext:value-type="float">
            <text:p>7576</text:p>
          </table:table-cell>
          <table:table-cell office:value-type="float" office:value="2236" calcext:value-type="float">
            <text:p>223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745" calcext:value-type="float">
            <text:p>87745</text:p>
          </table:table-cell>
          <table:table-cell office:value-type="float" office:value="7597" calcext:value-type="float">
            <text:p>7597</text:p>
          </table:table-cell>
          <table:table-cell office:value-type="float" office:value="2245" calcext:value-type="float">
            <text:p>224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60" calcext:value-type="float">
            <text:p>87560</text:p>
          </table:table-cell>
          <table:table-cell office:value-type="float" office:value="7765" calcext:value-type="float">
            <text:p>7765</text:p>
          </table:table-cell>
          <table:table-cell office:value-type="float" office:value="2244" calcext:value-type="float">
            <text:p>224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7926" calcext:value-type="float">
            <text:p>97926</text:p>
          </table:table-cell>
          <table:table-cell office:value-type="float" office:value="8521" calcext:value-type="float">
            <text:p>8521</text:p>
          </table:table-cell>
          <table:table-cell office:value-type="float" office:value="2430" calcext:value-type="float">
            <text:p>243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5100" calcext:value-type="float">
            <text:p>95100</text:p>
          </table:table-cell>
          <table:table-cell office:value-type="float" office:value="8437" calcext:value-type="float">
            <text:p>8437</text:p>
          </table:table-cell>
          <table:table-cell office:value-type="float" office:value="2456" calcext:value-type="float">
            <text:p>245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7902" calcext:value-type="float">
            <text:p>97902</text:p>
          </table:table-cell>
          <table:table-cell office:value-type="float" office:value="7704" calcext:value-type="float">
            <text:p>7704</text:p>
          </table:table-cell>
          <table:table-cell office:value-type="float" office:value="2212" calcext:value-type="float">
            <text:p>221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00" calcext:value-type="float">
            <text:p>87500</text:p>
          </table:table-cell>
          <table:table-cell office:value-type="float" office:value="7462" calcext:value-type="float">
            <text:p>7462</text:p>
          </table:table-cell>
          <table:table-cell office:value-type="float" office:value="2248" calcext:value-type="float">
            <text:p>224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936" calcext:value-type="float">
            <text:p>88936</text:p>
          </table:table-cell>
          <table:table-cell office:value-type="float" office:value="7596" calcext:value-type="float">
            <text:p>7596</text:p>
          </table:table-cell>
          <table:table-cell office:value-type="float" office:value="2237" calcext:value-type="float">
            <text:p>223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173" calcext:value-type="float">
            <text:p>87173</text:p>
          </table:table-cell>
          <table:table-cell office:value-type="float" office:value="7747" calcext:value-type="float">
            <text:p>7747</text:p>
          </table:table-cell>
          <table:table-cell office:value-type="float" office:value="2238" calcext:value-type="float">
            <text:p>223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147" calcext:value-type="float">
            <text:p>87147</text:p>
          </table:table-cell>
          <table:table-cell office:value-type="float" office:value="7400" calcext:value-type="float">
            <text:p>7400</text:p>
          </table:table-cell>
          <table:table-cell office:value-type="float" office:value="2244" calcext:value-type="float">
            <text:p>224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671" calcext:value-type="float">
            <text:p>87671</text:p>
          </table:table-cell>
          <table:table-cell office:value-type="float" office:value="7303" calcext:value-type="float">
            <text:p>7303</text:p>
          </table:table-cell>
          <table:table-cell office:value-type="float" office:value="2296" calcext:value-type="float">
            <text:p>229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545" calcext:value-type="float">
            <text:p>88545</text:p>
          </table:table-cell>
          <table:table-cell office:value-type="float" office:value="7639" calcext:value-type="float">
            <text:p>7639</text:p>
          </table:table-cell>
          <table:table-cell office:value-type="float" office:value="2230" calcext:value-type="float">
            <text:p>223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152" calcext:value-type="float">
            <text:p>88152</text:p>
          </table:table-cell>
          <table:table-cell office:value-type="float" office:value="7440" calcext:value-type="float">
            <text:p>7440</text:p>
          </table:table-cell>
          <table:table-cell office:value-type="float" office:value="2239" calcext:value-type="float">
            <text:p>223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425" calcext:value-type="float">
            <text:p>87425</text:p>
          </table:table-cell>
          <table:table-cell office:value-type="float" office:value="7641" calcext:value-type="float">
            <text:p>7641</text:p>
          </table:table-cell>
          <table:table-cell office:value-type="float" office:value="2235" calcext:value-type="float">
            <text:p>223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970" calcext:value-type="float">
            <text:p>86970</text:p>
          </table:table-cell>
          <table:table-cell office:value-type="float" office:value="7556" calcext:value-type="float">
            <text:p>7556</text:p>
          </table:table-cell>
          <table:table-cell office:value-type="float" office:value="2176" calcext:value-type="float">
            <text:p>217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84" calcext:value-type="float">
            <text:p>87584</text:p>
          </table:table-cell>
          <table:table-cell office:value-type="float" office:value="7522" calcext:value-type="float">
            <text:p>7522</text:p>
          </table:table-cell>
          <table:table-cell office:value-type="float" office:value="2161" calcext:value-type="float">
            <text:p>216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39" calcext:value-type="float">
            <text:p>87539</text:p>
          </table:table-cell>
          <table:table-cell office:value-type="float" office:value="7471" calcext:value-type="float">
            <text:p>7471</text:p>
          </table:table-cell>
          <table:table-cell office:value-type="float" office:value="2156" calcext:value-type="float">
            <text:p>215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739" calcext:value-type="float">
            <text:p>88739</text:p>
          </table:table-cell>
          <table:table-cell office:value-type="float" office:value="7775" calcext:value-type="float">
            <text:p>7775</text:p>
          </table:table-cell>
          <table:table-cell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354" calcext:value-type="float">
            <text:p>88354</text:p>
          </table:table-cell>
          <table:table-cell office:value-type="float" office:value="7667" calcext:value-type="float">
            <text:p>7667</text:p>
          </table:table-cell>
          <table:table-cell office:value-type="float" office:value="2236" calcext:value-type="float">
            <text:p>223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673" calcext:value-type="float">
            <text:p>87673</text:p>
          </table:table-cell>
          <table:table-cell office:value-type="float" office:value="7427" calcext:value-type="float">
            <text:p>7427</text:p>
          </table:table-cell>
          <table:table-cell office:value-type="float" office:value="2238" calcext:value-type="float">
            <text:p>223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930" calcext:value-type="float">
            <text:p>87930</text:p>
          </table:table-cell>
          <table:table-cell office:value-type="float" office:value="7394" calcext:value-type="float">
            <text:p>7394</text:p>
          </table:table-cell>
          <table:table-cell office:value-type="float" office:value="2240" calcext:value-type="float">
            <text:p>224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7585" calcext:value-type="float">
            <text:p>87585</text:p>
          </table:table-cell>
          <table:table-cell office:value-type="float" office:value="7336" calcext:value-type="float">
            <text:p>7336</text:p>
          </table:table-cell>
          <table:table-cell office:value-type="float" office:value="2180" calcext:value-type="float">
            <text:p>218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170" calcext:value-type="float">
            <text:p>88170</text:p>
          </table:table-cell>
          <table:table-cell office:value-type="float" office:value="7444" calcext:value-type="float">
            <text:p>7444</text:p>
          </table:table-cell>
          <table:table-cell office:value-type="float" office:value="2186" calcext:value-type="float">
            <text:p>218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610" calcext:value-type="float">
            <text:p>86610</text:p>
          </table:table-cell>
          <table:table-cell office:value-type="float" office:value="7560" calcext:value-type="float">
            <text:p>7560</text:p>
          </table:table-cell>
          <table:table-cell office:value-type="float" office:value="2231" calcext:value-type="float">
            <text:p>223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9893" calcext:value-type="float">
            <text:p>119893</text:p>
          </table:table-cell>
          <table:table-cell office:value-type="float" office:value="11153" calcext:value-type="float">
            <text:p>11153</text:p>
          </table:table-cell>
          <table:table-cell office:value-type="float" office:value="3353" calcext:value-type="float">
            <text:p>335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910" calcext:value-type="float">
            <text:p>134910</text:p>
          </table:table-cell>
          <table:table-cell office:value-type="float" office:value="15292" calcext:value-type="float">
            <text:p>15292</text:p>
          </table:table-cell>
          <table:table-cell office:value-type="float" office:value="3818" calcext:value-type="float">
            <text:p>381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4512" calcext:value-type="float">
            <text:p>114512</text:p>
          </table:table-cell>
          <table:table-cell office:value-type="float" office:value="10388" calcext:value-type="float">
            <text:p>10388</text:p>
          </table:table-cell>
          <table:table-cell office:value-type="float" office:value="2764" calcext:value-type="float">
            <text:p>276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410" calcext:value-type="float">
            <text:p>110410</text:p>
          </table:table-cell>
          <table:table-cell office:value-type="float" office:value="9310" calcext:value-type="float">
            <text:p>9310</text:p>
          </table:table-cell>
          <table:table-cell office:value-type="float" office:value="2835" calcext:value-type="float">
            <text:p>283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447" calcext:value-type="float">
            <text:p>110447</text:p>
          </table:table-cell>
          <table:table-cell office:value-type="float" office:value="9574" calcext:value-type="float">
            <text:p>9574</text:p>
          </table:table-cell>
          <table:table-cell office:value-type="float" office:value="2714" calcext:value-type="float">
            <text:p>271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945" calcext:value-type="float">
            <text:p>110945</text:p>
          </table:table-cell>
          <table:table-cell office:value-type="float" office:value="9608" calcext:value-type="float">
            <text:p>9608</text:p>
          </table:table-cell>
          <table:table-cell office:value-type="float" office:value="2743" calcext:value-type="float">
            <text:p>274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871" calcext:value-type="float">
            <text:p>111871</text:p>
          </table:table-cell>
          <table:table-cell office:value-type="float" office:value="9328" calcext:value-type="float">
            <text:p>9328</text:p>
          </table:table-cell>
          <table:table-cell office:value-type="float" office:value="2738" calcext:value-type="float">
            <text:p>273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401" calcext:value-type="float">
            <text:p>110401</text:p>
          </table:table-cell>
          <table:table-cell office:value-type="float" office:value="9716" calcext:value-type="float">
            <text:p>9716</text:p>
          </table:table-cell>
          <table:table-cell office:value-type="float" office:value="2818" calcext:value-type="float">
            <text:p>281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748" calcext:value-type="float">
            <text:p>110748</text:p>
          </table:table-cell>
          <table:table-cell office:value-type="float" office:value="9617" calcext:value-type="float">
            <text:p>9617</text:p>
          </table:table-cell>
          <table:table-cell office:value-type="float" office:value="2738" calcext:value-type="float">
            <text:p>273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933" calcext:value-type="float">
            <text:p>111933</text:p>
          </table:table-cell>
          <table:table-cell office:value-type="float" office:value="9689" calcext:value-type="float">
            <text:p>9689</text:p>
          </table:table-cell>
          <table:table-cell office:value-type="float" office:value="2787" calcext:value-type="float">
            <text:p>278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520" calcext:value-type="float">
            <text:p>110520</text:p>
          </table:table-cell>
          <table:table-cell office:value-type="float" office:value="9295" calcext:value-type="float">
            <text:p>9295</text:p>
          </table:table-cell>
          <table:table-cell office:value-type="float" office:value="2820" calcext:value-type="float">
            <text:p>282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3315" calcext:value-type="float">
            <text:p>133315</text:p>
          </table:table-cell>
          <table:table-cell office:value-type="float" office:value="16788" calcext:value-type="float">
            <text:p>16788</text:p>
          </table:table-cell>
          <table:table-cell office:value-type="float" office:value="4811" calcext:value-type="float">
            <text:p>481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448" calcext:value-type="float">
            <text:p>131448</text:p>
          </table:table-cell>
          <table:table-cell office:value-type="float" office:value="12655" calcext:value-type="float">
            <text:p>12655</text:p>
          </table:table-cell>
          <table:table-cell office:value-type="float" office:value="2971" calcext:value-type="float">
            <text:p>297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3015" calcext:value-type="float">
            <text:p>113015</text:p>
          </table:table-cell>
          <table:table-cell office:value-type="float" office:value="10282" calcext:value-type="float">
            <text:p>10282</text:p>
          </table:table-cell>
          <table:table-cell office:value-type="float" office:value="2847" calcext:value-type="float">
            <text:p>284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101" calcext:value-type="float">
            <text:p>111101</text:p>
          </table:table-cell>
          <table:table-cell office:value-type="float" office:value="9713" calcext:value-type="float">
            <text:p>9713</text:p>
          </table:table-cell>
          <table:table-cell office:value-type="float" office:value="2827" calcext:value-type="float">
            <text:p>282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550" calcext:value-type="float">
            <text:p>111550</text:p>
          </table:table-cell>
          <table:table-cell office:value-type="float" office:value="9729" calcext:value-type="float">
            <text:p>9729</text:p>
          </table:table-cell>
          <table:table-cell office:value-type="float" office:value="2825" calcext:value-type="float">
            <text:p>282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250" calcext:value-type="float">
            <text:p>111250</text:p>
          </table:table-cell>
          <table:table-cell office:value-type="float" office:value="9900" calcext:value-type="float">
            <text:p>9900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3218" calcext:value-type="float">
            <text:p>113218</text:p>
          </table:table-cell>
          <table:table-cell office:value-type="float" office:value="9738" calcext:value-type="float">
            <text:p>9738</text:p>
          </table:table-cell>
          <table:table-cell office:value-type="float" office:value="2828" calcext:value-type="float">
            <text:p>282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1240" calcext:value-type="float">
            <text:p>111240</text:p>
          </table:table-cell>
          <table:table-cell office:value-type="float" office:value="9594" calcext:value-type="float">
            <text:p>9594</text:p>
          </table:table-cell>
          <table:table-cell office:value-type="float" office:value="2832" calcext:value-type="float">
            <text:p>283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2921" calcext:value-type="float">
            <text:p>122921</text:p>
          </table:table-cell>
          <table:table-cell office:value-type="float" office:value="9829" calcext:value-type="float">
            <text:p>9829</text:p>
          </table:table-cell>
          <table:table-cell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0279" calcext:value-type="float">
            <text:p>110279</text:p>
          </table:table-cell>
          <table:table-cell office:value-type="float" office:value="9714" calcext:value-type="float">
            <text:p>9714</text:p>
          </table:table-cell>
          <table:table-cell office:value-type="float" office:value="2832" calcext:value-type="float">
            <text:p>283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1267" calcext:value-type="float">
            <text:p>221267</text:p>
          </table:table-cell>
          <table:table-cell office:value-type="float" office:value="18332" calcext:value-type="float">
            <text:p>18332</text:p>
          </table:table-cell>
          <table:table-cell office:value-type="float" office:value="2806" calcext:value-type="float">
            <text:p>280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2689" calcext:value-type="float">
            <text:p>222689</text:p>
          </table:table-cell>
          <table:table-cell office:value-type="float" office:value="15958" calcext:value-type="float">
            <text:p>15958</text:p>
          </table:table-cell>
          <table:table-cell office:value-type="float" office:value="2897" calcext:value-type="float">
            <text:p>289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463" calcext:value-type="float">
            <text:p>219463</text:p>
          </table:table-cell>
          <table:table-cell office:value-type="float" office:value="15297" calcext:value-type="float">
            <text:p>15297</text:p>
          </table:table-cell>
          <table:table-cell office:value-type="float" office:value="2652" calcext:value-type="float">
            <text:p>265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1759" calcext:value-type="float">
            <text:p>221759</text:p>
          </table:table-cell>
          <table:table-cell office:value-type="float" office:value="15064" calcext:value-type="float">
            <text:p>15064</text:p>
          </table:table-cell>
          <table:table-cell office:value-type="float" office:value="2632" calcext:value-type="float">
            <text:p>263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154" calcext:value-type="float">
            <text:p>219154</text:p>
          </table:table-cell>
          <table:table-cell office:value-type="float" office:value="14575" calcext:value-type="float">
            <text:p>14575</text:p>
          </table:table-cell>
          <table:table-cell office:value-type="float" office:value="2744" calcext:value-type="float">
            <text:p>274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0397" calcext:value-type="float">
            <text:p>220397</text:p>
          </table:table-cell>
          <table:table-cell office:value-type="float" office:value="14695" calcext:value-type="float">
            <text:p>14695</text:p>
          </table:table-cell>
          <table:table-cell office:value-type="float" office:value="2596" calcext:value-type="float">
            <text:p>259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954" calcext:value-type="float">
            <text:p>219954</text:p>
          </table:table-cell>
          <table:table-cell office:value-type="float" office:value="14497" calcext:value-type="float">
            <text:p>14497</text:p>
          </table:table-cell>
          <table:table-cell office:value-type="float" office:value="2611" calcext:value-type="float">
            <text:p>261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1006" calcext:value-type="float">
            <text:p>221006</text:p>
          </table:table-cell>
          <table:table-cell office:value-type="float" office:value="14400" calcext:value-type="float">
            <text:p>14400</text:p>
          </table:table-cell>
          <table:table-cell office:value-type="float" office:value="2606" calcext:value-type="float">
            <text:p>260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557" calcext:value-type="float">
            <text:p>219557</text:p>
          </table:table-cell>
          <table:table-cell office:value-type="float" office:value="14457" calcext:value-type="float">
            <text:p>14457</text:p>
          </table:table-cell>
          <table:table-cell office:value-type="float" office:value="2608" calcext:value-type="float">
            <text:p>260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2500" calcext:value-type="float">
            <text:p>222500</text:p>
          </table:table-cell>
          <table:table-cell office:value-type="float" office:value="14704" calcext:value-type="float">
            <text:p>14704</text:p>
          </table:table-cell>
          <table:table-cell office:value-type="float" office:value="2604" calcext:value-type="float">
            <text:p>260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361" calcext:value-type="float">
            <text:p>219361</text:p>
          </table:table-cell>
          <table:table-cell office:value-type="float" office:value="14208" calcext:value-type="float">
            <text:p>14208</text:p>
          </table:table-cell>
          <table:table-cell office:value-type="float" office:value="2607" calcext:value-type="float">
            <text:p>260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3444" calcext:value-type="float">
            <text:p>233444</text:p>
          </table:table-cell>
          <table:table-cell office:value-type="float" office:value="14628" calcext:value-type="float">
            <text:p>14628</text:p>
          </table:table-cell>
          <table:table-cell office:value-type="float" office:value="2606" calcext:value-type="float">
            <text:p>260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368" calcext:value-type="float">
            <text:p>219368</text:p>
          </table:table-cell>
          <table:table-cell office:value-type="float" office:value="14192" calcext:value-type="float">
            <text:p>14192</text:p>
          </table:table-cell>
          <table:table-cell office:value-type="float" office:value="2626" calcext:value-type="float">
            <text:p>262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1279" calcext:value-type="float">
            <text:p>221279</text:p>
          </table:table-cell>
          <table:table-cell office:value-type="float" office:value="14328" calcext:value-type="float">
            <text:p>14328</text:p>
          </table:table-cell>
          <table:table-cell office:value-type="float" office:value="2617" calcext:value-type="float">
            <text:p>261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102" calcext:value-type="float">
            <text:p>219102</text:p>
          </table:table-cell>
          <table:table-cell office:value-type="float" office:value="14494" calcext:value-type="float">
            <text:p>14494</text:p>
          </table:table-cell>
          <table:table-cell office:value-type="float" office:value="2617" calcext:value-type="float">
            <text:p>261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0955" calcext:value-type="float">
            <text:p>220955</text:p>
          </table:table-cell>
          <table:table-cell office:value-type="float" office:value="14035" calcext:value-type="float">
            <text:p>14035</text:p>
          </table:table-cell>
          <table:table-cell office:value-type="float" office:value="2598" calcext:value-type="float">
            <text:p>259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181" calcext:value-type="float">
            <text:p>219181</text:p>
          </table:table-cell>
          <table:table-cell office:value-type="float" office:value="14072" calcext:value-type="float">
            <text:p>14072</text:p>
          </table:table-cell>
          <table:table-cell office:value-type="float" office:value="2602" calcext:value-type="float">
            <text:p>260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872" calcext:value-type="float">
            <text:p>219872</text:p>
          </table:table-cell>
          <table:table-cell office:value-type="float" office:value="14235" calcext:value-type="float">
            <text:p>14235</text:p>
          </table:table-cell>
          <table:table-cell office:value-type="float" office:value="2609" calcext:value-type="float">
            <text:p>260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0223" calcext:value-type="float">
            <text:p>220223</text:p>
          </table:table-cell>
          <table:table-cell office:value-type="float" office:value="14367" calcext:value-type="float">
            <text:p>14367</text:p>
          </table:table-cell>
          <table:table-cell office:value-type="float" office:value="2596" calcext:value-type="float">
            <text:p>259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8532" calcext:value-type="float">
            <text:p>218532</text:p>
          </table:table-cell>
          <table:table-cell office:value-type="float" office:value="14764" calcext:value-type="float">
            <text:p>14764</text:p>
          </table:table-cell>
          <table:table-cell office:value-type="float" office:value="2611" calcext:value-type="float">
            <text:p>261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0199" calcext:value-type="float">
            <text:p>220199</text:p>
          </table:table-cell>
          <table:table-cell office:value-type="float" office:value="14307" calcext:value-type="float">
            <text:p>14307</text:p>
          </table:table-cell>
          <table:table-cell office:value-type="float" office:value="2609" calcext:value-type="float">
            <text:p>260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642" calcext:value-type="float">
            <text:p>219642</text:p>
          </table:table-cell>
          <table:table-cell office:value-type="float" office:value="14513" calcext:value-type="float">
            <text:p>14513</text:p>
          </table:table-cell>
          <table:table-cell office:value-type="float" office:value="2621" calcext:value-type="float">
            <text:p>262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1531" calcext:value-type="float">
            <text:p>221531</text:p>
          </table:table-cell>
          <table:table-cell office:value-type="float" office:value="14535" calcext:value-type="float">
            <text:p>14535</text:p>
          </table:table-cell>
          <table:table-cell office:value-type="float" office:value="2593" calcext:value-type="float">
            <text:p>259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9279" calcext:value-type="float">
            <text:p>219279</text:p>
          </table:table-cell>
          <table:table-cell office:value-type="float" office:value="14666" calcext:value-type="float">
            <text:p>14666</text:p>
          </table:table-cell>
          <table:table-cell office:value-type="float" office:value="2601" calcext:value-type="float">
            <text:p>260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4332" calcext:value-type="float">
            <text:p>234332</text:p>
          </table:table-cell>
          <table:table-cell office:value-type="float" office:value="11593" calcext:value-type="float">
            <text:p>11593</text:p>
          </table:table-cell>
          <table:table-cell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084" calcext:value-type="float">
            <text:p>11084</text:p>
          </table:table-cell>
          <table:table-cell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475" calcext:value-type="float">
            <text:p>174475</text:p>
          </table:table-cell>
          <table:table-cell office:value-type="float" office:value="11150" calcext:value-type="float">
            <text:p>11150</text:p>
          </table:table-cell>
          <table:table-cell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980" calcext:value-type="float">
            <text:p>171980</text:p>
          </table:table-cell>
          <table:table-cell office:value-type="float" office:value="11020" calcext:value-type="float">
            <text:p>11020</text:p>
          </table:table-cell>
          <table:table-cell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5004" calcext:value-type="float">
            <text:p>175004</text:p>
          </table:table-cell>
          <table:table-cell office:value-type="float" office:value="11194" calcext:value-type="float">
            <text:p>11194</text:p>
          </table:table-cell>
          <table:table-cell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024" calcext:value-type="float">
            <text:p>174024</text:p>
          </table:table-cell>
          <table:table-cell office:value-type="float" office:value="11436" calcext:value-type="float">
            <text:p>11436</text:p>
          </table:table-cell>
          <table:table-cell office:value-type="float" office:value="2084" calcext:value-type="float">
            <text:p>208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046" calcext:value-type="float">
            <text:p>174046</text:p>
          </table:table-cell>
          <table:table-cell office:value-type="float" office:value="11110" calcext:value-type="float">
            <text:p>11110</text:p>
          </table:table-cell>
          <table:table-cell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344" calcext:value-type="float">
            <text:p>173344</text:p>
          </table:table-cell>
          <table:table-cell office:value-type="float" office:value="11351" calcext:value-type="float">
            <text:p>11351</text:p>
          </table:table-cell>
          <table:table-cell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995" calcext:value-type="float">
            <text:p>174995</text:p>
          </table:table-cell>
          <table:table-cell office:value-type="float" office:value="10973" calcext:value-type="float">
            <text:p>10973</text:p>
          </table:table-cell>
          <table:table-cell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002" calcext:value-type="float">
            <text:p>173002</text:p>
          </table:table-cell>
          <table:table-cell office:value-type="float" office:value="11372" calcext:value-type="float">
            <text:p>11372</text:p>
          </table:table-cell>
          <table:table-cell office:value-type="float" office:value="2064" calcext:value-type="float">
            <text:p>206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201" calcext:value-type="float">
            <text:p>174201</text:p>
          </table:table-cell>
          <table:table-cell office:value-type="float" office:value="11114" calcext:value-type="float">
            <text:p>11114</text:p>
          </table:table-cell>
          <table:table-cell office:value-type="float" office:value="2061" calcext:value-type="float">
            <text:p>206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5237" calcext:value-type="float">
            <text:p>175237</text:p>
          </table:table-cell>
          <table:table-cell office:value-type="float" office:value="11215" calcext:value-type="float">
            <text:p>11215</text:p>
          </table:table-cell>
          <table:table-cell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971" calcext:value-type="float">
            <text:p>173971</text:p>
          </table:table-cell>
          <table:table-cell office:value-type="float" office:value="11319" calcext:value-type="float">
            <text:p>11319</text:p>
          </table:table-cell>
          <table:table-cell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5233" calcext:value-type="float">
            <text:p>175233</text:p>
          </table:table-cell>
          <table:table-cell office:value-type="float" office:value="11045" calcext:value-type="float">
            <text:p>11045</text:p>
          </table:table-cell>
          <table:table-cell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6030" calcext:value-type="float">
            <text:p>646030</text:p>
          </table:table-cell>
          <table:table-cell office:value-type="float" office:value="15907" calcext:value-type="float">
            <text:p>15907</text:p>
          </table:table-cell>
          <table:table-cell office:value-type="float" office:value="2452" calcext:value-type="float">
            <text:p>245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5929" calcext:value-type="float">
            <text:p>175929</text:p>
          </table:table-cell>
          <table:table-cell office:value-type="float" office:value="11018" calcext:value-type="float">
            <text:p>11018</text:p>
          </table:table-cell>
          <table:table-cell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445" calcext:value-type="float">
            <text:p>172445</text:p>
          </table:table-cell>
          <table:table-cell office:value-type="float" office:value="11030" calcext:value-type="float">
            <text:p>11030</text:p>
          </table:table-cell>
          <table:table-cell office:value-type="float" office:value="2046" calcext:value-type="float">
            <text:p>204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957" calcext:value-type="float">
            <text:p>172957</text:p>
          </table:table-cell>
          <table:table-cell office:value-type="float" office:value="11409" calcext:value-type="float">
            <text:p>11409</text:p>
          </table:table-cell>
          <table:table-cell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876" calcext:value-type="float">
            <text:p>171876</text:p>
          </table:table-cell>
          <table:table-cell office:value-type="float" office:value="11003" calcext:value-type="float">
            <text:p>11003</text:p>
          </table:table-cell>
          <table:table-cell office:value-type="float" office:value="2062" calcext:value-type="float">
            <text:p>206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901" calcext:value-type="float">
            <text:p>172901</text:p>
          </table:table-cell>
          <table:table-cell office:value-type="float" office:value="11119" calcext:value-type="float">
            <text:p>11119</text:p>
          </table:table-cell>
          <table:table-cell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210" calcext:value-type="float">
            <text:p>172210</text:p>
          </table:table-cell>
          <table:table-cell office:value-type="float" office:value="11087" calcext:value-type="float">
            <text:p>11087</text:p>
          </table:table-cell>
          <table:table-cell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0207" calcext:value-type="float">
            <text:p>620207</text:p>
          </table:table-cell>
          <table:table-cell office:value-type="float" office:value="15543" calcext:value-type="float">
            <text:p>15543</text:p>
          </table:table-cell>
          <table:table-cell office:value-type="float" office:value="2579" calcext:value-type="float">
            <text:p>257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469" calcext:value-type="float">
            <text:p>173469</text:p>
          </table:table-cell>
          <table:table-cell office:value-type="float" office:value="11081" calcext:value-type="float">
            <text:p>11081</text:p>
          </table:table-cell>
          <table:table-cell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6373" calcext:value-type="float">
            <text:p>176373</text:p>
          </table:table-cell>
          <table:table-cell office:value-type="float" office:value="21133" calcext:value-type="float">
            <text:p>21133</text:p>
          </table:table-cell>
          <table:table-cell office:value-type="float" office:value="2178" calcext:value-type="float">
            <text:p>217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2643" calcext:value-type="float">
            <text:p>182643</text:p>
          </table:table-cell>
          <table:table-cell office:value-type="float" office:value="11988" calcext:value-type="float">
            <text:p>11988</text:p>
          </table:table-cell>
          <table:table-cell office:value-type="float" office:value="2181" calcext:value-type="float">
            <text:p>218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5211" calcext:value-type="float">
            <text:p>185211</text:p>
          </table:table-cell>
          <table:table-cell office:value-type="float" office:value="11782" calcext:value-type="float">
            <text:p>11782</text:p>
          </table:table-cell>
          <table:table-cell office:value-type="float" office:value="2171" calcext:value-type="float">
            <text:p>217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4317" calcext:value-type="float">
            <text:p>184317</text:p>
          </table:table-cell>
          <table:table-cell office:value-type="float" office:value="11923" calcext:value-type="float">
            <text:p>11923</text:p>
          </table:table-cell>
          <table:table-cell office:value-type="float" office:value="2180" calcext:value-type="float">
            <text:p>218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8611" calcext:value-type="float">
            <text:p>188611</text:p>
          </table:table-cell>
          <table:table-cell office:value-type="float" office:value="11424" calcext:value-type="float">
            <text:p>11424</text:p>
          </table:table-cell>
          <table:table-cell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39555" calcext:value-type="float">
            <text:p>639555</text:p>
          </table:table-cell>
          <table:table-cell office:value-type="float" office:value="15595" calcext:value-type="float">
            <text:p>15595</text:p>
          </table:table-cell>
          <table:table-cell office:value-type="float" office:value="2435" calcext:value-type="float">
            <text:p>2435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0149" calcext:value-type="float">
            <text:p>180149</text:p>
          </table:table-cell>
          <table:table-cell office:value-type="float" office:value="12057" calcext:value-type="float">
            <text:p>12057</text:p>
          </table:table-cell>
          <table:table-cell office:value-type="float" office:value="2198" calcext:value-type="float">
            <text:p>219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6578" calcext:value-type="float">
            <text:p>186578</text:p>
          </table:table-cell>
          <table:table-cell office:value-type="float" office:value="11899" calcext:value-type="float">
            <text:p>11899</text:p>
          </table:table-cell>
          <table:table-cell office:value-type="float" office:value="2174" calcext:value-type="float">
            <text:p>217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2590" calcext:value-type="float">
            <text:p>182590</text:p>
          </table:table-cell>
          <table:table-cell office:value-type="float" office:value="11915" calcext:value-type="float">
            <text:p>11915</text:p>
          </table:table-cell>
          <table:table-cell office:value-type="float" office:value="2171" calcext:value-type="float">
            <text:p>217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4023" calcext:value-type="float">
            <text:p>184023</text:p>
          </table:table-cell>
          <table:table-cell office:value-type="float" office:value="11985" calcext:value-type="float">
            <text:p>11985</text:p>
          </table:table-cell>
          <table:table-cell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9153" calcext:value-type="float">
            <text:p>189153</text:p>
          </table:table-cell>
          <table:table-cell office:value-type="float" office:value="11418" calcext:value-type="float">
            <text:p>11418</text:p>
          </table:table-cell>
          <table:table-cell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490" calcext:value-type="float">
            <text:p>173490</text:p>
          </table:table-cell>
          <table:table-cell office:value-type="float" office:value="11205" calcext:value-type="float">
            <text:p>11205</text:p>
          </table:table-cell>
          <table:table-cell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209" calcext:value-type="float">
            <text:p>172209</text:p>
          </table:table-cell>
          <table:table-cell office:value-type="float" office:value="10956" calcext:value-type="float">
            <text:p>10956</text:p>
          </table:table-cell>
          <table:table-cell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7706" calcext:value-type="float">
            <text:p>627706</text:p>
          </table:table-cell>
          <table:table-cell office:value-type="float" office:value="13661" calcext:value-type="float">
            <text:p>13661</text:p>
          </table:table-cell>
          <table:table-cell office:value-type="float" office:value="2358" calcext:value-type="float">
            <text:p>235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399" calcext:value-type="float">
            <text:p>172399</text:p>
          </table:table-cell>
          <table:table-cell office:value-type="float" office:value="11286" calcext:value-type="float">
            <text:p>11286</text:p>
          </table:table-cell>
          <table:table-cell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692" calcext:value-type="float">
            <text:p>173692</text:p>
          </table:table-cell>
          <table:table-cell office:value-type="float" office:value="11017" calcext:value-type="float">
            <text:p>11017</text:p>
          </table:table-cell>
          <table:table-cell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331" calcext:value-type="float">
            <text:p>172331</text:p>
          </table:table-cell>
          <table:table-cell office:value-type="float" office:value="10986" calcext:value-type="float">
            <text:p>10986</text:p>
          </table:table-cell>
          <table:table-cell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220" calcext:value-type="float">
            <text:p>173220</text:p>
          </table:table-cell>
          <table:table-cell office:value-type="float" office:value="11669" calcext:value-type="float">
            <text:p>11669</text:p>
          </table:table-cell>
          <table:table-cell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577" calcext:value-type="float">
            <text:p>171577</text:p>
          </table:table-cell>
          <table:table-cell office:value-type="float" office:value="11395" calcext:value-type="float">
            <text:p>11395</text:p>
          </table:table-cell>
          <table:table-cell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348" calcext:value-type="float">
            <text:p>173348</text:p>
          </table:table-cell>
          <table:table-cell office:value-type="float" office:value="11160" calcext:value-type="float">
            <text:p>11160</text:p>
          </table:table-cell>
          <table:table-cell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4848" calcext:value-type="float">
            <text:p>624848</text:p>
          </table:table-cell>
          <table:table-cell office:value-type="float" office:value="13623" calcext:value-type="float">
            <text:p>13623</text:p>
          </table:table-cell>
          <table:table-cell office:value-type="float" office:value="2213" calcext:value-type="float">
            <text:p>221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2496" calcext:value-type="float">
            <text:p>172496</text:p>
          </table:table-cell>
          <table:table-cell office:value-type="float" office:value="11146" calcext:value-type="float">
            <text:p>11146</text:p>
          </table:table-cell>
          <table:table-cell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701" calcext:value-type="float">
            <text:p>173701</text:p>
          </table:table-cell>
          <table:table-cell office:value-type="float" office:value="11133" calcext:value-type="float">
            <text:p>11133</text:p>
          </table:table-cell>
          <table:table-cell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926" calcext:value-type="float">
            <text:p>171926</text:p>
          </table:table-cell>
          <table:table-cell office:value-type="float" office:value="11273" calcext:value-type="float">
            <text:p>11273</text:p>
          </table:table-cell>
          <table:table-cell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571" calcext:value-type="float">
            <text:p>173571</text:p>
          </table:table-cell>
          <table:table-cell office:value-type="float" office:value="11174" calcext:value-type="float">
            <text:p>11174</text:p>
          </table:table-cell>
          <table:table-cell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536" calcext:value-type="float">
            <text:p>171536</text:p>
          </table:table-cell>
          <table:table-cell office:value-type="float" office:value="11187" calcext:value-type="float">
            <text:p>11187</text:p>
          </table:table-cell>
          <table:table-cell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742" calcext:value-type="float">
            <text:p>173742</text:p>
          </table:table-cell>
          <table:table-cell office:value-type="float" office:value="11166" calcext:value-type="float">
            <text:p>11166</text:p>
          </table:table-cell>
          <table:table-cell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5952" calcext:value-type="float">
            <text:p>625952</text:p>
          </table:table-cell>
          <table:table-cell office:value-type="float" office:value="13520" calcext:value-type="float">
            <text:p>13520</text:p>
          </table:table-cell>
          <table:table-cell office:value-type="float" office:value="2290" calcext:value-type="float">
            <text:p>229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922" calcext:value-type="float">
            <text:p>174922</text:p>
          </table:table-cell>
          <table:table-cell office:value-type="float" office:value="11853" calcext:value-type="float">
            <text:p>11853</text:p>
          </table:table-cell>
          <table:table-cell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506" calcext:value-type="float">
            <text:p>171506</text:p>
          </table:table-cell>
          <table:table-cell office:value-type="float" office:value="11130" calcext:value-type="float">
            <text:p>11130</text:p>
          </table:table-cell>
          <table:table-cell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7325" calcext:value-type="float">
            <text:p>187325</text:p>
          </table:table-cell>
          <table:table-cell office:value-type="float" office:value="11304" calcext:value-type="float">
            <text:p>11304</text:p>
          </table:table-cell>
          <table:table-cell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481" calcext:value-type="float">
            <text:p>171481</text:p>
          </table:table-cell>
          <table:table-cell office:value-type="float" office:value="11228" calcext:value-type="float">
            <text:p>11228</text:p>
          </table:table-cell>
          <table:table-cell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359" calcext:value-type="float">
            <text:p>173359</text:p>
          </table:table-cell>
          <table:table-cell office:value-type="float" office:value="11202" calcext:value-type="float">
            <text:p>11202</text:p>
          </table:table-cell>
          <table:table-cell office:value-type="float" office:value="2080" calcext:value-type="float">
            <text:p>208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788" calcext:value-type="float">
            <text:p>171788</text:p>
          </table:table-cell>
          <table:table-cell office:value-type="float" office:value="11255" calcext:value-type="float">
            <text:p>11255</text:p>
          </table:table-cell>
          <table:table-cell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004749" calcext:value-type="float">
            <text:p>7004749</text:p>
          </table:table-cell>
          <table:table-cell office:value-type="float" office:value="25743" calcext:value-type="float">
            <text:p>25743</text:p>
          </table:table-cell>
          <table:table-cell office:value-type="float" office:value="3066" calcext:value-type="float">
            <text:p>306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121" calcext:value-type="float">
            <text:p>237121</text:p>
          </table:table-cell>
          <table:table-cell office:value-type="float" office:value="18441" calcext:value-type="float">
            <text:p>18441</text:p>
          </table:table-cell>
          <table:table-cell office:value-type="float" office:value="3023" calcext:value-type="float">
            <text:p>302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8278" calcext:value-type="float">
            <text:p>238278</text:p>
          </table:table-cell>
          <table:table-cell office:value-type="float" office:value="16572" calcext:value-type="float">
            <text:p>16572</text:p>
          </table:table-cell>
          <table:table-cell office:value-type="float" office:value="2926" calcext:value-type="float">
            <text:p>292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5945" calcext:value-type="float">
            <text:p>235945</text:p>
          </table:table-cell>
          <table:table-cell office:value-type="float" office:value="15886" calcext:value-type="float">
            <text:p>15886</text:p>
          </table:table-cell>
          <table:table-cell office:value-type="float" office:value="2843" calcext:value-type="float">
            <text:p>284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689" calcext:value-type="float">
            <text:p>237689</text:p>
          </table:table-cell>
          <table:table-cell office:value-type="float" office:value="15513" calcext:value-type="float">
            <text:p>15513</text:p>
          </table:table-cell>
          <table:table-cell office:value-type="float" office:value="2824" calcext:value-type="float">
            <text:p>282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5715" calcext:value-type="float">
            <text:p>235715</text:p>
          </table:table-cell>
          <table:table-cell office:value-type="float" office:value="15720" calcext:value-type="float">
            <text:p>15720</text:p>
          </table:table-cell>
          <table:table-cell office:value-type="float" office:value="2840" calcext:value-type="float">
            <text:p>284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573" calcext:value-type="float">
            <text:p>237573</text:p>
          </table:table-cell>
          <table:table-cell office:value-type="float" office:value="15692" calcext:value-type="float">
            <text:p>15692</text:p>
          </table:table-cell>
          <table:table-cell office:value-type="float" office:value="2843" calcext:value-type="float">
            <text:p>2843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6218" calcext:value-type="float">
            <text:p>236218</text:p>
          </table:table-cell>
          <table:table-cell office:value-type="float" office:value="15563" calcext:value-type="float">
            <text:p>15563</text:p>
          </table:table-cell>
          <table:table-cell office:value-type="float" office:value="2848" calcext:value-type="float">
            <text:p>284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8507" calcext:value-type="float">
            <text:p>238507</text:p>
          </table:table-cell>
          <table:table-cell office:value-type="float" office:value="15980" calcext:value-type="float">
            <text:p>15980</text:p>
          </table:table-cell>
          <table:table-cell office:value-type="float" office:value="2817" calcext:value-type="float">
            <text:p>281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8051" calcext:value-type="float">
            <text:p>238051</text:p>
          </table:table-cell>
          <table:table-cell office:value-type="float" office:value="15635" calcext:value-type="float">
            <text:p>15635</text:p>
          </table:table-cell>
          <table:table-cell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5446" calcext:value-type="float">
            <text:p>235446</text:p>
          </table:table-cell>
          <table:table-cell office:value-type="float" office:value="15487" calcext:value-type="float">
            <text:p>15487</text:p>
          </table:table-cell>
          <table:table-cell office:value-type="float" office:value="2815" calcext:value-type="float">
            <text:p>2815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998" calcext:value-type="float">
            <text:p>237998</text:p>
          </table:table-cell>
          <table:table-cell office:value-type="float" office:value="15482" calcext:value-type="float">
            <text:p>15482</text:p>
          </table:table-cell>
          <table:table-cell office:value-type="float" office:value="2818" calcext:value-type="float">
            <text:p>281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6262" calcext:value-type="float">
            <text:p>236262</text:p>
          </table:table-cell>
          <table:table-cell office:value-type="float" office:value="16013" calcext:value-type="float">
            <text:p>16013</text:p>
          </table:table-cell>
          <table:table-cell office:value-type="float" office:value="2900" calcext:value-type="float">
            <text:p>2900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896" calcext:value-type="float">
            <text:p>237896</text:p>
          </table:table-cell>
          <table:table-cell office:value-type="float" office:value="15428" calcext:value-type="float">
            <text:p>15428</text:p>
          </table:table-cell>
          <table:table-cell office:value-type="float" office:value="2872" calcext:value-type="float">
            <text:p>287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5442" calcext:value-type="float">
            <text:p>235442</text:p>
          </table:table-cell>
          <table:table-cell office:value-type="float" office:value="15811" calcext:value-type="float">
            <text:p>15811</text:p>
          </table:table-cell>
          <table:table-cell office:value-type="float" office:value="2842" calcext:value-type="float">
            <text:p>284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713" calcext:value-type="float">
            <text:p>237713</text:p>
          </table:table-cell>
          <table:table-cell office:value-type="float" office:value="15403" calcext:value-type="float">
            <text:p>15403</text:p>
          </table:table-cell>
          <table:table-cell office:value-type="float" office:value="2802" calcext:value-type="float">
            <text:p>280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5755" calcext:value-type="float">
            <text:p>235755</text:p>
          </table:table-cell>
          <table:table-cell office:value-type="float" office:value="15351" calcext:value-type="float">
            <text:p>15351</text:p>
          </table:table-cell>
          <table:table-cell office:value-type="float" office:value="2828" calcext:value-type="float">
            <text:p>282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492" calcext:value-type="float">
            <text:p>237492</text:p>
          </table:table-cell>
          <table:table-cell office:value-type="float" office:value="15732" calcext:value-type="float">
            <text:p>15732</text:p>
          </table:table-cell>
          <table:table-cell office:value-type="float" office:value="2842" calcext:value-type="float">
            <text:p>284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6675" calcext:value-type="float">
            <text:p>236675</text:p>
          </table:table-cell>
          <table:table-cell office:value-type="float" office:value="15778" calcext:value-type="float">
            <text:p>15778</text:p>
          </table:table-cell>
          <table:table-cell office:value-type="float" office:value="2818" calcext:value-type="float">
            <text:p>2818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637" calcext:value-type="float">
            <text:p>237637</text:p>
          </table:table-cell>
          <table:table-cell office:value-type="float" office:value="15791" calcext:value-type="float">
            <text:p>15791</text:p>
          </table:table-cell>
          <table:table-cell office:value-type="float" office:value="2824" calcext:value-type="float">
            <text:p>282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0447" calcext:value-type="float">
            <text:p>470447</text:p>
          </table:table-cell>
          <table:table-cell office:value-type="float" office:value="41891" calcext:value-type="float">
            <text:p>41891</text:p>
          </table:table-cell>
          <table:table-cell office:value-type="float" office:value="8501" calcext:value-type="float">
            <text:p>850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0535" calcext:value-type="float">
            <text:p>470535</text:p>
          </table:table-cell>
          <table:table-cell office:value-type="float" office:value="36576" calcext:value-type="float">
            <text:p>36576</text:p>
          </table:table-cell>
          <table:table-cell office:value-type="float" office:value="7847" calcext:value-type="float">
            <text:p>784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5697" calcext:value-type="float">
            <text:p>485697</text:p>
          </table:table-cell>
          <table:table-cell office:value-type="float" office:value="34658" calcext:value-type="float">
            <text:p>34658</text:p>
          </table:table-cell>
          <table:table-cell office:value-type="float" office:value="7565" calcext:value-type="float">
            <text:p>756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119" calcext:value-type="float">
            <text:p>472119</text:p>
          </table:table-cell>
          <table:table-cell office:value-type="float" office:value="33266" calcext:value-type="float">
            <text:p>33266</text:p>
          </table:table-cell>
          <table:table-cell office:value-type="float" office:value="7272" calcext:value-type="float">
            <text:p>727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1841" calcext:value-type="float">
            <text:p>471841</text:p>
          </table:table-cell>
          <table:table-cell office:value-type="float" office:value="33401" calcext:value-type="float">
            <text:p>33401</text:p>
          </table:table-cell>
          <table:table-cell office:value-type="float" office:value="7059" calcext:value-type="float">
            <text:p>705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383" calcext:value-type="float">
            <text:p>472383</text:p>
          </table:table-cell>
          <table:table-cell office:value-type="float" office:value="32820" calcext:value-type="float">
            <text:p>32820</text:p>
          </table:table-cell>
          <table:table-cell office:value-type="float" office:value="7158" calcext:value-type="float">
            <text:p>715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452" calcext:value-type="float">
            <text:p>472452</text:p>
          </table:table-cell>
          <table:table-cell office:value-type="float" office:value="32482" calcext:value-type="float">
            <text:p>32482</text:p>
          </table:table-cell>
          <table:table-cell office:value-type="float" office:value="7103" calcext:value-type="float">
            <text:p>710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514" calcext:value-type="float">
            <text:p>472514</text:p>
          </table:table-cell>
          <table:table-cell office:value-type="float" office:value="32571" calcext:value-type="float">
            <text:p>32571</text:p>
          </table:table-cell>
          <table:table-cell office:value-type="float" office:value="6981" calcext:value-type="float">
            <text:p>698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368" calcext:value-type="float">
            <text:p>472368</text:p>
          </table:table-cell>
          <table:table-cell office:value-type="float" office:value="32824" calcext:value-type="float">
            <text:p>32824</text:p>
          </table:table-cell>
          <table:table-cell office:value-type="float" office:value="6998" calcext:value-type="float">
            <text:p>699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8314" calcext:value-type="float">
            <text:p>468314</text:p>
          </table:table-cell>
          <table:table-cell office:value-type="float" office:value="24390" calcext:value-type="float">
            <text:p>24390</text:p>
          </table:table-cell>
          <table:table-cell office:value-type="float" office:value="5078" calcext:value-type="float">
            <text:p>507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320" calcext:value-type="float">
            <text:p>345320</text:p>
          </table:table-cell>
          <table:table-cell office:value-type="float" office:value="23081" calcext:value-type="float">
            <text:p>23081</text:p>
          </table:table-cell>
          <table:table-cell office:value-type="float" office:value="5049" calcext:value-type="float">
            <text:p>504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6303" calcext:value-type="float">
            <text:p>346303</text:p>
          </table:table-cell>
          <table:table-cell office:value-type="float" office:value="23867" calcext:value-type="float">
            <text:p>23867</text:p>
          </table:table-cell>
          <table:table-cell office:value-type="float" office:value="5059" calcext:value-type="float">
            <text:p>505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119" calcext:value-type="float">
            <text:p>344119</text:p>
          </table:table-cell>
          <table:table-cell office:value-type="float" office:value="23515" calcext:value-type="float">
            <text:p>23515</text:p>
          </table:table-cell>
          <table:table-cell office:value-type="float" office:value="5025" calcext:value-type="float">
            <text:p>502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581" calcext:value-type="float">
            <text:p>345581</text:p>
          </table:table-cell>
          <table:table-cell office:value-type="float" office:value="23367" calcext:value-type="float">
            <text:p>23367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510" calcext:value-type="float">
            <text:p>345510</text:p>
          </table:table-cell>
          <table:table-cell office:value-type="float" office:value="23225" calcext:value-type="float">
            <text:p>23225</text:p>
          </table:table-cell>
          <table:table-cell office:value-type="float" office:value="5037" calcext:value-type="float">
            <text:p>503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114" calcext:value-type="float">
            <text:p>345114</text:p>
          </table:table-cell>
          <table:table-cell office:value-type="float" office:value="23108" calcext:value-type="float">
            <text:p>23108</text:p>
          </table:table-cell>
          <table:table-cell office:value-type="float" office:value="5021" calcext:value-type="float">
            <text:p>502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476" calcext:value-type="float">
            <text:p>345476</text:p>
          </table:table-cell>
          <table:table-cell office:value-type="float" office:value="23210" calcext:value-type="float">
            <text:p>23210</text:p>
          </table:table-cell>
          <table:table-cell office:value-type="float" office:value="5044" calcext:value-type="float">
            <text:p>504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949" calcext:value-type="float">
            <text:p>345949</text:p>
          </table:table-cell>
          <table:table-cell office:value-type="float" office:value="23106" calcext:value-type="float">
            <text:p>23106</text:p>
          </table:table-cell>
          <table:table-cell office:value-type="float" office:value="5080" calcext:value-type="float">
            <text:p>508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61365" calcext:value-type="float">
            <text:p>361365</text:p>
          </table:table-cell>
          <table:table-cell office:value-type="float" office:value="23423" calcext:value-type="float">
            <text:p>23423</text:p>
          </table:table-cell>
          <table:table-cell office:value-type="float" office:value="5053" calcext:value-type="float">
            <text:p>505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139" calcext:value-type="float">
            <text:p>342139</text:p>
          </table:table-cell>
          <table:table-cell office:value-type="float" office:value="23494" calcext:value-type="float">
            <text:p>23494</text:p>
          </table:table-cell>
          <table:table-cell office:value-type="float" office:value="5054" calcext:value-type="float">
            <text:p>505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6110" calcext:value-type="float">
            <text:p>346110</text:p>
          </table:table-cell>
          <table:table-cell office:value-type="float" office:value="23167" calcext:value-type="float">
            <text:p>23167</text:p>
          </table:table-cell>
          <table:table-cell office:value-type="float" office:value="5058" calcext:value-type="float">
            <text:p>505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7217" calcext:value-type="float">
            <text:p>347217</text:p>
          </table:table-cell>
          <table:table-cell office:value-type="float" office:value="23276" calcext:value-type="float">
            <text:p>23276</text:p>
          </table:table-cell>
          <table:table-cell office:value-type="float" office:value="5072" calcext:value-type="float">
            <text:p>507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82065" calcext:value-type="float">
            <text:p>382065</text:p>
          </table:table-cell>
          <table:table-cell office:value-type="float" office:value="24113" calcext:value-type="float">
            <text:p>24113</text:p>
          </table:table-cell>
          <table:table-cell office:value-type="float" office:value="5156" calcext:value-type="float">
            <text:p>515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319" calcext:value-type="float">
            <text:p>345319</text:p>
          </table:table-cell>
          <table:table-cell office:value-type="float" office:value="23365" calcext:value-type="float">
            <text:p>23365</text:p>
          </table:table-cell>
          <table:table-cell office:value-type="float" office:value="5071" calcext:value-type="float">
            <text:p>507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441" calcext:value-type="float">
            <text:p>344441</text:p>
          </table:table-cell>
          <table:table-cell office:value-type="float" office:value="23147" calcext:value-type="float">
            <text:p>23147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458" calcext:value-type="float">
            <text:p>345458</text:p>
          </table:table-cell>
          <table:table-cell office:value-type="float" office:value="22989" calcext:value-type="float">
            <text:p>22989</text:p>
          </table:table-cell>
          <table:table-cell office:value-type="float" office:value="5004" calcext:value-type="float">
            <text:p>500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681" calcext:value-type="float">
            <text:p>344681</text:p>
          </table:table-cell>
          <table:table-cell office:value-type="float" office:value="23164" calcext:value-type="float">
            <text:p>23164</text:p>
          </table:table-cell>
          <table:table-cell office:value-type="float" office:value="5030" calcext:value-type="float">
            <text:p>503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9304" calcext:value-type="float">
            <text:p>359304</text:p>
          </table:table-cell>
          <table:table-cell office:value-type="float" office:value="23469" calcext:value-type="float">
            <text:p>23469</text:p>
          </table:table-cell>
          <table:table-cell office:value-type="float" office:value="5067" calcext:value-type="float">
            <text:p>506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386" calcext:value-type="float">
            <text:p>344386</text:p>
          </table:table-cell>
          <table:table-cell office:value-type="float" office:value="23387" calcext:value-type="float">
            <text:p>23387</text:p>
          </table:table-cell>
          <table:table-cell office:value-type="float" office:value="5027" calcext:value-type="float">
            <text:p>502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001" calcext:value-type="float">
            <text:p>345001</text:p>
          </table:table-cell>
          <table:table-cell office:value-type="float" office:value="23242" calcext:value-type="float">
            <text:p>23242</text:p>
          </table:table-cell>
          <table:table-cell office:value-type="float" office:value="5034" calcext:value-type="float">
            <text:p>503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570" calcext:value-type="float">
            <text:p>345570</text:p>
          </table:table-cell>
          <table:table-cell office:value-type="float" office:value="23275" calcext:value-type="float">
            <text:p>23275</text:p>
          </table:table-cell>
          <table:table-cell office:value-type="float" office:value="5061" calcext:value-type="float">
            <text:p>506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436" calcext:value-type="float">
            <text:p>344436</text:p>
          </table:table-cell>
          <table:table-cell office:value-type="float" office:value="23297" calcext:value-type="float">
            <text:p>23297</text:p>
          </table:table-cell>
          <table:table-cell office:value-type="float" office:value="5054" calcext:value-type="float">
            <text:p>505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279" calcext:value-type="float">
            <text:p>345279</text:p>
          </table:table-cell>
          <table:table-cell office:value-type="float" office:value="23048" calcext:value-type="float">
            <text:p>23048</text:p>
          </table:table-cell>
          <table:table-cell office:value-type="float" office:value="5032" calcext:value-type="float">
            <text:p>503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870" calcext:value-type="float">
            <text:p>343870</text:p>
          </table:table-cell>
          <table:table-cell office:value-type="float" office:value="23143" calcext:value-type="float">
            <text:p>23143</text:p>
          </table:table-cell>
          <table:table-cell office:value-type="float" office:value="5058" calcext:value-type="float">
            <text:p>505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622" calcext:value-type="float">
            <text:p>344622</text:p>
          </table:table-cell>
          <table:table-cell office:value-type="float" office:value="24135" calcext:value-type="float">
            <text:p>24135</text:p>
          </table:table-cell>
          <table:table-cell office:value-type="float" office:value="5040" calcext:value-type="float">
            <text:p>504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746" calcext:value-type="float">
            <text:p>344746</text:p>
          </table:table-cell>
          <table:table-cell office:value-type="float" office:value="23072" calcext:value-type="float">
            <text:p>23072</text:p>
          </table:table-cell>
          <table:table-cell office:value-type="float" office:value="5060" calcext:value-type="float">
            <text:p>506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6276" calcext:value-type="float">
            <text:p>346276</text:p>
          </table:table-cell>
          <table:table-cell office:value-type="float" office:value="23038" calcext:value-type="float">
            <text:p>23038</text:p>
          </table:table-cell>
          <table:table-cell office:value-type="float" office:value="5060" calcext:value-type="float">
            <text:p>506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3325" calcext:value-type="float">
            <text:p>373325</text:p>
          </table:table-cell>
          <table:table-cell office:value-type="float" office:value="23413" calcext:value-type="float">
            <text:p>23413</text:p>
          </table:table-cell>
          <table:table-cell office:value-type="float" office:value="5032" calcext:value-type="float">
            <text:p>503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191" calcext:value-type="float">
            <text:p>344191</text:p>
          </table:table-cell>
          <table:table-cell office:value-type="float" office:value="22993" calcext:value-type="float">
            <text:p>22993</text:p>
          </table:table-cell>
          <table:table-cell office:value-type="float" office:value="5039" calcext:value-type="float">
            <text:p>503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293" calcext:value-type="float">
            <text:p>345293</text:p>
          </table:table-cell>
          <table:table-cell office:value-type="float" office:value="23478" calcext:value-type="float">
            <text:p>23478</text:p>
          </table:table-cell>
          <table:table-cell office:value-type="float" office:value="5022" calcext:value-type="float">
            <text:p>502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926" calcext:value-type="float">
            <text:p>345926</text:p>
          </table:table-cell>
          <table:table-cell office:value-type="float" office:value="23076" calcext:value-type="float">
            <text:p>23076</text:p>
          </table:table-cell>
          <table:table-cell office:value-type="float" office:value="5030" calcext:value-type="float">
            <text:p>503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913" calcext:value-type="float">
            <text:p>344913</text:p>
          </table:table-cell>
          <table:table-cell office:value-type="float" office:value="23648" calcext:value-type="float">
            <text:p>23648</text:p>
          </table:table-cell>
          <table:table-cell office:value-type="float" office:value="5049" calcext:value-type="float">
            <text:p>504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6375" calcext:value-type="float">
            <text:p>346375</text:p>
          </table:table-cell>
          <table:table-cell office:value-type="float" office:value="22929" calcext:value-type="float">
            <text:p>22929</text:p>
          </table:table-cell>
          <table:table-cell office:value-type="float" office:value="5025" calcext:value-type="float">
            <text:p>502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338372" calcext:value-type="float">
            <text:p>3338372</text:p>
          </table:table-cell>
          <table:table-cell office:value-type="float" office:value="39956" calcext:value-type="float">
            <text:p>39956</text:p>
          </table:table-cell>
          <table:table-cell office:value-type="float" office:value="7008" calcext:value-type="float">
            <text:p>700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118" calcext:value-type="float">
            <text:p>342118</text:p>
          </table:table-cell>
          <table:table-cell office:value-type="float" office:value="27271" calcext:value-type="float">
            <text:p>27271</text:p>
          </table:table-cell>
          <table:table-cell office:value-type="float" office:value="5818" calcext:value-type="float">
            <text:p>581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609" calcext:value-type="float">
            <text:p>344609</text:p>
          </table:table-cell>
          <table:table-cell office:value-type="float" office:value="25482" calcext:value-type="float">
            <text:p>25482</text:p>
          </table:table-cell>
          <table:table-cell office:value-type="float" office:value="5435" calcext:value-type="float">
            <text:p>543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1965" calcext:value-type="float">
            <text:p>341965</text:p>
          </table:table-cell>
          <table:table-cell office:value-type="float" office:value="24833" calcext:value-type="float">
            <text:p>24833</text:p>
          </table:table-cell>
          <table:table-cell office:value-type="float" office:value="5253" calcext:value-type="float">
            <text:p>525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6528" calcext:value-type="float">
            <text:p>346528</text:p>
          </table:table-cell>
          <table:table-cell office:value-type="float" office:value="24422" calcext:value-type="float">
            <text:p>24422</text:p>
          </table:table-cell>
          <table:table-cell office:value-type="float" office:value="5305" calcext:value-type="float">
            <text:p>530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61772" calcext:value-type="float">
            <text:p>361772</text:p>
          </table:table-cell>
          <table:table-cell office:value-type="float" office:value="23977" calcext:value-type="float">
            <text:p>23977</text:p>
          </table:table-cell>
          <table:table-cell office:value-type="float" office:value="5174" calcext:value-type="float">
            <text:p>517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784" calcext:value-type="float">
            <text:p>343784</text:p>
          </table:table-cell>
          <table:table-cell office:value-type="float" office:value="24079" calcext:value-type="float">
            <text:p>24079</text:p>
          </table:table-cell>
          <table:table-cell office:value-type="float" office:value="5092" calcext:value-type="float">
            <text:p>509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527" calcext:value-type="float">
            <text:p>343527</text:p>
          </table:table-cell>
          <table:table-cell office:value-type="float" office:value="23685" calcext:value-type="float">
            <text:p>23685</text:p>
          </table:table-cell>
          <table:table-cell office:value-type="float" office:value="5143" calcext:value-type="float">
            <text:p>514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301" calcext:value-type="float">
            <text:p>343301</text:p>
          </table:table-cell>
          <table:table-cell office:value-type="float" office:value="24322" calcext:value-type="float">
            <text:p>24322</text:p>
          </table:table-cell>
          <table:table-cell office:value-type="float" office:value="5150" calcext:value-type="float">
            <text:p>515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440" calcext:value-type="float">
            <text:p>343440</text:p>
          </table:table-cell>
          <table:table-cell office:value-type="float" office:value="23548" calcext:value-type="float">
            <text:p>23548</text:p>
          </table:table-cell>
          <table:table-cell office:value-type="float" office:value="5157" calcext:value-type="float">
            <text:p>515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374" calcext:value-type="float">
            <text:p>343374</text:p>
          </table:table-cell>
          <table:table-cell office:value-type="float" office:value="23904" calcext:value-type="float">
            <text:p>23904</text:p>
          </table:table-cell>
          <table:table-cell office:value-type="float" office:value="5155" calcext:value-type="float">
            <text:p>515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267" calcext:value-type="float">
            <text:p>342267</text:p>
          </table:table-cell>
          <table:table-cell office:value-type="float" office:value="23520" calcext:value-type="float">
            <text:p>23520</text:p>
          </table:table-cell>
          <table:table-cell office:value-type="float" office:value="5097" calcext:value-type="float">
            <text:p>509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275" calcext:value-type="float">
            <text:p>344275</text:p>
          </table:table-cell>
          <table:table-cell office:value-type="float" office:value="23533" calcext:value-type="float">
            <text:p>23533</text:p>
          </table:table-cell>
          <table:table-cell office:value-type="float" office:value="5169" calcext:value-type="float">
            <text:p>516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353" calcext:value-type="float">
            <text:p>344353</text:p>
          </table:table-cell>
          <table:table-cell office:value-type="float" office:value="24195" calcext:value-type="float">
            <text:p>24195</text:p>
          </table:table-cell>
          <table:table-cell office:value-type="float" office:value="5044" calcext:value-type="float">
            <text:p>504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09293" calcext:value-type="float">
            <text:p>409293</text:p>
          </table:table-cell>
          <table:table-cell office:value-type="float" office:value="32700" calcext:value-type="float">
            <text:p>32700</text:p>
          </table:table-cell>
          <table:table-cell office:value-type="float" office:value="6952" calcext:value-type="float">
            <text:p>695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8146" calcext:value-type="float">
            <text:p>468146</text:p>
          </table:table-cell>
          <table:table-cell office:value-type="float" office:value="32484" calcext:value-type="float">
            <text:p>32484</text:p>
          </table:table-cell>
          <table:table-cell office:value-type="float" office:value="6926" calcext:value-type="float">
            <text:p>692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1939" calcext:value-type="float">
            <text:p>471939</text:p>
          </table:table-cell>
          <table:table-cell office:value-type="float" office:value="32043" calcext:value-type="float">
            <text:p>32043</text:p>
          </table:table-cell>
          <table:table-cell office:value-type="float" office:value="6979" calcext:value-type="float">
            <text:p>697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9843" calcext:value-type="float">
            <text:p>469843</text:p>
          </table:table-cell>
          <table:table-cell office:value-type="float" office:value="32154" calcext:value-type="float">
            <text:p>32154</text:p>
          </table:table-cell>
          <table:table-cell office:value-type="float" office:value="6974" calcext:value-type="float">
            <text:p>697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1866" calcext:value-type="float">
            <text:p>471866</text:p>
          </table:table-cell>
          <table:table-cell office:value-type="float" office:value="32268" calcext:value-type="float">
            <text:p>32268</text:p>
          </table:table-cell>
          <table:table-cell office:value-type="float" office:value="6966" calcext:value-type="float">
            <text:p>696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9209" calcext:value-type="float">
            <text:p>469209</text:p>
          </table:table-cell>
          <table:table-cell office:value-type="float" office:value="32164" calcext:value-type="float">
            <text:p>32164</text:p>
          </table:table-cell>
          <table:table-cell office:value-type="float" office:value="6939" calcext:value-type="float">
            <text:p>693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336" calcext:value-type="float">
            <text:p>472336</text:p>
          </table:table-cell>
          <table:table-cell office:value-type="float" office:value="31887" calcext:value-type="float">
            <text:p>31887</text:p>
          </table:table-cell>
          <table:table-cell office:value-type="float" office:value="6930" calcext:value-type="float">
            <text:p>693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6527" calcext:value-type="float">
            <text:p>486527</text:p>
          </table:table-cell>
          <table:table-cell office:value-type="float" office:value="32584" calcext:value-type="float">
            <text:p>32584</text:p>
          </table:table-cell>
          <table:table-cell office:value-type="float" office:value="6909" calcext:value-type="float">
            <text:p>690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1348" calcext:value-type="float">
            <text:p>471348</text:p>
          </table:table-cell>
          <table:table-cell office:value-type="float" office:value="31876" calcext:value-type="float">
            <text:p>31876</text:p>
          </table:table-cell>
          <table:table-cell office:value-type="float" office:value="6954" calcext:value-type="float">
            <text:p>695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9236" calcext:value-type="float">
            <text:p>469236</text:p>
          </table:table-cell>
          <table:table-cell office:value-type="float" office:value="32193" calcext:value-type="float">
            <text:p>32193</text:p>
          </table:table-cell>
          <table:table-cell office:value-type="float" office:value="6946" calcext:value-type="float">
            <text:p>694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201" calcext:value-type="float">
            <text:p>472201</text:p>
          </table:table-cell>
          <table:table-cell office:value-type="float" office:value="32089" calcext:value-type="float">
            <text:p>32089</text:p>
          </table:table-cell>
          <table:table-cell office:value-type="float" office:value="6948" calcext:value-type="float">
            <text:p>694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0412" calcext:value-type="float">
            <text:p>470412</text:p>
          </table:table-cell>
          <table:table-cell office:value-type="float" office:value="31850" calcext:value-type="float">
            <text:p>31850</text:p>
          </table:table-cell>
          <table:table-cell office:value-type="float" office:value="6956" calcext:value-type="float">
            <text:p>695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1658" calcext:value-type="float">
            <text:p>471658</text:p>
          </table:table-cell>
          <table:table-cell office:value-type="float" office:value="32450" calcext:value-type="float">
            <text:p>32450</text:p>
          </table:table-cell>
          <table:table-cell office:value-type="float" office:value="6936" calcext:value-type="float">
            <text:p>693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7467" calcext:value-type="float">
            <text:p>467467</text:p>
          </table:table-cell>
          <table:table-cell office:value-type="float" office:value="31820" calcext:value-type="float">
            <text:p>31820</text:p>
          </table:table-cell>
          <table:table-cell office:value-type="float" office:value="6956" calcext:value-type="float">
            <text:p>695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7562" calcext:value-type="float">
            <text:p>487562</text:p>
          </table:table-cell>
          <table:table-cell office:value-type="float" office:value="31922" calcext:value-type="float">
            <text:p>31922</text:p>
          </table:table-cell>
          <table:table-cell office:value-type="float" office:value="6909" calcext:value-type="float">
            <text:p>690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9600" calcext:value-type="float">
            <text:p>469600</text:p>
          </table:table-cell>
          <table:table-cell office:value-type="float" office:value="31865" calcext:value-type="float">
            <text:p>31865</text:p>
          </table:table-cell>
          <table:table-cell office:value-type="float" office:value="6958" calcext:value-type="float">
            <text:p>695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2306" calcext:value-type="float">
            <text:p>472306</text:p>
          </table:table-cell>
          <table:table-cell office:value-type="float" office:value="32092" calcext:value-type="float">
            <text:p>32092</text:p>
          </table:table-cell>
          <table:table-cell office:value-type="float" office:value="6964" calcext:value-type="float">
            <text:p>696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68984" calcext:value-type="float">
            <text:p>468984</text:p>
          </table:table-cell>
          <table:table-cell office:value-type="float" office:value="32401" calcext:value-type="float">
            <text:p>32401</text:p>
          </table:table-cell>
          <table:table-cell office:value-type="float" office:value="6946" calcext:value-type="float">
            <text:p>694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0836" calcext:value-type="float">
            <text:p>470836</text:p>
          </table:table-cell>
          <table:table-cell office:value-type="float" office:value="31724" calcext:value-type="float">
            <text:p>31724</text:p>
          </table:table-cell>
          <table:table-cell office:value-type="float" office:value="6921" calcext:value-type="float">
            <text:p>692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0620" calcext:value-type="float">
            <text:p>470620</text:p>
          </table:table-cell>
          <table:table-cell office:value-type="float" office:value="32048" calcext:value-type="float">
            <text:p>32048</text:p>
          </table:table-cell>
          <table:table-cell office:value-type="float" office:value="6962" calcext:value-type="float">
            <text:p>696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1843" calcext:value-type="float">
            <text:p>471843</text:p>
          </table:table-cell>
          <table:table-cell office:value-type="float" office:value="32237" calcext:value-type="float">
            <text:p>32237</text:p>
          </table:table-cell>
          <table:table-cell office:value-type="float" office:value="6987" calcext:value-type="float">
            <text:p>698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60054" calcext:value-type="float">
            <text:p>360054</text:p>
          </table:table-cell>
          <table:table-cell office:value-type="float" office:value="23797" calcext:value-type="float">
            <text:p>23797</text:p>
          </table:table-cell>
          <table:table-cell office:value-type="float" office:value="5065" calcext:value-type="float">
            <text:p>506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502" calcext:value-type="float">
            <text:p>345502</text:p>
          </table:table-cell>
          <table:table-cell office:value-type="float" office:value="23244" calcext:value-type="float">
            <text:p>23244</text:p>
          </table:table-cell>
          <table:table-cell office:value-type="float" office:value="5075" calcext:value-type="float">
            <text:p>5075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817" calcext:value-type="float">
            <text:p>345817</text:p>
          </table:table-cell>
          <table:table-cell office:value-type="float" office:value="23367" calcext:value-type="float">
            <text:p>23367</text:p>
          </table:table-cell>
          <table:table-cell office:value-type="float" office:value="5049" calcext:value-type="float">
            <text:p>5049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975" calcext:value-type="float">
            <text:p>344975</text:p>
          </table:table-cell>
          <table:table-cell office:value-type="float" office:value="23146" calcext:value-type="float">
            <text:p>23146</text:p>
          </table:table-cell>
          <table:table-cell office:value-type="float" office:value="5060" calcext:value-type="float">
            <text:p>506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0271" calcext:value-type="float">
            <text:p>340271</text:p>
          </table:table-cell>
          <table:table-cell office:value-type="float" office:value="22949" calcext:value-type="float">
            <text:p>22949</text:p>
          </table:table-cell>
          <table:table-cell office:value-type="float" office:value="5058" calcext:value-type="float">
            <text:p>505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094" calcext:value-type="float">
            <text:p>344094</text:p>
          </table:table-cell>
          <table:table-cell office:value-type="float" office:value="23373" calcext:value-type="float">
            <text:p>23373</text:p>
          </table:table-cell>
          <table:table-cell office:value-type="float" office:value="5131" calcext:value-type="float">
            <text:p>513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562" calcext:value-type="float">
            <text:p>343562</text:p>
          </table:table-cell>
          <table:table-cell office:value-type="float" office:value="23523" calcext:value-type="float">
            <text:p>23523</text:p>
          </table:table-cell>
          <table:table-cell office:value-type="float" office:value="5071" calcext:value-type="float">
            <text:p>507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169" calcext:value-type="float">
            <text:p>344169</text:p>
          </table:table-cell>
          <table:table-cell office:value-type="float" office:value="23367" calcext:value-type="float">
            <text:p>23367</text:p>
          </table:table-cell>
          <table:table-cell office:value-type="float" office:value="5030" calcext:value-type="float">
            <text:p>503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514" calcext:value-type="float">
            <text:p>342514</text:p>
          </table:table-cell>
          <table:table-cell office:value-type="float" office:value="23309" calcext:value-type="float">
            <text:p>23309</text:p>
          </table:table-cell>
          <table:table-cell office:value-type="float" office:value="5041" calcext:value-type="float">
            <text:p>504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9903" calcext:value-type="float">
            <text:p>359903</text:p>
          </table:table-cell>
          <table:table-cell office:value-type="float" office:value="23559" calcext:value-type="float">
            <text:p>23559</text:p>
          </table:table-cell>
          <table:table-cell office:value-type="float" office:value="5021" calcext:value-type="float">
            <text:p>502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782" calcext:value-type="float">
            <text:p>343782</text:p>
          </table:table-cell>
          <table:table-cell office:value-type="float" office:value="23028" calcext:value-type="float">
            <text:p>23028</text:p>
          </table:table-cell>
          <table:table-cell office:value-type="float" office:value="5023" calcext:value-type="float">
            <text:p>502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515" calcext:value-type="float">
            <text:p>344515</text:p>
          </table:table-cell>
          <table:table-cell office:value-type="float" office:value="23384" calcext:value-type="float">
            <text:p>23384</text:p>
          </table:table-cell>
          <table:table-cell office:value-type="float" office:value="5053" calcext:value-type="float">
            <text:p>505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846" calcext:value-type="float">
            <text:p>342846</text:p>
          </table:table-cell>
          <table:table-cell office:value-type="float" office:value="23641" calcext:value-type="float">
            <text:p>23641</text:p>
          </table:table-cell>
          <table:table-cell office:value-type="float" office:value="5044" calcext:value-type="float">
            <text:p>5044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274" calcext:value-type="float">
            <text:p>344274</text:p>
          </table:table-cell>
          <table:table-cell office:value-type="float" office:value="23553" calcext:value-type="float">
            <text:p>23553</text:p>
          </table:table-cell>
          <table:table-cell office:value-type="float" office:value="5016" calcext:value-type="float">
            <text:p>501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417" calcext:value-type="float">
            <text:p>342417</text:p>
          </table:table-cell>
          <table:table-cell office:value-type="float" office:value="23239" calcext:value-type="float">
            <text:p>23239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65666" calcext:value-type="float">
            <text:p>365666</text:p>
          </table:table-cell>
          <table:table-cell office:value-type="float" office:value="23730" calcext:value-type="float">
            <text:p>23730</text:p>
          </table:table-cell>
          <table:table-cell office:value-type="float" office:value="5046" calcext:value-type="float">
            <text:p>5046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363" calcext:value-type="float">
            <text:p>342363</text:p>
          </table:table-cell>
          <table:table-cell office:value-type="float" office:value="23034" calcext:value-type="float">
            <text:p>23034</text:p>
          </table:table-cell>
          <table:table-cell office:value-type="float" office:value="5021" calcext:value-type="float">
            <text:p>502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5223" calcext:value-type="float">
            <text:p>345223</text:p>
          </table:table-cell>
          <table:table-cell office:value-type="float" office:value="23062" calcext:value-type="float">
            <text:p>23062</text:p>
          </table:table-cell>
          <table:table-cell office:value-type="float" office:value="5028" calcext:value-type="float">
            <text:p>502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3314" calcext:value-type="float">
            <text:p>353314</text:p>
          </table:table-cell>
          <table:table-cell office:value-type="float" office:value="23486" calcext:value-type="float">
            <text:p>23486</text:p>
          </table:table-cell>
          <table:table-cell office:value-type="float" office:value="5021" calcext:value-type="float">
            <text:p>502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4657" calcext:value-type="float">
            <text:p>344657</text:p>
          </table:table-cell>
          <table:table-cell office:value-type="float" office:value="23192" calcext:value-type="float">
            <text:p>23192</text:p>
          </table:table-cell>
          <table:table-cell office:value-type="float" office:value="5021" calcext:value-type="float">
            <text:p>5021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2125" calcext:value-type="float">
            <text:p>342125</text:p>
          </table:table-cell>
          <table:table-cell office:value-type="float" office:value="23079" calcext:value-type="float">
            <text:p>23079</text:p>
          </table:table-cell>
          <table:table-cell office:value-type="float" office:value="5040" calcext:value-type="float">
            <text:p>5040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638" calcext:value-type="float">
            <text:p>343638</text:p>
          </table:table-cell>
          <table:table-cell office:value-type="float" office:value="23250" calcext:value-type="float">
            <text:p>23250</text:p>
          </table:table-cell>
          <table:table-cell office:value-type="float" office:value="5217" calcext:value-type="float">
            <text:p>5217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43162" calcext:value-type="float">
            <text:p>343162</text:p>
          </table:table-cell>
          <table:table-cell office:value-type="float" office:value="23034" calcext:value-type="float">
            <text:p>23034</text:p>
          </table:table-cell>
          <table:table-cell office:value-type="float" office:value="5106" calcext:value-type="float">
            <text:p>5106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6179" calcext:value-type="float">
            <text:p>686179</text:p>
          </table:table-cell>
          <table:table-cell office:value-type="float" office:value="32364" calcext:value-type="float">
            <text:p>32364</text:p>
          </table:table-cell>
          <table:table-cell office:value-type="float" office:value="10685" calcext:value-type="float">
            <text:p>1068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9135" calcext:value-type="float">
            <text:p>689135</text:p>
          </table:table-cell>
          <table:table-cell office:value-type="float" office:value="29934" calcext:value-type="float">
            <text:p>29934</text:p>
          </table:table-cell>
          <table:table-cell office:value-type="float" office:value="9977" calcext:value-type="float">
            <text:p>997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72331" calcext:value-type="float">
            <text:p>1672331</text:p>
          </table:table-cell>
          <table:table-cell office:value-type="float" office:value="40217" calcext:value-type="float">
            <text:p>40217</text:p>
          </table:table-cell>
          <table:table-cell office:value-type="float" office:value="11125" calcext:value-type="float">
            <text:p>1112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33066" calcext:value-type="float">
            <text:p>733066</text:p>
          </table:table-cell>
          <table:table-cell office:value-type="float" office:value="27582" calcext:value-type="float">
            <text:p>27582</text:p>
          </table:table-cell>
          <table:table-cell office:value-type="float" office:value="9671" calcext:value-type="float">
            <text:p>967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25376" calcext:value-type="float">
            <text:p>1125376</text:p>
          </table:table-cell>
          <table:table-cell office:value-type="float" office:value="35583" calcext:value-type="float">
            <text:p>35583</text:p>
          </table:table-cell>
          <table:table-cell office:value-type="float" office:value="10304" calcext:value-type="float">
            <text:p>1030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1423" calcext:value-type="float">
            <text:p>701423</text:p>
          </table:table-cell>
          <table:table-cell office:value-type="float" office:value="26615" calcext:value-type="float">
            <text:p>26615</text:p>
          </table:table-cell>
          <table:table-cell office:value-type="float" office:value="9523" calcext:value-type="float">
            <text:p>952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33751" calcext:value-type="float">
            <text:p>1133751</text:p>
          </table:table-cell>
          <table:table-cell office:value-type="float" office:value="31385" calcext:value-type="float">
            <text:p>31385</text:p>
          </table:table-cell>
          <table:table-cell office:value-type="float" office:value="9877" calcext:value-type="float">
            <text:p>987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79833" calcext:value-type="float">
            <text:p>679833</text:p>
          </table:table-cell>
          <table:table-cell office:value-type="float" office:value="26024" calcext:value-type="float">
            <text:p>26024</text:p>
          </table:table-cell>
          <table:table-cell office:value-type="float" office:value="9431" calcext:value-type="float">
            <text:p>943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24609" calcext:value-type="float">
            <text:p>1124609</text:p>
          </table:table-cell>
          <table:table-cell office:value-type="float" office:value="29430" calcext:value-type="float">
            <text:p>29430</text:p>
          </table:table-cell>
          <table:table-cell office:value-type="float" office:value="9654" calcext:value-type="float">
            <text:p>965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7850" calcext:value-type="float">
            <text:p>697850</text:p>
          </table:table-cell>
          <table:table-cell office:value-type="float" office:value="26657" calcext:value-type="float">
            <text:p>26657</text:p>
          </table:table-cell>
          <table:table-cell office:value-type="float" office:value="9453" calcext:value-type="float">
            <text:p>945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45410" calcext:value-type="float">
            <text:p>1145410</text:p>
          </table:table-cell>
          <table:table-cell office:value-type="float" office:value="30784" calcext:value-type="float">
            <text:p>30784</text:p>
          </table:table-cell>
          <table:table-cell office:value-type="float" office:value="9907" calcext:value-type="float">
            <text:p>990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27804" calcext:value-type="float">
            <text:p>1127804</text:p>
          </table:table-cell>
          <table:table-cell office:value-type="float" office:value="29315" calcext:value-type="float">
            <text:p>29315</text:p>
          </table:table-cell>
          <table:table-cell office:value-type="float" office:value="9787" calcext:value-type="float">
            <text:p>978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18664" calcext:value-type="float">
            <text:p>718664</text:p>
          </table:table-cell>
          <table:table-cell office:value-type="float" office:value="27911" calcext:value-type="float">
            <text:p>27911</text:p>
          </table:table-cell>
          <table:table-cell office:value-type="float" office:value="9913" calcext:value-type="float">
            <text:p>991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92687" calcext:value-type="float">
            <text:p>1192687</text:p>
          </table:table-cell>
          <table:table-cell office:value-type="float" office:value="29960" calcext:value-type="float">
            <text:p>29960</text:p>
          </table:table-cell>
          <table:table-cell office:value-type="float" office:value="9644" calcext:value-type="float">
            <text:p>964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22596" calcext:value-type="float">
            <text:p>722596</text:p>
          </table:table-cell>
          <table:table-cell office:value-type="float" office:value="27717" calcext:value-type="float">
            <text:p>27717</text:p>
          </table:table-cell>
          <table:table-cell office:value-type="float" office:value="9888" calcext:value-type="float">
            <text:p>988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62609" calcext:value-type="float">
            <text:p>1162609</text:p>
          </table:table-cell>
          <table:table-cell office:value-type="float" office:value="28632" calcext:value-type="float">
            <text:p>28632</text:p>
          </table:table-cell>
          <table:table-cell office:value-type="float" office:value="9560" calcext:value-type="float">
            <text:p>956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0999" calcext:value-type="float">
            <text:p>680999</text:p>
          </table:table-cell>
          <table:table-cell office:value-type="float" office:value="26017" calcext:value-type="float">
            <text:p>26017</text:p>
          </table:table-cell>
          <table:table-cell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59334" calcext:value-type="float">
            <text:p>1159334</text:p>
          </table:table-cell>
          <table:table-cell office:value-type="float" office:value="29290" calcext:value-type="float">
            <text:p>29290</text:p>
          </table:table-cell>
          <table:table-cell office:value-type="float" office:value="9607" calcext:value-type="float">
            <text:p>960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32346" calcext:value-type="float">
            <text:p>1132346</text:p>
          </table:table-cell>
          <table:table-cell office:value-type="float" office:value="28522" calcext:value-type="float">
            <text:p>28522</text:p>
          </table:table-cell>
          <table:table-cell office:value-type="float" office:value="9459" calcext:value-type="float">
            <text:p>945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0749" calcext:value-type="float">
            <text:p>680749</text:p>
          </table:table-cell>
          <table:table-cell office:value-type="float" office:value="26375" calcext:value-type="float">
            <text:p>26375</text:p>
          </table:table-cell>
          <table:table-cell office:value-type="float" office:value="9271" calcext:value-type="float">
            <text:p>927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70352" calcext:value-type="float">
            <text:p>1170352</text:p>
          </table:table-cell>
          <table:table-cell office:value-type="float" office:value="31223" calcext:value-type="float">
            <text:p>31223</text:p>
          </table:table-cell>
          <table:table-cell office:value-type="float" office:value="10542" calcext:value-type="float">
            <text:p>1054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25951" calcext:value-type="float">
            <text:p>725951</text:p>
          </table:table-cell>
          <table:table-cell office:value-type="float" office:value="35039" calcext:value-type="float">
            <text:p>35039</text:p>
          </table:table-cell>
          <table:table-cell office:value-type="float" office:value="9300" calcext:value-type="float">
            <text:p>930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35196" calcext:value-type="float">
            <text:p>1135196</text:p>
          </table:table-cell>
          <table:table-cell office:value-type="float" office:value="29003" calcext:value-type="float">
            <text:p>29003</text:p>
          </table:table-cell>
          <table:table-cell office:value-type="float" office:value="9669" calcext:value-type="float">
            <text:p>966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0353" calcext:value-type="float">
            <text:p>680353</text:p>
          </table:table-cell>
          <table:table-cell office:value-type="float" office:value="25739" calcext:value-type="float">
            <text:p>25739</text:p>
          </table:table-cell>
          <table:table-cell office:value-type="float" office:value="9287" calcext:value-type="float">
            <text:p>928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439619" calcext:value-type="float">
            <text:p>4439619</text:p>
          </table:table-cell>
          <table:table-cell office:value-type="float" office:value="43635" calcext:value-type="float">
            <text:p>43635</text:p>
          </table:table-cell>
          <table:table-cell office:value-type="float" office:value="11517" calcext:value-type="float">
            <text:p>1151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6066" calcext:value-type="float">
            <text:p>696066</text:p>
          </table:table-cell>
          <table:table-cell office:value-type="float" office:value="30429" calcext:value-type="float">
            <text:p>30429</text:p>
          </table:table-cell>
          <table:table-cell office:value-type="float" office:value="10067" calcext:value-type="float">
            <text:p>1006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7223" calcext:value-type="float">
            <text:p>687223</text:p>
          </table:table-cell>
          <table:table-cell office:value-type="float" office:value="30969" calcext:value-type="float">
            <text:p>30969</text:p>
          </table:table-cell>
          <table:table-cell office:value-type="float" office:value="10013" calcext:value-type="float">
            <text:p>1001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8912" calcext:value-type="float">
            <text:p>708912</text:p>
          </table:table-cell>
          <table:table-cell office:value-type="float" office:value="28155" calcext:value-type="float">
            <text:p>28155</text:p>
          </table:table-cell>
          <table:table-cell office:value-type="float" office:value="9535" calcext:value-type="float">
            <text:p>953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6326" calcext:value-type="float">
            <text:p>686326</text:p>
          </table:table-cell>
          <table:table-cell office:value-type="float" office:value="28177" calcext:value-type="float">
            <text:p>28177</text:p>
          </table:table-cell>
          <table:table-cell office:value-type="float" office:value="9861" calcext:value-type="float">
            <text:p>986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711" calcext:value-type="float">
            <text:p>684711</text:p>
          </table:table-cell>
          <table:table-cell office:value-type="float" office:value="26193" calcext:value-type="float">
            <text:p>26193</text:p>
          </table:table-cell>
          <table:table-cell office:value-type="float" office:value="9526" calcext:value-type="float">
            <text:p>9526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0094" calcext:value-type="float">
            <text:p>700094</text:p>
          </table:table-cell>
          <table:table-cell office:value-type="float" office:value="27928" calcext:value-type="float">
            <text:p>27928</text:p>
          </table:table-cell>
          <table:table-cell office:value-type="float" office:value="9471" calcext:value-type="float">
            <text:p>947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3371" calcext:value-type="float">
            <text:p>683371</text:p>
          </table:table-cell>
          <table:table-cell office:value-type="float" office:value="26424" calcext:value-type="float">
            <text:p>26424</text:p>
          </table:table-cell>
          <table:table-cell office:value-type="float" office:value="9580" calcext:value-type="float">
            <text:p>958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711" calcext:value-type="float">
            <text:p>684711</text:p>
          </table:table-cell>
          <table:table-cell office:value-type="float" office:value="26529" calcext:value-type="float">
            <text:p>26529</text:p>
          </table:table-cell>
          <table:table-cell office:value-type="float" office:value="9413" calcext:value-type="float">
            <text:p>941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6135" calcext:value-type="float">
            <text:p>706135</text:p>
          </table:table-cell>
          <table:table-cell office:value-type="float" office:value="26916" calcext:value-type="float">
            <text:p>26916</text:p>
          </table:table-cell>
          <table:table-cell office:value-type="float" office:value="10108" calcext:value-type="float">
            <text:p>1010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5668" calcext:value-type="float">
            <text:p>705668</text:p>
          </table:table-cell>
          <table:table-cell office:value-type="float" office:value="26919" calcext:value-type="float">
            <text:p>26919</text:p>
          </table:table-cell>
          <table:table-cell office:value-type="float" office:value="9409" calcext:value-type="float">
            <text:p>940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54251" calcext:value-type="float">
            <text:p>854251</text:p>
          </table:table-cell>
          <table:table-cell office:value-type="float" office:value="36226" calcext:value-type="float">
            <text:p>36226</text:p>
          </table:table-cell>
          <table:table-cell office:value-type="float" office:value="12881" calcext:value-type="float">
            <text:p>1288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9315" calcext:value-type="float">
            <text:p>939315</text:p>
          </table:table-cell>
          <table:table-cell office:value-type="float" office:value="35855" calcext:value-type="float">
            <text:p>35855</text:p>
          </table:table-cell>
          <table:table-cell office:value-type="float" office:value="12952" calcext:value-type="float">
            <text:p>1295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9619" calcext:value-type="float">
            <text:p>939619</text:p>
          </table:table-cell>
          <table:table-cell office:value-type="float" office:value="36075" calcext:value-type="float">
            <text:p>36075</text:p>
          </table:table-cell>
          <table:table-cell office:value-type="float" office:value="12902" calcext:value-type="float">
            <text:p>1290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8404" calcext:value-type="float">
            <text:p>938404</text:p>
          </table:table-cell>
          <table:table-cell office:value-type="float" office:value="35980" calcext:value-type="float">
            <text:p>35980</text:p>
          </table:table-cell>
          <table:table-cell office:value-type="float" office:value="12860" calcext:value-type="float">
            <text:p>1286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53861" calcext:value-type="float">
            <text:p>953861</text:p>
          </table:table-cell>
          <table:table-cell office:value-type="float" office:value="35784" calcext:value-type="float">
            <text:p>35784</text:p>
          </table:table-cell>
          <table:table-cell office:value-type="float" office:value="13211" calcext:value-type="float">
            <text:p>1321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1744" calcext:value-type="float">
            <text:p>941744</text:p>
          </table:table-cell>
          <table:table-cell office:value-type="float" office:value="35368" calcext:value-type="float">
            <text:p>35368</text:p>
          </table:table-cell>
          <table:table-cell office:value-type="float" office:value="12689" calcext:value-type="float">
            <text:p>1268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0001" calcext:value-type="float">
            <text:p>940001</text:p>
          </table:table-cell>
          <table:table-cell office:value-type="float" office:value="35577" calcext:value-type="float">
            <text:p>35577</text:p>
          </table:table-cell>
          <table:table-cell office:value-type="float" office:value="12912" calcext:value-type="float">
            <text:p>1291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56589" calcext:value-type="float">
            <text:p>956589</text:p>
          </table:table-cell>
          <table:table-cell office:value-type="float" office:value="36509" calcext:value-type="float">
            <text:p>36509</text:p>
          </table:table-cell>
          <table:table-cell office:value-type="float" office:value="12833" calcext:value-type="float">
            <text:p>1283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1195" calcext:value-type="float">
            <text:p>941195</text:p>
          </table:table-cell>
          <table:table-cell office:value-type="float" office:value="36512" calcext:value-type="float">
            <text:p>36512</text:p>
          </table:table-cell>
          <table:table-cell office:value-type="float" office:value="12855" calcext:value-type="float">
            <text:p>1285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9552" calcext:value-type="float">
            <text:p>939552</text:p>
          </table:table-cell>
          <table:table-cell office:value-type="float" office:value="36318" calcext:value-type="float">
            <text:p>36318</text:p>
          </table:table-cell>
          <table:table-cell office:value-type="float" office:value="12887" calcext:value-type="float">
            <text:p>1288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9417" calcext:value-type="float">
            <text:p>939417</text:p>
          </table:table-cell>
          <table:table-cell office:value-type="float" office:value="35843" calcext:value-type="float">
            <text:p>35843</text:p>
          </table:table-cell>
          <table:table-cell office:value-type="float" office:value="12766" calcext:value-type="float">
            <text:p>12766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08842" calcext:value-type="float">
            <text:p>908842</text:p>
          </table:table-cell>
          <table:table-cell office:value-type="float" office:value="27080" calcext:value-type="float">
            <text:p>27080</text:p>
          </table:table-cell>
          <table:table-cell office:value-type="float" office:value="9323" calcext:value-type="float">
            <text:p>932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447" calcext:value-type="float">
            <text:p>684447</text:p>
          </table:table-cell>
          <table:table-cell office:value-type="float" office:value="26079" calcext:value-type="float">
            <text:p>26079</text:p>
          </table:table-cell>
          <table:table-cell office:value-type="float" office:value="9348" calcext:value-type="float">
            <text:p>934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4527" calcext:value-type="float">
            <text:p>704527</text:p>
          </table:table-cell>
          <table:table-cell office:value-type="float" office:value="27433" calcext:value-type="float">
            <text:p>27433</text:p>
          </table:table-cell>
          <table:table-cell office:value-type="float" office:value="9359" calcext:value-type="float">
            <text:p>935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3731" calcext:value-type="float">
            <text:p>683731</text:p>
          </table:table-cell>
          <table:table-cell office:value-type="float" office:value="25663" calcext:value-type="float">
            <text:p>25663</text:p>
          </table:table-cell>
          <table:table-cell office:value-type="float" office:value="9297" calcext:value-type="float">
            <text:p>929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204" calcext:value-type="float">
            <text:p>684204</text:p>
          </table:table-cell>
          <table:table-cell office:value-type="float" office:value="25935" calcext:value-type="float">
            <text:p>25935</text:p>
          </table:table-cell>
          <table:table-cell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8726" calcext:value-type="float">
            <text:p>698726</text:p>
          </table:table-cell>
          <table:table-cell office:value-type="float" office:value="26098" calcext:value-type="float">
            <text:p>26098</text:p>
          </table:table-cell>
          <table:table-cell office:value-type="float" office:value="9376" calcext:value-type="float">
            <text:p>9376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3759" calcext:value-type="float">
            <text:p>683759</text:p>
          </table:table-cell>
          <table:table-cell office:value-type="float" office:value="25807" calcext:value-type="float">
            <text:p>25807</text:p>
          </table:table-cell>
          <table:table-cell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198" calcext:value-type="float">
            <text:p>684198</text:p>
          </table:table-cell>
          <table:table-cell office:value-type="float" office:value="25721" calcext:value-type="float">
            <text:p>25721</text:p>
          </table:table-cell>
          <table:table-cell office:value-type="float" office:value="9375" calcext:value-type="float">
            <text:p>937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5693" calcext:value-type="float">
            <text:p>685693</text:p>
          </table:table-cell>
          <table:table-cell office:value-type="float" office:value="26010" calcext:value-type="float">
            <text:p>26010</text:p>
          </table:table-cell>
          <table:table-cell office:value-type="float" office:value="9390" calcext:value-type="float">
            <text:p>939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5104" calcext:value-type="float">
            <text:p>685104</text:p>
          </table:table-cell>
          <table:table-cell office:value-type="float" office:value="26383" calcext:value-type="float">
            <text:p>26383</text:p>
          </table:table-cell>
          <table:table-cell office:value-type="float" office:value="9277" calcext:value-type="float">
            <text:p>927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23430" calcext:value-type="float">
            <text:p>723430</text:p>
          </table:table-cell>
          <table:table-cell office:value-type="float" office:value="26858" calcext:value-type="float">
            <text:p>26858</text:p>
          </table:table-cell>
          <table:table-cell office:value-type="float" office:value="9302" calcext:value-type="float">
            <text:p>930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3727" calcext:value-type="float">
            <text:p>683727</text:p>
          </table:table-cell>
          <table:table-cell office:value-type="float" office:value="26486" calcext:value-type="float">
            <text:p>26486</text:p>
          </table:table-cell>
          <table:table-cell office:value-type="float" office:value="9253" calcext:value-type="float">
            <text:p>925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418" calcext:value-type="float">
            <text:p>684418</text:p>
          </table:table-cell>
          <table:table-cell office:value-type="float" office:value="25929" calcext:value-type="float">
            <text:p>25929</text:p>
          </table:table-cell>
          <table:table-cell office:value-type="float" office:value="9311" calcext:value-type="float">
            <text:p>931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1258" calcext:value-type="float">
            <text:p>681258</text:p>
          </table:table-cell>
          <table:table-cell office:value-type="float" office:value="25471" calcext:value-type="float">
            <text:p>25471</text:p>
          </table:table-cell>
          <table:table-cell office:value-type="float" office:value="9288" calcext:value-type="float">
            <text:p>928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081" calcext:value-type="float">
            <text:p>684081</text:p>
          </table:table-cell>
          <table:table-cell office:value-type="float" office:value="25721" calcext:value-type="float">
            <text:p>25721</text:p>
          </table:table-cell>
          <table:table-cell office:value-type="float" office:value="9229" calcext:value-type="float">
            <text:p>922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12788" calcext:value-type="float">
            <text:p>712788</text:p>
          </table:table-cell>
          <table:table-cell office:value-type="float" office:value="26496" calcext:value-type="float">
            <text:p>26496</text:p>
          </table:table-cell>
          <table:table-cell office:value-type="float" office:value="9429" calcext:value-type="float">
            <text:p>942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269" calcext:value-type="float">
            <text:p>684269</text:p>
          </table:table-cell>
          <table:table-cell office:value-type="float" office:value="26100" calcext:value-type="float">
            <text:p>26100</text:p>
          </table:table-cell>
          <table:table-cell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2769" calcext:value-type="float">
            <text:p>682769</text:p>
          </table:table-cell>
          <table:table-cell office:value-type="float" office:value="25924" calcext:value-type="float">
            <text:p>25924</text:p>
          </table:table-cell>
          <table:table-cell office:value-type="float" office:value="9353" calcext:value-type="float">
            <text:p>935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2880" calcext:value-type="float">
            <text:p>682880</text:p>
          </table:table-cell>
          <table:table-cell office:value-type="float" office:value="26190" calcext:value-type="float">
            <text:p>26190</text:p>
          </table:table-cell>
          <table:table-cell office:value-type="float" office:value="9295" calcext:value-type="float">
            <text:p>929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5072" calcext:value-type="float">
            <text:p>685072</text:p>
          </table:table-cell>
          <table:table-cell office:value-type="float" office:value="26065" calcext:value-type="float">
            <text:p>26065</text:p>
          </table:table-cell>
          <table:table-cell office:value-type="float" office:value="9388" calcext:value-type="float">
            <text:p>938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469" calcext:value-type="float">
            <text:p>684469</text:p>
          </table:table-cell>
          <table:table-cell office:value-type="float" office:value="25968" calcext:value-type="float">
            <text:p>25968</text:p>
          </table:table-cell>
          <table:table-cell office:value-type="float" office:value="9312" calcext:value-type="float">
            <text:p>931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5548" calcext:value-type="float">
            <text:p>685548</text:p>
          </table:table-cell>
          <table:table-cell office:value-type="float" office:value="25778" calcext:value-type="float">
            <text:p>25778</text:p>
          </table:table-cell>
          <table:table-cell office:value-type="float" office:value="9327" calcext:value-type="float">
            <text:p>932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645" calcext:value-type="float">
            <text:p>684645</text:p>
          </table:table-cell>
          <table:table-cell office:value-type="float" office:value="25841" calcext:value-type="float">
            <text:p>25841</text:p>
          </table:table-cell>
          <table:table-cell office:value-type="float" office:value="9254" calcext:value-type="float">
            <text:p>925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6642" calcext:value-type="float">
            <text:p>686642</text:p>
          </table:table-cell>
          <table:table-cell office:value-type="float" office:value="25502" calcext:value-type="float">
            <text:p>25502</text:p>
          </table:table-cell>
          <table:table-cell office:value-type="float" office:value="9279" calcext:value-type="float">
            <text:p>927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954" calcext:value-type="float">
            <text:p>684954</text:p>
          </table:table-cell>
          <table:table-cell office:value-type="float" office:value="25810" calcext:value-type="float">
            <text:p>25810</text:p>
          </table:table-cell>
          <table:table-cell office:value-type="float" office:value="9335" calcext:value-type="float">
            <text:p>933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708" calcext:value-type="float">
            <text:p>684708</text:p>
          </table:table-cell>
          <table:table-cell office:value-type="float" office:value="25921" calcext:value-type="float">
            <text:p>25921</text:p>
          </table:table-cell>
          <table:table-cell office:value-type="float" office:value="9242" calcext:value-type="float">
            <text:p>924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8295" calcext:value-type="float">
            <text:p>698295</text:p>
          </table:table-cell>
          <table:table-cell office:value-type="float" office:value="26764" calcext:value-type="float">
            <text:p>26764</text:p>
          </table:table-cell>
          <table:table-cell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525" calcext:value-type="float">
            <text:p>684525</text:p>
          </table:table-cell>
          <table:table-cell office:value-type="float" office:value="25816" calcext:value-type="float">
            <text:p>25816</text:p>
          </table:table-cell>
          <table:table-cell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054" calcext:value-type="float">
            <text:p>684054</text:p>
          </table:table-cell>
          <table:table-cell office:value-type="float" office:value="25698" calcext:value-type="float">
            <text:p>25698</text:p>
          </table:table-cell>
          <table:table-cell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3624" calcext:value-type="float">
            <text:p>683624</text:p>
          </table:table-cell>
          <table:table-cell office:value-type="float" office:value="25698" calcext:value-type="float">
            <text:p>25698</text:p>
          </table:table-cell>
          <table:table-cell office:value-type="float" office:value="9269" calcext:value-type="float">
            <text:p>926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3842" calcext:value-type="float">
            <text:p>683842</text:p>
          </table:table-cell>
          <table:table-cell office:value-type="float" office:value="25829" calcext:value-type="float">
            <text:p>25829</text:p>
          </table:table-cell>
          <table:table-cell office:value-type="float" office:value="9204" calcext:value-type="float">
            <text:p>920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563284" calcext:value-type="float">
            <text:p>4563284</text:p>
          </table:table-cell>
          <table:table-cell office:value-type="float" office:value="42494" calcext:value-type="float">
            <text:p>42494</text:p>
          </table:table-cell>
          <table:table-cell office:value-type="float" office:value="11575" calcext:value-type="float">
            <text:p>1157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390" calcext:value-type="float">
            <text:p>684390</text:p>
          </table:table-cell>
          <table:table-cell office:value-type="float" office:value="30254" calcext:value-type="float">
            <text:p>30254</text:p>
          </table:table-cell>
          <table:table-cell office:value-type="float" office:value="10079" calcext:value-type="float">
            <text:p>1007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2213" calcext:value-type="float">
            <text:p>692213</text:p>
          </table:table-cell>
          <table:table-cell office:value-type="float" office:value="29671" calcext:value-type="float">
            <text:p>29671</text:p>
          </table:table-cell>
          <table:table-cell office:value-type="float" office:value="10073" calcext:value-type="float">
            <text:p>1007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5667" calcext:value-type="float">
            <text:p>685667</text:p>
          </table:table-cell>
          <table:table-cell office:value-type="float" office:value="27827" calcext:value-type="float">
            <text:p>27827</text:p>
          </table:table-cell>
          <table:table-cell office:value-type="float" office:value="9793" calcext:value-type="float">
            <text:p>979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8825" calcext:value-type="float">
            <text:p>688825</text:p>
          </table:table-cell>
          <table:table-cell office:value-type="float" office:value="27183" calcext:value-type="float">
            <text:p>27183</text:p>
          </table:table-cell>
          <table:table-cell office:value-type="float" office:value="9694" calcext:value-type="float">
            <text:p>969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8103" calcext:value-type="float">
            <text:p>698103</text:p>
          </table:table-cell>
          <table:table-cell office:value-type="float" office:value="26993" calcext:value-type="float">
            <text:p>26993</text:p>
          </table:table-cell>
          <table:table-cell office:value-type="float" office:value="9473" calcext:value-type="float">
            <text:p>947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670" calcext:value-type="float">
            <text:p>684670</text:p>
          </table:table-cell>
          <table:table-cell office:value-type="float" office:value="27430" calcext:value-type="float">
            <text:p>27430</text:p>
          </table:table-cell>
          <table:table-cell office:value-type="float" office:value="9682" calcext:value-type="float">
            <text:p>968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2424" calcext:value-type="float">
            <text:p>682424</text:p>
          </table:table-cell>
          <table:table-cell office:value-type="float" office:value="27454" calcext:value-type="float">
            <text:p>27454</text:p>
          </table:table-cell>
          <table:table-cell office:value-type="float" office:value="9406" calcext:value-type="float">
            <text:p>9406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5323" calcext:value-type="float">
            <text:p>685323</text:p>
          </table:table-cell>
          <table:table-cell office:value-type="float" office:value="26618" calcext:value-type="float">
            <text:p>26618</text:p>
          </table:table-cell>
          <table:table-cell office:value-type="float" office:value="9672" calcext:value-type="float">
            <text:p>967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2484" calcext:value-type="float">
            <text:p>682484</text:p>
          </table:table-cell>
          <table:table-cell office:value-type="float" office:value="26592" calcext:value-type="float">
            <text:p>26592</text:p>
          </table:table-cell>
          <table:table-cell office:value-type="float" office:value="9462" calcext:value-type="float">
            <text:p>946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35806" calcext:value-type="float">
            <text:p>835806</text:p>
          </table:table-cell>
          <table:table-cell office:value-type="float" office:value="36992" calcext:value-type="float">
            <text:p>36992</text:p>
          </table:table-cell>
          <table:table-cell office:value-type="float" office:value="12994" calcext:value-type="float">
            <text:p>12994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8179" calcext:value-type="float">
            <text:p>938179</text:p>
          </table:table-cell>
          <table:table-cell office:value-type="float" office:value="36301" calcext:value-type="float">
            <text:p>36301</text:p>
          </table:table-cell>
          <table:table-cell office:value-type="float" office:value="12881" calcext:value-type="float">
            <text:p>1288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5804" calcext:value-type="float">
            <text:p>935804</text:p>
          </table:table-cell>
          <table:table-cell office:value-type="float" office:value="35677" calcext:value-type="float">
            <text:p>35677</text:p>
          </table:table-cell>
          <table:table-cell office:value-type="float" office:value="12919" calcext:value-type="float">
            <text:p>12919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2559" calcext:value-type="float">
            <text:p>942559</text:p>
          </table:table-cell>
          <table:table-cell office:value-type="float" office:value="36113" calcext:value-type="float">
            <text:p>36113</text:p>
          </table:table-cell>
          <table:table-cell office:value-type="float" office:value="13045" calcext:value-type="float">
            <text:p>13045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50057" calcext:value-type="float">
            <text:p>950057</text:p>
          </table:table-cell>
          <table:table-cell office:value-type="float" office:value="36123" calcext:value-type="float">
            <text:p>36123</text:p>
          </table:table-cell>
          <table:table-cell office:value-type="float" office:value="13151" calcext:value-type="float">
            <text:p>13151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3617" calcext:value-type="float">
            <text:p>943617</text:p>
          </table:table-cell>
          <table:table-cell office:value-type="float" office:value="35752" calcext:value-type="float">
            <text:p>35752</text:p>
          </table:table-cell>
          <table:table-cell office:value-type="float" office:value="12793" calcext:value-type="float">
            <text:p>1279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3715" calcext:value-type="float">
            <text:p>933715</text:p>
          </table:table-cell>
          <table:table-cell office:value-type="float" office:value="35710" calcext:value-type="float">
            <text:p>35710</text:p>
          </table:table-cell>
          <table:table-cell office:value-type="float" office:value="12950" calcext:value-type="float">
            <text:p>1295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4404" calcext:value-type="float">
            <text:p>944404</text:p>
          </table:table-cell>
          <table:table-cell office:value-type="float" office:value="35676" calcext:value-type="float">
            <text:p>35676</text:p>
          </table:table-cell>
          <table:table-cell office:value-type="float" office:value="12890" calcext:value-type="float">
            <text:p>12890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4483" calcext:value-type="float">
            <text:p>934483</text:p>
          </table:table-cell>
          <table:table-cell office:value-type="float" office:value="35853" calcext:value-type="float">
            <text:p>35853</text:p>
          </table:table-cell>
          <table:table-cell office:value-type="float" office:value="12808" calcext:value-type="float">
            <text:p>1280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40735" calcext:value-type="float">
            <text:p>940735</text:p>
          </table:table-cell>
          <table:table-cell office:value-type="float" office:value="35708" calcext:value-type="float">
            <text:p>35708</text:p>
          </table:table-cell>
          <table:table-cell office:value-type="float" office:value="12812" calcext:value-type="float">
            <text:p>12812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5710" calcext:value-type="float">
            <text:p>935710</text:p>
          </table:table-cell>
          <table:table-cell office:value-type="float" office:value="35996" calcext:value-type="float">
            <text:p>35996</text:p>
          </table:table-cell>
          <table:table-cell office:value-type="float" office:value="12758" calcext:value-type="float">
            <text:p>12758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27765" calcext:value-type="float">
            <text:p>927765</text:p>
          </table:table-cell>
          <table:table-cell office:value-type="float" office:value="26210" calcext:value-type="float">
            <text:p>26210</text:p>
          </table:table-cell>
          <table:table-cell office:value-type="float" office:value="9343" calcext:value-type="float">
            <text:p>9343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4553" calcext:value-type="float">
            <text:p>684553</text:p>
          </table:table-cell>
          <table:table-cell office:value-type="float" office:value="26107" calcext:value-type="float">
            <text:p>26107</text:p>
          </table:table-cell>
          <table:table-cell office:value-type="float" office:value="9327" calcext:value-type="float">
            <text:p>932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89452" calcext:value-type="float">
            <text:p>689452</text:p>
          </table:table-cell>
          <table:table-cell office:value-type="float" office:value="25631" calcext:value-type="float">
            <text:p>25631</text:p>
          </table:table-cell>
          <table:table-cell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8955" calcext:value-type="float">
            <text:p>1378955</text:p>
          </table:table-cell>
          <table:table-cell office:value-type="float" office:value="72631" calcext:value-type="float">
            <text:p>72631</text:p>
          </table:table-cell>
          <table:table-cell office:value-type="float" office:value="24627" calcext:value-type="float">
            <text:p>2462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5110" calcext:value-type="float">
            <text:p>1385110</text:p>
          </table:table-cell>
          <table:table-cell office:value-type="float" office:value="68539" calcext:value-type="float">
            <text:p>68539</text:p>
          </table:table-cell>
          <table:table-cell office:value-type="float" office:value="25176" calcext:value-type="float">
            <text:p>2517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7372" calcext:value-type="float">
            <text:p>1377372</text:p>
          </table:table-cell>
          <table:table-cell office:value-type="float" office:value="65282" calcext:value-type="float">
            <text:p>65282</text:p>
          </table:table-cell>
          <table:table-cell office:value-type="float" office:value="24033" calcext:value-type="float">
            <text:p>2403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416" calcext:value-type="float">
            <text:p>1373416</text:p>
          </table:table-cell>
          <table:table-cell office:value-type="float" office:value="64318" calcext:value-type="float">
            <text:p>64318</text:p>
          </table:table-cell>
          <table:table-cell office:value-type="float" office:value="23641" calcext:value-type="float">
            <text:p>23641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0823" calcext:value-type="float">
            <text:p>1370823</text:p>
          </table:table-cell>
          <table:table-cell office:value-type="float" office:value="65381" calcext:value-type="float">
            <text:p>65381</text:p>
          </table:table-cell>
          <table:table-cell office:value-type="float" office:value="23535" calcext:value-type="float">
            <text:p>2353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4041" calcext:value-type="float">
            <text:p>1374041</text:p>
          </table:table-cell>
          <table:table-cell office:value-type="float" office:value="64055" calcext:value-type="float">
            <text:p>64055</text:p>
          </table:table-cell>
          <table:table-cell office:value-type="float" office:value="23440" calcext:value-type="float">
            <text:p>2344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8509" calcext:value-type="float">
            <text:p>1398509</text:p>
          </table:table-cell>
          <table:table-cell office:value-type="float" office:value="64605" calcext:value-type="float">
            <text:p>64605</text:p>
          </table:table-cell>
          <table:table-cell office:value-type="float" office:value="23387" calcext:value-type="float">
            <text:p>2338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7415" calcext:value-type="float">
            <text:p>1377415</text:p>
          </table:table-cell>
          <table:table-cell office:value-type="float" office:value="64059" calcext:value-type="float">
            <text:p>64059</text:p>
          </table:table-cell>
          <table:table-cell office:value-type="float" office:value="23320" calcext:value-type="float">
            <text:p>2332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7318" calcext:value-type="float">
            <text:p>1367318</text:p>
          </table:table-cell>
          <table:table-cell office:value-type="float" office:value="63299" calcext:value-type="float">
            <text:p>63299</text:p>
          </table:table-cell>
          <table:table-cell office:value-type="float" office:value="23080" calcext:value-type="float">
            <text:p>2308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6781" calcext:value-type="float">
            <text:p>1386781</text:p>
          </table:table-cell>
          <table:table-cell office:value-type="float" office:value="63129" calcext:value-type="float">
            <text:p>63129</text:p>
          </table:table-cell>
          <table:table-cell office:value-type="float" office:value="23239" calcext:value-type="float">
            <text:p>2323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7361" calcext:value-type="float">
            <text:p>1367361</text:p>
          </table:table-cell>
          <table:table-cell office:value-type="float" office:value="62684" calcext:value-type="float">
            <text:p>62684</text:p>
          </table:table-cell>
          <table:table-cell office:value-type="float" office:value="23030" calcext:value-type="float">
            <text:p>2303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21983" calcext:value-type="float">
            <text:p>1421983</text:p>
          </table:table-cell>
          <table:table-cell office:value-type="float" office:value="64576" calcext:value-type="float">
            <text:p>64576</text:p>
          </table:table-cell>
          <table:table-cell office:value-type="float" office:value="23286" calcext:value-type="float">
            <text:p>2328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1998" calcext:value-type="float">
            <text:p>1391998</text:p>
          </table:table-cell>
          <table:table-cell office:value-type="float" office:value="63201" calcext:value-type="float">
            <text:p>63201</text:p>
          </table:table-cell>
          <table:table-cell office:value-type="float" office:value="23199" calcext:value-type="float">
            <text:p>2319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6737" calcext:value-type="float">
            <text:p>1376737</text:p>
          </table:table-cell>
          <table:table-cell office:value-type="float" office:value="62338" calcext:value-type="float">
            <text:p>62338</text:p>
          </table:table-cell>
          <table:table-cell office:value-type="float" office:value="23205" calcext:value-type="float">
            <text:p>2320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6221" calcext:value-type="float">
            <text:p>1396221</text:p>
          </table:table-cell>
          <table:table-cell office:value-type="float" office:value="64217" calcext:value-type="float">
            <text:p>64217</text:p>
          </table:table-cell>
          <table:table-cell office:value-type="float" office:value="23039" calcext:value-type="float">
            <text:p>2303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4991" calcext:value-type="float">
            <text:p>1374991</text:p>
          </table:table-cell>
          <table:table-cell office:value-type="float" office:value="61828" calcext:value-type="float">
            <text:p>61828</text:p>
          </table:table-cell>
          <table:table-cell office:value-type="float" office:value="23121" calcext:value-type="float">
            <text:p>23121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6672" calcext:value-type="float">
            <text:p>1816672</text:p>
          </table:table-cell>
          <table:table-cell office:value-type="float" office:value="68389" calcext:value-type="float">
            <text:p>68389</text:p>
          </table:table-cell>
          <table:table-cell office:value-type="float" office:value="24080" calcext:value-type="float">
            <text:p>2408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5798" calcext:value-type="float">
            <text:p>1815798</text:p>
          </table:table-cell>
          <table:table-cell office:value-type="float" office:value="68301" calcext:value-type="float">
            <text:p>68301</text:p>
          </table:table-cell>
          <table:table-cell office:value-type="float" office:value="23404" calcext:value-type="float">
            <text:p>2340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35090" calcext:value-type="float">
            <text:p>1835090</text:p>
          </table:table-cell>
          <table:table-cell office:value-type="float" office:value="65073" calcext:value-type="float">
            <text:p>65073</text:p>
          </table:table-cell>
          <table:table-cell office:value-type="float" office:value="23289" calcext:value-type="float">
            <text:p>2328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6202" calcext:value-type="float">
            <text:p>1816202</text:p>
          </table:table-cell>
          <table:table-cell office:value-type="float" office:value="63891" calcext:value-type="float">
            <text:p>63891</text:p>
          </table:table-cell>
          <table:table-cell office:value-type="float" office:value="23950" calcext:value-type="float">
            <text:p>2395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42446" calcext:value-type="float">
            <text:p>1842446</text:p>
          </table:table-cell>
          <table:table-cell office:value-type="float" office:value="64661" calcext:value-type="float">
            <text:p>64661</text:p>
          </table:table-cell>
          <table:table-cell office:value-type="float" office:value="23447" calcext:value-type="float">
            <text:p>2344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256701" calcext:value-type="float">
            <text:p>2256701</text:p>
          </table:table-cell>
          <table:table-cell office:value-type="float" office:value="72013" calcext:value-type="float">
            <text:p>72013</text:p>
          </table:table-cell>
          <table:table-cell office:value-type="float" office:value="23558" calcext:value-type="float">
            <text:p>2355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23183" calcext:value-type="float">
            <text:p>1823183</text:p>
          </table:table-cell>
          <table:table-cell office:value-type="float" office:value="69902" calcext:value-type="float">
            <text:p>69902</text:p>
          </table:table-cell>
          <table:table-cell office:value-type="float" office:value="23704" calcext:value-type="float">
            <text:p>2370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2379" calcext:value-type="float">
            <text:p>1812379</text:p>
          </table:table-cell>
          <table:table-cell office:value-type="float" office:value="65245" calcext:value-type="float">
            <text:p>65245</text:p>
          </table:table-cell>
          <table:table-cell office:value-type="float" office:value="23211" calcext:value-type="float">
            <text:p>23211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27223" calcext:value-type="float">
            <text:p>1827223</text:p>
          </table:table-cell>
          <table:table-cell office:value-type="float" office:value="65883" calcext:value-type="float">
            <text:p>65883</text:p>
          </table:table-cell>
          <table:table-cell office:value-type="float" office:value="23286" calcext:value-type="float">
            <text:p>2328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0711" calcext:value-type="float">
            <text:p>1810711</text:p>
          </table:table-cell>
          <table:table-cell office:value-type="float" office:value="64062" calcext:value-type="float">
            <text:p>64062</text:p>
          </table:table-cell>
          <table:table-cell office:value-type="float" office:value="23252" calcext:value-type="float">
            <text:p>2325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43330" calcext:value-type="float">
            <text:p>1843330</text:p>
          </table:table-cell>
          <table:table-cell office:value-type="float" office:value="65275" calcext:value-type="float">
            <text:p>65275</text:p>
          </table:table-cell>
          <table:table-cell office:value-type="float" office:value="23326" calcext:value-type="float">
            <text:p>2332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7905" calcext:value-type="float">
            <text:p>1817905</text:p>
          </table:table-cell>
          <table:table-cell office:value-type="float" office:value="65134" calcext:value-type="float">
            <text:p>65134</text:p>
          </table:table-cell>
          <table:table-cell office:value-type="float" office:value="23286" calcext:value-type="float">
            <text:p>2328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903700" calcext:value-type="float">
            <text:p>1903700</text:p>
          </table:table-cell>
          <table:table-cell office:value-type="float" office:value="63944" calcext:value-type="float">
            <text:p>63944</text:p>
          </table:table-cell>
          <table:table-cell office:value-type="float" office:value="23723" calcext:value-type="float">
            <text:p>2372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32770" calcext:value-type="float">
            <text:p>2332770</text:p>
          </table:table-cell>
          <table:table-cell office:value-type="float" office:value="70361" calcext:value-type="float">
            <text:p>70361</text:p>
          </table:table-cell>
          <table:table-cell office:value-type="float" office:value="23547" calcext:value-type="float">
            <text:p>2354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901623" calcext:value-type="float">
            <text:p>1901623</text:p>
          </table:table-cell>
          <table:table-cell office:value-type="float" office:value="69409" calcext:value-type="float">
            <text:p>69409</text:p>
          </table:table-cell>
          <table:table-cell office:value-type="float" office:value="23688" calcext:value-type="float">
            <text:p>2368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88622" calcext:value-type="float">
            <text:p>1888622</text:p>
          </table:table-cell>
          <table:table-cell office:value-type="float" office:value="66662" calcext:value-type="float">
            <text:p>66662</text:p>
          </table:table-cell>
          <table:table-cell office:value-type="float" office:value="31244" calcext:value-type="float">
            <text:p>3124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86734" calcext:value-type="float">
            <text:p>1886734</text:p>
          </table:table-cell>
          <table:table-cell office:value-type="float" office:value="66193" calcext:value-type="float">
            <text:p>66193</text:p>
          </table:table-cell>
          <table:table-cell office:value-type="float" office:value="23344" calcext:value-type="float">
            <text:p>2334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09342" calcext:value-type="float">
            <text:p>1809342</text:p>
          </table:table-cell>
          <table:table-cell office:value-type="float" office:value="64880" calcext:value-type="float">
            <text:p>64880</text:p>
          </table:table-cell>
          <table:table-cell office:value-type="float" office:value="23202" calcext:value-type="float">
            <text:p>2320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98485" calcext:value-type="float">
            <text:p>1898485</text:p>
          </table:table-cell>
          <table:table-cell office:value-type="float" office:value="66200" calcext:value-type="float">
            <text:p>66200</text:p>
          </table:table-cell>
          <table:table-cell office:value-type="float" office:value="23112" calcext:value-type="float">
            <text:p>2311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91674" calcext:value-type="float">
            <text:p>1891674</text:p>
          </table:table-cell>
          <table:table-cell office:value-type="float" office:value="63646" calcext:value-type="float">
            <text:p>63646</text:p>
          </table:table-cell>
          <table:table-cell office:value-type="float" office:value="23818" calcext:value-type="float">
            <text:p>2381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65452" calcext:value-type="float">
            <text:p>2365452</text:p>
          </table:table-cell>
          <table:table-cell office:value-type="float" office:value="72358" calcext:value-type="float">
            <text:p>72358</text:p>
          </table:table-cell>
          <table:table-cell office:value-type="float" office:value="23491" calcext:value-type="float">
            <text:p>23491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43212" calcext:value-type="float">
            <text:p>1843212</text:p>
          </table:table-cell>
          <table:table-cell office:value-type="float" office:value="71122" calcext:value-type="float">
            <text:p>71122</text:p>
          </table:table-cell>
          <table:table-cell office:value-type="float" office:value="23737" calcext:value-type="float">
            <text:p>2373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6437" calcext:value-type="float">
            <text:p>1816437</text:p>
          </table:table-cell>
          <table:table-cell office:value-type="float" office:value="66671" calcext:value-type="float">
            <text:p>66671</text:p>
          </table:table-cell>
          <table:table-cell office:value-type="float" office:value="23648" calcext:value-type="float">
            <text:p>2364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25132" calcext:value-type="float">
            <text:p>1825132</text:p>
          </table:table-cell>
          <table:table-cell office:value-type="float" office:value="66463" calcext:value-type="float">
            <text:p>66463</text:p>
          </table:table-cell>
          <table:table-cell office:value-type="float" office:value="23394" calcext:value-type="float">
            <text:p>2339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20145" calcext:value-type="float">
            <text:p>1820145</text:p>
          </table:table-cell>
          <table:table-cell office:value-type="float" office:value="63889" calcext:value-type="float">
            <text:p>63889</text:p>
          </table:table-cell>
          <table:table-cell office:value-type="float" office:value="23256" calcext:value-type="float">
            <text:p>2325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36290" calcext:value-type="float">
            <text:p>5136290</text:p>
          </table:table-cell>
          <table:table-cell office:value-type="float" office:value="84234" calcext:value-type="float">
            <text:p>84234</text:p>
          </table:table-cell>
          <table:table-cell office:value-type="float" office:value="26095" calcext:value-type="float">
            <text:p>2609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86516" calcext:value-type="float">
            <text:p>1786516</text:p>
          </table:table-cell>
          <table:table-cell office:value-type="float" office:value="95601" calcext:value-type="float">
            <text:p>95601</text:p>
          </table:table-cell>
          <table:table-cell office:value-type="float" office:value="33423" calcext:value-type="float">
            <text:p>3342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78197" calcext:value-type="float">
            <text:p>1878197</text:p>
          </table:table-cell>
          <table:table-cell office:value-type="float" office:value="93667" calcext:value-type="float">
            <text:p>93667</text:p>
          </table:table-cell>
          <table:table-cell office:value-type="float" office:value="32610" calcext:value-type="float">
            <text:p>3261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92219" calcext:value-type="float">
            <text:p>1892219</text:p>
          </table:table-cell>
          <table:table-cell office:value-type="float" office:value="91609" calcext:value-type="float">
            <text:p>91609</text:p>
          </table:table-cell>
          <table:table-cell office:value-type="float" office:value="32448" calcext:value-type="float">
            <text:p>3244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73955" calcext:value-type="float">
            <text:p>1873955</text:p>
          </table:table-cell>
          <table:table-cell office:value-type="float" office:value="87279" calcext:value-type="float">
            <text:p>87279</text:p>
          </table:table-cell>
          <table:table-cell office:value-type="float" office:value="32618" calcext:value-type="float">
            <text:p>3261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91525" calcext:value-type="float">
            <text:p>1891525</text:p>
          </table:table-cell>
          <table:table-cell office:value-type="float" office:value="89148" calcext:value-type="float">
            <text:p>89148</text:p>
          </table:table-cell>
          <table:table-cell office:value-type="float" office:value="32638" calcext:value-type="float">
            <text:p>3263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77670" calcext:value-type="float">
            <text:p>1877670</text:p>
          </table:table-cell>
          <table:table-cell office:value-type="float" office:value="129378" calcext:value-type="float">
            <text:p>129378</text:p>
          </table:table-cell>
          <table:table-cell office:value-type="float" office:value="23632" calcext:value-type="float">
            <text:p>2363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0620" calcext:value-type="float">
            <text:p>1370620</text:p>
          </table:table-cell>
          <table:table-cell office:value-type="float" office:value="65748" calcext:value-type="float">
            <text:p>65748</text:p>
          </table:table-cell>
          <table:table-cell office:value-type="float" office:value="23482" calcext:value-type="float">
            <text:p>2348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0067" calcext:value-type="float">
            <text:p>1370067</text:p>
          </table:table-cell>
          <table:table-cell office:value-type="float" office:value="74739" calcext:value-type="float">
            <text:p>74739</text:p>
          </table:table-cell>
          <table:table-cell office:value-type="float" office:value="31096" calcext:value-type="float">
            <text:p>3109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0200" calcext:value-type="float">
            <text:p>1380200</text:p>
          </table:table-cell>
          <table:table-cell office:value-type="float" office:value="64464" calcext:value-type="float">
            <text:p>64464</text:p>
          </table:table-cell>
          <table:table-cell office:value-type="float" office:value="23234" calcext:value-type="float">
            <text:p>2323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6333" calcext:value-type="float">
            <text:p>1366333</text:p>
          </table:table-cell>
          <table:table-cell office:value-type="float" office:value="62138" calcext:value-type="float">
            <text:p>62138</text:p>
          </table:table-cell>
          <table:table-cell office:value-type="float" office:value="23143" calcext:value-type="float">
            <text:p>2314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369" calcext:value-type="float">
            <text:p>1373369</text:p>
          </table:table-cell>
          <table:table-cell office:value-type="float" office:value="62551" calcext:value-type="float">
            <text:p>62551</text:p>
          </table:table-cell>
          <table:table-cell office:value-type="float" office:value="23119" calcext:value-type="float">
            <text:p>2311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7223" calcext:value-type="float">
            <text:p>1387223</text:p>
          </table:table-cell>
          <table:table-cell office:value-type="float" office:value="61970" calcext:value-type="float">
            <text:p>61970</text:p>
          </table:table-cell>
          <table:table-cell office:value-type="float" office:value="23034" calcext:value-type="float">
            <text:p>2303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4065" calcext:value-type="float">
            <text:p>1374065</text:p>
          </table:table-cell>
          <table:table-cell office:value-type="float" office:value="61858" calcext:value-type="float">
            <text:p>61858</text:p>
          </table:table-cell>
          <table:table-cell office:value-type="float" office:value="22883" calcext:value-type="float">
            <text:p>2288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00245" calcext:value-type="float">
            <text:p>1400245</text:p>
          </table:table-cell>
          <table:table-cell office:value-type="float" office:value="63032" calcext:value-type="float">
            <text:p>63032</text:p>
          </table:table-cell>
          <table:table-cell office:value-type="float" office:value="23017" calcext:value-type="float">
            <text:p>2301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2479" calcext:value-type="float">
            <text:p>1372479</text:p>
          </table:table-cell>
          <table:table-cell office:value-type="float" office:value="63258" calcext:value-type="float">
            <text:p>63258</text:p>
          </table:table-cell>
          <table:table-cell office:value-type="float" office:value="23013" calcext:value-type="float">
            <text:p>2301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5394" calcext:value-type="float">
            <text:p>1375394</text:p>
          </table:table-cell>
          <table:table-cell office:value-type="float" office:value="62840" calcext:value-type="float">
            <text:p>62840</text:p>
          </table:table-cell>
          <table:table-cell office:value-type="float" office:value="23198" calcext:value-type="float">
            <text:p>2319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8726" calcext:value-type="float">
            <text:p>1388726</text:p>
          </table:table-cell>
          <table:table-cell office:value-type="float" office:value="62634" calcext:value-type="float">
            <text:p>62634</text:p>
          </table:table-cell>
          <table:table-cell office:value-type="float" office:value="23200" calcext:value-type="float">
            <text:p>2320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1929" calcext:value-type="float">
            <text:p>1371929</text:p>
          </table:table-cell>
          <table:table-cell office:value-type="float" office:value="62229" calcext:value-type="float">
            <text:p>62229</text:p>
          </table:table-cell>
          <table:table-cell office:value-type="float" office:value="22905" calcext:value-type="float">
            <text:p>2290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1422" calcext:value-type="float">
            <text:p>1371422</text:p>
          </table:table-cell>
          <table:table-cell office:value-type="float" office:value="61481" calcext:value-type="float">
            <text:p>61481</text:p>
          </table:table-cell>
          <table:table-cell office:value-type="float" office:value="23006" calcext:value-type="float">
            <text:p>2300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62286" calcext:value-type="float">
            <text:p>62286</text:p>
          </table:table-cell>
          <table:table-cell office:value-type="float" office:value="23130" calcext:value-type="float">
            <text:p>2313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1443" calcext:value-type="float">
            <text:p>1371443</text:p>
          </table:table-cell>
          <table:table-cell office:value-type="float" office:value="61968" calcext:value-type="float">
            <text:p>61968</text:p>
          </table:table-cell>
          <table:table-cell office:value-type="float" office:value="22907" calcext:value-type="float">
            <text:p>2290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7926" calcext:value-type="float">
            <text:p>1397926</text:p>
          </table:table-cell>
          <table:table-cell office:value-type="float" office:value="63223" calcext:value-type="float">
            <text:p>63223</text:p>
          </table:table-cell>
          <table:table-cell office:value-type="float" office:value="23298" calcext:value-type="float">
            <text:p>2329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9565" calcext:value-type="float">
            <text:p>1369565</text:p>
          </table:table-cell>
          <table:table-cell office:value-type="float" office:value="70961" calcext:value-type="float">
            <text:p>70961</text:p>
          </table:table-cell>
          <table:table-cell office:value-type="float" office:value="24915" calcext:value-type="float">
            <text:p>2491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66781" calcext:value-type="float">
            <text:p>66781</text:p>
          </table:table-cell>
          <table:table-cell office:value-type="float" office:value="23096" calcext:value-type="float">
            <text:p>23096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2117" calcext:value-type="float">
            <text:p>1382117</text:p>
          </table:table-cell>
          <table:table-cell office:value-type="float" office:value="62859" calcext:value-type="float">
            <text:p>62859</text:p>
          </table:table-cell>
          <table:table-cell office:value-type="float" office:value="23029" calcext:value-type="float">
            <text:p>2302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9070" calcext:value-type="float">
            <text:p>1369070</text:p>
          </table:table-cell>
          <table:table-cell office:value-type="float" office:value="63586" calcext:value-type="float">
            <text:p>63586</text:p>
          </table:table-cell>
          <table:table-cell office:value-type="float" office:value="23245" calcext:value-type="float">
            <text:p>2324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9896" calcext:value-type="float">
            <text:p>1379896</text:p>
          </table:table-cell>
          <table:table-cell office:value-type="float" office:value="62643" calcext:value-type="float">
            <text:p>62643</text:p>
          </table:table-cell>
          <table:table-cell office:value-type="float" office:value="23110" calcext:value-type="float">
            <text:p>2311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2445" calcext:value-type="float">
            <text:p>1372445</text:p>
          </table:table-cell>
          <table:table-cell office:value-type="float" office:value="62030" calcext:value-type="float">
            <text:p>62030</text:p>
          </table:table-cell>
          <table:table-cell office:value-type="float" office:value="22919" calcext:value-type="float">
            <text:p>2291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367" calcext:value-type="float">
            <text:p>1373367</text:p>
          </table:table-cell>
          <table:table-cell office:value-type="float" office:value="62154" calcext:value-type="float">
            <text:p>62154</text:p>
          </table:table-cell>
          <table:table-cell office:value-type="float" office:value="23034" calcext:value-type="float">
            <text:p>2303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01139" calcext:value-type="float">
            <text:p>1401139</text:p>
          </table:table-cell>
          <table:table-cell office:value-type="float" office:value="63497" calcext:value-type="float">
            <text:p>63497</text:p>
          </table:table-cell>
          <table:table-cell office:value-type="float" office:value="22908" calcext:value-type="float">
            <text:p>2290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6105" calcext:value-type="float">
            <text:p>1376105</text:p>
          </table:table-cell>
          <table:table-cell office:value-type="float" office:value="62484" calcext:value-type="float">
            <text:p>62484</text:p>
          </table:table-cell>
          <table:table-cell office:value-type="float" office:value="23232" calcext:value-type="float">
            <text:p>2323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4344" calcext:value-type="float">
            <text:p>1394344</text:p>
          </table:table-cell>
          <table:table-cell office:value-type="float" office:value="63638" calcext:value-type="float">
            <text:p>63638</text:p>
          </table:table-cell>
          <table:table-cell office:value-type="float" office:value="32893" calcext:value-type="float">
            <text:p>3289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895" calcext:value-type="float">
            <text:p>1373895</text:p>
          </table:table-cell>
          <table:table-cell office:value-type="float" office:value="62225" calcext:value-type="float">
            <text:p>62225</text:p>
          </table:table-cell>
          <table:table-cell office:value-type="float" office:value="23148" calcext:value-type="float">
            <text:p>2314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1864" calcext:value-type="float">
            <text:p>1371864</text:p>
          </table:table-cell>
          <table:table-cell office:value-type="float" office:value="63571" calcext:value-type="float">
            <text:p>63571</text:p>
          </table:table-cell>
          <table:table-cell office:value-type="float" office:value="23361" calcext:value-type="float">
            <text:p>23361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6731" calcext:value-type="float">
            <text:p>1386731</text:p>
          </table:table-cell>
          <table:table-cell office:value-type="float" office:value="63161" calcext:value-type="float">
            <text:p>63161</text:p>
          </table:table-cell>
          <table:table-cell office:value-type="float" office:value="23024" calcext:value-type="float">
            <text:p>2302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2527" calcext:value-type="float">
            <text:p>1392527</text:p>
          </table:table-cell>
          <table:table-cell office:value-type="float" office:value="63190" calcext:value-type="float">
            <text:p>63190</text:p>
          </table:table-cell>
          <table:table-cell office:value-type="float" office:value="23775" calcext:value-type="float">
            <text:p>2377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176" calcext:value-type="float">
            <text:p>1373176</text:p>
          </table:table-cell>
          <table:table-cell office:value-type="float" office:value="64789" calcext:value-type="float">
            <text:p>64789</text:p>
          </table:table-cell>
          <table:table-cell office:value-type="float" office:value="23029" calcext:value-type="float">
            <text:p>2302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7890" calcext:value-type="float">
            <text:p>1397890</text:p>
          </table:table-cell>
          <table:table-cell office:value-type="float" office:value="62677" calcext:value-type="float">
            <text:p>62677</text:p>
          </table:table-cell>
          <table:table-cell office:value-type="float" office:value="22808" calcext:value-type="float">
            <text:p>2280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8128" calcext:value-type="float">
            <text:p>1368128</text:p>
          </table:table-cell>
          <table:table-cell office:value-type="float" office:value="61395" calcext:value-type="float">
            <text:p>61395</text:p>
          </table:table-cell>
          <table:table-cell office:value-type="float" office:value="23003" calcext:value-type="float">
            <text:p>2300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4852" calcext:value-type="float">
            <text:p>1384852</text:p>
          </table:table-cell>
          <table:table-cell office:value-type="float" office:value="61726" calcext:value-type="float">
            <text:p>61726</text:p>
          </table:table-cell>
          <table:table-cell office:value-type="float" office:value="22827" calcext:value-type="float">
            <text:p>2282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90818" calcext:value-type="float">
            <text:p>1390818</text:p>
          </table:table-cell>
          <table:table-cell office:value-type="float" office:value="62718" calcext:value-type="float">
            <text:p>62718</text:p>
          </table:table-cell>
          <table:table-cell office:value-type="float" office:value="22880" calcext:value-type="float">
            <text:p>2288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6912" calcext:value-type="float">
            <text:p>1366912</text:p>
          </table:table-cell>
          <table:table-cell office:value-type="float" office:value="63428" calcext:value-type="float">
            <text:p>63428</text:p>
          </table:table-cell>
          <table:table-cell office:value-type="float" office:value="23044" calcext:value-type="float">
            <text:p>2304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3361" calcext:value-type="float">
            <text:p>1383361</text:p>
          </table:table-cell>
          <table:table-cell office:value-type="float" office:value="62524" calcext:value-type="float">
            <text:p>62524</text:p>
          </table:table-cell>
          <table:table-cell office:value-type="float" office:value="22965" calcext:value-type="float">
            <text:p>2296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6498" calcext:value-type="float">
            <text:p>1366498</text:p>
          </table:table-cell>
          <table:table-cell office:value-type="float" office:value="62668" calcext:value-type="float">
            <text:p>62668</text:p>
          </table:table-cell>
          <table:table-cell office:value-type="float" office:value="23079" calcext:value-type="float">
            <text:p>2307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2350" calcext:value-type="float">
            <text:p>1372350</text:p>
          </table:table-cell>
          <table:table-cell office:value-type="float" office:value="61828" calcext:value-type="float">
            <text:p>61828</text:p>
          </table:table-cell>
          <table:table-cell office:value-type="float" office:value="22997" calcext:value-type="float">
            <text:p>2299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02738" calcext:value-type="float">
            <text:p>1402738</text:p>
          </table:table-cell>
          <table:table-cell office:value-type="float" office:value="61832" calcext:value-type="float">
            <text:p>61832</text:p>
          </table:table-cell>
          <table:table-cell office:value-type="float" office:value="23187" calcext:value-type="float">
            <text:p>2318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454" calcext:value-type="float">
            <text:p>1373454</text:p>
          </table:table-cell>
          <table:table-cell office:value-type="float" office:value="63068" calcext:value-type="float">
            <text:p>63068</text:p>
          </table:table-cell>
          <table:table-cell office:value-type="float" office:value="22988" calcext:value-type="float">
            <text:p>22988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8991" calcext:value-type="float">
            <text:p>1388991</text:p>
          </table:table-cell>
          <table:table-cell office:value-type="float" office:value="62216" calcext:value-type="float">
            <text:p>62216</text:p>
          </table:table-cell>
          <table:table-cell office:value-type="float" office:value="23009" calcext:value-type="float">
            <text:p>2300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2401" calcext:value-type="float">
            <text:p>1372401</text:p>
          </table:table-cell>
          <table:table-cell office:value-type="float" office:value="61034" calcext:value-type="float">
            <text:p>61034</text:p>
          </table:table-cell>
          <table:table-cell office:value-type="float" office:value="22872" calcext:value-type="float">
            <text:p>2287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0492" calcext:value-type="float">
            <text:p>1370492</text:p>
          </table:table-cell>
          <table:table-cell office:value-type="float" office:value="61878" calcext:value-type="float">
            <text:p>61878</text:p>
          </table:table-cell>
          <table:table-cell office:value-type="float" office:value="22813" calcext:value-type="float">
            <text:p>22813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7003" calcext:value-type="float">
            <text:p>1387003</text:p>
          </table:table-cell>
          <table:table-cell office:value-type="float" office:value="62372" calcext:value-type="float">
            <text:p>62372</text:p>
          </table:table-cell>
          <table:table-cell office:value-type="float" office:value="23002" calcext:value-type="float">
            <text:p>2300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3418" calcext:value-type="float">
            <text:p>1373418</text:p>
          </table:table-cell>
          <table:table-cell office:value-type="float" office:value="61368" calcext:value-type="float">
            <text:p>61368</text:p>
          </table:table-cell>
          <table:table-cell office:value-type="float" office:value="22987" calcext:value-type="float">
            <text:p>2298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736564" calcext:value-type="float">
            <text:p>4736564</text:p>
          </table:table-cell>
          <table:table-cell office:value-type="float" office:value="83530" calcext:value-type="float">
            <text:p>83530</text:p>
          </table:table-cell>
          <table:table-cell office:value-type="float" office:value="25835" calcext:value-type="float">
            <text:p>2583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5049" calcext:value-type="float">
            <text:p>1385049</text:p>
          </table:table-cell>
          <table:table-cell office:value-type="float" office:value="71265" calcext:value-type="float">
            <text:p>71265</text:p>
          </table:table-cell>
          <table:table-cell office:value-type="float" office:value="24434" calcext:value-type="float">
            <text:p>2443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6387" calcext:value-type="float">
            <text:p>1376387</text:p>
          </table:table-cell>
          <table:table-cell office:value-type="float" office:value="68417" calcext:value-type="float">
            <text:p>68417</text:p>
          </table:table-cell>
          <table:table-cell office:value-type="float" office:value="23867" calcext:value-type="float">
            <text:p>23867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83521" calcext:value-type="float">
            <text:p>1383521</text:p>
          </table:table-cell>
          <table:table-cell office:value-type="float" office:value="66560" calcext:value-type="float">
            <text:p>66560</text:p>
          </table:table-cell>
          <table:table-cell office:value-type="float" office:value="23654" calcext:value-type="float">
            <text:p>23654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78826" calcext:value-type="float">
            <text:p>1378826</text:p>
          </table:table-cell>
          <table:table-cell office:value-type="float" office:value="64887" calcext:value-type="float">
            <text:p>64887</text:p>
          </table:table-cell>
          <table:table-cell office:value-type="float" office:value="23355" calcext:value-type="float">
            <text:p>23355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62641" calcext:value-type="float">
            <text:p>1362641</text:p>
          </table:table-cell>
          <table:table-cell office:value-type="float" office:value="64054" calcext:value-type="float">
            <text:p>64054</text:p>
          </table:table-cell>
          <table:table-cell office:value-type="float" office:value="23390" calcext:value-type="float">
            <text:p>23390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59003" calcext:value-type="float">
            <text:p>1659003</text:p>
          </table:table-cell>
          <table:table-cell office:value-type="float" office:value="88662" calcext:value-type="float">
            <text:p>88662</text:p>
          </table:table-cell>
          <table:table-cell office:value-type="float" office:value="31910" calcext:value-type="float">
            <text:p>3191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89031" calcext:value-type="float">
            <text:p>3789031</text:p>
          </table:table-cell>
          <table:table-cell office:value-type="float" office:value="165932" calcext:value-type="float">
            <text:p>165932</text:p>
          </table:table-cell>
          <table:table-cell office:value-type="float" office:value="77173" calcext:value-type="float">
            <text:p>7717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76151" calcext:value-type="float">
            <text:p>3776151</text:p>
          </table:table-cell>
          <table:table-cell office:value-type="float" office:value="164616" calcext:value-type="float">
            <text:p>164616</text:p>
          </table:table-cell>
          <table:table-cell office:value-type="float" office:value="76109" calcext:value-type="float">
            <text:p>7610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487454" calcext:value-type="float">
            <text:p>3487454</text:p>
          </table:table-cell>
          <table:table-cell office:value-type="float" office:value="121477" calcext:value-type="float">
            <text:p>121477</text:p>
          </table:table-cell>
          <table:table-cell office:value-type="float" office:value="54856" calcext:value-type="float">
            <text:p>548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0119" calcext:value-type="float">
            <text:p>2750119</text:p>
          </table:table-cell>
          <table:table-cell office:value-type="float" office:value="119446" calcext:value-type="float">
            <text:p>119446</text:p>
          </table:table-cell>
          <table:table-cell office:value-type="float" office:value="54494" calcext:value-type="float">
            <text:p>5449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1179" calcext:value-type="float">
            <text:p>2761179</text:p>
          </table:table-cell>
          <table:table-cell office:value-type="float" office:value="120164" calcext:value-type="float">
            <text:p>120164</text:p>
          </table:table-cell>
          <table:table-cell office:value-type="float" office:value="63737" calcext:value-type="float">
            <text:p>6373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0864" calcext:value-type="float">
            <text:p>2770864</text:p>
          </table:table-cell>
          <table:table-cell office:value-type="float" office:value="119129" calcext:value-type="float">
            <text:p>119129</text:p>
          </table:table-cell>
          <table:table-cell office:value-type="float" office:value="54256" calcext:value-type="float">
            <text:p>54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00526" calcext:value-type="float">
            <text:p>2800526</text:p>
          </table:table-cell>
          <table:table-cell office:value-type="float" office:value="119807" calcext:value-type="float">
            <text:p>119807</text:p>
          </table:table-cell>
          <table:table-cell office:value-type="float" office:value="54197" calcext:value-type="float">
            <text:p>5419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3063" calcext:value-type="float">
            <text:p>2763063</text:p>
          </table:table-cell>
          <table:table-cell office:value-type="float" office:value="117581" calcext:value-type="float">
            <text:p>117581</text:p>
          </table:table-cell>
          <table:table-cell office:value-type="float" office:value="54116" calcext:value-type="float">
            <text:p>5411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6648" calcext:value-type="float">
            <text:p>2756648</text:p>
          </table:table-cell>
          <table:table-cell office:value-type="float" office:value="116702" calcext:value-type="float">
            <text:p>116702</text:p>
          </table:table-cell>
          <table:table-cell office:value-type="float" office:value="53950" calcext:value-type="float">
            <text:p>5395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1213" calcext:value-type="float">
            <text:p>2761213</text:p>
          </table:table-cell>
          <table:table-cell office:value-type="float" office:value="117750" calcext:value-type="float">
            <text:p>117750</text:p>
          </table:table-cell>
          <table:table-cell office:value-type="float" office:value="54086" calcext:value-type="float">
            <text:p>5408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9603" calcext:value-type="float">
            <text:p>2779603</text:p>
          </table:table-cell>
          <table:table-cell office:value-type="float" office:value="116988" calcext:value-type="float">
            <text:p>116988</text:p>
          </table:table-cell>
          <table:table-cell office:value-type="float" office:value="55807" calcext:value-type="float">
            <text:p>5580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8037" calcext:value-type="float">
            <text:p>2788037</text:p>
          </table:table-cell>
          <table:table-cell office:value-type="float" office:value="120528" calcext:value-type="float">
            <text:p>120528</text:p>
          </table:table-cell>
          <table:table-cell office:value-type="float" office:value="54760" calcext:value-type="float">
            <text:p>5476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8760" calcext:value-type="float">
            <text:p>2758760</text:p>
          </table:table-cell>
          <table:table-cell office:value-type="float" office:value="118118" calcext:value-type="float">
            <text:p>118118</text:p>
          </table:table-cell>
          <table:table-cell office:value-type="float" office:value="54051" calcext:value-type="float">
            <text:p>5405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3996" calcext:value-type="float">
            <text:p>2763996</text:p>
          </table:table-cell>
          <table:table-cell office:value-type="float" office:value="117331" calcext:value-type="float">
            <text:p>117331</text:p>
          </table:table-cell>
          <table:table-cell office:value-type="float" office:value="53829" calcext:value-type="float">
            <text:p>5382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8870" calcext:value-type="float">
            <text:p>2788870</text:p>
          </table:table-cell>
          <table:table-cell office:value-type="float" office:value="117339" calcext:value-type="float">
            <text:p>117339</text:p>
          </table:table-cell>
          <table:table-cell office:value-type="float" office:value="54033" calcext:value-type="float">
            <text:p>5403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8139" calcext:value-type="float">
            <text:p>2778139</text:p>
          </table:table-cell>
          <table:table-cell office:value-type="float" office:value="118277" calcext:value-type="float">
            <text:p>118277</text:p>
          </table:table-cell>
          <table:table-cell office:value-type="float" office:value="54151" calcext:value-type="float">
            <text:p>5415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0221" calcext:value-type="float">
            <text:p>2750221</text:p>
          </table:table-cell>
          <table:table-cell office:value-type="float" office:value="117824" calcext:value-type="float">
            <text:p>117824</text:p>
          </table:table-cell>
          <table:table-cell office:value-type="float" office:value="54792" calcext:value-type="float">
            <text:p>5479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8731" calcext:value-type="float">
            <text:p>2778731</text:p>
          </table:table-cell>
          <table:table-cell office:value-type="float" office:value="119216" calcext:value-type="float">
            <text:p>119216</text:p>
          </table:table-cell>
          <table:table-cell office:value-type="float" office:value="53955" calcext:value-type="float">
            <text:p>5395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1227" calcext:value-type="float">
            <text:p>2771227</text:p>
          </table:table-cell>
          <table:table-cell office:value-type="float" office:value="118361" calcext:value-type="float">
            <text:p>118361</text:p>
          </table:table-cell>
          <table:table-cell office:value-type="float" office:value="54070" calcext:value-type="float">
            <text:p>5407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05874" calcext:value-type="float">
            <text:p>2805874</text:p>
          </table:table-cell>
          <table:table-cell office:value-type="float" office:value="117446" calcext:value-type="float">
            <text:p>117446</text:p>
          </table:table-cell>
          <table:table-cell office:value-type="float" office:value="54310" calcext:value-type="float">
            <text:p>5431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1082" calcext:value-type="float">
            <text:p>2751082</text:p>
          </table:table-cell>
          <table:table-cell office:value-type="float" office:value="133976" calcext:value-type="float">
            <text:p>133976</text:p>
          </table:table-cell>
          <table:table-cell office:value-type="float" office:value="55529" calcext:value-type="float">
            <text:p>5552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9771" calcext:value-type="float">
            <text:p>2779771</text:p>
          </table:table-cell>
          <table:table-cell office:value-type="float" office:value="118505" calcext:value-type="float">
            <text:p>118505</text:p>
          </table:table-cell>
          <table:table-cell office:value-type="float" office:value="54197" calcext:value-type="float">
            <text:p>5419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6338" calcext:value-type="float">
            <text:p>2776338</text:p>
          </table:table-cell>
          <table:table-cell office:value-type="float" office:value="119515" calcext:value-type="float">
            <text:p>119515</text:p>
          </table:table-cell>
          <table:table-cell office:value-type="float" office:value="53890" calcext:value-type="float">
            <text:p>5389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29602" calcext:value-type="float">
            <text:p>3229602</text:p>
          </table:table-cell>
          <table:table-cell office:value-type="float" office:value="122008" calcext:value-type="float">
            <text:p>122008</text:p>
          </table:table-cell>
          <table:table-cell office:value-type="float" office:value="55564" calcext:value-type="float">
            <text:p>5556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177922" calcext:value-type="float">
            <text:p>3177922</text:p>
          </table:table-cell>
          <table:table-cell office:value-type="float" office:value="118586" calcext:value-type="float">
            <text:p>118586</text:p>
          </table:table-cell>
          <table:table-cell office:value-type="float" office:value="54493" calcext:value-type="float">
            <text:p>5449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61074" calcext:value-type="float">
            <text:p>3661074</text:p>
          </table:table-cell>
          <table:table-cell office:value-type="float" office:value="123966" calcext:value-type="float">
            <text:p>123966</text:p>
          </table:table-cell>
          <table:table-cell office:value-type="float" office:value="54634" calcext:value-type="float">
            <text:p>5463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26890" calcext:value-type="float">
            <text:p>3626890</text:p>
          </table:table-cell>
          <table:table-cell office:value-type="float" office:value="120817" calcext:value-type="float">
            <text:p>120817</text:p>
          </table:table-cell>
          <table:table-cell office:value-type="float" office:value="54500" calcext:value-type="float">
            <text:p>5450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7062" calcext:value-type="float">
            <text:p>4097062</text:p>
          </table:table-cell>
          <table:table-cell office:value-type="float" office:value="123292" calcext:value-type="float">
            <text:p>123292</text:p>
          </table:table-cell>
          <table:table-cell office:value-type="float" office:value="54480" calcext:value-type="float">
            <text:p>5448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49215" calcext:value-type="float">
            <text:p>3649215</text:p>
          </table:table-cell>
          <table:table-cell office:value-type="float" office:value="131789" calcext:value-type="float">
            <text:p>131789</text:p>
          </table:table-cell>
          <table:table-cell office:value-type="float" office:value="57631" calcext:value-type="float">
            <text:p>5763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95160" calcext:value-type="float">
            <text:p>3695160</text:p>
          </table:table-cell>
          <table:table-cell office:value-type="float" office:value="122062" calcext:value-type="float">
            <text:p>122062</text:p>
          </table:table-cell>
          <table:table-cell office:value-type="float" office:value="54279" calcext:value-type="float">
            <text:p>5427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02633" calcext:value-type="float">
            <text:p>3702633</text:p>
          </table:table-cell>
          <table:table-cell office:value-type="float" office:value="132604" calcext:value-type="float">
            <text:p>132604</text:p>
          </table:table-cell>
          <table:table-cell office:value-type="float" office:value="54063" calcext:value-type="float">
            <text:p>5406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15054" calcext:value-type="float">
            <text:p>4115054</text:p>
          </table:table-cell>
          <table:table-cell office:value-type="float" office:value="122580" calcext:value-type="float">
            <text:p>122580</text:p>
          </table:table-cell>
          <table:table-cell office:value-type="float" office:value="54336" calcext:value-type="float">
            <text:p>5433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37106" calcext:value-type="float">
            <text:p>3637106</text:p>
          </table:table-cell>
          <table:table-cell office:value-type="float" office:value="121468" calcext:value-type="float">
            <text:p>121468</text:p>
          </table:table-cell>
          <table:table-cell office:value-type="float" office:value="54265" calcext:value-type="float">
            <text:p>5426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12073" calcext:value-type="float">
            <text:p>3612073</text:p>
          </table:table-cell>
          <table:table-cell office:value-type="float" office:value="120314" calcext:value-type="float">
            <text:p>120314</text:p>
          </table:table-cell>
          <table:table-cell office:value-type="float" office:value="54120" calcext:value-type="float">
            <text:p>5412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43548" calcext:value-type="float">
            <text:p>3743548</text:p>
          </table:table-cell>
          <table:table-cell office:value-type="float" office:value="120324" calcext:value-type="float">
            <text:p>120324</text:p>
          </table:table-cell>
          <table:table-cell office:value-type="float" office:value="54278" calcext:value-type="float">
            <text:p>5427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26010" calcext:value-type="float">
            <text:p>4226010</text:p>
          </table:table-cell>
          <table:table-cell office:value-type="float" office:value="122563" calcext:value-type="float">
            <text:p>122563</text:p>
          </table:table-cell>
          <table:table-cell office:value-type="float" office:value="54405" calcext:value-type="float">
            <text:p>5440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40246" calcext:value-type="float">
            <text:p>3640246</text:p>
          </table:table-cell>
          <table:table-cell office:value-type="float" office:value="119807" calcext:value-type="float">
            <text:p>119807</text:p>
          </table:table-cell>
          <table:table-cell office:value-type="float" office:value="54076" calcext:value-type="float">
            <text:p>5407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47736" calcext:value-type="float">
            <text:p>3647736</text:p>
          </table:table-cell>
          <table:table-cell office:value-type="float" office:value="120512" calcext:value-type="float">
            <text:p>120512</text:p>
          </table:table-cell>
          <table:table-cell office:value-type="float" office:value="54864" calcext:value-type="float">
            <text:p>5486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42448" calcext:value-type="float">
            <text:p>3642448</text:p>
          </table:table-cell>
          <table:table-cell office:value-type="float" office:value="118543" calcext:value-type="float">
            <text:p>118543</text:p>
          </table:table-cell>
          <table:table-cell office:value-type="float" office:value="54137" calcext:value-type="float">
            <text:p>5413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69772" calcext:value-type="float">
            <text:p>4069772</text:p>
          </table:table-cell>
          <table:table-cell office:value-type="float" office:value="121405" calcext:value-type="float">
            <text:p>121405</text:p>
          </table:table-cell>
          <table:table-cell office:value-type="float" office:value="54115" calcext:value-type="float">
            <text:p>5411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33720" calcext:value-type="float">
            <text:p>3733720</text:p>
          </table:table-cell>
          <table:table-cell office:value-type="float" office:value="120871" calcext:value-type="float">
            <text:p>120871</text:p>
          </table:table-cell>
          <table:table-cell office:value-type="float" office:value="54265" calcext:value-type="float">
            <text:p>5426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42665" calcext:value-type="float">
            <text:p>3642665</text:p>
          </table:table-cell>
          <table:table-cell office:value-type="float" office:value="119263" calcext:value-type="float">
            <text:p>119263</text:p>
          </table:table-cell>
          <table:table-cell office:value-type="float" office:value="54046" calcext:value-type="float">
            <text:p>5404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43927" calcext:value-type="float">
            <text:p>3643927</text:p>
          </table:table-cell>
          <table:table-cell office:value-type="float" office:value="119233" calcext:value-type="float">
            <text:p>119233</text:p>
          </table:table-cell>
          <table:table-cell office:value-type="float" office:value="54162" calcext:value-type="float">
            <text:p>5416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00374" calcext:value-type="float">
            <text:p>4100374</text:p>
          </table:table-cell>
          <table:table-cell office:value-type="float" office:value="122329" calcext:value-type="float">
            <text:p>122329</text:p>
          </table:table-cell>
          <table:table-cell office:value-type="float" office:value="64202" calcext:value-type="float">
            <text:p>6420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89891" calcext:value-type="float">
            <text:p>3689891</text:p>
          </table:table-cell>
          <table:table-cell office:value-type="float" office:value="121416" calcext:value-type="float">
            <text:p>121416</text:p>
          </table:table-cell>
          <table:table-cell office:value-type="float" office:value="54218" calcext:value-type="float">
            <text:p>5421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30233" calcext:value-type="float">
            <text:p>3630233</text:p>
          </table:table-cell>
          <table:table-cell office:value-type="float" office:value="120454" calcext:value-type="float">
            <text:p>120454</text:p>
          </table:table-cell>
          <table:table-cell office:value-type="float" office:value="54103" calcext:value-type="float">
            <text:p>5410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53166" calcext:value-type="float">
            <text:p>3653166</text:p>
          </table:table-cell>
          <table:table-cell office:value-type="float" office:value="121836" calcext:value-type="float">
            <text:p>121836</text:p>
          </table:table-cell>
          <table:table-cell office:value-type="float" office:value="54273" calcext:value-type="float">
            <text:p>5427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63423" calcext:value-type="float">
            <text:p>4063423</text:p>
          </table:table-cell>
          <table:table-cell office:value-type="float" office:value="122344" calcext:value-type="float">
            <text:p>122344</text:p>
          </table:table-cell>
          <table:table-cell office:value-type="float" office:value="54192" calcext:value-type="float">
            <text:p>5419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50171" calcext:value-type="float">
            <text:p>3650171</text:p>
          </table:table-cell>
          <table:table-cell office:value-type="float" office:value="126954" calcext:value-type="float">
            <text:p>126954</text:p>
          </table:table-cell>
          <table:table-cell office:value-type="float" office:value="57040" calcext:value-type="float">
            <text:p>5704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71942" calcext:value-type="float">
            <text:p>3671942</text:p>
          </table:table-cell>
          <table:table-cell office:value-type="float" office:value="125387" calcext:value-type="float">
            <text:p>125387</text:p>
          </table:table-cell>
          <table:table-cell office:value-type="float" office:value="55941" calcext:value-type="float">
            <text:p>5594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855382" calcext:value-type="float">
            <text:p>10855382</text:p>
          </table:table-cell>
          <table:table-cell office:value-type="float" office:value="169859" calcext:value-type="float">
            <text:p>169859</text:p>
          </table:table-cell>
          <table:table-cell office:value-type="float" office:value="77680" calcext:value-type="float">
            <text:p>7768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84812" calcext:value-type="float">
            <text:p>3784812</text:p>
          </table:table-cell>
          <table:table-cell office:value-type="float" office:value="163888" calcext:value-type="float">
            <text:p>163888</text:p>
          </table:table-cell>
          <table:table-cell office:value-type="float" office:value="76700" calcext:value-type="float">
            <text:p>7670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69516" calcext:value-type="float">
            <text:p>3769516</text:p>
          </table:table-cell>
          <table:table-cell office:value-type="float" office:value="163506" calcext:value-type="float">
            <text:p>163506</text:p>
          </table:table-cell>
          <table:table-cell office:value-type="float" office:value="75432" calcext:value-type="float">
            <text:p>7543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91150" calcext:value-type="float">
            <text:p>3291150</text:p>
          </table:table-cell>
          <table:table-cell office:value-type="float" office:value="121449" calcext:value-type="float">
            <text:p>121449</text:p>
          </table:table-cell>
          <table:table-cell office:value-type="float" office:value="56417" calcext:value-type="float">
            <text:p>5641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6197" calcext:value-type="float">
            <text:p>2766197</text:p>
          </table:table-cell>
          <table:table-cell office:value-type="float" office:value="119335" calcext:value-type="float">
            <text:p>119335</text:p>
          </table:table-cell>
          <table:table-cell office:value-type="float" office:value="54728" calcext:value-type="float">
            <text:p>5472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10307" calcext:value-type="float">
            <text:p>2810307</text:p>
          </table:table-cell>
          <table:table-cell office:value-type="float" office:value="123102" calcext:value-type="float">
            <text:p>123102</text:p>
          </table:table-cell>
          <table:table-cell office:value-type="float" office:value="54642" calcext:value-type="float">
            <text:p>5464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5872" calcext:value-type="float">
            <text:p>2755872</text:p>
          </table:table-cell>
          <table:table-cell office:value-type="float" office:value="119038" calcext:value-type="float">
            <text:p>119038</text:p>
          </table:table-cell>
          <table:table-cell office:value-type="float" office:value="54437" calcext:value-type="float">
            <text:p>5443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4106" calcext:value-type="float">
            <text:p>2784106</text:p>
          </table:table-cell>
          <table:table-cell office:value-type="float" office:value="119478" calcext:value-type="float">
            <text:p>119478</text:p>
          </table:table-cell>
          <table:table-cell office:value-type="float" office:value="55851" calcext:value-type="float">
            <text:p>5585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3021" calcext:value-type="float">
            <text:p>2763021</text:p>
          </table:table-cell>
          <table:table-cell office:value-type="float" office:value="121030" calcext:value-type="float">
            <text:p>121030</text:p>
          </table:table-cell>
          <table:table-cell office:value-type="float" office:value="56182" calcext:value-type="float">
            <text:p>5618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3585" calcext:value-type="float">
            <text:p>2763585</text:p>
          </table:table-cell>
          <table:table-cell office:value-type="float" office:value="134561" calcext:value-type="float">
            <text:p>134561</text:p>
          </table:table-cell>
          <table:table-cell office:value-type="float" office:value="55921" calcext:value-type="float">
            <text:p>5592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2160" calcext:value-type="float">
            <text:p>2752160</text:p>
          </table:table-cell>
          <table:table-cell office:value-type="float" office:value="119730" calcext:value-type="float">
            <text:p>119730</text:p>
          </table:table-cell>
          <table:table-cell office:value-type="float" office:value="54036" calcext:value-type="float">
            <text:p>5403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9483" calcext:value-type="float">
            <text:p>2789483</text:p>
          </table:table-cell>
          <table:table-cell office:value-type="float" office:value="119611" calcext:value-type="float">
            <text:p>119611</text:p>
          </table:table-cell>
          <table:table-cell office:value-type="float" office:value="54230" calcext:value-type="float">
            <text:p>5423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4998" calcext:value-type="float">
            <text:p>2764998</text:p>
          </table:table-cell>
          <table:table-cell office:value-type="float" office:value="129048" calcext:value-type="float">
            <text:p>129048</text:p>
          </table:table-cell>
          <table:table-cell office:value-type="float" office:value="54188" calcext:value-type="float">
            <text:p>5418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9063" calcext:value-type="float">
            <text:p>2769063</text:p>
          </table:table-cell>
          <table:table-cell office:value-type="float" office:value="119182" calcext:value-type="float">
            <text:p>119182</text:p>
          </table:table-cell>
          <table:table-cell office:value-type="float" office:value="53984" calcext:value-type="float">
            <text:p>5398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3870" calcext:value-type="float">
            <text:p>2763870</text:p>
          </table:table-cell>
          <table:table-cell office:value-type="float" office:value="118531" calcext:value-type="float">
            <text:p>118531</text:p>
          </table:table-cell>
          <table:table-cell office:value-type="float" office:value="53933" calcext:value-type="float">
            <text:p>5393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4131" calcext:value-type="float">
            <text:p>2774131</text:p>
          </table:table-cell>
          <table:table-cell office:value-type="float" office:value="118342" calcext:value-type="float">
            <text:p>118342</text:p>
          </table:table-cell>
          <table:table-cell office:value-type="float" office:value="54105" calcext:value-type="float">
            <text:p>5410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6114" calcext:value-type="float">
            <text:p>2776114</text:p>
          </table:table-cell>
          <table:table-cell office:value-type="float" office:value="119412" calcext:value-type="float">
            <text:p>119412</text:p>
          </table:table-cell>
          <table:table-cell office:value-type="float" office:value="54114" calcext:value-type="float">
            <text:p>5411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4640" calcext:value-type="float">
            <text:p>2764640</text:p>
          </table:table-cell>
          <table:table-cell office:value-type="float" office:value="117747" calcext:value-type="float">
            <text:p>117747</text:p>
          </table:table-cell>
          <table:table-cell office:value-type="float" office:value="53621" calcext:value-type="float">
            <text:p>5362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7923" calcext:value-type="float">
            <text:p>2757923</text:p>
          </table:table-cell>
          <table:table-cell office:value-type="float" office:value="118506" calcext:value-type="float">
            <text:p>118506</text:p>
          </table:table-cell>
          <table:table-cell office:value-type="float" office:value="53866" calcext:value-type="float">
            <text:p>5386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99783" calcext:value-type="float">
            <text:p>2799783</text:p>
          </table:table-cell>
          <table:table-cell office:value-type="float" office:value="119959" calcext:value-type="float">
            <text:p>119959</text:p>
          </table:table-cell>
          <table:table-cell office:value-type="float" office:value="54132" calcext:value-type="float">
            <text:p>5413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7109" calcext:value-type="float">
            <text:p>2767109</text:p>
          </table:table-cell>
          <table:table-cell office:value-type="float" office:value="119475" calcext:value-type="float">
            <text:p>119475</text:p>
          </table:table-cell>
          <table:table-cell office:value-type="float" office:value="54378" calcext:value-type="float">
            <text:p>5437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6605" calcext:value-type="float">
            <text:p>2766605</text:p>
          </table:table-cell>
          <table:table-cell office:value-type="float" office:value="118392" calcext:value-type="float">
            <text:p>118392</text:p>
          </table:table-cell>
          <table:table-cell office:value-type="float" office:value="53974" calcext:value-type="float">
            <text:p>5397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8618" calcext:value-type="float">
            <text:p>2758618</text:p>
          </table:table-cell>
          <table:table-cell office:value-type="float" office:value="118173" calcext:value-type="float">
            <text:p>118173</text:p>
          </table:table-cell>
          <table:table-cell office:value-type="float" office:value="54054" calcext:value-type="float">
            <text:p>5405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5618" calcext:value-type="float">
            <text:p>2775618</text:p>
          </table:table-cell>
          <table:table-cell office:value-type="float" office:value="118744" calcext:value-type="float">
            <text:p>118744</text:p>
          </table:table-cell>
          <table:table-cell office:value-type="float" office:value="53988" calcext:value-type="float">
            <text:p>5398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08303" calcext:value-type="float">
            <text:p>2808303</text:p>
          </table:table-cell>
          <table:table-cell office:value-type="float" office:value="132205" calcext:value-type="float">
            <text:p>132205</text:p>
          </table:table-cell>
          <table:table-cell office:value-type="float" office:value="56813" calcext:value-type="float">
            <text:p>5681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5116" calcext:value-type="float">
            <text:p>2765116</text:p>
          </table:table-cell>
          <table:table-cell office:value-type="float" office:value="120266" calcext:value-type="float">
            <text:p>120266</text:p>
          </table:table-cell>
          <table:table-cell office:value-type="float" office:value="54625" calcext:value-type="float">
            <text:p>5462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2319" calcext:value-type="float">
            <text:p>2762319</text:p>
          </table:table-cell>
          <table:table-cell office:value-type="float" office:value="118693" calcext:value-type="float">
            <text:p>118693</text:p>
          </table:table-cell>
          <table:table-cell office:value-type="float" office:value="83583" calcext:value-type="float">
            <text:p>8358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0032" calcext:value-type="float">
            <text:p>2750032</text:p>
          </table:table-cell>
          <table:table-cell office:value-type="float" office:value="118107" calcext:value-type="float">
            <text:p>118107</text:p>
          </table:table-cell>
          <table:table-cell office:value-type="float" office:value="54181" calcext:value-type="float">
            <text:p>5418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5055" calcext:value-type="float">
            <text:p>2785055</text:p>
          </table:table-cell>
          <table:table-cell office:value-type="float" office:value="117600" calcext:value-type="float">
            <text:p>117600</text:p>
          </table:table-cell>
          <table:table-cell office:value-type="float" office:value="53924" calcext:value-type="float">
            <text:p>5392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8844" calcext:value-type="float">
            <text:p>2778844</text:p>
          </table:table-cell>
          <table:table-cell office:value-type="float" office:value="118773" calcext:value-type="float">
            <text:p>118773</text:p>
          </table:table-cell>
          <table:table-cell office:value-type="float" office:value="54129" calcext:value-type="float">
            <text:p>5412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46632" calcext:value-type="float">
            <text:p>2746632</text:p>
          </table:table-cell>
          <table:table-cell office:value-type="float" office:value="118807" calcext:value-type="float">
            <text:p>118807</text:p>
          </table:table-cell>
          <table:table-cell office:value-type="float" office:value="54131" calcext:value-type="float">
            <text:p>54131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6137" calcext:value-type="float">
            <text:p>2766137</text:p>
          </table:table-cell>
          <table:table-cell office:value-type="float" office:value="118690" calcext:value-type="float">
            <text:p>118690</text:p>
          </table:table-cell>
          <table:table-cell office:value-type="float" office:value="53859" calcext:value-type="float">
            <text:p>5385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8128" calcext:value-type="float">
            <text:p>2758128</text:p>
          </table:table-cell>
          <table:table-cell office:value-type="float" office:value="118484" calcext:value-type="float">
            <text:p>118484</text:p>
          </table:table-cell>
          <table:table-cell office:value-type="float" office:value="53974" calcext:value-type="float">
            <text:p>5397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2287" calcext:value-type="float">
            <text:p>2772287</text:p>
          </table:table-cell>
          <table:table-cell office:value-type="float" office:value="118569" calcext:value-type="float">
            <text:p>118569</text:p>
          </table:table-cell>
          <table:table-cell office:value-type="float" office:value="53916" calcext:value-type="float">
            <text:p>5391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7357" calcext:value-type="float">
            <text:p>2777357</text:p>
          </table:table-cell>
          <table:table-cell office:value-type="float" office:value="121611" calcext:value-type="float">
            <text:p>121611</text:p>
          </table:table-cell>
          <table:table-cell office:value-type="float" office:value="54412" calcext:value-type="float">
            <text:p>5441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8751" calcext:value-type="float">
            <text:p>2758751</text:p>
          </table:table-cell>
          <table:table-cell office:value-type="float" office:value="117347" calcext:value-type="float">
            <text:p>117347</text:p>
          </table:table-cell>
          <table:table-cell office:value-type="float" office:value="53853" calcext:value-type="float">
            <text:p>5385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1760" calcext:value-type="float">
            <text:p>2761760</text:p>
          </table:table-cell>
          <table:table-cell office:value-type="float" office:value="117513" calcext:value-type="float">
            <text:p>117513</text:p>
          </table:table-cell>
          <table:table-cell office:value-type="float" office:value="54059" calcext:value-type="float">
            <text:p>5405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8526" calcext:value-type="float">
            <text:p>2768526</text:p>
          </table:table-cell>
          <table:table-cell office:value-type="float" office:value="116778" calcext:value-type="float">
            <text:p>116778</text:p>
          </table:table-cell>
          <table:table-cell office:value-type="float" office:value="54059" calcext:value-type="float">
            <text:p>5405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1376" calcext:value-type="float">
            <text:p>2781376</text:p>
          </table:table-cell>
          <table:table-cell office:value-type="float" office:value="118138" calcext:value-type="float">
            <text:p>118138</text:p>
          </table:table-cell>
          <table:table-cell office:value-type="float" office:value="53896" calcext:value-type="float">
            <text:p>5389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60001" calcext:value-type="float">
            <text:p>2760001</text:p>
          </table:table-cell>
          <table:table-cell office:value-type="float" office:value="117026" calcext:value-type="float">
            <text:p>117026</text:p>
          </table:table-cell>
          <table:table-cell office:value-type="float" office:value="54149" calcext:value-type="float">
            <text:p>54149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9528" calcext:value-type="float">
            <text:p>2759528</text:p>
          </table:table-cell>
          <table:table-cell office:value-type="float" office:value="116612" calcext:value-type="float">
            <text:p>116612</text:p>
          </table:table-cell>
          <table:table-cell office:value-type="float" office:value="53912" calcext:value-type="float">
            <text:p>53912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1999" calcext:value-type="float">
            <text:p>2771999</text:p>
          </table:table-cell>
          <table:table-cell office:value-type="float" office:value="118568" calcext:value-type="float">
            <text:p>118568</text:p>
          </table:table-cell>
          <table:table-cell office:value-type="float" office:value="54118" calcext:value-type="float">
            <text:p>54118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0113" calcext:value-type="float">
            <text:p>2780113</text:p>
          </table:table-cell>
          <table:table-cell office:value-type="float" office:value="119041" calcext:value-type="float">
            <text:p>119041</text:p>
          </table:table-cell>
          <table:table-cell office:value-type="float" office:value="54197" calcext:value-type="float">
            <text:p>5419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2643" calcext:value-type="float">
            <text:p>2752643</text:p>
          </table:table-cell>
          <table:table-cell office:value-type="float" office:value="119635" calcext:value-type="float">
            <text:p>119635</text:p>
          </table:table-cell>
          <table:table-cell office:value-type="float" office:value="54055" calcext:value-type="float">
            <text:p>5405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73119" calcext:value-type="float">
            <text:p>2773119</text:p>
          </table:table-cell>
          <table:table-cell office:value-type="float" office:value="117539" calcext:value-type="float">
            <text:p>117539</text:p>
          </table:table-cell>
          <table:table-cell office:value-type="float" office:value="53794" calcext:value-type="float">
            <text:p>53794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4776" calcext:value-type="float">
            <text:p>2754776</text:p>
          </table:table-cell>
          <table:table-cell office:value-type="float" office:value="118698" calcext:value-type="float">
            <text:p>118698</text:p>
          </table:table-cell>
          <table:table-cell office:value-type="float" office:value="53926" calcext:value-type="float">
            <text:p>5392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6998" calcext:value-type="float">
            <text:p>2786998</text:p>
          </table:table-cell>
          <table:table-cell office:value-type="float" office:value="117998" calcext:value-type="float">
            <text:p>117998</text:p>
          </table:table-cell>
          <table:table-cell office:value-type="float" office:value="53985" calcext:value-type="float">
            <text:p>53985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0024" calcext:value-type="float">
            <text:p>2750024</text:p>
          </table:table-cell>
          <table:table-cell office:value-type="float" office:value="117323" calcext:value-type="float">
            <text:p>117323</text:p>
          </table:table-cell>
          <table:table-cell office:value-type="float" office:value="54137" calcext:value-type="float">
            <text:p>5413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32372" calcext:value-type="float">
            <text:p>2832372</text:p>
          </table:table-cell>
          <table:table-cell office:value-type="float" office:value="121923" calcext:value-type="float">
            <text:p>121923</text:p>
          </table:table-cell>
          <table:table-cell office:value-type="float" office:value="53993" calcext:value-type="float">
            <text:p>53993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59058" calcext:value-type="float">
            <text:p>2759058</text:p>
          </table:table-cell>
          <table:table-cell office:value-type="float" office:value="118998" calcext:value-type="float">
            <text:p>118998</text:p>
          </table:table-cell>
          <table:table-cell office:value-type="float" office:value="54210" calcext:value-type="float">
            <text:p>54210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89623" calcext:value-type="float">
            <text:p>2789623</text:p>
          </table:table-cell>
          <table:table-cell office:value-type="float" office:value="118220" calcext:value-type="float">
            <text:p>118220</text:p>
          </table:table-cell>
          <table:table-cell office:value-type="float" office:value="54911" calcext:value-type="float">
            <text:p>5491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3379" calcext:value-type="float">
            <text:p>5513379</text:p>
          </table:table-cell>
          <table:table-cell office:value-type="float" office:value="208679" calcext:value-type="float">
            <text:p>208679</text:p>
          </table:table-cell>
          <table:table-cell office:value-type="float" office:value="99231" calcext:value-type="float">
            <text:p>9923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8137794" calcext:value-type="float">
            <text:p>18137794</text:p>
          </table:table-cell>
          <table:table-cell office:value-type="float" office:value="214923" calcext:value-type="float">
            <text:p>214923</text:p>
          </table:table-cell>
          <table:table-cell office:value-type="float" office:value="102308" calcext:value-type="float">
            <text:p>10230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1551" calcext:value-type="float">
            <text:p>5511551</text:p>
          </table:table-cell>
          <table:table-cell office:value-type="float" office:value="206947" calcext:value-type="float">
            <text:p>206947</text:p>
          </table:table-cell>
          <table:table-cell office:value-type="float" office:value="98339" calcext:value-type="float">
            <text:p>9833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5678" calcext:value-type="float">
            <text:p>5535678</text:p>
          </table:table-cell>
          <table:table-cell office:value-type="float" office:value="205792" calcext:value-type="float">
            <text:p>205792</text:p>
          </table:table-cell>
          <table:table-cell office:value-type="float" office:value="98320" calcext:value-type="float">
            <text:p>9832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4570" calcext:value-type="float">
            <text:p>5524570</text:p>
          </table:table-cell>
          <table:table-cell office:value-type="float" office:value="205753" calcext:value-type="float">
            <text:p>205753</text:p>
          </table:table-cell>
          <table:table-cell office:value-type="float" office:value="98120" calcext:value-type="float">
            <text:p>9812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4809" calcext:value-type="float">
            <text:p>5564809</text:p>
          </table:table-cell>
          <table:table-cell office:value-type="float" office:value="208830" calcext:value-type="float">
            <text:p>208830</text:p>
          </table:table-cell>
          <table:table-cell office:value-type="float" office:value="97902" calcext:value-type="float">
            <text:p>9790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3620" calcext:value-type="float">
            <text:p>5513620</text:p>
          </table:table-cell>
          <table:table-cell office:value-type="float" office:value="205495" calcext:value-type="float">
            <text:p>205495</text:p>
          </table:table-cell>
          <table:table-cell office:value-type="float" office:value="98065" calcext:value-type="float">
            <text:p>9806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0058" calcext:value-type="float">
            <text:p>5570058</text:p>
          </table:table-cell>
          <table:table-cell office:value-type="float" office:value="205948" calcext:value-type="float">
            <text:p>205948</text:p>
          </table:table-cell>
          <table:table-cell office:value-type="float" office:value="98625" calcext:value-type="float">
            <text:p>9862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5248" calcext:value-type="float">
            <text:p>5535248</text:p>
          </table:table-cell>
          <table:table-cell office:value-type="float" office:value="205032" calcext:value-type="float">
            <text:p>205032</text:p>
          </table:table-cell>
          <table:table-cell office:value-type="float" office:value="98355" calcext:value-type="float">
            <text:p>9835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59657" calcext:value-type="float">
            <text:p>5559657</text:p>
          </table:table-cell>
          <table:table-cell office:value-type="float" office:value="208801" calcext:value-type="float">
            <text:p>208801</text:p>
          </table:table-cell>
          <table:table-cell office:value-type="float" office:value="98054" calcext:value-type="float">
            <text:p>9805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0364" calcext:value-type="float">
            <text:p>5520364</text:p>
          </table:table-cell>
          <table:table-cell office:value-type="float" office:value="203835" calcext:value-type="float">
            <text:p>203835</text:p>
          </table:table-cell>
          <table:table-cell office:value-type="float" office:value="98028" calcext:value-type="float">
            <text:p>9802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8445" calcext:value-type="float">
            <text:p>5538445</text:p>
          </table:table-cell>
          <table:table-cell office:value-type="float" office:value="204339" calcext:value-type="float">
            <text:p>204339</text:p>
          </table:table-cell>
          <table:table-cell office:value-type="float" office:value="98191" calcext:value-type="float">
            <text:p>9819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1755" calcext:value-type="float">
            <text:p>5531755</text:p>
          </table:table-cell>
          <table:table-cell office:value-type="float" office:value="204394" calcext:value-type="float">
            <text:p>204394</text:p>
          </table:table-cell>
          <table:table-cell office:value-type="float" office:value="98575" calcext:value-type="float">
            <text:p>9857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0123" calcext:value-type="float">
            <text:p>5560123</text:p>
          </table:table-cell>
          <table:table-cell office:value-type="float" office:value="204881" calcext:value-type="float">
            <text:p>204881</text:p>
          </table:table-cell>
          <table:table-cell office:value-type="float" office:value="97935" calcext:value-type="float">
            <text:p>9793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1932" calcext:value-type="float">
            <text:p>5511932</text:p>
          </table:table-cell>
          <table:table-cell office:value-type="float" office:value="203319" calcext:value-type="float">
            <text:p>203319</text:p>
          </table:table-cell>
          <table:table-cell office:value-type="float" office:value="97920" calcext:value-type="float">
            <text:p>9792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3227" calcext:value-type="float">
            <text:p>5543227</text:p>
          </table:table-cell>
          <table:table-cell office:value-type="float" office:value="203704" calcext:value-type="float">
            <text:p>203704</text:p>
          </table:table-cell>
          <table:table-cell office:value-type="float" office:value="97770" calcext:value-type="float">
            <text:p>9777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6835" calcext:value-type="float">
            <text:p>5526835</text:p>
          </table:table-cell>
          <table:table-cell office:value-type="float" office:value="204200" calcext:value-type="float">
            <text:p>204200</text:p>
          </table:table-cell>
          <table:table-cell office:value-type="float" office:value="98000" calcext:value-type="float">
            <text:p>9800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6643" calcext:value-type="float">
            <text:p>5536643</text:p>
          </table:table-cell>
          <table:table-cell office:value-type="float" office:value="202296" calcext:value-type="float">
            <text:p>202296</text:p>
          </table:table-cell>
          <table:table-cell office:value-type="float" office:value="97919" calcext:value-type="float">
            <text:p>9791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58300" calcext:value-type="float">
            <text:p>5558300</text:p>
          </table:table-cell>
          <table:table-cell office:value-type="float" office:value="204418" calcext:value-type="float">
            <text:p>204418</text:p>
          </table:table-cell>
          <table:table-cell office:value-type="float" office:value="98284" calcext:value-type="float">
            <text:p>9828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95244" calcext:value-type="float">
            <text:p>5595244</text:p>
          </table:table-cell>
          <table:table-cell office:value-type="float" office:value="221615" calcext:value-type="float">
            <text:p>221615</text:p>
          </table:table-cell>
          <table:table-cell office:value-type="float" office:value="98698" calcext:value-type="float">
            <text:p>9869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9385" calcext:value-type="float">
            <text:p>5569385</text:p>
          </table:table-cell>
          <table:table-cell office:value-type="float" office:value="205106" calcext:value-type="float">
            <text:p>205106</text:p>
          </table:table-cell>
          <table:table-cell office:value-type="float" office:value="98004" calcext:value-type="float">
            <text:p>9800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95333" calcext:value-type="float">
            <text:p>5595333</text:p>
          </table:table-cell>
          <table:table-cell office:value-type="float" office:value="203671" calcext:value-type="float">
            <text:p>203671</text:p>
          </table:table-cell>
          <table:table-cell office:value-type="float" office:value="97887" calcext:value-type="float">
            <text:p>9788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0247" calcext:value-type="float">
            <text:p>5570247</text:p>
          </table:table-cell>
          <table:table-cell office:value-type="float" office:value="202344" calcext:value-type="float">
            <text:p>202344</text:p>
          </table:table-cell>
          <table:table-cell office:value-type="float" office:value="100790" calcext:value-type="float">
            <text:p>10079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3450" calcext:value-type="float">
            <text:p>5543450</text:p>
          </table:table-cell>
          <table:table-cell office:value-type="float" office:value="203788" calcext:value-type="float">
            <text:p>203788</text:p>
          </table:table-cell>
          <table:table-cell office:value-type="float" office:value="98154" calcext:value-type="float">
            <text:p>9815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5254" calcext:value-type="float">
            <text:p>5515254</text:p>
          </table:table-cell>
          <table:table-cell office:value-type="float" office:value="203198" calcext:value-type="float">
            <text:p>203198</text:p>
          </table:table-cell>
          <table:table-cell office:value-type="float" office:value="98196" calcext:value-type="float">
            <text:p>9819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1846" calcext:value-type="float">
            <text:p>5531846</text:p>
          </table:table-cell>
          <table:table-cell office:value-type="float" office:value="202842" calcext:value-type="float">
            <text:p>202842</text:p>
          </table:table-cell>
          <table:table-cell office:value-type="float" office:value="97793" calcext:value-type="float">
            <text:p>9779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3665" calcext:value-type="float">
            <text:p>5543665</text:p>
          </table:table-cell>
          <table:table-cell office:value-type="float" office:value="203143" calcext:value-type="float">
            <text:p>203143</text:p>
          </table:table-cell>
          <table:table-cell office:value-type="float" office:value="98322" calcext:value-type="float">
            <text:p>9832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3660" calcext:value-type="float">
            <text:p>5543660</text:p>
          </table:table-cell>
          <table:table-cell office:value-type="float" office:value="203941" calcext:value-type="float">
            <text:p>203941</text:p>
          </table:table-cell>
          <table:table-cell office:value-type="float" office:value="98001" calcext:value-type="float">
            <text:p>9800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256524" calcext:value-type="float">
            <text:p>7256524</text:p>
          </table:table-cell>
          <table:table-cell office:value-type="float" office:value="205729" calcext:value-type="float">
            <text:p>205729</text:p>
          </table:table-cell>
          <table:table-cell office:value-type="float" office:value="98572" calcext:value-type="float">
            <text:p>9857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413702" calcext:value-type="float">
            <text:p>7413702</text:p>
          </table:table-cell>
          <table:table-cell office:value-type="float" office:value="226617" calcext:value-type="float">
            <text:p>226617</text:p>
          </table:table-cell>
          <table:table-cell office:value-type="float" office:value="104473" calcext:value-type="float">
            <text:p>10447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12954" calcext:value-type="float">
            <text:p>7712954</text:p>
          </table:table-cell>
          <table:table-cell office:value-type="float" office:value="206751" calcext:value-type="float">
            <text:p>206751</text:p>
          </table:table-cell>
          <table:table-cell office:value-type="float" office:value="98273" calcext:value-type="float">
            <text:p>9827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262700" calcext:value-type="float">
            <text:p>7262700</text:p>
          </table:table-cell>
          <table:table-cell office:value-type="float" office:value="204338" calcext:value-type="float">
            <text:p>204338</text:p>
          </table:table-cell>
          <table:table-cell office:value-type="float" office:value="112171" calcext:value-type="float">
            <text:p>11217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90004" calcext:value-type="float">
            <text:p>7790004</text:p>
          </table:table-cell>
          <table:table-cell office:value-type="float" office:value="224470" calcext:value-type="float">
            <text:p>224470</text:p>
          </table:table-cell>
          <table:table-cell office:value-type="float" office:value="97779" calcext:value-type="float">
            <text:p>9777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269511" calcext:value-type="float">
            <text:p>7269511</text:p>
          </table:table-cell>
          <table:table-cell office:value-type="float" office:value="238803" calcext:value-type="float">
            <text:p>238803</text:p>
          </table:table-cell>
          <table:table-cell office:value-type="float" office:value="123985" calcext:value-type="float">
            <text:p>12398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90364" calcext:value-type="float">
            <text:p>7790364</text:p>
          </table:table-cell>
          <table:table-cell office:value-type="float" office:value="218988" calcext:value-type="float">
            <text:p>218988</text:p>
          </table:table-cell>
          <table:table-cell office:value-type="float" office:value="98621" calcext:value-type="float">
            <text:p>9862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316644" calcext:value-type="float">
            <text:p>12316644</text:p>
          </table:table-cell>
          <table:table-cell office:value-type="float" office:value="211315" calcext:value-type="float">
            <text:p>211315</text:p>
          </table:table-cell>
          <table:table-cell office:value-type="float" office:value="99353" calcext:value-type="float">
            <text:p>9935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07013" calcext:value-type="float">
            <text:p>6507013</text:p>
          </table:table-cell>
          <table:table-cell office:value-type="float" office:value="280499" calcext:value-type="float">
            <text:p>280499</text:p>
          </table:table-cell>
          <table:table-cell office:value-type="float" office:value="149845" calcext:value-type="float">
            <text:p>14984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543281" calcext:value-type="float">
            <text:p>7543281</text:p>
          </table:table-cell>
          <table:table-cell office:value-type="float" office:value="309605" calcext:value-type="float">
            <text:p>309605</text:p>
          </table:table-cell>
          <table:table-cell office:value-type="float" office:value="98212" calcext:value-type="float">
            <text:p>9821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5697" calcext:value-type="float">
            <text:p>5535697</text:p>
          </table:table-cell>
          <table:table-cell office:value-type="float" office:value="205889" calcext:value-type="float">
            <text:p>205889</text:p>
          </table:table-cell>
          <table:table-cell office:value-type="float" office:value="98142" calcext:value-type="float">
            <text:p>9814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8306" calcext:value-type="float">
            <text:p>5538306</text:p>
          </table:table-cell>
          <table:table-cell office:value-type="float" office:value="205217" calcext:value-type="float">
            <text:p>205217</text:p>
          </table:table-cell>
          <table:table-cell office:value-type="float" office:value="98111" calcext:value-type="float">
            <text:p>9811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0894" calcext:value-type="float">
            <text:p>5510894</text:p>
          </table:table-cell>
          <table:table-cell office:value-type="float" office:value="205947" calcext:value-type="float">
            <text:p>205947</text:p>
          </table:table-cell>
          <table:table-cell office:value-type="float" office:value="97952" calcext:value-type="float">
            <text:p>9795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6206" calcext:value-type="float">
            <text:p>5546206</text:p>
          </table:table-cell>
          <table:table-cell office:value-type="float" office:value="203109" calcext:value-type="float">
            <text:p>203109</text:p>
          </table:table-cell>
          <table:table-cell office:value-type="float" office:value="126330" calcext:value-type="float">
            <text:p>12633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9522" calcext:value-type="float">
            <text:p>5529522</text:p>
          </table:table-cell>
          <table:table-cell office:value-type="float" office:value="204432" calcext:value-type="float">
            <text:p>204432</text:p>
          </table:table-cell>
          <table:table-cell office:value-type="float" office:value="98555" calcext:value-type="float">
            <text:p>9855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6162" calcext:value-type="float">
            <text:p>5516162</text:p>
          </table:table-cell>
          <table:table-cell office:value-type="float" office:value="204356" calcext:value-type="float">
            <text:p>204356</text:p>
          </table:table-cell>
          <table:table-cell office:value-type="float" office:value="97891" calcext:value-type="float">
            <text:p>9789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0346" calcext:value-type="float">
            <text:p>5530346</text:p>
          </table:table-cell>
          <table:table-cell office:value-type="float" office:value="201108" calcext:value-type="float">
            <text:p>201108</text:p>
          </table:table-cell>
          <table:table-cell office:value-type="float" office:value="97779" calcext:value-type="float">
            <text:p>9777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4388" calcext:value-type="float">
            <text:p>5564388</text:p>
          </table:table-cell>
          <table:table-cell office:value-type="float" office:value="203705" calcext:value-type="float">
            <text:p>203705</text:p>
          </table:table-cell>
          <table:table-cell office:value-type="float" office:value="98767" calcext:value-type="float">
            <text:p>9876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8019" calcext:value-type="float">
            <text:p>5538019</text:p>
          </table:table-cell>
          <table:table-cell office:value-type="float" office:value="202016" calcext:value-type="float">
            <text:p>202016</text:p>
          </table:table-cell>
          <table:table-cell office:value-type="float" office:value="97770" calcext:value-type="float">
            <text:p>9777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1802" calcext:value-type="float">
            <text:p>5531802</text:p>
          </table:table-cell>
          <table:table-cell office:value-type="float" office:value="203593" calcext:value-type="float">
            <text:p>203593</text:p>
          </table:table-cell>
          <table:table-cell office:value-type="float" office:value="97959" calcext:value-type="float">
            <text:p>9795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8732" calcext:value-type="float">
            <text:p>5548732</text:p>
          </table:table-cell>
          <table:table-cell office:value-type="float" office:value="205371" calcext:value-type="float">
            <text:p>205371</text:p>
          </table:table-cell>
          <table:table-cell office:value-type="float" office:value="98234" calcext:value-type="float">
            <text:p>9823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97378" calcext:value-type="float">
            <text:p>5597378</text:p>
          </table:table-cell>
          <table:table-cell office:value-type="float" office:value="202736" calcext:value-type="float">
            <text:p>202736</text:p>
          </table:table-cell>
          <table:table-cell office:value-type="float" office:value="98244" calcext:value-type="float">
            <text:p>9824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98296" calcext:value-type="float">
            <text:p>5598296</text:p>
          </table:table-cell>
          <table:table-cell office:value-type="float" office:value="202207" calcext:value-type="float">
            <text:p>202207</text:p>
          </table:table-cell>
          <table:table-cell office:value-type="float" office:value="97977" calcext:value-type="float">
            <text:p>9797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0264" calcext:value-type="float">
            <text:p>5510264</text:p>
          </table:table-cell>
          <table:table-cell office:value-type="float" office:value="202173" calcext:value-type="float">
            <text:p>202173</text:p>
          </table:table-cell>
          <table:table-cell office:value-type="float" office:value="98127" calcext:value-type="float">
            <text:p>9812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7434" calcext:value-type="float">
            <text:p>5537434</text:p>
          </table:table-cell>
          <table:table-cell office:value-type="float" office:value="202661" calcext:value-type="float">
            <text:p>202661</text:p>
          </table:table-cell>
          <table:table-cell office:value-type="float" office:value="98008" calcext:value-type="float">
            <text:p>9800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1429" calcext:value-type="float">
            <text:p>5531429</text:p>
          </table:table-cell>
          <table:table-cell office:value-type="float" office:value="203635" calcext:value-type="float">
            <text:p>203635</text:p>
          </table:table-cell>
          <table:table-cell office:value-type="float" office:value="97772" calcext:value-type="float">
            <text:p>9777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3225" calcext:value-type="float">
            <text:p>5533225</text:p>
          </table:table-cell>
          <table:table-cell office:value-type="float" office:value="204158" calcext:value-type="float">
            <text:p>204158</text:p>
          </table:table-cell>
          <table:table-cell office:value-type="float" office:value="97596" calcext:value-type="float">
            <text:p>9759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496221" calcext:value-type="float">
            <text:p>5496221</text:p>
          </table:table-cell>
          <table:table-cell office:value-type="float" office:value="201839" calcext:value-type="float">
            <text:p>201839</text:p>
          </table:table-cell>
          <table:table-cell office:value-type="float" office:value="98215" calcext:value-type="float">
            <text:p>9821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1542" calcext:value-type="float">
            <text:p>5571542</text:p>
          </table:table-cell>
          <table:table-cell office:value-type="float" office:value="205813" calcext:value-type="float">
            <text:p>205813</text:p>
          </table:table-cell>
          <table:table-cell office:value-type="float" office:value="98776" calcext:value-type="float">
            <text:p>9877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5251" calcext:value-type="float">
            <text:p>5525251</text:p>
          </table:table-cell>
          <table:table-cell office:value-type="float" office:value="201384" calcext:value-type="float">
            <text:p>201384</text:p>
          </table:table-cell>
          <table:table-cell office:value-type="float" office:value="97666" calcext:value-type="float">
            <text:p>9766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55723" calcext:value-type="float">
            <text:p>5555723</text:p>
          </table:table-cell>
          <table:table-cell office:value-type="float" office:value="202227" calcext:value-type="float">
            <text:p>202227</text:p>
          </table:table-cell>
          <table:table-cell office:value-type="float" office:value="98564" calcext:value-type="float">
            <text:p>9856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6067" calcext:value-type="float">
            <text:p>5516067</text:p>
          </table:table-cell>
          <table:table-cell office:value-type="float" office:value="203930" calcext:value-type="float">
            <text:p>203930</text:p>
          </table:table-cell>
          <table:table-cell office:value-type="float" office:value="97999" calcext:value-type="float">
            <text:p>9799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6600" calcext:value-type="float">
            <text:p>5546600</text:p>
          </table:table-cell>
          <table:table-cell office:value-type="float" office:value="203635" calcext:value-type="float">
            <text:p>203635</text:p>
          </table:table-cell>
          <table:table-cell office:value-type="float" office:value="97858" calcext:value-type="float">
            <text:p>9785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7357" calcext:value-type="float">
            <text:p>5517357</text:p>
          </table:table-cell>
          <table:table-cell office:value-type="float" office:value="200202" calcext:value-type="float">
            <text:p>200202</text:p>
          </table:table-cell>
          <table:table-cell office:value-type="float" office:value="97860" calcext:value-type="float">
            <text:p>9786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1295" calcext:value-type="float">
            <text:p>5531295</text:p>
          </table:table-cell>
          <table:table-cell office:value-type="float" office:value="203510" calcext:value-type="float">
            <text:p>203510</text:p>
          </table:table-cell>
          <table:table-cell office:value-type="float" office:value="98034" calcext:value-type="float">
            <text:p>9803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0348" calcext:value-type="float">
            <text:p>5520348</text:p>
          </table:table-cell>
          <table:table-cell office:value-type="float" office:value="202466" calcext:value-type="float">
            <text:p>202466</text:p>
          </table:table-cell>
          <table:table-cell office:value-type="float" office:value="98410" calcext:value-type="float">
            <text:p>9841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0948" calcext:value-type="float">
            <text:p>5570948</text:p>
          </table:table-cell>
          <table:table-cell office:value-type="float" office:value="202115" calcext:value-type="float">
            <text:p>202115</text:p>
          </table:table-cell>
          <table:table-cell office:value-type="float" office:value="97597" calcext:value-type="float">
            <text:p>9759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52851" calcext:value-type="float">
            <text:p>5552851</text:p>
          </table:table-cell>
          <table:table-cell office:value-type="float" office:value="210307" calcext:value-type="float">
            <text:p>210307</text:p>
          </table:table-cell>
          <table:table-cell office:value-type="float" office:value="97965" calcext:value-type="float">
            <text:p>9796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12136" calcext:value-type="float">
            <text:p>5612136</text:p>
          </table:table-cell>
          <table:table-cell office:value-type="float" office:value="205680" calcext:value-type="float">
            <text:p>205680</text:p>
          </table:table-cell>
          <table:table-cell office:value-type="float" office:value="98164" calcext:value-type="float">
            <text:p>9816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6800" calcext:value-type="float">
            <text:p>5536800</text:p>
          </table:table-cell>
          <table:table-cell office:value-type="float" office:value="203355" calcext:value-type="float">
            <text:p>203355</text:p>
          </table:table-cell>
          <table:table-cell office:value-type="float" office:value="97994" calcext:value-type="float">
            <text:p>9799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5304" calcext:value-type="float">
            <text:p>5535304</text:p>
          </table:table-cell>
          <table:table-cell office:value-type="float" office:value="207247" calcext:value-type="float">
            <text:p>207247</text:p>
          </table:table-cell>
          <table:table-cell office:value-type="float" office:value="98206" calcext:value-type="float">
            <text:p>9820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153731" calcext:value-type="float">
            <text:p>13153731</text:p>
          </table:table-cell>
          <table:table-cell office:value-type="float" office:value="818440" calcext:value-type="float">
            <text:p>818440</text:p>
          </table:table-cell>
          <table:table-cell office:value-type="float" office:value="422377" calcext:value-type="float">
            <text:p>42237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966630" calcext:value-type="float">
            <text:p>8966630</text:p>
          </table:table-cell>
          <table:table-cell office:value-type="float" office:value="216737" calcext:value-type="float">
            <text:p>216737</text:p>
          </table:table-cell>
          <table:table-cell office:value-type="float" office:value="99689" calcext:value-type="float">
            <text:p>9968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5991" calcext:value-type="float">
            <text:p>5575991</text:p>
          </table:table-cell>
          <table:table-cell office:value-type="float" office:value="208594" calcext:value-type="float">
            <text:p>208594</text:p>
          </table:table-cell>
          <table:table-cell office:value-type="float" office:value="98206" calcext:value-type="float">
            <text:p>9820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7477" calcext:value-type="float">
            <text:p>5547477</text:p>
          </table:table-cell>
          <table:table-cell office:value-type="float" office:value="204849" calcext:value-type="float">
            <text:p>204849</text:p>
          </table:table-cell>
          <table:table-cell office:value-type="float" office:value="101737" calcext:value-type="float">
            <text:p>10173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8373" calcext:value-type="float">
            <text:p>5518373</text:p>
          </table:table-cell>
          <table:table-cell office:value-type="float" office:value="204573" calcext:value-type="float">
            <text:p>204573</text:p>
          </table:table-cell>
          <table:table-cell office:value-type="float" office:value="101249" calcext:value-type="float">
            <text:p>10124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4462" calcext:value-type="float">
            <text:p>5564462</text:p>
          </table:table-cell>
          <table:table-cell office:value-type="float" office:value="207444" calcext:value-type="float">
            <text:p>207444</text:p>
          </table:table-cell>
          <table:table-cell office:value-type="float" office:value="98358" calcext:value-type="float">
            <text:p>9835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9019" calcext:value-type="float">
            <text:p>5529019</text:p>
          </table:table-cell>
          <table:table-cell office:value-type="float" office:value="230347" calcext:value-type="float">
            <text:p>230347</text:p>
          </table:table-cell>
          <table:table-cell office:value-type="float" office:value="130830" calcext:value-type="float">
            <text:p>13083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755791" calcext:value-type="float">
            <text:p>14755791</text:p>
          </table:table-cell>
          <table:table-cell office:value-type="float" office:value="254440" calcext:value-type="float">
            <text:p>254440</text:p>
          </table:table-cell>
          <table:table-cell office:value-type="float" office:value="98918" calcext:value-type="float">
            <text:p>9891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2887" calcext:value-type="float">
            <text:p>5542887</text:p>
          </table:table-cell>
          <table:table-cell office:value-type="float" office:value="207859" calcext:value-type="float">
            <text:p>207859</text:p>
          </table:table-cell>
          <table:table-cell office:value-type="float" office:value="98927" calcext:value-type="float">
            <text:p>9892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9428" calcext:value-type="float">
            <text:p>5569428</text:p>
          </table:table-cell>
          <table:table-cell office:value-type="float" office:value="224548" calcext:value-type="float">
            <text:p>224548</text:p>
          </table:table-cell>
          <table:table-cell office:value-type="float" office:value="97961" calcext:value-type="float">
            <text:p>9796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1797" calcext:value-type="float">
            <text:p>5571797</text:p>
          </table:table-cell>
          <table:table-cell office:value-type="float" office:value="205231" calcext:value-type="float">
            <text:p>205231</text:p>
          </table:table-cell>
          <table:table-cell office:value-type="float" office:value="98154" calcext:value-type="float">
            <text:p>9815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10396" calcext:value-type="float">
            <text:p>5610396</text:p>
          </table:table-cell>
          <table:table-cell office:value-type="float" office:value="205224" calcext:value-type="float">
            <text:p>205224</text:p>
          </table:table-cell>
          <table:table-cell office:value-type="float" office:value="98486" calcext:value-type="float">
            <text:p>9848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5089" calcext:value-type="float">
            <text:p>5515089</text:p>
          </table:table-cell>
          <table:table-cell office:value-type="float" office:value="205326" calcext:value-type="float">
            <text:p>205326</text:p>
          </table:table-cell>
          <table:table-cell office:value-type="float" office:value="101518" calcext:value-type="float">
            <text:p>10151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3516" calcext:value-type="float">
            <text:p>5543516</text:p>
          </table:table-cell>
          <table:table-cell office:value-type="float" office:value="203554" calcext:value-type="float">
            <text:p>203554</text:p>
          </table:table-cell>
          <table:table-cell office:value-type="float" office:value="98136" calcext:value-type="float">
            <text:p>9813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7225" calcext:value-type="float">
            <text:p>5537225</text:p>
          </table:table-cell>
          <table:table-cell office:value-type="float" office:value="203186" calcext:value-type="float">
            <text:p>203186</text:p>
          </table:table-cell>
          <table:table-cell office:value-type="float" office:value="98894" calcext:value-type="float">
            <text:p>9889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0502" calcext:value-type="float">
            <text:p>5530502</text:p>
          </table:table-cell>
          <table:table-cell office:value-type="float" office:value="203277" calcext:value-type="float">
            <text:p>203277</text:p>
          </table:table-cell>
          <table:table-cell office:value-type="float" office:value="98056" calcext:value-type="float">
            <text:p>9805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04695" calcext:value-type="float">
            <text:p>5504695</text:p>
          </table:table-cell>
          <table:table-cell office:value-type="float" office:value="203587" calcext:value-type="float">
            <text:p>203587</text:p>
          </table:table-cell>
          <table:table-cell office:value-type="float" office:value="97838" calcext:value-type="float">
            <text:p>9783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68713" calcext:value-type="float">
            <text:p>5568713</text:p>
          </table:table-cell>
          <table:table-cell office:value-type="float" office:value="204546" calcext:value-type="float">
            <text:p>204546</text:p>
          </table:table-cell>
          <table:table-cell office:value-type="float" office:value="98061" calcext:value-type="float">
            <text:p>98061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5989" calcext:value-type="float">
            <text:p>5525989</text:p>
          </table:table-cell>
          <table:table-cell office:value-type="float" office:value="219236" calcext:value-type="float">
            <text:p>219236</text:p>
          </table:table-cell>
          <table:table-cell office:value-type="float" office:value="97790" calcext:value-type="float">
            <text:p>97790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7423" calcext:value-type="float">
            <text:p>5527423</text:p>
          </table:table-cell>
          <table:table-cell office:value-type="float" office:value="202180" calcext:value-type="float">
            <text:p>202180</text:p>
          </table:table-cell>
          <table:table-cell office:value-type="float" office:value="97797" calcext:value-type="float">
            <text:p>9779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3557" calcext:value-type="float">
            <text:p>5513557</text:p>
          </table:table-cell>
          <table:table-cell office:value-type="float" office:value="219335" calcext:value-type="float">
            <text:p>219335</text:p>
          </table:table-cell>
          <table:table-cell office:value-type="float" office:value="97808" calcext:value-type="float">
            <text:p>9780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7933" calcext:value-type="float">
            <text:p>5547933</text:p>
          </table:table-cell>
          <table:table-cell office:value-type="float" office:value="204538" calcext:value-type="float">
            <text:p>204538</text:p>
          </table:table-cell>
          <table:table-cell office:value-type="float" office:value="98056" calcext:value-type="float">
            <text:p>9805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8490" calcext:value-type="float">
            <text:p>5518490</text:p>
          </table:table-cell>
          <table:table-cell office:value-type="float" office:value="203546" calcext:value-type="float">
            <text:p>203546</text:p>
          </table:table-cell>
          <table:table-cell office:value-type="float" office:value="112258" calcext:value-type="float">
            <text:p>11225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0843" calcext:value-type="float">
            <text:p>5520843</text:p>
          </table:table-cell>
          <table:table-cell office:value-type="float" office:value="203370" calcext:value-type="float">
            <text:p>203370</text:p>
          </table:table-cell>
          <table:table-cell office:value-type="float" office:value="98013" calcext:value-type="float">
            <text:p>9801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26851" calcext:value-type="float">
            <text:p>5526851</text:p>
          </table:table-cell>
          <table:table-cell office:value-type="float" office:value="205403" calcext:value-type="float">
            <text:p>205403</text:p>
          </table:table-cell>
          <table:table-cell office:value-type="float" office:value="98002" calcext:value-type="float">
            <text:p>9800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58345" calcext:value-type="float">
            <text:p>5558345</text:p>
          </table:table-cell>
          <table:table-cell office:value-type="float" office:value="203535" calcext:value-type="float">
            <text:p>203535</text:p>
          </table:table-cell>
          <table:table-cell office:value-type="float" office:value="97833" calcext:value-type="float">
            <text:p>9783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16532" calcext:value-type="float">
            <text:p>5516532</text:p>
          </table:table-cell>
          <table:table-cell office:value-type="float" office:value="204306" calcext:value-type="float">
            <text:p>204306</text:p>
          </table:table-cell>
          <table:table-cell office:value-type="float" office:value="97878" calcext:value-type="float">
            <text:p>9787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74208" calcext:value-type="float">
            <text:p>5574208</text:p>
          </table:table-cell>
          <table:table-cell office:value-type="float" office:value="203011" calcext:value-type="float">
            <text:p>203011</text:p>
          </table:table-cell>
          <table:table-cell office:value-type="float" office:value="98444" calcext:value-type="float">
            <text:p>9844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16100" calcext:value-type="float">
            <text:p>5616100</text:p>
          </table:table-cell>
          <table:table-cell office:value-type="float" office:value="215780" calcext:value-type="float">
            <text:p>215780</text:p>
          </table:table-cell>
          <table:table-cell office:value-type="float" office:value="98856" calcext:value-type="float">
            <text:p>98856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29579" calcext:value-type="float">
            <text:p>5629579</text:p>
          </table:table-cell>
          <table:table-cell office:value-type="float" office:value="204091" calcext:value-type="float">
            <text:p>204091</text:p>
          </table:table-cell>
          <table:table-cell office:value-type="float" office:value="98052" calcext:value-type="float">
            <text:p>9805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36946" calcext:value-type="float">
            <text:p>5536946</text:p>
          </table:table-cell>
          <table:table-cell office:value-type="float" office:value="204836" calcext:value-type="float">
            <text:p>204836</text:p>
          </table:table-cell>
          <table:table-cell office:value-type="float" office:value="97674" calcext:value-type="float">
            <text:p>9767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45676" calcext:value-type="float">
            <text:p>5545676</text:p>
          </table:table-cell>
          <table:table-cell office:value-type="float" office:value="204614" calcext:value-type="float">
            <text:p>204614</text:p>
          </table:table-cell>
          <table:table-cell office:value-type="float" office:value="99802" calcext:value-type="float">
            <text:p>9980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2494" calcext:value-type="float">
            <text:p>11062494</text:p>
          </table:table-cell>
          <table:table-cell office:value-type="float" office:value="526527" calcext:value-type="float">
            <text:p>526527</text:p>
          </table:table-cell>
          <table:table-cell office:value-type="float" office:value="434072" calcext:value-type="float">
            <text:p>43407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939757" calcext:value-type="float">
            <text:p>20939757</text:p>
          </table:table-cell>
          <table:table-cell office:value-type="float" office:value="1353330" calcext:value-type="float">
            <text:p>1353330</text:p>
          </table:table-cell>
          <table:table-cell office:value-type="float" office:value="440258" calcext:value-type="float">
            <text:p>44025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15641" calcext:value-type="float">
            <text:p>11015641</text:p>
          </table:table-cell>
          <table:table-cell office:value-type="float" office:value="501135" calcext:value-type="float">
            <text:p>501135</text:p>
          </table:table-cell>
          <table:table-cell office:value-type="float" office:value="435036" calcext:value-type="float">
            <text:p>43503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82698" calcext:value-type="float">
            <text:p>11082698</text:p>
          </table:table-cell>
          <table:table-cell office:value-type="float" office:value="503706" calcext:value-type="float">
            <text:p>503706</text:p>
          </table:table-cell>
          <table:table-cell office:value-type="float" office:value="435338" calcext:value-type="float">
            <text:p>43533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83921" calcext:value-type="float">
            <text:p>11083921</text:p>
          </table:table-cell>
          <table:table-cell office:value-type="float" office:value="514204" calcext:value-type="float">
            <text:p>514204</text:p>
          </table:table-cell>
          <table:table-cell office:value-type="float" office:value="434834" calcext:value-type="float">
            <text:p>43483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58863" calcext:value-type="float">
            <text:p>11258863</text:p>
          </table:table-cell>
          <table:table-cell office:value-type="float" office:value="507697" calcext:value-type="float">
            <text:p>507697</text:p>
          </table:table-cell>
          <table:table-cell office:value-type="float" office:value="476270" calcext:value-type="float">
            <text:p>47627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10319" calcext:value-type="float">
            <text:p>11210319</text:p>
          </table:table-cell>
          <table:table-cell office:value-type="float" office:value="526573" calcext:value-type="float">
            <text:p>526573</text:p>
          </table:table-cell>
          <table:table-cell office:value-type="float" office:value="434476" calcext:value-type="float">
            <text:p>43447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46777" calcext:value-type="float">
            <text:p>11246777</text:p>
          </table:table-cell>
          <table:table-cell office:value-type="float" office:value="503637" calcext:value-type="float">
            <text:p>503637</text:p>
          </table:table-cell>
          <table:table-cell office:value-type="float" office:value="434625" calcext:value-type="float">
            <text:p>43462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9016" calcext:value-type="float">
            <text:p>11069016</text:p>
          </table:table-cell>
          <table:table-cell office:value-type="float" office:value="506637" calcext:value-type="float">
            <text:p>506637</text:p>
          </table:table-cell>
          <table:table-cell office:value-type="float" office:value="434637" calcext:value-type="float">
            <text:p>43463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0353" calcext:value-type="float">
            <text:p>11070353</text:p>
          </table:table-cell>
          <table:table-cell office:value-type="float" office:value="502350" calcext:value-type="float">
            <text:p>502350</text:p>
          </table:table-cell>
          <table:table-cell office:value-type="float" office:value="433542" calcext:value-type="float">
            <text:p>43354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09895" calcext:value-type="float">
            <text:p>11109895</text:p>
          </table:table-cell>
          <table:table-cell office:value-type="float" office:value="504396" calcext:value-type="float">
            <text:p>504396</text:p>
          </table:table-cell>
          <table:table-cell office:value-type="float" office:value="439315" calcext:value-type="float">
            <text:p>43931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7857" calcext:value-type="float">
            <text:p>11077857</text:p>
          </table:table-cell>
          <table:table-cell office:value-type="float" office:value="508550" calcext:value-type="float">
            <text:p>508550</text:p>
          </table:table-cell>
          <table:table-cell office:value-type="float" office:value="435649" calcext:value-type="float">
            <text:p>43564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0652" calcext:value-type="float">
            <text:p>11050652</text:p>
          </table:table-cell>
          <table:table-cell office:value-type="float" office:value="506387" calcext:value-type="float">
            <text:p>506387</text:p>
          </table:table-cell>
          <table:table-cell office:value-type="float" office:value="435156" calcext:value-type="float">
            <text:p>43515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23378" calcext:value-type="float">
            <text:p>11223378</text:p>
          </table:table-cell>
          <table:table-cell office:value-type="float" office:value="500898" calcext:value-type="float">
            <text:p>500898</text:p>
          </table:table-cell>
          <table:table-cell office:value-type="float" office:value="439230" calcext:value-type="float">
            <text:p>43923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8804" calcext:value-type="float">
            <text:p>11038804</text:p>
          </table:table-cell>
          <table:table-cell office:value-type="float" office:value="498526" calcext:value-type="float">
            <text:p>498526</text:p>
          </table:table-cell>
          <table:table-cell office:value-type="float" office:value="434284" calcext:value-type="float">
            <text:p>43428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01521" calcext:value-type="float">
            <text:p>11201521</text:p>
          </table:table-cell>
          <table:table-cell office:value-type="float" office:value="500732" calcext:value-type="float">
            <text:p>500732</text:p>
          </table:table-cell>
          <table:table-cell office:value-type="float" office:value="434478" calcext:value-type="float">
            <text:p>43447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9839" calcext:value-type="float">
            <text:p>11079839</text:p>
          </table:table-cell>
          <table:table-cell office:value-type="float" office:value="501701" calcext:value-type="float">
            <text:p>501701</text:p>
          </table:table-cell>
          <table:table-cell office:value-type="float" office:value="439106" calcext:value-type="float">
            <text:p>43910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20516" calcext:value-type="float">
            <text:p>11120516</text:p>
          </table:table-cell>
          <table:table-cell office:value-type="float" office:value="503108" calcext:value-type="float">
            <text:p>503108</text:p>
          </table:table-cell>
          <table:table-cell office:value-type="float" office:value="439125" calcext:value-type="float">
            <text:p>43912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964642" calcext:value-type="float">
            <text:p>12964642</text:p>
          </table:table-cell>
          <table:table-cell office:value-type="float" office:value="685971" calcext:value-type="float">
            <text:p>685971</text:p>
          </table:table-cell>
          <table:table-cell office:value-type="float" office:value="598568" calcext:value-type="float">
            <text:p>59856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614175" calcext:value-type="float">
            <text:p>12614175</text:p>
          </table:table-cell>
          <table:table-cell office:value-type="float" office:value="505965" calcext:value-type="float">
            <text:p>505965</text:p>
          </table:table-cell>
          <table:table-cell office:value-type="float" office:value="434543" calcext:value-type="float">
            <text:p>43454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0439" calcext:value-type="float">
            <text:p>11060439</text:p>
          </table:table-cell>
          <table:table-cell office:value-type="float" office:value="501718" calcext:value-type="float">
            <text:p>501718</text:p>
          </table:table-cell>
          <table:table-cell office:value-type="float" office:value="459231" calcext:value-type="float">
            <text:p>45923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08343" calcext:value-type="float">
            <text:p>11108343</text:p>
          </table:table-cell>
          <table:table-cell office:value-type="float" office:value="504784" calcext:value-type="float">
            <text:p>504784</text:p>
          </table:table-cell>
          <table:table-cell office:value-type="float" office:value="448112" calcext:value-type="float">
            <text:p>44811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90667" calcext:value-type="float">
            <text:p>11090667</text:p>
          </table:table-cell>
          <table:table-cell office:value-type="float" office:value="502207" calcext:value-type="float">
            <text:p>502207</text:p>
          </table:table-cell>
          <table:table-cell office:value-type="float" office:value="448084" calcext:value-type="float">
            <text:p>44808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1542" calcext:value-type="float">
            <text:p>11051542</text:p>
          </table:table-cell>
          <table:table-cell office:value-type="float" office:value="515181" calcext:value-type="float">
            <text:p>515181</text:p>
          </table:table-cell>
          <table:table-cell office:value-type="float" office:value="439276" calcext:value-type="float">
            <text:p>43927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2800" calcext:value-type="float">
            <text:p>11052800</text:p>
          </table:table-cell>
          <table:table-cell office:value-type="float" office:value="521367" calcext:value-type="float">
            <text:p>521367</text:p>
          </table:table-cell>
          <table:table-cell office:value-type="float" office:value="434637" calcext:value-type="float">
            <text:p>43463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5744" calcext:value-type="float">
            <text:p>11035744</text:p>
          </table:table-cell>
          <table:table-cell office:value-type="float" office:value="520241" calcext:value-type="float">
            <text:p>520241</text:p>
          </table:table-cell>
          <table:table-cell office:value-type="float" office:value="434265" calcext:value-type="float">
            <text:p>43426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5421" calcext:value-type="float">
            <text:p>11065421</text:p>
          </table:table-cell>
          <table:table-cell office:value-type="float" office:value="515059" calcext:value-type="float">
            <text:p>515059</text:p>
          </table:table-cell>
          <table:table-cell office:value-type="float" office:value="434390" calcext:value-type="float">
            <text:p>43439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2627" calcext:value-type="float">
            <text:p>11052627</text:p>
          </table:table-cell>
          <table:table-cell office:value-type="float" office:value="500295" calcext:value-type="float">
            <text:p>500295</text:p>
          </table:table-cell>
          <table:table-cell office:value-type="float" office:value="433396" calcext:value-type="float">
            <text:p>43339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6850" calcext:value-type="float">
            <text:p>11056850</text:p>
          </table:table-cell>
          <table:table-cell office:value-type="float" office:value="509283" calcext:value-type="float">
            <text:p>509283</text:p>
          </table:table-cell>
          <table:table-cell office:value-type="float" office:value="434001" calcext:value-type="float">
            <text:p>43400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3381" calcext:value-type="float">
            <text:p>11063381</text:p>
          </table:table-cell>
          <table:table-cell office:value-type="float" office:value="501941" calcext:value-type="float">
            <text:p>501941</text:p>
          </table:table-cell>
          <table:table-cell office:value-type="float" office:value="433878" calcext:value-type="float">
            <text:p>43387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91530" calcext:value-type="float">
            <text:p>11291530</text:p>
          </table:table-cell>
          <table:table-cell office:value-type="float" office:value="503796" calcext:value-type="float">
            <text:p>503796</text:p>
          </table:table-cell>
          <table:table-cell office:value-type="float" office:value="449144" calcext:value-type="float">
            <text:p>44914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2478" calcext:value-type="float">
            <text:p>11072478</text:p>
          </table:table-cell>
          <table:table-cell office:value-type="float" office:value="502229" calcext:value-type="float">
            <text:p>502229</text:p>
          </table:table-cell>
          <table:table-cell office:value-type="float" office:value="433539" calcext:value-type="float">
            <text:p>43353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5066" calcext:value-type="float">
            <text:p>11075066</text:p>
          </table:table-cell>
          <table:table-cell office:value-type="float" office:value="507506" calcext:value-type="float">
            <text:p>507506</text:p>
          </table:table-cell>
          <table:table-cell office:value-type="float" office:value="434625" calcext:value-type="float">
            <text:p>43462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39972" calcext:value-type="float">
            <text:p>11139972</text:p>
          </table:table-cell>
          <table:table-cell office:value-type="float" office:value="502426" calcext:value-type="float">
            <text:p>502426</text:p>
          </table:table-cell>
          <table:table-cell office:value-type="float" office:value="434803" calcext:value-type="float">
            <text:p>43480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69613" calcext:value-type="float">
            <text:p>11269613</text:p>
          </table:table-cell>
          <table:table-cell office:value-type="float" office:value="499605" calcext:value-type="float">
            <text:p>499605</text:p>
          </table:table-cell>
          <table:table-cell office:value-type="float" office:value="433812" calcext:value-type="float">
            <text:p>43381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439787" calcext:value-type="float">
            <text:p>15439787</text:p>
          </table:table-cell>
          <table:table-cell office:value-type="float" office:value="2012311" calcext:value-type="float">
            <text:p>2012311</text:p>
          </table:table-cell>
          <table:table-cell office:value-type="float" office:value="1814616" calcext:value-type="float">
            <text:p>181461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716423" calcext:value-type="float">
            <text:p>15716423</text:p>
          </table:table-cell>
          <table:table-cell office:value-type="float" office:value="508972" calcext:value-type="float">
            <text:p>508972</text:p>
          </table:table-cell>
          <table:table-cell office:value-type="float" office:value="439301" calcext:value-type="float">
            <text:p>43930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45917" calcext:value-type="float">
            <text:p>11145917</text:p>
          </table:table-cell>
          <table:table-cell office:value-type="float" office:value="503296" calcext:value-type="float">
            <text:p>503296</text:p>
          </table:table-cell>
          <table:table-cell office:value-type="float" office:value="454448" calcext:value-type="float">
            <text:p>45444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219440" calcext:value-type="float">
            <text:p>11219440</text:p>
          </table:table-cell>
          <table:table-cell office:value-type="float" office:value="519703" calcext:value-type="float">
            <text:p>519703</text:p>
          </table:table-cell>
          <table:table-cell office:value-type="float" office:value="434123" calcext:value-type="float">
            <text:p>43412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54809" calcext:value-type="float">
            <text:p>11154809</text:p>
          </table:table-cell>
          <table:table-cell office:value-type="float" office:value="499872" calcext:value-type="float">
            <text:p>499872</text:p>
          </table:table-cell>
          <table:table-cell office:value-type="float" office:value="433760" calcext:value-type="float">
            <text:p>43376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9184" calcext:value-type="float">
            <text:p>11069184</text:p>
          </table:table-cell>
          <table:table-cell office:value-type="float" office:value="499285" calcext:value-type="float">
            <text:p>499285</text:p>
          </table:table-cell>
          <table:table-cell office:value-type="float" office:value="433999" calcext:value-type="float">
            <text:p>43399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9105" calcext:value-type="float">
            <text:p>11049105</text:p>
          </table:table-cell>
          <table:table-cell office:value-type="float" office:value="504434" calcext:value-type="float">
            <text:p>504434</text:p>
          </table:table-cell>
          <table:table-cell office:value-type="float" office:value="434450" calcext:value-type="float">
            <text:p>43445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2292" calcext:value-type="float">
            <text:p>11052292</text:p>
          </table:table-cell>
          <table:table-cell office:value-type="float" office:value="504338" calcext:value-type="float">
            <text:p>504338</text:p>
          </table:table-cell>
          <table:table-cell office:value-type="float" office:value="433868" calcext:value-type="float">
            <text:p>43386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3156" calcext:value-type="float">
            <text:p>11053156</text:p>
          </table:table-cell>
          <table:table-cell office:value-type="float" office:value="501813" calcext:value-type="float">
            <text:p>501813</text:p>
          </table:table-cell>
          <table:table-cell office:value-type="float" office:value="434445" calcext:value-type="float">
            <text:p>43444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5123" calcext:value-type="float">
            <text:p>11075123</text:p>
          </table:table-cell>
          <table:table-cell office:value-type="float" office:value="500367" calcext:value-type="float">
            <text:p>500367</text:p>
          </table:table-cell>
          <table:table-cell office:value-type="float" office:value="434413" calcext:value-type="float">
            <text:p>43441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9833" calcext:value-type="float">
            <text:p>11049833</text:p>
          </table:table-cell>
          <table:table-cell office:value-type="float" office:value="500052" calcext:value-type="float">
            <text:p>500052</text:p>
          </table:table-cell>
          <table:table-cell office:value-type="float" office:value="449934" calcext:value-type="float">
            <text:p>44993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1960" calcext:value-type="float">
            <text:p>11051960</text:p>
          </table:table-cell>
          <table:table-cell office:value-type="float" office:value="502433" calcext:value-type="float">
            <text:p>502433</text:p>
          </table:table-cell>
          <table:table-cell office:value-type="float" office:value="463363" calcext:value-type="float">
            <text:p>46336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5213" calcext:value-type="float">
            <text:p>11035213</text:p>
          </table:table-cell>
          <table:table-cell office:value-type="float" office:value="500282" calcext:value-type="float">
            <text:p>500282</text:p>
          </table:table-cell>
          <table:table-cell office:value-type="float" office:value="467956" calcext:value-type="float">
            <text:p>46795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0246" calcext:value-type="float">
            <text:p>11030246</text:p>
          </table:table-cell>
          <table:table-cell office:value-type="float" office:value="529293" calcext:value-type="float">
            <text:p>529293</text:p>
          </table:table-cell>
          <table:table-cell office:value-type="float" office:value="434059" calcext:value-type="float">
            <text:p>43405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1332" calcext:value-type="float">
            <text:p>11031332</text:p>
          </table:table-cell>
          <table:table-cell office:value-type="float" office:value="534919" calcext:value-type="float">
            <text:p>534919</text:p>
          </table:table-cell>
          <table:table-cell office:value-type="float" office:value="434560" calcext:value-type="float">
            <text:p>43456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22630" calcext:value-type="float">
            <text:p>11022630</text:p>
          </table:table-cell>
          <table:table-cell office:value-type="float" office:value="565368" calcext:value-type="float">
            <text:p>565368</text:p>
          </table:table-cell>
          <table:table-cell office:value-type="float" office:value="438599" calcext:value-type="float">
            <text:p>43859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444437" calcext:value-type="float">
            <text:p>11444437</text:p>
          </table:table-cell>
          <table:table-cell office:value-type="float" office:value="500339" calcext:value-type="float">
            <text:p>500339</text:p>
          </table:table-cell>
          <table:table-cell office:value-type="float" office:value="440980" calcext:value-type="float">
            <text:p>44098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86357" calcext:value-type="float">
            <text:p>11086357</text:p>
          </table:table-cell>
          <table:table-cell office:value-type="float" office:value="504803" calcext:value-type="float">
            <text:p>504803</text:p>
          </table:table-cell>
          <table:table-cell office:value-type="float" office:value="438937" calcext:value-type="float">
            <text:p>43893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8631631" calcext:value-type="float">
            <text:p>18631631</text:p>
          </table:table-cell>
          <table:table-cell office:value-type="float" office:value="505241" calcext:value-type="float">
            <text:p>505241</text:p>
          </table:table-cell>
          <table:table-cell office:value-type="float" office:value="436183" calcext:value-type="float">
            <text:p>43618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4607" calcext:value-type="float">
            <text:p>11064607</text:p>
          </table:table-cell>
          <table:table-cell office:value-type="float" office:value="501882" calcext:value-type="float">
            <text:p>501882</text:p>
          </table:table-cell>
          <table:table-cell office:value-type="float" office:value="434937" calcext:value-type="float">
            <text:p>43493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88558" calcext:value-type="float">
            <text:p>11088558</text:p>
          </table:table-cell>
          <table:table-cell office:value-type="float" office:value="501657" calcext:value-type="float">
            <text:p>501657</text:p>
          </table:table-cell>
          <table:table-cell office:value-type="float" office:value="434693" calcext:value-type="float">
            <text:p>43469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91356" calcext:value-type="float">
            <text:p>11091356</text:p>
          </table:table-cell>
          <table:table-cell office:value-type="float" office:value="503330" calcext:value-type="float">
            <text:p>503330</text:p>
          </table:table-cell>
          <table:table-cell office:value-type="float" office:value="434261" calcext:value-type="float">
            <text:p>43426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96555" calcext:value-type="float">
            <text:p>11096555</text:p>
          </table:table-cell>
          <table:table-cell office:value-type="float" office:value="503604" calcext:value-type="float">
            <text:p>503604</text:p>
          </table:table-cell>
          <table:table-cell office:value-type="float" office:value="433901" calcext:value-type="float">
            <text:p>43390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7772" calcext:value-type="float">
            <text:p>11067772</text:p>
          </table:table-cell>
          <table:table-cell office:value-type="float" office:value="499169" calcext:value-type="float">
            <text:p>499169</text:p>
          </table:table-cell>
          <table:table-cell office:value-type="float" office:value="434288" calcext:value-type="float">
            <text:p>43428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7976" calcext:value-type="float">
            <text:p>11067976</text:p>
          </table:table-cell>
          <table:table-cell office:value-type="float" office:value="499882" calcext:value-type="float">
            <text:p>499882</text:p>
          </table:table-cell>
          <table:table-cell office:value-type="float" office:value="434242" calcext:value-type="float">
            <text:p>43424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8552" calcext:value-type="float">
            <text:p>11078552</text:p>
          </table:table-cell>
          <table:table-cell office:value-type="float" office:value="500296" calcext:value-type="float">
            <text:p>500296</text:p>
          </table:table-cell>
          <table:table-cell office:value-type="float" office:value="434814" calcext:value-type="float">
            <text:p>43481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2236" calcext:value-type="float">
            <text:p>11052236</text:p>
          </table:table-cell>
          <table:table-cell office:value-type="float" office:value="503426" calcext:value-type="float">
            <text:p>503426</text:p>
          </table:table-cell>
          <table:table-cell office:value-type="float" office:value="434175" calcext:value-type="float">
            <text:p>43417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4580" calcext:value-type="float">
            <text:p>11064580</text:p>
          </table:table-cell>
          <table:table-cell office:value-type="float" office:value="507116" calcext:value-type="float">
            <text:p>507116</text:p>
          </table:table-cell>
          <table:table-cell office:value-type="float" office:value="439162" calcext:value-type="float">
            <text:p>43916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3749" calcext:value-type="float">
            <text:p>11053749</text:p>
          </table:table-cell>
          <table:table-cell office:value-type="float" office:value="504825" calcext:value-type="float">
            <text:p>504825</text:p>
          </table:table-cell>
          <table:table-cell office:value-type="float" office:value="434262" calcext:value-type="float">
            <text:p>43426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8304" calcext:value-type="float">
            <text:p>11068304</text:p>
          </table:table-cell>
          <table:table-cell office:value-type="float" office:value="507652" calcext:value-type="float">
            <text:p>507652</text:p>
          </table:table-cell>
          <table:table-cell office:value-type="float" office:value="434712" calcext:value-type="float">
            <text:p>43471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94909" calcext:value-type="float">
            <text:p>11094909</text:p>
          </table:table-cell>
          <table:table-cell office:value-type="float" office:value="501843" calcext:value-type="float">
            <text:p>501843</text:p>
          </table:table-cell>
          <table:table-cell office:value-type="float" office:value="434012" calcext:value-type="float">
            <text:p>43401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2221" calcext:value-type="float">
            <text:p>11052221</text:p>
          </table:table-cell>
          <table:table-cell office:value-type="float" office:value="501162" calcext:value-type="float">
            <text:p>501162</text:p>
          </table:table-cell>
          <table:table-cell office:value-type="float" office:value="433478" calcext:value-type="float">
            <text:p>43347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9448" calcext:value-type="float">
            <text:p>11049448</text:p>
          </table:table-cell>
          <table:table-cell office:value-type="float" office:value="502229" calcext:value-type="float">
            <text:p>502229</text:p>
          </table:table-cell>
          <table:table-cell office:value-type="float" office:value="434276" calcext:value-type="float">
            <text:p>43427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8999" calcext:value-type="float">
            <text:p>11068999</text:p>
          </table:table-cell>
          <table:table-cell office:value-type="float" office:value="500819" calcext:value-type="float">
            <text:p>500819</text:p>
          </table:table-cell>
          <table:table-cell office:value-type="float" office:value="434035" calcext:value-type="float">
            <text:p>43403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1156" calcext:value-type="float">
            <text:p>11051156</text:p>
          </table:table-cell>
          <table:table-cell office:value-type="float" office:value="503988" calcext:value-type="float">
            <text:p>503988</text:p>
          </table:table-cell>
          <table:table-cell office:value-type="float" office:value="433671" calcext:value-type="float">
            <text:p>43367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952916" calcext:value-type="float">
            <text:p>11952916</text:p>
          </table:table-cell>
          <table:table-cell office:value-type="float" office:value="507426" calcext:value-type="float">
            <text:p>507426</text:p>
          </table:table-cell>
          <table:table-cell office:value-type="float" office:value="491623" calcext:value-type="float">
            <text:p>49162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552041" calcext:value-type="float">
            <text:p>13552041</text:p>
          </table:table-cell>
          <table:table-cell office:value-type="float" office:value="500920" calcext:value-type="float">
            <text:p>500920</text:p>
          </table:table-cell>
          <table:table-cell office:value-type="float" office:value="435088" calcext:value-type="float">
            <text:p>43508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5920" calcext:value-type="float">
            <text:p>11075920</text:p>
          </table:table-cell>
          <table:table-cell office:value-type="float" office:value="502311" calcext:value-type="float">
            <text:p>502311</text:p>
          </table:table-cell>
          <table:table-cell office:value-type="float" office:value="434006" calcext:value-type="float">
            <text:p>43400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5527" calcext:value-type="float">
            <text:p>11065527</text:p>
          </table:table-cell>
          <table:table-cell office:value-type="float" office:value="501288" calcext:value-type="float">
            <text:p>501288</text:p>
          </table:table-cell>
          <table:table-cell office:value-type="float" office:value="438633" calcext:value-type="float">
            <text:p>43863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6503" calcext:value-type="float">
            <text:p>11066503</text:p>
          </table:table-cell>
          <table:table-cell office:value-type="float" office:value="504167" calcext:value-type="float">
            <text:p>504167</text:p>
          </table:table-cell>
          <table:table-cell office:value-type="float" office:value="434206" calcext:value-type="float">
            <text:p>43420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3874" calcext:value-type="float">
            <text:p>11043874</text:p>
          </table:table-cell>
          <table:table-cell office:value-type="float" office:value="503228" calcext:value-type="float">
            <text:p>503228</text:p>
          </table:table-cell>
          <table:table-cell office:value-type="float" office:value="433769" calcext:value-type="float">
            <text:p>43376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88224" calcext:value-type="float">
            <text:p>11088224</text:p>
          </table:table-cell>
          <table:table-cell office:value-type="float" office:value="502194" calcext:value-type="float">
            <text:p>502194</text:p>
          </table:table-cell>
          <table:table-cell office:value-type="float" office:value="434104" calcext:value-type="float">
            <text:p>43410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7584" calcext:value-type="float">
            <text:p>11047584</text:p>
          </table:table-cell>
          <table:table-cell office:value-type="float" office:value="500823" calcext:value-type="float">
            <text:p>500823</text:p>
          </table:table-cell>
          <table:table-cell office:value-type="float" office:value="434144" calcext:value-type="float">
            <text:p>43414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3767" calcext:value-type="float">
            <text:p>11063767</text:p>
          </table:table-cell>
          <table:table-cell office:value-type="float" office:value="499751" calcext:value-type="float">
            <text:p>499751</text:p>
          </table:table-cell>
          <table:table-cell office:value-type="float" office:value="434165" calcext:value-type="float">
            <text:p>434165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9328" calcext:value-type="float">
            <text:p>11049328</text:p>
          </table:table-cell>
          <table:table-cell office:value-type="float" office:value="506405" calcext:value-type="float">
            <text:p>506405</text:p>
          </table:table-cell>
          <table:table-cell office:value-type="float" office:value="433619" calcext:value-type="float">
            <text:p>43361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82998" calcext:value-type="float">
            <text:p>11082998</text:p>
          </table:table-cell>
          <table:table-cell office:value-type="float" office:value="500028" calcext:value-type="float">
            <text:p>500028</text:p>
          </table:table-cell>
          <table:table-cell office:value-type="float" office:value="433422" calcext:value-type="float">
            <text:p>43342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1968" calcext:value-type="float">
            <text:p>11061968</text:p>
          </table:table-cell>
          <table:table-cell office:value-type="float" office:value="500117" calcext:value-type="float">
            <text:p>500117</text:p>
          </table:table-cell>
          <table:table-cell office:value-type="float" office:value="433996" calcext:value-type="float">
            <text:p>43399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7458" calcext:value-type="float">
            <text:p>11067458</text:p>
          </table:table-cell>
          <table:table-cell office:value-type="float" office:value="502765" calcext:value-type="float">
            <text:p>502765</text:p>
          </table:table-cell>
          <table:table-cell office:value-type="float" office:value="434414" calcext:value-type="float">
            <text:p>43441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8776" calcext:value-type="float">
            <text:p>11058776</text:p>
          </table:table-cell>
          <table:table-cell office:value-type="float" office:value="511647" calcext:value-type="float">
            <text:p>511647</text:p>
          </table:table-cell>
          <table:table-cell office:value-type="float" office:value="451381" calcext:value-type="float">
            <text:p>45138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3797" calcext:value-type="float">
            <text:p>11073797</text:p>
          </table:table-cell>
          <table:table-cell office:value-type="float" office:value="503254" calcext:value-type="float">
            <text:p>503254</text:p>
          </table:table-cell>
          <table:table-cell office:value-type="float" office:value="447577" calcext:value-type="float">
            <text:p>44757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6781" calcext:value-type="float">
            <text:p>11046781</text:p>
          </table:table-cell>
          <table:table-cell office:value-type="float" office:value="502671" calcext:value-type="float">
            <text:p>502671</text:p>
          </table:table-cell>
          <table:table-cell office:value-type="float" office:value="450544" calcext:value-type="float">
            <text:p>45054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23038" calcext:value-type="float">
            <text:p>11023038</text:p>
          </table:table-cell>
          <table:table-cell office:value-type="float" office:value="502699" calcext:value-type="float">
            <text:p>502699</text:p>
          </table:table-cell>
          <table:table-cell office:value-type="float" office:value="448093" calcext:value-type="float">
            <text:p>44809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235989" calcext:value-type="float">
            <text:p>14235989</text:p>
          </table:table-cell>
          <table:table-cell office:value-type="float" office:value="508456" calcext:value-type="float">
            <text:p>508456</text:p>
          </table:table-cell>
          <table:table-cell office:value-type="float" office:value="435564" calcext:value-type="float">
            <text:p>43556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594879" calcext:value-type="float">
            <text:p>13594879</text:p>
          </table:table-cell>
          <table:table-cell office:value-type="float" office:value="683014" calcext:value-type="float">
            <text:p>683014</text:p>
          </table:table-cell>
          <table:table-cell office:value-type="float" office:value="597609" calcext:value-type="float">
            <text:p>59760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450455" calcext:value-type="float">
            <text:p>11450455</text:p>
          </table:table-cell>
          <table:table-cell office:value-type="float" office:value="504418" calcext:value-type="float">
            <text:p>504418</text:p>
          </table:table-cell>
          <table:table-cell office:value-type="float" office:value="434901" calcext:value-type="float">
            <text:p>43490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9220" calcext:value-type="float">
            <text:p>11039220</text:p>
          </table:table-cell>
          <table:table-cell office:value-type="float" office:value="505018" calcext:value-type="float">
            <text:p>505018</text:p>
          </table:table-cell>
          <table:table-cell office:value-type="float" office:value="434146" calcext:value-type="float">
            <text:p>43414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70228" calcext:value-type="float">
            <text:p>11070228</text:p>
          </table:table-cell>
          <table:table-cell office:value-type="float" office:value="505034" calcext:value-type="float">
            <text:p>505034</text:p>
          </table:table-cell>
          <table:table-cell office:value-type="float" office:value="434241" calcext:value-type="float">
            <text:p>43424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47007" calcext:value-type="float">
            <text:p>11147007</text:p>
          </table:table-cell>
          <table:table-cell office:value-type="float" office:value="504303" calcext:value-type="float">
            <text:p>504303</text:p>
          </table:table-cell>
          <table:table-cell office:value-type="float" office:value="439802" calcext:value-type="float">
            <text:p>43980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8145" calcext:value-type="float">
            <text:p>11068145</text:p>
          </table:table-cell>
          <table:table-cell office:value-type="float" office:value="499772" calcext:value-type="float">
            <text:p>499772</text:p>
          </table:table-cell>
          <table:table-cell office:value-type="float" office:value="433254" calcext:value-type="float">
            <text:p>43325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50437" calcext:value-type="float">
            <text:p>11050437</text:p>
          </table:table-cell>
          <table:table-cell office:value-type="float" office:value="501849" calcext:value-type="float">
            <text:p>501849</text:p>
          </table:table-cell>
          <table:table-cell office:value-type="float" office:value="434128" calcext:value-type="float">
            <text:p>43412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19288" calcext:value-type="float">
            <text:p>11119288</text:p>
          </table:table-cell>
          <table:table-cell office:value-type="float" office:value="504525" calcext:value-type="float">
            <text:p>504525</text:p>
          </table:table-cell>
          <table:table-cell office:value-type="float" office:value="433880" calcext:value-type="float">
            <text:p>433880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36900" calcext:value-type="float">
            <text:p>11036900</text:p>
          </table:table-cell>
          <table:table-cell office:value-type="float" office:value="502304" calcext:value-type="float">
            <text:p>502304</text:p>
          </table:table-cell>
          <table:table-cell office:value-type="float" office:value="461751" calcext:value-type="float">
            <text:p>46175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26549" calcext:value-type="float">
            <text:p>11026549</text:p>
          </table:table-cell>
          <table:table-cell office:value-type="float" office:value="505501" calcext:value-type="float">
            <text:p>505501</text:p>
          </table:table-cell>
          <table:table-cell office:value-type="float" office:value="461818" calcext:value-type="float">
            <text:p>46181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49801" calcext:value-type="float">
            <text:p>11049801</text:p>
          </table:table-cell>
          <table:table-cell office:value-type="float" office:value="504642" calcext:value-type="float">
            <text:p>504642</text:p>
          </table:table-cell>
          <table:table-cell office:value-type="float" office:value="482053" calcext:value-type="float">
            <text:p>48205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21805" calcext:value-type="float">
            <text:p>11021805</text:p>
          </table:table-cell>
          <table:table-cell office:value-type="float" office:value="500075" calcext:value-type="float">
            <text:p>500075</text:p>
          </table:table-cell>
          <table:table-cell office:value-type="float" office:value="433302" calcext:value-type="float">
            <text:p>43330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067645" calcext:value-type="float">
            <text:p>11067645</text:p>
          </table:table-cell>
          <table:table-cell office:value-type="float" office:value="549979" calcext:value-type="float">
            <text:p>549979</text:p>
          </table:table-cell>
          <table:table-cell office:value-type="float" office:value="433565" calcext:value-type="float">
            <text:p>43356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65145" calcext:value-type="float">
            <text:p>22065145</text:p>
          </table:table-cell>
          <table:table-cell office:value-type="float" office:value="1037754" calcext:value-type="float">
            <text:p>1037754</text:p>
          </table:table-cell>
          <table:table-cell office:value-type="float" office:value="280517" calcext:value-type="float">
            <text:p>28051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720076" calcext:value-type="float">
            <text:p>25720076</text:p>
          </table:table-cell>
          <table:table-cell office:value-type="float" office:value="1109592" calcext:value-type="float">
            <text:p>1109592</text:p>
          </table:table-cell>
          <table:table-cell office:value-type="float" office:value="277918" calcext:value-type="float">
            <text:p>27791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433239" calcext:value-type="float">
            <text:p>25433239</text:p>
          </table:table-cell>
          <table:table-cell office:value-type="float" office:value="1036769" calcext:value-type="float">
            <text:p>1036769</text:p>
          </table:table-cell>
          <table:table-cell office:value-type="float" office:value="253421" calcext:value-type="float">
            <text:p>25342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79359" calcext:value-type="float">
            <text:p>22179359</text:p>
          </table:table-cell>
          <table:table-cell office:value-type="float" office:value="1040087" calcext:value-type="float">
            <text:p>1040087</text:p>
          </table:table-cell>
          <table:table-cell office:value-type="float" office:value="254086" calcext:value-type="float">
            <text:p>25408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93910" calcext:value-type="float">
            <text:p>22293910</text:p>
          </table:table-cell>
          <table:table-cell office:value-type="float" office:value="1043257" calcext:value-type="float">
            <text:p>1043257</text:p>
          </table:table-cell>
          <table:table-cell office:value-type="float" office:value="254357" calcext:value-type="float">
            <text:p>25435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41063" calcext:value-type="float">
            <text:p>22241063</text:p>
          </table:table-cell>
          <table:table-cell office:value-type="float" office:value="1073119" calcext:value-type="float">
            <text:p>1073119</text:p>
          </table:table-cell>
          <table:table-cell office:value-type="float" office:value="253403" calcext:value-type="float">
            <text:p>25340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64626" calcext:value-type="float">
            <text:p>22164626</text:p>
          </table:table-cell>
          <table:table-cell office:value-type="float" office:value="1064805" calcext:value-type="float">
            <text:p>1064805</text:p>
          </table:table-cell>
          <table:table-cell office:value-type="float" office:value="253552" calcext:value-type="float">
            <text:p>25355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7608" calcext:value-type="float">
            <text:p>22087608</text:p>
          </table:table-cell>
          <table:table-cell office:value-type="float" office:value="1052461" calcext:value-type="float">
            <text:p>1052461</text:p>
          </table:table-cell>
          <table:table-cell office:value-type="float" office:value="253195" calcext:value-type="float">
            <text:p>25319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01613" calcext:value-type="float">
            <text:p>22101613</text:p>
          </table:table-cell>
          <table:table-cell office:value-type="float" office:value="1038625" calcext:value-type="float">
            <text:p>1038625</text:p>
          </table:table-cell>
          <table:table-cell office:value-type="float" office:value="253061" calcext:value-type="float">
            <text:p>25306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03034" calcext:value-type="float">
            <text:p>22103034</text:p>
          </table:table-cell>
          <table:table-cell office:value-type="float" office:value="1033436" calcext:value-type="float">
            <text:p>1033436</text:p>
          </table:table-cell>
          <table:table-cell office:value-type="float" office:value="260376" calcext:value-type="float">
            <text:p>26037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412300" calcext:value-type="float">
            <text:p>27412300</text:p>
          </table:table-cell>
          <table:table-cell office:value-type="float" office:value="1047774" calcext:value-type="float">
            <text:p>1047774</text:p>
          </table:table-cell>
          <table:table-cell office:value-type="float" office:value="272787" calcext:value-type="float">
            <text:p>27278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98832" calcext:value-type="float">
            <text:p>22098832</text:p>
          </table:table-cell>
          <table:table-cell office:value-type="float" office:value="1041162" calcext:value-type="float">
            <text:p>1041162</text:p>
          </table:table-cell>
          <table:table-cell office:value-type="float" office:value="253653" calcext:value-type="float">
            <text:p>25365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21746" calcext:value-type="float">
            <text:p>22121746</text:p>
          </table:table-cell>
          <table:table-cell office:value-type="float" office:value="1040441" calcext:value-type="float">
            <text:p>1040441</text:p>
          </table:table-cell>
          <table:table-cell office:value-type="float" office:value="253624" calcext:value-type="float">
            <text:p>253624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9613" calcext:value-type="float">
            <text:p>22119613</text:p>
          </table:table-cell>
          <table:table-cell office:value-type="float" office:value="1040247" calcext:value-type="float">
            <text:p>1040247</text:p>
          </table:table-cell>
          <table:table-cell office:value-type="float" office:value="253351" calcext:value-type="float">
            <text:p>25335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9700" calcext:value-type="float">
            <text:p>22149700</text:p>
          </table:table-cell>
          <table:table-cell office:value-type="float" office:value="1039965" calcext:value-type="float">
            <text:p>1039965</text:p>
          </table:table-cell>
          <table:table-cell office:value-type="float" office:value="253367" calcext:value-type="float">
            <text:p>25336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8827" calcext:value-type="float">
            <text:p>22118827</text:p>
          </table:table-cell>
          <table:table-cell office:value-type="float" office:value="1042930" calcext:value-type="float">
            <text:p>1042930</text:p>
          </table:table-cell>
          <table:table-cell office:value-type="float" office:value="253259" calcext:value-type="float">
            <text:p>25325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11996" calcext:value-type="float">
            <text:p>22211996</text:p>
          </table:table-cell>
          <table:table-cell office:value-type="float" office:value="1038071" calcext:value-type="float">
            <text:p>1038071</text:p>
          </table:table-cell>
          <table:table-cell office:value-type="float" office:value="253502" calcext:value-type="float">
            <text:p>25350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2333" calcext:value-type="float">
            <text:p>22082333</text:p>
          </table:table-cell>
          <table:table-cell office:value-type="float" office:value="1061713" calcext:value-type="float">
            <text:p>1061713</text:p>
          </table:table-cell>
          <table:table-cell office:value-type="float" office:value="252952" calcext:value-type="float">
            <text:p>25295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87762" calcext:value-type="float">
            <text:p>22187762</text:p>
          </table:table-cell>
          <table:table-cell office:value-type="float" office:value="1056433" calcext:value-type="float">
            <text:p>1056433</text:p>
          </table:table-cell>
          <table:table-cell office:value-type="float" office:value="254162" calcext:value-type="float">
            <text:p>25416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507271" calcext:value-type="float">
            <text:p>27507271</text:p>
          </table:table-cell>
          <table:table-cell office:value-type="float" office:value="1420588" calcext:value-type="float">
            <text:p>1420588</text:p>
          </table:table-cell>
          <table:table-cell office:value-type="float" office:value="358577" calcext:value-type="float">
            <text:p>35857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713467" calcext:value-type="float">
            <text:p>22713467</text:p>
          </table:table-cell>
          <table:table-cell office:value-type="float" office:value="1045985" calcext:value-type="float">
            <text:p>1045985</text:p>
          </table:table-cell>
          <table:table-cell office:value-type="float" office:value="253368" calcext:value-type="float">
            <text:p>25336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1832" calcext:value-type="float">
            <text:p>22111832</text:p>
          </table:table-cell>
          <table:table-cell office:value-type="float" office:value="1036839" calcext:value-type="float">
            <text:p>1036839</text:p>
          </table:table-cell>
          <table:table-cell office:value-type="float" office:value="253887" calcext:value-type="float">
            <text:p>25388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34846" calcext:value-type="float">
            <text:p>22134846</text:p>
          </table:table-cell>
          <table:table-cell office:value-type="float" office:value="1057901" calcext:value-type="float">
            <text:p>1057901</text:p>
          </table:table-cell>
          <table:table-cell office:value-type="float" office:value="253329" calcext:value-type="float">
            <text:p>25332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3459" calcext:value-type="float">
            <text:p>22113459</text:p>
          </table:table-cell>
          <table:table-cell office:value-type="float" office:value="1062716" calcext:value-type="float">
            <text:p>1062716</text:p>
          </table:table-cell>
          <table:table-cell office:value-type="float" office:value="253217" calcext:value-type="float">
            <text:p>25321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03457" calcext:value-type="float">
            <text:p>22103457</text:p>
          </table:table-cell>
          <table:table-cell office:value-type="float" office:value="1037509" calcext:value-type="float">
            <text:p>1037509</text:p>
          </table:table-cell>
          <table:table-cell office:value-type="float" office:value="266204" calcext:value-type="float">
            <text:p>266204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1179" calcext:value-type="float">
            <text:p>22111179</text:p>
          </table:table-cell>
          <table:table-cell office:value-type="float" office:value="1039168" calcext:value-type="float">
            <text:p>1039168</text:p>
          </table:table-cell>
          <table:table-cell office:value-type="float" office:value="254368" calcext:value-type="float">
            <text:p>25436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95192" calcext:value-type="float">
            <text:p>22195192</text:p>
          </table:table-cell>
          <table:table-cell office:value-type="float" office:value="1036536" calcext:value-type="float">
            <text:p>1036536</text:p>
          </table:table-cell>
          <table:table-cell office:value-type="float" office:value="253215" calcext:value-type="float">
            <text:p>25321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341658" calcext:value-type="float">
            <text:p>22341658</text:p>
          </table:table-cell>
          <table:table-cell office:value-type="float" office:value="1038737" calcext:value-type="float">
            <text:p>1038737</text:p>
          </table:table-cell>
          <table:table-cell office:value-type="float" office:value="261666" calcext:value-type="float">
            <text:p>26166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8522193" calcext:value-type="float">
            <text:p>28522193</text:p>
          </table:table-cell>
          <table:table-cell office:value-type="float" office:value="1083028" calcext:value-type="float">
            <text:p>1083028</text:p>
          </table:table-cell>
          <table:table-cell office:value-type="float" office:value="261600" calcext:value-type="float">
            <text:p>26160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21056" calcext:value-type="float">
            <text:p>22121056</text:p>
          </table:table-cell>
          <table:table-cell office:value-type="float" office:value="1078296" calcext:value-type="float">
            <text:p>1078296</text:p>
          </table:table-cell>
          <table:table-cell office:value-type="float" office:value="260182" calcext:value-type="float">
            <text:p>26018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34820" calcext:value-type="float">
            <text:p>22134820</text:p>
          </table:table-cell>
          <table:table-cell office:value-type="float" office:value="1040131" calcext:value-type="float">
            <text:p>1040131</text:p>
          </table:table-cell>
          <table:table-cell office:value-type="float" office:value="282725" calcext:value-type="float">
            <text:p>28272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08832" calcext:value-type="float">
            <text:p>22108832</text:p>
          </table:table-cell>
          <table:table-cell office:value-type="float" office:value="1035021" calcext:value-type="float">
            <text:p>1035021</text:p>
          </table:table-cell>
          <table:table-cell office:value-type="float" office:value="253300" calcext:value-type="float">
            <text:p>25330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3109" calcext:value-type="float">
            <text:p>22143109</text:p>
          </table:table-cell>
          <table:table-cell office:value-type="float" office:value="1037064" calcext:value-type="float">
            <text:p>1037064</text:p>
          </table:table-cell>
          <table:table-cell office:value-type="float" office:value="260553" calcext:value-type="float">
            <text:p>26055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54901" calcext:value-type="float">
            <text:p>22154901</text:p>
          </table:table-cell>
          <table:table-cell office:value-type="float" office:value="1036724" calcext:value-type="float">
            <text:p>1036724</text:p>
          </table:table-cell>
          <table:table-cell office:value-type="float" office:value="253973" calcext:value-type="float">
            <text:p>25397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7951" calcext:value-type="float">
            <text:p>22147951</text:p>
          </table:table-cell>
          <table:table-cell office:value-type="float" office:value="1038423" calcext:value-type="float">
            <text:p>1038423</text:p>
          </table:table-cell>
          <table:table-cell office:value-type="float" office:value="253526" calcext:value-type="float">
            <text:p>25352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65717" calcext:value-type="float">
            <text:p>22165717</text:p>
          </table:table-cell>
          <table:table-cell office:value-type="float" office:value="1034852" calcext:value-type="float">
            <text:p>1034852</text:p>
          </table:table-cell>
          <table:table-cell office:value-type="float" office:value="252762" calcext:value-type="float">
            <text:p>25276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911272" calcext:value-type="float">
            <text:p>26911272</text:p>
          </table:table-cell>
          <table:table-cell office:value-type="float" office:value="1062781" calcext:value-type="float">
            <text:p>1062781</text:p>
          </table:table-cell>
          <table:table-cell office:value-type="float" office:value="286079" calcext:value-type="float">
            <text:p>28607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33372" calcext:value-type="float">
            <text:p>22133372</text:p>
          </table:table-cell>
          <table:table-cell office:value-type="float" office:value="1044182" calcext:value-type="float">
            <text:p>1044182</text:p>
          </table:table-cell>
          <table:table-cell office:value-type="float" office:value="253529" calcext:value-type="float">
            <text:p>25352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360339" calcext:value-type="float">
            <text:p>22360339</text:p>
          </table:table-cell>
          <table:table-cell office:value-type="float" office:value="1038427" calcext:value-type="float">
            <text:p>1038427</text:p>
          </table:table-cell>
          <table:table-cell office:value-type="float" office:value="253826" calcext:value-type="float">
            <text:p>25382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5285" calcext:value-type="float">
            <text:p>22145285</text:p>
          </table:table-cell>
          <table:table-cell office:value-type="float" office:value="1073916" calcext:value-type="float">
            <text:p>1073916</text:p>
          </table:table-cell>
          <table:table-cell office:value-type="float" office:value="253889" calcext:value-type="float">
            <text:p>25388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51537" calcext:value-type="float">
            <text:p>22051537</text:p>
          </table:table-cell>
          <table:table-cell office:value-type="float" office:value="1072012" calcext:value-type="float">
            <text:p>1072012</text:p>
          </table:table-cell>
          <table:table-cell office:value-type="float" office:value="254036" calcext:value-type="float">
            <text:p>25403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93263" calcext:value-type="float">
            <text:p>22093263</text:p>
          </table:table-cell>
          <table:table-cell office:value-type="float" office:value="1035019" calcext:value-type="float">
            <text:p>1035019</text:p>
          </table:table-cell>
          <table:table-cell office:value-type="float" office:value="280608" calcext:value-type="float">
            <text:p>28060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73815" calcext:value-type="float">
            <text:p>22073815</text:p>
          </table:table-cell>
          <table:table-cell office:value-type="float" office:value="1035189" calcext:value-type="float">
            <text:p>1035189</text:p>
          </table:table-cell>
          <table:table-cell office:value-type="float" office:value="253052" calcext:value-type="float">
            <text:p>25305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82856" calcext:value-type="float">
            <text:p>22282856</text:p>
          </table:table-cell>
          <table:table-cell office:value-type="float" office:value="1061065" calcext:value-type="float">
            <text:p>1061065</text:p>
          </table:table-cell>
          <table:table-cell office:value-type="float" office:value="253266" calcext:value-type="float">
            <text:p>25326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444325" calcext:value-type="float">
            <text:p>27444325</text:p>
          </table:table-cell>
          <table:table-cell office:value-type="float" office:value="1076183" calcext:value-type="float">
            <text:p>1076183</text:p>
          </table:table-cell>
          <table:table-cell office:value-type="float" office:value="261394" calcext:value-type="float">
            <text:p>261394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9684" calcext:value-type="float">
            <text:p>22149684</text:p>
          </table:table-cell>
          <table:table-cell office:value-type="float" office:value="1038370" calcext:value-type="float">
            <text:p>1038370</text:p>
          </table:table-cell>
          <table:table-cell office:value-type="float" office:value="254072" calcext:value-type="float">
            <text:p>25407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66031" calcext:value-type="float">
            <text:p>22166031</text:p>
          </table:table-cell>
          <table:table-cell office:value-type="float" office:value="1040350" calcext:value-type="float">
            <text:p>1040350</text:p>
          </table:table-cell>
          <table:table-cell office:value-type="float" office:value="253905" calcext:value-type="float">
            <text:p>25390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904046" calcext:value-type="float">
            <text:p>22904046</text:p>
          </table:table-cell>
          <table:table-cell office:value-type="float" office:value="1056104" calcext:value-type="float">
            <text:p>1056104</text:p>
          </table:table-cell>
          <table:table-cell office:value-type="float" office:value="261230" calcext:value-type="float">
            <text:p>26123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84994" calcext:value-type="float">
            <text:p>22184994</text:p>
          </table:table-cell>
          <table:table-cell office:value-type="float" office:value="1044113" calcext:value-type="float">
            <text:p>1044113</text:p>
          </table:table-cell>
          <table:table-cell office:value-type="float" office:value="253761" calcext:value-type="float">
            <text:p>25376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59788" calcext:value-type="float">
            <text:p>22159788</text:p>
          </table:table-cell>
          <table:table-cell office:value-type="float" office:value="1038341" calcext:value-type="float">
            <text:p>1038341</text:p>
          </table:table-cell>
          <table:table-cell office:value-type="float" office:value="253132" calcext:value-type="float">
            <text:p>25313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87062" calcext:value-type="float">
            <text:p>22187062</text:p>
          </table:table-cell>
          <table:table-cell office:value-type="float" office:value="1051535" calcext:value-type="float">
            <text:p>1051535</text:p>
          </table:table-cell>
          <table:table-cell office:value-type="float" office:value="253448" calcext:value-type="float">
            <text:p>25344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009135" calcext:value-type="float">
            <text:p>25009135</text:p>
          </table:table-cell>
          <table:table-cell office:value-type="float" office:value="1440602" calcext:value-type="float">
            <text:p>1440602</text:p>
          </table:table-cell>
          <table:table-cell office:value-type="float" office:value="349250" calcext:value-type="float">
            <text:p>34925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3929469" calcext:value-type="float">
            <text:p>23929469</text:p>
          </table:table-cell>
          <table:table-cell office:value-type="float" office:value="1043965" calcext:value-type="float">
            <text:p>1043965</text:p>
          </table:table-cell>
          <table:table-cell office:value-type="float" office:value="253918" calcext:value-type="float">
            <text:p>25391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1405" calcext:value-type="float">
            <text:p>22111405</text:p>
          </table:table-cell>
          <table:table-cell office:value-type="float" office:value="1042483" calcext:value-type="float">
            <text:p>1042483</text:p>
          </table:table-cell>
          <table:table-cell office:value-type="float" office:value="254455" calcext:value-type="float">
            <text:p>25445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6666" calcext:value-type="float">
            <text:p>22116666</text:p>
          </table:table-cell>
          <table:table-cell office:value-type="float" office:value="1037049" calcext:value-type="float">
            <text:p>1037049</text:p>
          </table:table-cell>
          <table:table-cell office:value-type="float" office:value="253780" calcext:value-type="float">
            <text:p>25378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0198" calcext:value-type="float">
            <text:p>22140198</text:p>
          </table:table-cell>
          <table:table-cell office:value-type="float" office:value="1036923" calcext:value-type="float">
            <text:p>1036923</text:p>
          </table:table-cell>
          <table:table-cell office:value-type="float" office:value="253931" calcext:value-type="float">
            <text:p>25393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35410" calcext:value-type="float">
            <text:p>22135410</text:p>
          </table:table-cell>
          <table:table-cell office:value-type="float" office:value="1065961" calcext:value-type="float">
            <text:p>1065961</text:p>
          </table:table-cell>
          <table:table-cell office:value-type="float" office:value="259877" calcext:value-type="float">
            <text:p>25987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10314" calcext:value-type="float">
            <text:p>22210314</text:p>
          </table:table-cell>
          <table:table-cell office:value-type="float" office:value="1059731" calcext:value-type="float">
            <text:p>1059731</text:p>
          </table:table-cell>
          <table:table-cell office:value-type="float" office:value="253345" calcext:value-type="float">
            <text:p>25334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549926" calcext:value-type="float">
            <text:p>24549926</text:p>
          </table:table-cell>
          <table:table-cell office:value-type="float" office:value="1094600" calcext:value-type="float">
            <text:p>1094600</text:p>
          </table:table-cell>
          <table:table-cell office:value-type="float" office:value="254797" calcext:value-type="float">
            <text:p>25479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432315" calcext:value-type="float">
            <text:p>25432315</text:p>
          </table:table-cell>
          <table:table-cell office:value-type="float" office:value="1035969" calcext:value-type="float">
            <text:p>1035969</text:p>
          </table:table-cell>
          <table:table-cell office:value-type="float" office:value="253549" calcext:value-type="float">
            <text:p>25354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01262" calcext:value-type="float">
            <text:p>22201262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260862" calcext:value-type="float">
            <text:p>26086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71262" calcext:value-type="float">
            <text:p>22171262</text:p>
          </table:table-cell>
          <table:table-cell office:value-type="float" office:value="1061646" calcext:value-type="float">
            <text:p>1061646</text:p>
          </table:table-cell>
          <table:table-cell office:value-type="float" office:value="254096" calcext:value-type="float">
            <text:p>25409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6614" calcext:value-type="float">
            <text:p>22146614</text:p>
          </table:table-cell>
          <table:table-cell office:value-type="float" office:value="1050744" calcext:value-type="float">
            <text:p>1050744</text:p>
          </table:table-cell>
          <table:table-cell office:value-type="float" office:value="253852" calcext:value-type="float">
            <text:p>25385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4927" calcext:value-type="float">
            <text:p>22144927</text:p>
          </table:table-cell>
          <table:table-cell office:value-type="float" office:value="1037077" calcext:value-type="float">
            <text:p>1037077</text:p>
          </table:table-cell>
          <table:table-cell office:value-type="float" office:value="253689" calcext:value-type="float">
            <text:p>25368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08665" calcext:value-type="float">
            <text:p>22208665</text:p>
          </table:table-cell>
          <table:table-cell office:value-type="float" office:value="1036298" calcext:value-type="float">
            <text:p>1036298</text:p>
          </table:table-cell>
          <table:table-cell office:value-type="float" office:value="253518" calcext:value-type="float">
            <text:p>25351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3548132" calcext:value-type="float">
            <text:p>33548132</text:p>
          </table:table-cell>
          <table:table-cell office:value-type="float" office:value="1424507" calcext:value-type="float">
            <text:p>1424507</text:p>
          </table:table-cell>
          <table:table-cell office:value-type="float" office:value="358068" calcext:value-type="float">
            <text:p>35806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3506723" calcext:value-type="float">
            <text:p>23506723</text:p>
          </table:table-cell>
          <table:table-cell office:value-type="float" office:value="1059896" calcext:value-type="float">
            <text:p>1059896</text:p>
          </table:table-cell>
          <table:table-cell office:value-type="float" office:value="260995" calcext:value-type="float">
            <text:p>26099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70892" calcext:value-type="float">
            <text:p>22170892</text:p>
          </table:table-cell>
          <table:table-cell office:value-type="float" office:value="1039977" calcext:value-type="float">
            <text:p>1039977</text:p>
          </table:table-cell>
          <table:table-cell office:value-type="float" office:value="253495" calcext:value-type="float">
            <text:p>25349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2686" calcext:value-type="float">
            <text:p>22082686</text:p>
          </table:table-cell>
          <table:table-cell office:value-type="float" office:value="1035234" calcext:value-type="float">
            <text:p>1035234</text:p>
          </table:table-cell>
          <table:table-cell office:value-type="float" office:value="253312" calcext:value-type="float">
            <text:p>25331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69935" calcext:value-type="float">
            <text:p>22069935</text:p>
          </table:table-cell>
          <table:table-cell office:value-type="float" office:value="1035527" calcext:value-type="float">
            <text:p>1035527</text:p>
          </table:table-cell>
          <table:table-cell office:value-type="float" office:value="253340" calcext:value-type="float">
            <text:p>25334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49938" calcext:value-type="float">
            <text:p>22049938</text:p>
          </table:table-cell>
          <table:table-cell office:value-type="float" office:value="1054105" calcext:value-type="float">
            <text:p>1054105</text:p>
          </table:table-cell>
          <table:table-cell office:value-type="float" office:value="253530" calcext:value-type="float">
            <text:p>25353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70518" calcext:value-type="float">
            <text:p>22070518</text:p>
          </table:table-cell>
          <table:table-cell office:value-type="float" office:value="1036925" calcext:value-type="float">
            <text:p>1036925</text:p>
          </table:table-cell>
          <table:table-cell office:value-type="float" office:value="253515" calcext:value-type="float">
            <text:p>25351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52261" calcext:value-type="float">
            <text:p>22052261</text:p>
          </table:table-cell>
          <table:table-cell office:value-type="float" office:value="1058806" calcext:value-type="float">
            <text:p>1058806</text:p>
          </table:table-cell>
          <table:table-cell office:value-type="float" office:value="253770" calcext:value-type="float">
            <text:p>25377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47340" calcext:value-type="float">
            <text:p>22147340</text:p>
          </table:table-cell>
          <table:table-cell office:value-type="float" office:value="1050266" calcext:value-type="float">
            <text:p>1050266</text:p>
          </table:table-cell>
          <table:table-cell office:value-type="float" office:value="253376" calcext:value-type="float">
            <text:p>25337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609108" calcext:value-type="float">
            <text:p>27609108</text:p>
          </table:table-cell>
          <table:table-cell office:value-type="float" office:value="1426273" calcext:value-type="float">
            <text:p>1426273</text:p>
          </table:table-cell>
          <table:table-cell office:value-type="float" office:value="349538" calcext:value-type="float">
            <text:p>34953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691462" calcext:value-type="float">
            <text:p>22691462</text:p>
          </table:table-cell>
          <table:table-cell office:value-type="float" office:value="1042691" calcext:value-type="float">
            <text:p>1042691</text:p>
          </table:table-cell>
          <table:table-cell office:value-type="float" office:value="254000" calcext:value-type="float">
            <text:p>25400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84950" calcext:value-type="float">
            <text:p>22184950</text:p>
          </table:table-cell>
          <table:table-cell office:value-type="float" office:value="1038329" calcext:value-type="float">
            <text:p>1038329</text:p>
          </table:table-cell>
          <table:table-cell office:value-type="float" office:value="253339" calcext:value-type="float">
            <text:p>25333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96066" calcext:value-type="float">
            <text:p>22196066</text:p>
          </table:table-cell>
          <table:table-cell office:value-type="float" office:value="1047855" calcext:value-type="float">
            <text:p>1047855</text:p>
          </table:table-cell>
          <table:table-cell office:value-type="float" office:value="253161" calcext:value-type="float">
            <text:p>25316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4469" calcext:value-type="float">
            <text:p>22084469</text:p>
          </table:table-cell>
          <table:table-cell office:value-type="float" office:value="1057694" calcext:value-type="float">
            <text:p>1057694</text:p>
          </table:table-cell>
          <table:table-cell office:value-type="float" office:value="253632" calcext:value-type="float">
            <text:p>25363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54499" calcext:value-type="float">
            <text:p>22154499</text:p>
          </table:table-cell>
          <table:table-cell office:value-type="float" office:value="1051139" calcext:value-type="float">
            <text:p>1051139</text:p>
          </table:table-cell>
          <table:table-cell office:value-type="float" office:value="253940" calcext:value-type="float">
            <text:p>25394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2555" calcext:value-type="float">
            <text:p>22112555</text:p>
          </table:table-cell>
          <table:table-cell office:value-type="float" office:value="1036343" calcext:value-type="float">
            <text:p>1036343</text:p>
          </table:table-cell>
          <table:table-cell office:value-type="float" office:value="252970" calcext:value-type="float">
            <text:p>252970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38962" calcext:value-type="float">
            <text:p>22138962</text:p>
          </table:table-cell>
          <table:table-cell office:value-type="float" office:value="1037042" calcext:value-type="float">
            <text:p>1037042</text:p>
          </table:table-cell>
          <table:table-cell office:value-type="float" office:value="252838" calcext:value-type="float">
            <text:p>25283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26783" calcext:value-type="float">
            <text:p>22126783</text:p>
          </table:table-cell>
          <table:table-cell office:value-type="float" office:value="1035505" calcext:value-type="float">
            <text:p>1035505</text:p>
          </table:table-cell>
          <table:table-cell office:value-type="float" office:value="253046" calcext:value-type="float">
            <text:p>25304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0011478" calcext:value-type="float">
            <text:p>30011478</text:p>
          </table:table-cell>
          <table:table-cell office:value-type="float" office:value="1045761" calcext:value-type="float">
            <text:p>1045761</text:p>
          </table:table-cell>
          <table:table-cell office:value-type="float" office:value="254877" calcext:value-type="float">
            <text:p>25487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59592" calcext:value-type="float">
            <text:p>22159592</text:p>
          </table:table-cell>
          <table:table-cell office:value-type="float" office:value="1040005" calcext:value-type="float">
            <text:p>1040005</text:p>
          </table:table-cell>
          <table:table-cell office:value-type="float" office:value="253682" calcext:value-type="float">
            <text:p>25368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00452" calcext:value-type="float">
            <text:p>22200452</text:p>
          </table:table-cell>
          <table:table-cell office:value-type="float" office:value="1039053" calcext:value-type="float">
            <text:p>1039053</text:p>
          </table:table-cell>
          <table:table-cell office:value-type="float" office:value="254267" calcext:value-type="float">
            <text:p>25426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68467" calcext:value-type="float">
            <text:p>22068467</text:p>
          </table:table-cell>
          <table:table-cell office:value-type="float" office:value="1069774" calcext:value-type="float">
            <text:p>1069774</text:p>
          </table:table-cell>
          <table:table-cell office:value-type="float" office:value="253793" calcext:value-type="float">
            <text:p>25379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96684" calcext:value-type="float">
            <text:p>22096684</text:p>
          </table:table-cell>
          <table:table-cell office:value-type="float" office:value="1104567" calcext:value-type="float">
            <text:p>1104567</text:p>
          </table:table-cell>
          <table:table-cell office:value-type="float" office:value="253267" calcext:value-type="float">
            <text:p>25326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9218" calcext:value-type="float">
            <text:p>22089218</text:p>
          </table:table-cell>
          <table:table-cell office:value-type="float" office:value="1034171" calcext:value-type="float">
            <text:p>1034171</text:p>
          </table:table-cell>
          <table:table-cell office:value-type="float" office:value="280197" calcext:value-type="float">
            <text:p>28019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3336" calcext:value-type="float">
            <text:p>22113336</text:p>
          </table:table-cell>
          <table:table-cell office:value-type="float" office:value="1038683" calcext:value-type="float">
            <text:p>1038683</text:p>
          </table:table-cell>
          <table:table-cell office:value-type="float" office:value="259974" calcext:value-type="float">
            <text:p>259974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62924" calcext:value-type="float">
            <text:p>22162924</text:p>
          </table:table-cell>
          <table:table-cell office:value-type="float" office:value="1036088" calcext:value-type="float">
            <text:p>1036088</text:p>
          </table:table-cell>
          <table:table-cell office:value-type="float" office:value="253189" calcext:value-type="float">
            <text:p>25318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8310972" calcext:value-type="float">
            <text:p>28310972</text:p>
          </table:table-cell>
          <table:table-cell office:value-type="float" office:value="1925418" calcext:value-type="float">
            <text:p>1925418</text:p>
          </table:table-cell>
          <table:table-cell office:value-type="float" office:value="465613" calcext:value-type="float">
            <text:p>46561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825344" calcext:value-type="float">
            <text:p>24825344</text:p>
          </table:table-cell>
          <table:table-cell office:value-type="float" office:value="1054958" calcext:value-type="float">
            <text:p>1054958</text:p>
          </table:table-cell>
          <table:table-cell office:value-type="float" office:value="253685" calcext:value-type="float">
            <text:p>25368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24510" calcext:value-type="float">
            <text:p>22124510</text:p>
          </table:table-cell>
          <table:table-cell office:value-type="float" office:value="1044495" calcext:value-type="float">
            <text:p>1044495</text:p>
          </table:table-cell>
          <table:table-cell office:value-type="float" office:value="254526" calcext:value-type="float">
            <text:p>25452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0227" calcext:value-type="float">
            <text:p>22110227</text:p>
          </table:table-cell>
          <table:table-cell office:value-type="float" office:value="1037903" calcext:value-type="float">
            <text:p>1037903</text:p>
          </table:table-cell>
          <table:table-cell office:value-type="float" office:value="252977" calcext:value-type="float">
            <text:p>252977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15773" calcext:value-type="float">
            <text:p>22115773</text:p>
          </table:table-cell>
          <table:table-cell office:value-type="float" office:value="1033889" calcext:value-type="float">
            <text:p>1033889</text:p>
          </table:table-cell>
          <table:table-cell office:value-type="float" office:value="253236" calcext:value-type="float">
            <text:p>25323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124785" calcext:value-type="float">
            <text:p>22124785</text:p>
          </table:table-cell>
          <table:table-cell office:value-type="float" office:value="1042889" calcext:value-type="float">
            <text:p>1042889</text:p>
          </table:table-cell>
          <table:table-cell office:value-type="float" office:value="254829" calcext:value-type="float">
            <text:p>25482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601355" calcext:value-type="float">
            <text:p>22601355</text:p>
          </table:table-cell>
          <table:table-cell office:value-type="float" office:value="1040800" calcext:value-type="float">
            <text:p>1040800</text:p>
          </table:table-cell>
          <table:table-cell office:value-type="float" office:value="261268" calcext:value-type="float">
            <text:p>26126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39966" calcext:value-type="float">
            <text:p>22239966</text:p>
          </table:table-cell>
          <table:table-cell office:value-type="float" office:value="1057599" calcext:value-type="float">
            <text:p>1057599</text:p>
          </table:table-cell>
          <table:table-cell office:value-type="float" office:value="253569" calcext:value-type="float">
            <text:p>25356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99799" calcext:value-type="float">
            <text:p>22099799</text:p>
          </table:table-cell>
          <table:table-cell office:value-type="float" office:value="1047484" calcext:value-type="float">
            <text:p>1047484</text:p>
          </table:table-cell>
          <table:table-cell office:value-type="float" office:value="253354" calcext:value-type="float">
            <text:p>253354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3394368" calcext:value-type="float">
            <text:p>33394368</text:p>
          </table:table-cell>
          <table:table-cell office:value-type="float" office:value="1064006" calcext:value-type="float">
            <text:p>1064006</text:p>
          </table:table-cell>
          <table:table-cell office:value-type="float" office:value="261427" calcext:value-type="float">
            <text:p>26142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91725" calcext:value-type="float">
            <text:p>44291725</text:p>
          </table:table-cell>
          <table:table-cell office:value-type="float" office:value="1809285" calcext:value-type="float">
            <text:p>1809285</text:p>
          </table:table-cell>
          <table:table-cell office:value-type="float" office:value="1185570" calcext:value-type="float">
            <text:p>118557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05638" calcext:value-type="float">
            <text:p>44205638</text:p>
          </table:table-cell>
          <table:table-cell office:value-type="float" office:value="1812132" calcext:value-type="float">
            <text:p>1812132</text:p>
          </table:table-cell>
          <table:table-cell office:value-type="float" office:value="1185127" calcext:value-type="float">
            <text:p>118512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93249" calcext:value-type="float">
            <text:p>44193249</text:p>
          </table:table-cell>
          <table:table-cell office:value-type="float" office:value="1844632" calcext:value-type="float">
            <text:p>1844632</text:p>
          </table:table-cell>
          <table:table-cell office:value-type="float" office:value="1214657" calcext:value-type="float">
            <text:p>121465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42534" calcext:value-type="float">
            <text:p>44142534</text:p>
          </table:table-cell>
          <table:table-cell office:value-type="float" office:value="1850055" calcext:value-type="float">
            <text:p>1850055</text:p>
          </table:table-cell>
          <table:table-cell office:value-type="float" office:value="1184531" calcext:value-type="float">
            <text:p>118453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556394" calcext:value-type="float">
            <text:p>51556394</text:p>
          </table:table-cell>
          <table:table-cell office:value-type="float" office:value="1821700" calcext:value-type="float">
            <text:p>1821700</text:p>
          </table:table-cell>
          <table:table-cell office:value-type="float" office:value="1217044" calcext:value-type="float">
            <text:p>121704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088632" calcext:value-type="float">
            <text:p>44088632</text:p>
          </table:table-cell>
          <table:table-cell office:value-type="float" office:value="1811622" calcext:value-type="float">
            <text:p>1811622</text:p>
          </table:table-cell>
          <table:table-cell office:value-type="float" office:value="1214994" calcext:value-type="float">
            <text:p>121499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05709" calcext:value-type="float">
            <text:p>44105709</text:p>
          </table:table-cell>
          <table:table-cell office:value-type="float" office:value="1833945" calcext:value-type="float">
            <text:p>1833945</text:p>
          </table:table-cell>
          <table:table-cell office:value-type="float" office:value="1185453" calcext:value-type="float">
            <text:p>118545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68276" calcext:value-type="float">
            <text:p>44268276</text:p>
          </table:table-cell>
          <table:table-cell office:value-type="float" office:value="1836634" calcext:value-type="float">
            <text:p>1836634</text:p>
          </table:table-cell>
          <table:table-cell office:value-type="float" office:value="1214751" calcext:value-type="float">
            <text:p>121475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030816" calcext:value-type="float">
            <text:p>49030816</text:p>
          </table:table-cell>
          <table:table-cell office:value-type="float" office:value="1835913" calcext:value-type="float">
            <text:p>1835913</text:p>
          </table:table-cell>
          <table:table-cell office:value-type="float" office:value="1218728" calcext:value-type="float">
            <text:p>121872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76368" calcext:value-type="float">
            <text:p>44276368</text:p>
          </table:table-cell>
          <table:table-cell office:value-type="float" office:value="1860790" calcext:value-type="float">
            <text:p>1860790</text:p>
          </table:table-cell>
          <table:table-cell office:value-type="float" office:value="1184597" calcext:value-type="float">
            <text:p>118459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78798" calcext:value-type="float">
            <text:p>44278798</text:p>
          </table:table-cell>
          <table:table-cell office:value-type="float" office:value="1845175" calcext:value-type="float">
            <text:p>1845175</text:p>
          </table:table-cell>
          <table:table-cell office:value-type="float" office:value="1185915" calcext:value-type="float">
            <text:p>1185915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08205" calcext:value-type="float">
            <text:p>44108205</text:p>
          </table:table-cell>
          <table:table-cell office:value-type="float" office:value="1810373" calcext:value-type="float">
            <text:p>1810373</text:p>
          </table:table-cell>
          <table:table-cell office:value-type="float" office:value="1198787" calcext:value-type="float">
            <text:p>119878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00428" calcext:value-type="float">
            <text:p>44200428</text:p>
          </table:table-cell>
          <table:table-cell office:value-type="float" office:value="1809624" calcext:value-type="float">
            <text:p>1809624</text:p>
          </table:table-cell>
          <table:table-cell office:value-type="float" office:value="1235087" calcext:value-type="float">
            <text:p>123508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402405" calcext:value-type="float">
            <text:p>49402405</text:p>
          </table:table-cell>
          <table:table-cell office:value-type="float" office:value="1825342" calcext:value-type="float">
            <text:p>1825342</text:p>
          </table:table-cell>
          <table:table-cell office:value-type="float" office:value="1226822" calcext:value-type="float">
            <text:p>122682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88976" calcext:value-type="float">
            <text:p>44188976</text:p>
          </table:table-cell>
          <table:table-cell office:value-type="float" office:value="1809892" calcext:value-type="float">
            <text:p>1809892</text:p>
          </table:table-cell>
          <table:table-cell office:value-type="float" office:value="1185149" calcext:value-type="float">
            <text:p>118514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43814" calcext:value-type="float">
            <text:p>44243814</text:p>
          </table:table-cell>
          <table:table-cell office:value-type="float" office:value="1827526" calcext:value-type="float">
            <text:p>1827526</text:p>
          </table:table-cell>
          <table:table-cell office:value-type="float" office:value="1215031" calcext:value-type="float">
            <text:p>121503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76930" calcext:value-type="float">
            <text:p>44176930</text:p>
          </table:table-cell>
          <table:table-cell office:value-type="float" office:value="1834103" calcext:value-type="float">
            <text:p>1834103</text:p>
          </table:table-cell>
          <table:table-cell office:value-type="float" office:value="1185045" calcext:value-type="float">
            <text:p>1185045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7715133" calcext:value-type="float">
            <text:p>47715133</text:p>
          </table:table-cell>
          <table:table-cell office:value-type="float" office:value="1871795" calcext:value-type="float">
            <text:p>1871795</text:p>
          </table:table-cell>
          <table:table-cell office:value-type="float" office:value="1217620" calcext:value-type="float">
            <text:p>121762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16164" calcext:value-type="float">
            <text:p>44316164</text:p>
          </table:table-cell>
          <table:table-cell office:value-type="float" office:value="1814961" calcext:value-type="float">
            <text:p>1814961</text:p>
          </table:table-cell>
          <table:table-cell office:value-type="float" office:value="1212709" calcext:value-type="float">
            <text:p>121270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22664" calcext:value-type="float">
            <text:p>44322664</text:p>
          </table:table-cell>
          <table:table-cell office:value-type="float" office:value="1809739" calcext:value-type="float">
            <text:p>1809739</text:p>
          </table:table-cell>
          <table:table-cell office:value-type="float" office:value="1217166" calcext:value-type="float">
            <text:p>121716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53455" calcext:value-type="float">
            <text:p>44353455</text:p>
          </table:table-cell>
          <table:table-cell office:value-type="float" office:value="1812623" calcext:value-type="float">
            <text:p>1812623</text:p>
          </table:table-cell>
          <table:table-cell office:value-type="float" office:value="1210520" calcext:value-type="float">
            <text:p>121052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0218825" calcext:value-type="float">
            <text:p>50218825</text:p>
          </table:table-cell>
          <table:table-cell office:value-type="float" office:value="1842428" calcext:value-type="float">
            <text:p>1842428</text:p>
          </table:table-cell>
          <table:table-cell office:value-type="float" office:value="1216551" calcext:value-type="float">
            <text:p>121655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49124" calcext:value-type="float">
            <text:p>44149124</text:p>
          </table:table-cell>
          <table:table-cell office:value-type="float" office:value="1859865" calcext:value-type="float">
            <text:p>1859865</text:p>
          </table:table-cell>
          <table:table-cell office:value-type="float" office:value="1195143" calcext:value-type="float">
            <text:p>119514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29455" calcext:value-type="float">
            <text:p>44329455</text:p>
          </table:table-cell>
          <table:table-cell office:value-type="float" office:value="1812356" calcext:value-type="float">
            <text:p>1812356</text:p>
          </table:table-cell>
          <table:table-cell office:value-type="float" office:value="1220327" calcext:value-type="float">
            <text:p>122032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66004" calcext:value-type="float">
            <text:p>44166004</text:p>
          </table:table-cell>
          <table:table-cell office:value-type="float" office:value="1807432" calcext:value-type="float">
            <text:p>1807432</text:p>
          </table:table-cell>
          <table:table-cell office:value-type="float" office:value="1185717" calcext:value-type="float">
            <text:p>118571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013830" calcext:value-type="float">
            <text:p>49013830</text:p>
          </table:table-cell>
          <table:table-cell office:value-type="float" office:value="1811995" calcext:value-type="float">
            <text:p>1811995</text:p>
          </table:table-cell>
          <table:table-cell office:value-type="float" office:value="1216114" calcext:value-type="float">
            <text:p>121611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17904" calcext:value-type="float">
            <text:p>44217904</text:p>
          </table:table-cell>
          <table:table-cell office:value-type="float" office:value="1815239" calcext:value-type="float">
            <text:p>1815239</text:p>
          </table:table-cell>
          <table:table-cell office:value-type="float" office:value="1185040" calcext:value-type="float">
            <text:p>118504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17670" calcext:value-type="float">
            <text:p>44217670</text:p>
          </table:table-cell>
          <table:table-cell office:value-type="float" office:value="1839135" calcext:value-type="float">
            <text:p>1839135</text:p>
          </table:table-cell>
          <table:table-cell office:value-type="float" office:value="1185383" calcext:value-type="float">
            <text:p>118538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341013" calcext:value-type="float">
            <text:p>51341013</text:p>
          </table:table-cell>
          <table:table-cell office:value-type="float" office:value="2313009" calcext:value-type="float">
            <text:p>2313009</text:p>
          </table:table-cell>
          <table:table-cell office:value-type="float" office:value="1186016" calcext:value-type="float">
            <text:p>118601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75765" calcext:value-type="float">
            <text:p>44275765</text:p>
          </table:table-cell>
          <table:table-cell office:value-type="float" office:value="1815390" calcext:value-type="float">
            <text:p>1815390</text:p>
          </table:table-cell>
          <table:table-cell office:value-type="float" office:value="1213264" calcext:value-type="float">
            <text:p>121326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04477" calcext:value-type="float">
            <text:p>44204477</text:p>
          </table:table-cell>
          <table:table-cell office:value-type="float" office:value="1813105" calcext:value-type="float">
            <text:p>1813105</text:p>
          </table:table-cell>
          <table:table-cell office:value-type="float" office:value="1232916" calcext:value-type="float">
            <text:p>123291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12963" calcext:value-type="float">
            <text:p>44212963</text:p>
          </table:table-cell>
          <table:table-cell office:value-type="float" office:value="1811937" calcext:value-type="float">
            <text:p>1811937</text:p>
          </table:table-cell>
          <table:table-cell office:value-type="float" office:value="1215738" calcext:value-type="float">
            <text:p>121573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43625" calcext:value-type="float">
            <text:p>44243625</text:p>
          </table:table-cell>
          <table:table-cell office:value-type="float" office:value="1829232" calcext:value-type="float">
            <text:p>1829232</text:p>
          </table:table-cell>
          <table:table-cell office:value-type="float" office:value="1184854" calcext:value-type="float">
            <text:p>118485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610971" calcext:value-type="float">
            <text:p>52610971</text:p>
          </table:table-cell>
          <table:table-cell office:value-type="float" office:value="1834412" calcext:value-type="float">
            <text:p>1834412</text:p>
          </table:table-cell>
          <table:table-cell office:value-type="float" office:value="1217437" calcext:value-type="float">
            <text:p>121743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90348" calcext:value-type="float">
            <text:p>44190348</text:p>
          </table:table-cell>
          <table:table-cell office:value-type="float" office:value="1838541" calcext:value-type="float">
            <text:p>1838541</text:p>
          </table:table-cell>
          <table:table-cell office:value-type="float" office:value="1185311" calcext:value-type="float">
            <text:p>118531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85222" calcext:value-type="float">
            <text:p>44285222</text:p>
          </table:table-cell>
          <table:table-cell office:value-type="float" office:value="1834700" calcext:value-type="float">
            <text:p>1834700</text:p>
          </table:table-cell>
          <table:table-cell office:value-type="float" office:value="1184916" calcext:value-type="float">
            <text:p>118491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41091" calcext:value-type="float">
            <text:p>44241091</text:p>
          </table:table-cell>
          <table:table-cell office:value-type="float" office:value="1808167" calcext:value-type="float">
            <text:p>1808167</text:p>
          </table:table-cell>
          <table:table-cell office:value-type="float" office:value="1198642" calcext:value-type="float">
            <text:p>119864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3586769" calcext:value-type="float">
            <text:p>53586769</text:p>
          </table:table-cell>
          <table:table-cell office:value-type="float" office:value="1861259" calcext:value-type="float">
            <text:p>1861259</text:p>
          </table:table-cell>
          <table:table-cell office:value-type="float" office:value="1255491" calcext:value-type="float">
            <text:p>125549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48833" calcext:value-type="float">
            <text:p>44248833</text:p>
          </table:table-cell>
          <table:table-cell office:value-type="float" office:value="1814231" calcext:value-type="float">
            <text:p>1814231</text:p>
          </table:table-cell>
          <table:table-cell office:value-type="float" office:value="1217958" calcext:value-type="float">
            <text:p>121795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61633" calcext:value-type="float">
            <text:p>44261633</text:p>
          </table:table-cell>
          <table:table-cell office:value-type="float" office:value="1814400" calcext:value-type="float">
            <text:p>1814400</text:p>
          </table:table-cell>
          <table:table-cell office:value-type="float" office:value="1211850" calcext:value-type="float">
            <text:p>121185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49410" calcext:value-type="float">
            <text:p>44349410</text:p>
          </table:table-cell>
          <table:table-cell office:value-type="float" office:value="1809059" calcext:value-type="float">
            <text:p>1809059</text:p>
          </table:table-cell>
          <table:table-cell office:value-type="float" office:value="1187214" calcext:value-type="float">
            <text:p>118721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6257568" calcext:value-type="float">
            <text:p>46257568</text:p>
          </table:table-cell>
          <table:table-cell office:value-type="float" office:value="1861247" calcext:value-type="float">
            <text:p>1861247</text:p>
          </table:table-cell>
          <table:table-cell office:value-type="float" office:value="1672276" calcext:value-type="float">
            <text:p>167227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7137164" calcext:value-type="float">
            <text:p>47137164</text:p>
          </table:table-cell>
          <table:table-cell office:value-type="float" office:value="1818608" calcext:value-type="float">
            <text:p>1818608</text:p>
          </table:table-cell>
          <table:table-cell office:value-type="float" office:value="1196949" calcext:value-type="float">
            <text:p>119694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74254" calcext:value-type="float">
            <text:p>44274254</text:p>
          </table:table-cell>
          <table:table-cell office:value-type="float" office:value="1811132" calcext:value-type="float">
            <text:p>1811132</text:p>
          </table:table-cell>
          <table:table-cell office:value-type="float" office:value="1184910" calcext:value-type="float">
            <text:p>118491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443581" calcext:value-type="float">
            <text:p>44443581</text:p>
          </table:table-cell>
          <table:table-cell office:value-type="float" office:value="1833814" calcext:value-type="float">
            <text:p>1833814</text:p>
          </table:table-cell>
          <table:table-cell office:value-type="float" office:value="1185460" calcext:value-type="float">
            <text:p>118546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53728" calcext:value-type="float">
            <text:p>44253728</text:p>
          </table:table-cell>
          <table:table-cell office:value-type="float" office:value="1850118" calcext:value-type="float">
            <text:p>1850118</text:p>
          </table:table-cell>
          <table:table-cell office:value-type="float" office:value="1184822" calcext:value-type="float">
            <text:p>118482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867679" calcext:value-type="float">
            <text:p>52867679</text:p>
          </table:table-cell>
          <table:table-cell office:value-type="float" office:value="1850836" calcext:value-type="float">
            <text:p>1850836</text:p>
          </table:table-cell>
          <table:table-cell office:value-type="float" office:value="1216844" calcext:value-type="float">
            <text:p>121684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094321" calcext:value-type="float">
            <text:p>44094321</text:p>
          </table:table-cell>
          <table:table-cell office:value-type="float" office:value="1832151" calcext:value-type="float">
            <text:p>1832151</text:p>
          </table:table-cell>
          <table:table-cell office:value-type="float" office:value="1184186" calcext:value-type="float">
            <text:p>118418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30607" calcext:value-type="float">
            <text:p>44330607</text:p>
          </table:table-cell>
          <table:table-cell office:value-type="float" office:value="1839251" calcext:value-type="float">
            <text:p>1839251</text:p>
          </table:table-cell>
          <table:table-cell office:value-type="float" office:value="1198140" calcext:value-type="float">
            <text:p>119814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84026" calcext:value-type="float">
            <text:p>44384026</text:p>
          </table:table-cell>
          <table:table-cell office:value-type="float" office:value="1812048" calcext:value-type="float">
            <text:p>1812048</text:p>
          </table:table-cell>
          <table:table-cell office:value-type="float" office:value="1200462" calcext:value-type="float">
            <text:p>120046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600828" calcext:value-type="float">
            <text:p>49600828</text:p>
          </table:table-cell>
          <table:table-cell office:value-type="float" office:value="1849860" calcext:value-type="float">
            <text:p>1849860</text:p>
          </table:table-cell>
          <table:table-cell office:value-type="float" office:value="1216934" calcext:value-type="float">
            <text:p>121693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16025" calcext:value-type="float">
            <text:p>44316025</text:p>
          </table:table-cell>
          <table:table-cell office:value-type="float" office:value="1814280" calcext:value-type="float">
            <text:p>1814280</text:p>
          </table:table-cell>
          <table:table-cell office:value-type="float" office:value="1219932" calcext:value-type="float">
            <text:p>121993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76581" calcext:value-type="float">
            <text:p>44376581</text:p>
          </table:table-cell>
          <table:table-cell office:value-type="float" office:value="1807709" calcext:value-type="float">
            <text:p>1807709</text:p>
          </table:table-cell>
          <table:table-cell office:value-type="float" office:value="1212600" calcext:value-type="float">
            <text:p>121260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93548" calcext:value-type="float">
            <text:p>44293548</text:p>
          </table:table-cell>
          <table:table-cell office:value-type="float" office:value="1810491" calcext:value-type="float">
            <text:p>1810491</text:p>
          </table:table-cell>
          <table:table-cell office:value-type="float" office:value="1185984" calcext:value-type="float">
            <text:p>118598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763405" calcext:value-type="float">
            <text:p>49763405</text:p>
          </table:table-cell>
          <table:table-cell office:value-type="float" office:value="1809151" calcext:value-type="float">
            <text:p>1809151</text:p>
          </table:table-cell>
          <table:table-cell office:value-type="float" office:value="1210142" calcext:value-type="float">
            <text:p>121014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17452" calcext:value-type="float">
            <text:p>44217452</text:p>
          </table:table-cell>
          <table:table-cell office:value-type="float" office:value="1815642" calcext:value-type="float">
            <text:p>1815642</text:p>
          </table:table-cell>
          <table:table-cell office:value-type="float" office:value="1195470" calcext:value-type="float">
            <text:p>119547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92385" calcext:value-type="float">
            <text:p>44292385</text:p>
          </table:table-cell>
          <table:table-cell office:value-type="float" office:value="1822297" calcext:value-type="float">
            <text:p>1822297</text:p>
          </table:table-cell>
          <table:table-cell office:value-type="float" office:value="1184779" calcext:value-type="float">
            <text:p>118477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98284" calcext:value-type="float">
            <text:p>44198284</text:p>
          </table:table-cell>
          <table:table-cell office:value-type="float" office:value="1828135" calcext:value-type="float">
            <text:p>1828135</text:p>
          </table:table-cell>
          <table:table-cell office:value-type="float" office:value="1184499" calcext:value-type="float">
            <text:p>118449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059832" calcext:value-type="float">
            <text:p>49059832</text:p>
          </table:table-cell>
          <table:table-cell office:value-type="float" office:value="1820704" calcext:value-type="float">
            <text:p>1820704</text:p>
          </table:table-cell>
          <table:table-cell office:value-type="float" office:value="1222100" calcext:value-type="float">
            <text:p>122210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65577" calcext:value-type="float">
            <text:p>44265577</text:p>
          </table:table-cell>
          <table:table-cell office:value-type="float" office:value="1845797" calcext:value-type="float">
            <text:p>1845797</text:p>
          </table:table-cell>
          <table:table-cell office:value-type="float" office:value="1214532" calcext:value-type="float">
            <text:p>1214532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17951" calcext:value-type="float">
            <text:p>44117951</text:p>
          </table:table-cell>
          <table:table-cell office:value-type="float" office:value="1826310" calcext:value-type="float">
            <text:p>1826310</text:p>
          </table:table-cell>
          <table:table-cell office:value-type="float" office:value="1184890" calcext:value-type="float">
            <text:p>118489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57011" calcext:value-type="float">
            <text:p>44257011</text:p>
          </table:table-cell>
          <table:table-cell office:value-type="float" office:value="1816029" calcext:value-type="float">
            <text:p>1816029</text:p>
          </table:table-cell>
          <table:table-cell office:value-type="float" office:value="1226518" calcext:value-type="float">
            <text:p>122651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259906" calcext:value-type="float">
            <text:p>49259906</text:p>
          </table:table-cell>
          <table:table-cell office:value-type="float" office:value="1841324" calcext:value-type="float">
            <text:p>1841324</text:p>
          </table:table-cell>
          <table:table-cell office:value-type="float" office:value="1216111" calcext:value-type="float">
            <text:p>121611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67548" calcext:value-type="float">
            <text:p>44167548</text:p>
          </table:table-cell>
          <table:table-cell office:value-type="float" office:value="1809430" calcext:value-type="float">
            <text:p>1809430</text:p>
          </table:table-cell>
          <table:table-cell office:value-type="float" office:value="1199427" calcext:value-type="float">
            <text:p>119942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28213" calcext:value-type="float">
            <text:p>44128213</text:p>
          </table:table-cell>
          <table:table-cell office:value-type="float" office:value="1804577" calcext:value-type="float">
            <text:p>1804577</text:p>
          </table:table-cell>
          <table:table-cell office:value-type="float" office:value="1222534" calcext:value-type="float">
            <text:p>122253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142568" calcext:value-type="float">
            <text:p>44142568</text:p>
          </table:table-cell>
          <table:table-cell office:value-type="float" office:value="1827829" calcext:value-type="float">
            <text:p>1827829</text:p>
          </table:table-cell>
          <table:table-cell office:value-type="float" office:value="1184439" calcext:value-type="float">
            <text:p>118443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254451" calcext:value-type="float">
            <text:p>52254451</text:p>
          </table:table-cell>
          <table:table-cell office:value-type="float" office:value="1855946" calcext:value-type="float">
            <text:p>1855946</text:p>
          </table:table-cell>
          <table:table-cell office:value-type="float" office:value="1216589" calcext:value-type="float">
            <text:p>121658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410775" calcext:value-type="float">
            <text:p>44410775</text:p>
          </table:table-cell>
          <table:table-cell office:value-type="float" office:value="1850745" calcext:value-type="float">
            <text:p>1850745</text:p>
          </table:table-cell>
          <table:table-cell office:value-type="float" office:value="1185974" calcext:value-type="float">
            <text:p>118597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25753" calcext:value-type="float">
            <text:p>44325753</text:p>
          </table:table-cell>
          <table:table-cell office:value-type="float" office:value="1846051" calcext:value-type="float">
            <text:p>1846051</text:p>
          </table:table-cell>
          <table:table-cell office:value-type="float" office:value="1184938" calcext:value-type="float">
            <text:p>118493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091490" calcext:value-type="float">
            <text:p>49091490</text:p>
          </table:table-cell>
          <table:table-cell office:value-type="float" office:value="1836072" calcext:value-type="float">
            <text:p>1836072</text:p>
          </table:table-cell>
          <table:table-cell office:value-type="float" office:value="1216721" calcext:value-type="float">
            <text:p>121672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71937" calcext:value-type="float">
            <text:p>44371937</text:p>
          </table:table-cell>
          <table:table-cell office:value-type="float" office:value="1834221" calcext:value-type="float">
            <text:p>1834221</text:p>
          </table:table-cell>
          <table:table-cell office:value-type="float" office:value="1186323" calcext:value-type="float">
            <text:p>118632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476810" calcext:value-type="float">
            <text:p>44476810</text:p>
          </table:table-cell>
          <table:table-cell office:value-type="float" office:value="1833459" calcext:value-type="float">
            <text:p>1833459</text:p>
          </table:table-cell>
          <table:table-cell office:value-type="float" office:value="1185635" calcext:value-type="float">
            <text:p>1185635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5807694" calcext:value-type="float">
            <text:p>45807694</text:p>
          </table:table-cell>
          <table:table-cell office:value-type="float" office:value="2272166" calcext:value-type="float">
            <text:p>2272166</text:p>
          </table:table-cell>
          <table:table-cell office:value-type="float" office:value="1671891" calcext:value-type="float">
            <text:p>167189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5600329" calcext:value-type="float">
            <text:p>45600329</text:p>
          </table:table-cell>
          <table:table-cell office:value-type="float" office:value="1812074" calcext:value-type="float">
            <text:p>1812074</text:p>
          </table:table-cell>
          <table:table-cell office:value-type="float" office:value="1186589" calcext:value-type="float">
            <text:p>118658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05980" calcext:value-type="float">
            <text:p>44205980</text:p>
          </table:table-cell>
          <table:table-cell office:value-type="float" office:value="1815758" calcext:value-type="float">
            <text:p>1815758</text:p>
          </table:table-cell>
          <table:table-cell office:value-type="float" office:value="1213950" calcext:value-type="float">
            <text:p>121395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49108" calcext:value-type="float">
            <text:p>44249108</text:p>
          </table:table-cell>
          <table:table-cell office:value-type="float" office:value="1846305" calcext:value-type="float">
            <text:p>1846305</text:p>
          </table:table-cell>
          <table:table-cell office:value-type="float" office:value="1194873" calcext:value-type="float">
            <text:p>119487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7945191" calcext:value-type="float">
            <text:p>47945191</text:p>
          </table:table-cell>
          <table:table-cell office:value-type="float" office:value="1838566" calcext:value-type="float">
            <text:p>1838566</text:p>
          </table:table-cell>
          <table:table-cell office:value-type="float" office:value="1216373" calcext:value-type="float">
            <text:p>121637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77854" calcext:value-type="float">
            <text:p>44277854</text:p>
          </table:table-cell>
          <table:table-cell office:value-type="float" office:value="1840746" calcext:value-type="float">
            <text:p>1840746</text:p>
          </table:table-cell>
          <table:table-cell office:value-type="float" office:value="1196881" calcext:value-type="float">
            <text:p>119688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50034" calcext:value-type="float">
            <text:p>44250034</text:p>
          </table:table-cell>
          <table:table-cell office:value-type="float" office:value="1814494" calcext:value-type="float">
            <text:p>1814494</text:p>
          </table:table-cell>
          <table:table-cell office:value-type="float" office:value="1199491" calcext:value-type="float">
            <text:p>119949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616743" calcext:value-type="float">
            <text:p>52616743</text:p>
          </table:table-cell>
          <table:table-cell office:value-type="float" office:value="1848160" calcext:value-type="float">
            <text:p>1848160</text:p>
          </table:table-cell>
          <table:table-cell office:value-type="float" office:value="1243844" calcext:value-type="float">
            <text:p>124384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73921" calcext:value-type="float">
            <text:p>44373921</text:p>
          </table:table-cell>
          <table:table-cell office:value-type="float" office:value="1811441" calcext:value-type="float">
            <text:p>1811441</text:p>
          </table:table-cell>
          <table:table-cell office:value-type="float" office:value="1185175" calcext:value-type="float">
            <text:p>1185175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7495672" calcext:value-type="float">
            <text:p>47495672</text:p>
          </table:table-cell>
          <table:table-cell office:value-type="float" office:value="7415868" calcext:value-type="float">
            <text:p>7415868</text:p>
          </table:table-cell>
          <table:table-cell office:value-type="float" office:value="1989948" calcext:value-type="float">
            <text:p>198994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07880" calcext:value-type="float">
            <text:p>44207880</text:p>
          </table:table-cell>
          <table:table-cell office:value-type="float" office:value="1812280" calcext:value-type="float">
            <text:p>1812280</text:p>
          </table:table-cell>
          <table:table-cell office:value-type="float" office:value="1212613" calcext:value-type="float">
            <text:p>121261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11853" calcext:value-type="float">
            <text:p>44211853</text:p>
          </table:table-cell>
          <table:table-cell office:value-type="float" office:value="1807662" calcext:value-type="float">
            <text:p>1807662</text:p>
          </table:table-cell>
          <table:table-cell office:value-type="float" office:value="1184720" calcext:value-type="float">
            <text:p>118472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011016" calcext:value-type="float">
            <text:p>49011016</text:p>
          </table:table-cell>
          <table:table-cell office:value-type="float" office:value="1812509" calcext:value-type="float">
            <text:p>1812509</text:p>
          </table:table-cell>
          <table:table-cell office:value-type="float" office:value="1216987" calcext:value-type="float">
            <text:p>121698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31633" calcext:value-type="float">
            <text:p>44331633</text:p>
          </table:table-cell>
          <table:table-cell office:value-type="float" office:value="1815109" calcext:value-type="float">
            <text:p>1815109</text:p>
          </table:table-cell>
          <table:table-cell office:value-type="float" office:value="1184904" calcext:value-type="float">
            <text:p>118490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82603" calcext:value-type="float">
            <text:p>44282603</text:p>
          </table:table-cell>
          <table:table-cell office:value-type="float" office:value="1844528" calcext:value-type="float">
            <text:p>1844528</text:p>
          </table:table-cell>
          <table:table-cell office:value-type="float" office:value="1184540" calcext:value-type="float">
            <text:p>1184540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8467697" calcext:value-type="float">
            <text:p>48467697</text:p>
          </table:table-cell>
          <table:table-cell office:value-type="float" office:value="1831415" calcext:value-type="float">
            <text:p>1831415</text:p>
          </table:table-cell>
          <table:table-cell office:value-type="float" office:value="1216977" calcext:value-type="float">
            <text:p>121697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32915" calcext:value-type="float">
            <text:p>44332915</text:p>
          </table:table-cell>
          <table:table-cell office:value-type="float" office:value="1835885" calcext:value-type="float">
            <text:p>1835885</text:p>
          </table:table-cell>
          <table:table-cell office:value-type="float" office:value="1184363" calcext:value-type="float">
            <text:p>118436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242070" calcext:value-type="float">
            <text:p>51242070</text:p>
          </table:table-cell>
          <table:table-cell office:value-type="float" office:value="2694352" calcext:value-type="float">
            <text:p>2694352</text:p>
          </table:table-cell>
          <table:table-cell office:value-type="float" office:value="1207638" calcext:value-type="float">
            <text:p>120763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495057" calcext:value-type="float">
            <text:p>44495057</text:p>
          </table:table-cell>
          <table:table-cell office:value-type="float" office:value="1818500" calcext:value-type="float">
            <text:p>1818500</text:p>
          </table:table-cell>
          <table:table-cell office:value-type="float" office:value="1216309" calcext:value-type="float">
            <text:p>121630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99483" calcext:value-type="float">
            <text:p>44299483</text:p>
          </table:table-cell>
          <table:table-cell office:value-type="float" office:value="1812428" calcext:value-type="float">
            <text:p>1812428</text:p>
          </table:table-cell>
          <table:table-cell office:value-type="float" office:value="1233784" calcext:value-type="float">
            <text:p>123378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4621667" calcext:value-type="float">
            <text:p>54621667</text:p>
          </table:table-cell>
          <table:table-cell office:value-type="float" office:value="1868481" calcext:value-type="float">
            <text:p>1868481</text:p>
          </table:table-cell>
          <table:table-cell office:value-type="float" office:value="1216549" calcext:value-type="float">
            <text:p>121654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06461" calcext:value-type="float">
            <text:p>44306461</text:p>
          </table:table-cell>
          <table:table-cell office:value-type="float" office:value="1835947" calcext:value-type="float">
            <text:p>1835947</text:p>
          </table:table-cell>
          <table:table-cell office:value-type="float" office:value="1185078" calcext:value-type="float">
            <text:p>118507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5007483" calcext:value-type="float">
            <text:p>45007483</text:p>
          </table:table-cell>
          <table:table-cell office:value-type="float" office:value="1830166" calcext:value-type="float">
            <text:p>1830166</text:p>
          </table:table-cell>
          <table:table-cell office:value-type="float" office:value="1185143" calcext:value-type="float">
            <text:p>118514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814451" calcext:value-type="float">
            <text:p>44814451</text:p>
          </table:table-cell>
          <table:table-cell office:value-type="float" office:value="1828374" calcext:value-type="float">
            <text:p>1828374</text:p>
          </table:table-cell>
          <table:table-cell office:value-type="float" office:value="1185701" calcext:value-type="float">
            <text:p>1185701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5339847" calcext:value-type="float">
            <text:p>45339847</text:p>
          </table:table-cell>
          <table:table-cell office:value-type="float" office:value="1831558" calcext:value-type="float">
            <text:p>1831558</text:p>
          </table:table-cell>
          <table:table-cell office:value-type="float" office:value="1185626" calcext:value-type="float">
            <text:p>118562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269423" calcext:value-type="float">
            <text:p>44269423</text:p>
          </table:table-cell>
          <table:table-cell office:value-type="float" office:value="1831256" calcext:value-type="float">
            <text:p>1831256</text:p>
          </table:table-cell>
          <table:table-cell office:value-type="float" office:value="1184826" calcext:value-type="float">
            <text:p>118482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7004870" calcext:value-type="float">
            <text:p>47004870</text:p>
          </table:table-cell>
          <table:table-cell office:value-type="float" office:value="2295765" calcext:value-type="float">
            <text:p>2295765</text:p>
          </table:table-cell>
          <table:table-cell office:value-type="float" office:value="1452568" calcext:value-type="float">
            <text:p>145256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4348036" calcext:value-type="float">
            <text:p>44348036</text:p>
          </table:table-cell>
          <table:table-cell office:value-type="float" office:value="1807472" calcext:value-type="float">
            <text:p>1807472</text:p>
          </table:table-cell>
          <table:table-cell office:value-type="float" office:value="1185484" calcext:value-type="float">
            <text:p>118548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9961221" calcext:value-type="float">
            <text:p>49961221</text:p>
          </table:table-cell>
          <table:table-cell office:value-type="float" office:value="1922520" calcext:value-type="float">
            <text:p>1922520</text:p>
          </table:table-cell>
          <table:table-cell office:value-type="float" office:value="1288808" calcext:value-type="float">
            <text:p>128880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500515" calcext:value-type="float">
            <text:p>94500515</text:p>
          </table:table-cell>
          <table:table-cell office:value-type="float" office:value="4019245" calcext:value-type="float">
            <text:p>4019245</text:p>
          </table:table-cell>
          <table:table-cell office:value-type="float" office:value="1772632" calcext:value-type="float">
            <text:p>177263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335825" calcext:value-type="float">
            <text:p>94335825</text:p>
          </table:table-cell>
          <table:table-cell office:value-type="float" office:value="4055979" calcext:value-type="float">
            <text:p>4055979</text:p>
          </table:table-cell>
          <table:table-cell office:value-type="float" office:value="1842738" calcext:value-type="float">
            <text:p>184273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015474" calcext:value-type="float">
            <text:p>94015474</text:p>
          </table:table-cell>
          <table:table-cell office:value-type="float" office:value="4032808" calcext:value-type="float">
            <text:p>4032808</text:p>
          </table:table-cell>
          <table:table-cell office:value-type="float" office:value="1788427" calcext:value-type="float">
            <text:p>178842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0624946" calcext:value-type="float">
            <text:p>100624946</text:p>
          </table:table-cell>
          <table:table-cell office:value-type="float" office:value="4021475" calcext:value-type="float">
            <text:p>4021475</text:p>
          </table:table-cell>
          <table:table-cell office:value-type="float" office:value="1768030" calcext:value-type="float">
            <text:p>176803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6729664" calcext:value-type="float">
            <text:p>96729664</text:p>
          </table:table-cell>
          <table:table-cell office:value-type="float" office:value="4085074" calcext:value-type="float">
            <text:p>4085074</text:p>
          </table:table-cell>
          <table:table-cell office:value-type="float" office:value="1792128" calcext:value-type="float">
            <text:p>179212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642755" calcext:value-type="float">
            <text:p>92642755</text:p>
          </table:table-cell>
          <table:table-cell office:value-type="float" office:value="5085005" calcext:value-type="float">
            <text:p>5085005</text:p>
          </table:table-cell>
          <table:table-cell office:value-type="float" office:value="1797872" calcext:value-type="float">
            <text:p>179787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845021" calcext:value-type="float">
            <text:p>94845021</text:p>
          </table:table-cell>
          <table:table-cell office:value-type="float" office:value="4316301" calcext:value-type="float">
            <text:p>4316301</text:p>
          </table:table-cell>
          <table:table-cell office:value-type="float" office:value="1942959" calcext:value-type="float">
            <text:p>194295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8013119" calcext:value-type="float">
            <text:p>98013119</text:p>
          </table:table-cell>
          <table:table-cell office:value-type="float" office:value="4040496" calcext:value-type="float">
            <text:p>4040496</text:p>
          </table:table-cell>
          <table:table-cell office:value-type="float" office:value="1784996" calcext:value-type="float">
            <text:p>178499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9871442" calcext:value-type="float">
            <text:p>99871442</text:p>
          </table:table-cell>
          <table:table-cell office:value-type="float" office:value="4351324" calcext:value-type="float">
            <text:p>4351324</text:p>
          </table:table-cell>
          <table:table-cell office:value-type="float" office:value="2458230" calcext:value-type="float">
            <text:p>245823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785339" calcext:value-type="float">
            <text:p>92785339</text:p>
          </table:table-cell>
          <table:table-cell office:value-type="float" office:value="5538897" calcext:value-type="float">
            <text:p>5538897</text:p>
          </table:table-cell>
          <table:table-cell office:value-type="float" office:value="7525990" calcext:value-type="float">
            <text:p>752599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3105446" calcext:value-type="float">
            <text:p>103105446</text:p>
          </table:table-cell>
          <table:table-cell office:value-type="float" office:value="4021412" calcext:value-type="float">
            <text:p>4021412</text:p>
          </table:table-cell>
          <table:table-cell office:value-type="float" office:value="1767931" calcext:value-type="float">
            <text:p>176793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154578" calcext:value-type="float">
            <text:p>94154578</text:p>
          </table:table-cell>
          <table:table-cell office:value-type="float" office:value="4048923" calcext:value-type="float">
            <text:p>4048923</text:p>
          </table:table-cell>
          <table:table-cell office:value-type="float" office:value="1767797" calcext:value-type="float">
            <text:p>176779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108365" calcext:value-type="float">
            <text:p>89108365</text:p>
          </table:table-cell>
          <table:table-cell office:value-type="float" office:value="4112116" calcext:value-type="float">
            <text:p>4112116</text:p>
          </table:table-cell>
          <table:table-cell office:value-type="float" office:value="1809041" calcext:value-type="float">
            <text:p>180904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938291" calcext:value-type="float">
            <text:p>102938291</text:p>
          </table:table-cell>
          <table:table-cell office:value-type="float" office:value="4002171" calcext:value-type="float">
            <text:p>4002171</text:p>
          </table:table-cell>
          <table:table-cell office:value-type="float" office:value="1765665" calcext:value-type="float">
            <text:p>176566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684215" calcext:value-type="float">
            <text:p>102684215</text:p>
          </table:table-cell>
          <table:table-cell office:value-type="float" office:value="4012363" calcext:value-type="float">
            <text:p>4012363</text:p>
          </table:table-cell>
          <table:table-cell office:value-type="float" office:value="1766748" calcext:value-type="float">
            <text:p>176674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8109380" calcext:value-type="float">
            <text:p>98109380</text:p>
          </table:table-cell>
          <table:table-cell office:value-type="float" office:value="4026645" calcext:value-type="float">
            <text:p>4026645</text:p>
          </table:table-cell>
          <table:table-cell office:value-type="float" office:value="1767471" calcext:value-type="float">
            <text:p>176747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236360" calcext:value-type="float">
            <text:p>102236360</text:p>
          </table:table-cell>
          <table:table-cell office:value-type="float" office:value="4024980" calcext:value-type="float">
            <text:p>4024980</text:p>
          </table:table-cell>
          <table:table-cell office:value-type="float" office:value="1766843" calcext:value-type="float">
            <text:p>176684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051491" calcext:value-type="float">
            <text:p>104051491</text:p>
          </table:table-cell>
          <table:table-cell office:value-type="float" office:value="4005712" calcext:value-type="float">
            <text:p>4005712</text:p>
          </table:table-cell>
          <table:table-cell office:value-type="float" office:value="1769779" calcext:value-type="float">
            <text:p>176977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9961954" calcext:value-type="float">
            <text:p>99961954</text:p>
          </table:table-cell>
          <table:table-cell office:value-type="float" office:value="4039193" calcext:value-type="float">
            <text:p>4039193</text:p>
          </table:table-cell>
          <table:table-cell office:value-type="float" office:value="1767722" calcext:value-type="float">
            <text:p>176772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0456465" calcext:value-type="float">
            <text:p>110456465</text:p>
          </table:table-cell>
          <table:table-cell office:value-type="float" office:value="4030423" calcext:value-type="float">
            <text:p>4030423</text:p>
          </table:table-cell>
          <table:table-cell office:value-type="float" office:value="1766602" calcext:value-type="float">
            <text:p>176660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7305791" calcext:value-type="float">
            <text:p>97305791</text:p>
          </table:table-cell>
          <table:table-cell office:value-type="float" office:value="4022221" calcext:value-type="float">
            <text:p>4022221</text:p>
          </table:table-cell>
          <table:table-cell office:value-type="float" office:value="1766256" calcext:value-type="float">
            <text:p>176625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379015" calcext:value-type="float">
            <text:p>94379015</text:p>
          </table:table-cell>
          <table:table-cell office:value-type="float" office:value="4018572" calcext:value-type="float">
            <text:p>4018572</text:p>
          </table:table-cell>
          <table:table-cell office:value-type="float" office:value="1769444" calcext:value-type="float">
            <text:p>176944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8259421" calcext:value-type="float">
            <text:p>98259421</text:p>
          </table:table-cell>
          <table:table-cell office:value-type="float" office:value="4250419" calcext:value-type="float">
            <text:p>4250419</text:p>
          </table:table-cell>
          <table:table-cell office:value-type="float" office:value="1880721" calcext:value-type="float">
            <text:p>188072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361548" calcext:value-type="float">
            <text:p>94361548</text:p>
          </table:table-cell>
          <table:table-cell office:value-type="float" office:value="4035763" calcext:value-type="float">
            <text:p>4035763</text:p>
          </table:table-cell>
          <table:table-cell office:value-type="float" office:value="1777981" calcext:value-type="float">
            <text:p>177798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431591" calcext:value-type="float">
            <text:p>104431591</text:p>
          </table:table-cell>
          <table:table-cell office:value-type="float" office:value="5086125" calcext:value-type="float">
            <text:p>5086125</text:p>
          </table:table-cell>
          <table:table-cell office:value-type="float" office:value="1825934" calcext:value-type="float">
            <text:p>182593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1310018" calcext:value-type="float">
            <text:p>101310018</text:p>
          </table:table-cell>
          <table:table-cell office:value-type="float" office:value="4294287" calcext:value-type="float">
            <text:p>4294287</text:p>
          </table:table-cell>
          <table:table-cell office:value-type="float" office:value="1882220" calcext:value-type="float">
            <text:p>188222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7712211" calcext:value-type="float">
            <text:p>107712211</text:p>
          </table:table-cell>
          <table:table-cell office:value-type="float" office:value="4282501" calcext:value-type="float">
            <text:p>4282501</text:p>
          </table:table-cell>
          <table:table-cell office:value-type="float" office:value="1902735" calcext:value-type="float">
            <text:p>190273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758633" calcext:value-type="float">
            <text:p>94758633</text:p>
          </table:table-cell>
          <table:table-cell office:value-type="float" office:value="4001780" calcext:value-type="float">
            <text:p>4001780</text:p>
          </table:table-cell>
          <table:table-cell office:value-type="float" office:value="1786166" calcext:value-type="float">
            <text:p>178616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870402" calcext:value-type="float">
            <text:p>95870402</text:p>
          </table:table-cell>
          <table:table-cell office:value-type="float" office:value="4065654" calcext:value-type="float">
            <text:p>4065654</text:p>
          </table:table-cell>
          <table:table-cell office:value-type="float" office:value="1830992" calcext:value-type="float">
            <text:p>183099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2913166" calcext:value-type="float">
            <text:p>112913166</text:p>
          </table:table-cell>
          <table:table-cell office:value-type="float" office:value="4030489" calcext:value-type="float">
            <text:p>4030489</text:p>
          </table:table-cell>
          <table:table-cell office:value-type="float" office:value="1827581" calcext:value-type="float">
            <text:p>182758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463760" calcext:value-type="float">
            <text:p>89463760</text:p>
          </table:table-cell>
          <table:table-cell office:value-type="float" office:value="4062999" calcext:value-type="float">
            <text:p>4062999</text:p>
          </table:table-cell>
          <table:table-cell office:value-type="float" office:value="1799897" calcext:value-type="float">
            <text:p>179989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651016" calcext:value-type="float">
            <text:p>92651016</text:p>
          </table:table-cell>
          <table:table-cell office:value-type="float" office:value="4068982" calcext:value-type="float">
            <text:p>4068982</text:p>
          </table:table-cell>
          <table:table-cell office:value-type="float" office:value="1834218" calcext:value-type="float">
            <text:p>183421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1283636" calcext:value-type="float">
            <text:p>91283636</text:p>
          </table:table-cell>
          <table:table-cell office:value-type="float" office:value="4256420" calcext:value-type="float">
            <text:p>4256420</text:p>
          </table:table-cell>
          <table:table-cell office:value-type="float" office:value="2105368" calcext:value-type="float">
            <text:p>210536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6101717" calcext:value-type="float">
            <text:p>106101717</text:p>
          </table:table-cell>
          <table:table-cell office:value-type="float" office:value="4084377" calcext:value-type="float">
            <text:p>4084377</text:p>
          </table:table-cell>
          <table:table-cell office:value-type="float" office:value="1792832" calcext:value-type="float">
            <text:p>179283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927274" calcext:value-type="float">
            <text:p>88927274</text:p>
          </table:table-cell>
          <table:table-cell office:value-type="float" office:value="4061943" calcext:value-type="float">
            <text:p>4061943</text:p>
          </table:table-cell>
          <table:table-cell office:value-type="float" office:value="1805472" calcext:value-type="float">
            <text:p>180547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650075" calcext:value-type="float">
            <text:p>95650075</text:p>
          </table:table-cell>
          <table:table-cell office:value-type="float" office:value="4292013" calcext:value-type="float">
            <text:p>4292013</text:p>
          </table:table-cell>
          <table:table-cell office:value-type="float" office:value="1949584" calcext:value-type="float">
            <text:p>194958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3443932" calcext:value-type="float">
            <text:p>103443932</text:p>
          </table:table-cell>
          <table:table-cell office:value-type="float" office:value="4283645" calcext:value-type="float">
            <text:p>4283645</text:p>
          </table:table-cell>
          <table:table-cell office:value-type="float" office:value="1899743" calcext:value-type="float">
            <text:p>189974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243161" calcext:value-type="float">
            <text:p>89243161</text:p>
          </table:table-cell>
          <table:table-cell office:value-type="float" office:value="4051522" calcext:value-type="float">
            <text:p>4051522</text:p>
          </table:table-cell>
          <table:table-cell office:value-type="float" office:value="1827471" calcext:value-type="float">
            <text:p>182747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1605359" calcext:value-type="float">
            <text:p>101605359</text:p>
          </table:table-cell>
          <table:table-cell office:value-type="float" office:value="4053037" calcext:value-type="float">
            <text:p>4053037</text:p>
          </table:table-cell>
          <table:table-cell office:value-type="float" office:value="1806098" calcext:value-type="float">
            <text:p>180609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013934" calcext:value-type="float">
            <text:p>102013934</text:p>
          </table:table-cell>
          <table:table-cell office:value-type="float" office:value="4021288" calcext:value-type="float">
            <text:p>4021288</text:p>
          </table:table-cell>
          <table:table-cell office:value-type="float" office:value="1823595" calcext:value-type="float">
            <text:p>182359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579461" calcext:value-type="float">
            <text:p>89579461</text:p>
          </table:table-cell>
          <table:table-cell office:value-type="float" office:value="4025688" calcext:value-type="float">
            <text:p>4025688</text:p>
          </table:table-cell>
          <table:table-cell office:value-type="float" office:value="1769418" calcext:value-type="float">
            <text:p>176941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877099" calcext:value-type="float">
            <text:p>93877099</text:p>
          </table:table-cell>
          <table:table-cell office:value-type="float" office:value="4022019" calcext:value-type="float">
            <text:p>4022019</text:p>
          </table:table-cell>
          <table:table-cell office:value-type="float" office:value="1764904" calcext:value-type="float">
            <text:p>176490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375719" calcext:value-type="float">
            <text:p>95375719</text:p>
          </table:table-cell>
          <table:table-cell office:value-type="float" office:value="4156047" calcext:value-type="float">
            <text:p>4156047</text:p>
          </table:table-cell>
          <table:table-cell office:value-type="float" office:value="1784053" calcext:value-type="float">
            <text:p>178405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8494438" calcext:value-type="float">
            <text:p>98494438</text:p>
          </table:table-cell>
          <table:table-cell office:value-type="float" office:value="3999955" calcext:value-type="float">
            <text:p>3999955</text:p>
          </table:table-cell>
          <table:table-cell office:value-type="float" office:value="1786242" calcext:value-type="float">
            <text:p>178624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730699" calcext:value-type="float">
            <text:p>88730699</text:p>
          </table:table-cell>
          <table:table-cell office:value-type="float" office:value="4007159" calcext:value-type="float">
            <text:p>4007159</text:p>
          </table:table-cell>
          <table:table-cell office:value-type="float" office:value="1781035" calcext:value-type="float">
            <text:p>178103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7591395" calcext:value-type="float">
            <text:p>97591395</text:p>
          </table:table-cell>
          <table:table-cell office:value-type="float" office:value="4014498" calcext:value-type="float">
            <text:p>4014498</text:p>
          </table:table-cell>
          <table:table-cell office:value-type="float" office:value="1767139" calcext:value-type="float">
            <text:p>176713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339779" calcext:value-type="float">
            <text:p>93339779</text:p>
          </table:table-cell>
          <table:table-cell office:value-type="float" office:value="4009082" calcext:value-type="float">
            <text:p>4009082</text:p>
          </table:table-cell>
          <table:table-cell office:value-type="float" office:value="1765055" calcext:value-type="float">
            <text:p>176505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378145" calcext:value-type="float">
            <text:p>94378145</text:p>
          </table:table-cell>
          <table:table-cell office:value-type="float" office:value="4031859" calcext:value-type="float">
            <text:p>4031859</text:p>
          </table:table-cell>
          <table:table-cell office:value-type="float" office:value="1766171" calcext:value-type="float">
            <text:p>176617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587707" calcext:value-type="float">
            <text:p>93587707</text:p>
          </table:table-cell>
          <table:table-cell office:value-type="float" office:value="4028436" calcext:value-type="float">
            <text:p>4028436</text:p>
          </table:table-cell>
          <table:table-cell office:value-type="float" office:value="1829644" calcext:value-type="float">
            <text:p>182964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098825" calcext:value-type="float">
            <text:p>94098825</text:p>
          </table:table-cell>
          <table:table-cell office:value-type="float" office:value="3995277" calcext:value-type="float">
            <text:p>3995277</text:p>
          </table:table-cell>
          <table:table-cell office:value-type="float" office:value="1766480" calcext:value-type="float">
            <text:p>176648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6325873" calcext:value-type="float">
            <text:p>96325873</text:p>
          </table:table-cell>
          <table:table-cell office:value-type="float" office:value="4026880" calcext:value-type="float">
            <text:p>4026880</text:p>
          </table:table-cell>
          <table:table-cell office:value-type="float" office:value="1772024" calcext:value-type="float">
            <text:p>177202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500110" calcext:value-type="float">
            <text:p>88500110</text:p>
          </table:table-cell>
          <table:table-cell office:value-type="float" office:value="4018746" calcext:value-type="float">
            <text:p>4018746</text:p>
          </table:table-cell>
          <table:table-cell office:value-type="float" office:value="1765763" calcext:value-type="float">
            <text:p>176576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1777976" calcext:value-type="float">
            <text:p>91777976</text:p>
          </table:table-cell>
          <table:table-cell office:value-type="float" office:value="4012948" calcext:value-type="float">
            <text:p>4012948</text:p>
          </table:table-cell>
          <table:table-cell office:value-type="float" office:value="1822026" calcext:value-type="float">
            <text:p>182202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1036998" calcext:value-type="float">
            <text:p>91036998</text:p>
          </table:table-cell>
          <table:table-cell office:value-type="float" office:value="4259867" calcext:value-type="float">
            <text:p>4259867</text:p>
          </table:table-cell>
          <table:table-cell office:value-type="float" office:value="1887228" calcext:value-type="float">
            <text:p>188722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920813" calcext:value-type="float">
            <text:p>104920813</text:p>
          </table:table-cell>
          <table:table-cell office:value-type="float" office:value="4006085" calcext:value-type="float">
            <text:p>4006085</text:p>
          </table:table-cell>
          <table:table-cell office:value-type="float" office:value="1773812" calcext:value-type="float">
            <text:p>177381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702249" calcext:value-type="float">
            <text:p>92702249</text:p>
          </table:table-cell>
          <table:table-cell office:value-type="float" office:value="5565050" calcext:value-type="float">
            <text:p>5565050</text:p>
          </table:table-cell>
          <table:table-cell office:value-type="float" office:value="1854107" calcext:value-type="float">
            <text:p>185410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736134" calcext:value-type="float">
            <text:p>88736134</text:p>
          </table:table-cell>
          <table:table-cell office:value-type="float" office:value="4001856" calcext:value-type="float">
            <text:p>4001856</text:p>
          </table:table-cell>
          <table:table-cell office:value-type="float" office:value="1831001" calcext:value-type="float">
            <text:p>183100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175324" calcext:value-type="float">
            <text:p>94175324</text:p>
          </table:table-cell>
          <table:table-cell office:value-type="float" office:value="4065463" calcext:value-type="float">
            <text:p>4065463</text:p>
          </table:table-cell>
          <table:table-cell office:value-type="float" office:value="1782210" calcext:value-type="float">
            <text:p>178221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659165" calcext:value-type="float">
            <text:p>88659165</text:p>
          </table:table-cell>
          <table:table-cell office:value-type="float" office:value="4036996" calcext:value-type="float">
            <text:p>4036996</text:p>
          </table:table-cell>
          <table:table-cell office:value-type="float" office:value="1772677" calcext:value-type="float">
            <text:p>177267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522916" calcext:value-type="float">
            <text:p>93522916</text:p>
          </table:table-cell>
          <table:table-cell office:value-type="float" office:value="4003042" calcext:value-type="float">
            <text:p>4003042</text:p>
          </table:table-cell>
          <table:table-cell office:value-type="float" office:value="1767770" calcext:value-type="float">
            <text:p>176777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452128" calcext:value-type="float">
            <text:p>93452128</text:p>
          </table:table-cell>
          <table:table-cell office:value-type="float" office:value="4038311" calcext:value-type="float">
            <text:p>4038311</text:p>
          </table:table-cell>
          <table:table-cell office:value-type="float" office:value="1768374" calcext:value-type="float">
            <text:p>176837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143199" calcext:value-type="float">
            <text:p>94143199</text:p>
          </table:table-cell>
          <table:table-cell office:value-type="float" office:value="6898917" calcext:value-type="float">
            <text:p>6898917</text:p>
          </table:table-cell>
          <table:table-cell office:value-type="float" office:value="1771668" calcext:value-type="float">
            <text:p>177166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626330" calcext:value-type="float">
            <text:p>88626330</text:p>
          </table:table-cell>
          <table:table-cell office:value-type="float" office:value="4012181" calcext:value-type="float">
            <text:p>4012181</text:p>
          </table:table-cell>
          <table:table-cell office:value-type="float" office:value="1765464" calcext:value-type="float">
            <text:p>176546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405204" calcext:value-type="float">
            <text:p>93405204</text:p>
          </table:table-cell>
          <table:table-cell office:value-type="float" office:value="4013375" calcext:value-type="float">
            <text:p>4013375</text:p>
          </table:table-cell>
          <table:table-cell office:value-type="float" office:value="1766193" calcext:value-type="float">
            <text:p>176619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985069" calcext:value-type="float">
            <text:p>94985069</text:p>
          </table:table-cell>
          <table:table-cell office:value-type="float" office:value="4009385" calcext:value-type="float">
            <text:p>4009385</text:p>
          </table:table-cell>
          <table:table-cell office:value-type="float" office:value="1766373" calcext:value-type="float">
            <text:p>176637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480912" calcext:value-type="float">
            <text:p>92480912</text:p>
          </table:table-cell>
          <table:table-cell office:value-type="float" office:value="5013682" calcext:value-type="float">
            <text:p>5013682</text:p>
          </table:table-cell>
          <table:table-cell office:value-type="float" office:value="1764668" calcext:value-type="float">
            <text:p>176466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827498" calcext:value-type="float">
            <text:p>88827498</text:p>
          </table:table-cell>
          <table:table-cell office:value-type="float" office:value="4005213" calcext:value-type="float">
            <text:p>4005213</text:p>
          </table:table-cell>
          <table:table-cell office:value-type="float" office:value="1765455" calcext:value-type="float">
            <text:p>176545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008753" calcext:value-type="float">
            <text:p>95008753</text:p>
          </table:table-cell>
          <table:table-cell office:value-type="float" office:value="4227597" calcext:value-type="float">
            <text:p>4227597</text:p>
          </table:table-cell>
          <table:table-cell office:value-type="float" office:value="1767051" calcext:value-type="float">
            <text:p>176705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914570" calcext:value-type="float">
            <text:p>92914570</text:p>
          </table:table-cell>
          <table:table-cell office:value-type="float" office:value="4032409" calcext:value-type="float">
            <text:p>4032409</text:p>
          </table:table-cell>
          <table:table-cell office:value-type="float" office:value="1767655" calcext:value-type="float">
            <text:p>176765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516993" calcext:value-type="float">
            <text:p>88516993</text:p>
          </table:table-cell>
          <table:table-cell office:value-type="float" office:value="4085976" calcext:value-type="float">
            <text:p>4085976</text:p>
          </table:table-cell>
          <table:table-cell office:value-type="float" office:value="1767383" calcext:value-type="float">
            <text:p>176738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843932" calcext:value-type="float">
            <text:p>93843932</text:p>
          </table:table-cell>
          <table:table-cell office:value-type="float" office:value="4073741" calcext:value-type="float">
            <text:p>4073741</text:p>
          </table:table-cell>
          <table:table-cell office:value-type="float" office:value="1821654" calcext:value-type="float">
            <text:p>182165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673128" calcext:value-type="float">
            <text:p>88673128</text:p>
          </table:table-cell>
          <table:table-cell office:value-type="float" office:value="4026395" calcext:value-type="float">
            <text:p>4026395</text:p>
          </table:table-cell>
          <table:table-cell office:value-type="float" office:value="1765853" calcext:value-type="float">
            <text:p>176585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370594" calcext:value-type="float">
            <text:p>95370594</text:p>
          </table:table-cell>
          <table:table-cell office:value-type="float" office:value="4094493" calcext:value-type="float">
            <text:p>4094493</text:p>
          </table:table-cell>
          <table:table-cell office:value-type="float" office:value="1771510" calcext:value-type="float">
            <text:p>177151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044581" calcext:value-type="float">
            <text:p>89044581</text:p>
          </table:table-cell>
          <table:table-cell office:value-type="float" office:value="4012152" calcext:value-type="float">
            <text:p>4012152</text:p>
          </table:table-cell>
          <table:table-cell office:value-type="float" office:value="1764005" calcext:value-type="float">
            <text:p>176400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694552" calcext:value-type="float">
            <text:p>93694552</text:p>
          </table:table-cell>
          <table:table-cell office:value-type="float" office:value="4008150" calcext:value-type="float">
            <text:p>4008150</text:p>
          </table:table-cell>
          <table:table-cell office:value-type="float" office:value="1805335" calcext:value-type="float">
            <text:p>180533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767157" calcext:value-type="float">
            <text:p>92767157</text:p>
          </table:table-cell>
          <table:table-cell office:value-type="float" office:value="4153083" calcext:value-type="float">
            <text:p>4153083</text:p>
          </table:table-cell>
          <table:table-cell office:value-type="float" office:value="1778054" calcext:value-type="float">
            <text:p>177805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1668871" calcext:value-type="float">
            <text:p>91668871</text:p>
          </table:table-cell>
          <table:table-cell office:value-type="float" office:value="4014532" calcext:value-type="float">
            <text:p>4014532</text:p>
          </table:table-cell>
          <table:table-cell office:value-type="float" office:value="1768644" calcext:value-type="float">
            <text:p>176864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345906" calcext:value-type="float">
            <text:p>88345906</text:p>
          </table:table-cell>
          <table:table-cell office:value-type="float" office:value="3989222" calcext:value-type="float">
            <text:p>3989222</text:p>
          </table:table-cell>
          <table:table-cell office:value-type="float" office:value="1770478" calcext:value-type="float">
            <text:p>177047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6191726" calcext:value-type="float">
            <text:p>96191726</text:p>
          </table:table-cell>
          <table:table-cell office:value-type="float" office:value="4032734" calcext:value-type="float">
            <text:p>4032734</text:p>
          </table:table-cell>
          <table:table-cell office:value-type="float" office:value="1765204" calcext:value-type="float">
            <text:p>176520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307733" calcext:value-type="float">
            <text:p>88307733</text:p>
          </table:table-cell>
          <table:table-cell office:value-type="float" office:value="3974879" calcext:value-type="float">
            <text:p>3974879</text:p>
          </table:table-cell>
          <table:table-cell office:value-type="float" office:value="1772688" calcext:value-type="float">
            <text:p>177268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608468" calcext:value-type="float">
            <text:p>93608468</text:p>
          </table:table-cell>
          <table:table-cell office:value-type="float" office:value="4014478" calcext:value-type="float">
            <text:p>4014478</text:p>
          </table:table-cell>
          <table:table-cell office:value-type="float" office:value="1770611" calcext:value-type="float">
            <text:p>177061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9471603" calcext:value-type="float">
            <text:p>99471603</text:p>
          </table:table-cell>
          <table:table-cell office:value-type="float" office:value="4052640" calcext:value-type="float">
            <text:p>4052640</text:p>
          </table:table-cell>
          <table:table-cell office:value-type="float" office:value="1768166" calcext:value-type="float">
            <text:p>176816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0191547" calcext:value-type="float">
            <text:p>90191547</text:p>
          </table:table-cell>
          <table:table-cell office:value-type="float" office:value="4035610" calcext:value-type="float">
            <text:p>4035610</text:p>
          </table:table-cell>
          <table:table-cell office:value-type="float" office:value="1766784" calcext:value-type="float">
            <text:p>176678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522930" calcext:value-type="float">
            <text:p>88522930</text:p>
          </table:table-cell>
          <table:table-cell office:value-type="float" office:value="4021972" calcext:value-type="float">
            <text:p>4021972</text:p>
          </table:table-cell>
          <table:table-cell office:value-type="float" office:value="1777633" calcext:value-type="float">
            <text:p>1777633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3321548" calcext:value-type="float">
            <text:p>103321548</text:p>
          </table:table-cell>
          <table:table-cell office:value-type="float" office:value="4009516" calcext:value-type="float">
            <text:p>4009516</text:p>
          </table:table-cell>
          <table:table-cell office:value-type="float" office:value="1765649" calcext:value-type="float">
            <text:p>176564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652442" calcext:value-type="float">
            <text:p>88652442</text:p>
          </table:table-cell>
          <table:table-cell office:value-type="float" office:value="3997392" calcext:value-type="float">
            <text:p>3997392</text:p>
          </table:table-cell>
          <table:table-cell office:value-type="float" office:value="1789801" calcext:value-type="float">
            <text:p>178980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3586064" calcext:value-type="float">
            <text:p>93586064</text:p>
          </table:table-cell>
          <table:table-cell office:value-type="float" office:value="4016982" calcext:value-type="float">
            <text:p>4016982</text:p>
          </table:table-cell>
          <table:table-cell office:value-type="float" office:value="1769349" calcext:value-type="float">
            <text:p>176934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514463" calcext:value-type="float">
            <text:p>88514463</text:p>
          </table:table-cell>
          <table:table-cell office:value-type="float" office:value="4067990" calcext:value-type="float">
            <text:p>4067990</text:p>
          </table:table-cell>
          <table:table-cell office:value-type="float" office:value="1765331" calcext:value-type="float">
            <text:p>176533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675535" calcext:value-type="float">
            <text:p>94675535</text:p>
          </table:table-cell>
          <table:table-cell office:value-type="float" office:value="4045666" calcext:value-type="float">
            <text:p>4045666</text:p>
          </table:table-cell>
          <table:table-cell office:value-type="float" office:value="1769800" calcext:value-type="float">
            <text:p>176980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003236" calcext:value-type="float">
            <text:p>89003236</text:p>
          </table:table-cell>
          <table:table-cell office:value-type="float" office:value="4061747" calcext:value-type="float">
            <text:p>4061747</text:p>
          </table:table-cell>
          <table:table-cell office:value-type="float" office:value="1818158" calcext:value-type="float">
            <text:p>181815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127932" calcext:value-type="float">
            <text:p>92127932</text:p>
          </table:table-cell>
          <table:table-cell office:value-type="float" office:value="4005727" calcext:value-type="float">
            <text:p>4005727</text:p>
          </table:table-cell>
          <table:table-cell office:value-type="float" office:value="1770002" calcext:value-type="float">
            <text:p>177000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668082" calcext:value-type="float">
            <text:p>88668082</text:p>
          </table:table-cell>
          <table:table-cell office:value-type="float" office:value="4057905" calcext:value-type="float">
            <text:p>4057905</text:p>
          </table:table-cell>
          <table:table-cell office:value-type="float" office:value="1765448" calcext:value-type="float">
            <text:p>176544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277945" calcext:value-type="float">
            <text:p>89277945</text:p>
          </table:table-cell>
          <table:table-cell office:value-type="float" office:value="4023464" calcext:value-type="float">
            <text:p>4023464</text:p>
          </table:table-cell>
          <table:table-cell office:value-type="float" office:value="1768669" calcext:value-type="float">
            <text:p>176866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9444474" calcext:value-type="float">
            <text:p>89444474</text:p>
          </table:table-cell>
          <table:table-cell office:value-type="float" office:value="4151501" calcext:value-type="float">
            <text:p>4151501</text:p>
          </table:table-cell>
          <table:table-cell office:value-type="float" office:value="1780808" calcext:value-type="float">
            <text:p>178080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219819" calcext:value-type="float">
            <text:p>95219819</text:p>
          </table:table-cell>
          <table:table-cell office:value-type="float" office:value="3996872" calcext:value-type="float">
            <text:p>3996872</text:p>
          </table:table-cell>
          <table:table-cell office:value-type="float" office:value="1766470" calcext:value-type="float">
            <text:p>176647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476833" calcext:value-type="float">
            <text:p>88476833</text:p>
          </table:table-cell>
          <table:table-cell office:value-type="float" office:value="4013608" calcext:value-type="float">
            <text:p>4013608</text:p>
          </table:table-cell>
          <table:table-cell office:value-type="float" office:value="1767050" calcext:value-type="float">
            <text:p>176705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619992" calcext:value-type="float">
            <text:p>95619992</text:p>
          </table:table-cell>
          <table:table-cell office:value-type="float" office:value="4016107" calcext:value-type="float">
            <text:p>4016107</text:p>
          </table:table-cell>
          <table:table-cell office:value-type="float" office:value="1767415" calcext:value-type="float">
            <text:p>176741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556086" calcext:value-type="float">
            <text:p>88556086</text:p>
          </table:table-cell>
          <table:table-cell office:value-type="float" office:value="4033215" calcext:value-type="float">
            <text:p>4033215</text:p>
          </table:table-cell>
          <table:table-cell office:value-type="float" office:value="1778131" calcext:value-type="float">
            <text:p>177813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767282" calcext:value-type="float">
            <text:p>92767282</text:p>
          </table:table-cell>
          <table:table-cell office:value-type="float" office:value="4021374" calcext:value-type="float">
            <text:p>4021374</text:p>
          </table:table-cell>
          <table:table-cell office:value-type="float" office:value="1786730" calcext:value-type="float">
            <text:p>1786730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0753995" calcext:value-type="float">
            <text:p>100753995</text:p>
          </table:table-cell>
          <table:table-cell office:value-type="float" office:value="4016962" calcext:value-type="float">
            <text:p>4016962</text:p>
          </table:table-cell>
          <table:table-cell office:value-type="float" office:value="1768561" calcext:value-type="float">
            <text:p>176856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8758771" calcext:value-type="float">
            <text:p>88758771</text:p>
          </table:table-cell>
          <table:table-cell office:value-type="float" office:value="4019158" calcext:value-type="float">
            <text:p>4019158</text:p>
          </table:table-cell>
          <table:table-cell office:value-type="float" office:value="1778598" calcext:value-type="float">
            <text:p>17785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0T21:03:01.611232324</dc:date>
    <dc:creator>lou </dc:creator>
    <meta:document-statistic meta:table-count="1" meta:cell-count="8160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703cm" style:legend-expansion="high" chart:style-name="ch2"/>
        <chart:plot-area chart:style-name="ch3" table:cell-range-address="Sheet1.F1:Sheet1.I20" svg:x="0.32cm" svg:y="0.18cm" svg:width="13.07cm" svg:height="8.64cm">
          <chartooo:coordinate-region svg:x="2.238cm" svg:y="0.379cm" svg:width="10.4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20" chart:class="chart:scatter">
            <chart:domain table:cell-range-address="Sheet1.F1:Sheet1.F20"/>
            <chart:data-point chart:repeated="20"/>
          </chart:series>
          <chart:series chart:style-name="ch8" chart:values-cell-range-address="Sheet1.H1:Sheet1.H20" chart:class="chart:scatter">
            <chart:data-point chart:repeated="20"/>
          </chart:series>
          <chart:series chart:style-name="ch9" chart:values-cell-range-address="Sheet1.I1:Sheet1.I20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1:Sheet1.F20</svg:desc>
                </draw:g>
              </table:table-cell>
              <table:table-cell office:value-type="float" office:value="20565.9900990099">
                <text:p>20565.9900990099</text:p>
                <draw:g>
                  <svg:desc>Sheet1.G1:Sheet1.G20</svg:desc>
                </draw:g>
              </table:table-cell>
              <table:table-cell office:value-type="float" office:value="97904.1485148515">
                <text:p>97904.1485148515</text:p>
                <draw:g>
                  <svg:desc>Sheet1.H1:Sheet1.H20</svg:desc>
                </draw:g>
              </table:table-cell>
              <table:table-cell office:value-type="float" office:value="18988.1188118812">
                <text:p>18988.1188118812</text:p>
                <draw:g>
                  <svg:desc>Sheet1.I1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794.4158415842">
                <text:p>15794.4158415842</text:p>
              </table:table-cell>
              <table:table-cell office:value-type="float" office:value="67031.3762376238">
                <text:p>67031.3762376238</text:p>
              </table:table-cell>
              <table:table-cell office:value-type="float" office:value="14869.6534653465">
                <text:p>14869.6534653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764.6633663366">
                <text:p>20764.6633663366</text:p>
              </table:table-cell>
              <table:table-cell office:value-type="float" office:value="46577.3069306931">
                <text:p>46577.3069306931</text:p>
              </table:table-cell>
              <table:table-cell office:value-type="float" office:value="5971.69306930693">
                <text:p>5971.69306930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3882.5841584158">
                <text:p>23882.5841584158</text:p>
              </table:table-cell>
              <table:table-cell office:value-type="float" office:value="15840.3069306931">
                <text:p>15840.3069306931</text:p>
              </table:table-cell>
              <table:table-cell office:value-type="float" office:value="787.306930693069">
                <text:p>787.306930693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2025.7524752475">
                <text:p>32025.7524752475</text:p>
              </table:table-cell>
              <table:table-cell office:value-type="float" office:value="5529.85148514852">
                <text:p>5529.85148514852</text:p>
              </table:table-cell>
              <table:table-cell office:value-type="float" office:value="585.29702970297">
                <text:p>585.29702970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5377.7524752475">
                <text:p>35377.7524752475</text:p>
              </table:table-cell>
              <table:table-cell office:value-type="float" office:value="22734.6732673267">
                <text:p>22734.6732673267</text:p>
              </table:table-cell>
              <table:table-cell office:value-type="float" office:value="903.217821782178">
                <text:p>903.217821782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35702.8217821782">
                <text:p>35702.8217821782</text:p>
              </table:table-cell>
              <table:table-cell office:value-type="float" office:value="26825.4158415842">
                <text:p>26825.4158415842</text:p>
              </table:table-cell>
              <table:table-cell office:value-type="float" office:value="1372.75247524752">
                <text:p>1372.75247524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36962.9702970297">
                <text:p>36962.9702970297</text:p>
              </table:table-cell>
              <table:table-cell office:value-type="float" office:value="24977.3564356436">
                <text:p>24977.3564356436</text:p>
              </table:table-cell>
              <table:table-cell office:value-type="float" office:value="1033.47524752475">
                <text:p>1033.4752475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13362.049504951">
                <text:p>113362.049504951</text:p>
              </table:table-cell>
              <table:table-cell office:value-type="float" office:value="6771.14851485149">
                <text:p>6771.14851485149</text:p>
              </table:table-cell>
              <table:table-cell office:value-type="float" office:value="1875.42574257426">
                <text:p>1875.4257425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46986.613861386">
                <text:p>146986.613861386</text:p>
              </table:table-cell>
              <table:table-cell office:value-type="float" office:value="8555.09900990099">
                <text:p>8555.09900990099</text:p>
              </table:table-cell>
              <table:table-cell office:value-type="float" office:value="2534.17821782178">
                <text:p>2534.17821782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93170.158415842">
                <text:p>293170.158415842</text:p>
              </table:table-cell>
              <table:table-cell office:value-type="float" office:value="13417.4752475248">
                <text:p>13417.4752475248</text:p>
              </table:table-cell>
              <table:table-cell office:value-type="float" office:value="2380.45544554455">
                <text:p>2380.45544554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414456.534653465">
                <text:p>414456.534653465</text:p>
              </table:table-cell>
              <table:table-cell office:value-type="float" office:value="26456.0693069307">
                <text:p>26456.0693069307</text:p>
              </table:table-cell>
              <table:table-cell office:value-type="float" office:value="5696.49504950495">
                <text:p>5696.49504950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882998.396039604">
                <text:p>882998.396039604</text:p>
              </table:table-cell>
              <table:table-cell office:value-type="float" office:value="29743.3465346535">
                <text:p>29743.3465346535</text:p>
              </table:table-cell>
              <table:table-cell office:value-type="float" office:value="10321.0495049505">
                <text:p>10321.0495049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1610855.86138614">
                <text:p>1610855.86138614</text:p>
              </table:table-cell>
              <table:table-cell office:value-type="float" office:value="67215.6435643564">
                <text:p>67215.6435643564</text:p>
              </table:table-cell>
              <table:table-cell office:value-type="float" office:value="24179.2871287129">
                <text:p>24179.2871287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3159157.42574257">
                <text:p>3159157.42574257</text:p>
              </table:table-cell>
              <table:table-cell office:value-type="float" office:value="122594.207920792">
                <text:p>122594.207920792</text:p>
              </table:table-cell>
              <table:table-cell office:value-type="float" office:value="56004.198019802">
                <text:p>56004.198019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6101143.62376238">
                <text:p>6101143.62376238</text:p>
              </table:table-cell>
              <table:table-cell office:value-type="float" office:value="214989.257425743">
                <text:p>214989.257425743</text:p>
              </table:table-cell>
              <table:table-cell office:value-type="float" office:value="103279.702970297">
                <text:p>103279.702970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11474022.6930693">
                <text:p>11474022.6930693</text:p>
              </table:table-cell>
              <table:table-cell office:value-type="float" office:value="533071.811881188">
                <text:p>533071.811881188</text:p>
              </table:table-cell>
              <table:table-cell office:value-type="float" office:value="456093.524752475">
                <text:p>456093.524752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4">
                <text:p>262144</text:p>
              </table:table-cell>
              <table:table-cell office:value-type="float" office:value="23062628.5940594">
                <text:p>23062628.5940594</text:p>
              </table:table-cell>
              <table:table-cell office:value-type="float" office:value="1072321.30693069">
                <text:p>1072321.30693069</text:p>
              </table:table-cell>
              <table:table-cell office:value-type="float" office:value="262581.544554455">
                <text:p>262581.544554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288">
                <text:p>524288</text:p>
              </table:table-cell>
              <table:table-cell office:value-type="float" office:value="45828125.6930693">
                <text:p>45828125.6930693</text:p>
              </table:table-cell>
              <table:table-cell office:value-type="float" office:value="1906344.57425743">
                <text:p>1906344.57425743</text:p>
              </table:table-cell>
              <table:table-cell office:value-type="float" office:value="1222613.24752475">
                <text:p>1222613.2475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576">
                <text:p>1048576</text:p>
              </table:table-cell>
              <table:table-cell office:value-type="float" office:value="94809455.5742574">
                <text:p>94809455.5742574</text:p>
              </table:table-cell>
              <table:table-cell office:value-type="float" office:value="4147305.3960396">
                <text:p>4147305.3960396</text:p>
              </table:table-cell>
              <table:table-cell office:value-type="float" office:value="1857480.6039604">
                <text:p>1857480.6039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F1:Sheet1.F20 Sheet1.H1:Sheet1.I20" svg:x="0.32cm" svg:y="0.18cm" svg:width="13.097cm" svg:height="8.64cm">
          <chartooo:coordinate-region svg:x="1.867cm" svg:y="0.379cm" svg:width="10.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20" chart:class="chart:scatter">
            <chart:domain table:cell-range-address="Sheet1.F1:Sheet1.F20"/>
            <chart:data-point chart:repeated="20"/>
          </chart:series>
          <chart:series chart:style-name="ch7" chart:values-cell-range-address="Sheet1.I1:Sheet1.I20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1:Sheet1.F20</svg:desc>
                </draw:g>
              </table:table-cell>
              <table:table-cell office:value-type="float" office:value="97904.1485148515">
                <text:p>97904.1485148515</text:p>
                <draw:g>
                  <svg:desc>Sheet1.H1:Sheet1.H20</svg:desc>
                </draw:g>
              </table:table-cell>
              <table:table-cell office:value-type="float" office:value="18988.1188118812">
                <text:p>18988.1188118812</text:p>
                <draw:g>
                  <svg:desc>Sheet1.I1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7031.3762376238">
                <text:p>67031.3762376238</text:p>
              </table:table-cell>
              <table:table-cell office:value-type="float" office:value="14869.6534653465">
                <text:p>14869.6534653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6577.3069306931">
                <text:p>46577.3069306931</text:p>
              </table:table-cell>
              <table:table-cell office:value-type="float" office:value="5971.69306930693">
                <text:p>5971.69306930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5840.3069306931">
                <text:p>15840.3069306931</text:p>
              </table:table-cell>
              <table:table-cell office:value-type="float" office:value="787.306930693069">
                <text:p>787.306930693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529.85148514852">
                <text:p>5529.85148514852</text:p>
              </table:table-cell>
              <table:table-cell office:value-type="float" office:value="585.29702970297">
                <text:p>585.29702970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2734.6732673267">
                <text:p>22734.6732673267</text:p>
              </table:table-cell>
              <table:table-cell office:value-type="float" office:value="903.217821782178">
                <text:p>903.217821782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6825.4158415842">
                <text:p>26825.4158415842</text:p>
              </table:table-cell>
              <table:table-cell office:value-type="float" office:value="1372.75247524752">
                <text:p>1372.75247524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24977.3564356436">
                <text:p>24977.3564356436</text:p>
              </table:table-cell>
              <table:table-cell office:value-type="float" office:value="1033.47524752475">
                <text:p>1033.4752475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6771.14851485149">
                <text:p>6771.14851485149</text:p>
              </table:table-cell>
              <table:table-cell office:value-type="float" office:value="1875.42574257426">
                <text:p>1875.4257425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8555.09900990099">
                <text:p>8555.09900990099</text:p>
              </table:table-cell>
              <table:table-cell office:value-type="float" office:value="2534.17821782178">
                <text:p>2534.17821782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3417.4752475248">
                <text:p>13417.4752475248</text:p>
              </table:table-cell>
              <table:table-cell office:value-type="float" office:value="2380.45544554455">
                <text:p>2380.45544554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6456.0693069307">
                <text:p>26456.0693069307</text:p>
              </table:table-cell>
              <table:table-cell office:value-type="float" office:value="5696.49504950495">
                <text:p>5696.49504950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29743.3465346535">
                <text:p>29743.3465346535</text:p>
              </table:table-cell>
              <table:table-cell office:value-type="float" office:value="10321.0495049505">
                <text:p>10321.0495049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67215.6435643564">
                <text:p>67215.6435643564</text:p>
              </table:table-cell>
              <table:table-cell office:value-type="float" office:value="24179.2871287129">
                <text:p>24179.2871287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122594.207920792">
                <text:p>122594.207920792</text:p>
              </table:table-cell>
              <table:table-cell office:value-type="float" office:value="56004.198019802">
                <text:p>56004.198019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214989.257425743">
                <text:p>214989.257425743</text:p>
              </table:table-cell>
              <table:table-cell office:value-type="float" office:value="103279.702970297">
                <text:p>103279.702970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533071.811881188">
                <text:p>533071.811881188</text:p>
              </table:table-cell>
              <table:table-cell office:value-type="float" office:value="456093.524752475">
                <text:p>456093.524752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4">
                <text:p>262144</text:p>
              </table:table-cell>
              <table:table-cell office:value-type="float" office:value="1072321.30693069">
                <text:p>1072321.30693069</text:p>
              </table:table-cell>
              <table:table-cell office:value-type="float" office:value="262581.544554455">
                <text:p>262581.544554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288">
                <text:p>524288</text:p>
              </table:table-cell>
              <table:table-cell office:value-type="float" office:value="1906344.57425743">
                <text:p>1906344.57425743</text:p>
              </table:table-cell>
              <table:table-cell office:value-type="float" office:value="1222613.24752475">
                <text:p>1222613.2475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576">
                <text:p>1048576</text:p>
              </table:table-cell>
              <table:table-cell office:value-type="float" office:value="4147305.3960396">
                <text:p>4147305.3960396</text:p>
              </table:table-cell>
              <table:table-cell office:value-type="float" office:value="1857480.6039604">
                <text:p>1857480.60396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